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53920" calcext:value-type="float">
            <text:p>153920</text:p>
          </table:table-cell>
          <table:table-cell office:value-type="float" office:value="58236" calcext:value-type="float">
            <text:p>58236</text:p>
          </table:table-cell>
          <table:table-cell office:value-type="float" office:value="20046" calcext:value-type="float">
            <text:p>20046</text:p>
          </table:table-cell>
          <table:table-cell office:value-type="float" office:value="16255" calcext:value-type="float">
            <text:p>16255</text:p>
          </table:table-cell>
          <table:table-cell office:value-type="float" office:value="154608" calcext:value-type="float">
            <text:p>154608</text:p>
          </table:table-cell>
          <table:table-cell office:value-type="float" office:value="30855" calcext:value-type="float">
            <text:p>30855</text:p>
          </table:table-cell>
          <table:table-cell office:value-type="float" office:value="145953" calcext:value-type="float">
            <text:p>145953</text:p>
          </table:table-cell>
          <table:table-cell office:value-type="float" office:value="42883" calcext:value-type="float">
            <text:p>42883</text:p>
          </table:table-cell>
          <table:table-cell office:value-type="float" office:value="12114" calcext:value-type="float">
            <text:p>12114</text:p>
          </table:table-cell>
          <table:table-cell office:value-type="float" office:value="12446" calcext:value-type="float">
            <text:p>12446</text:p>
          </table:table-cell>
          <table:table-cell office:value-type="float" office:value="29614" calcext:value-type="float">
            <text:p>29614</text:p>
          </table:table-cell>
          <table:table-cell office:value-type="float" office:value="12760" calcext:value-type="float">
            <text:p>12760</text:p>
          </table:table-cell>
          <table:table-cell office:value-type="float" office:value="22316" calcext:value-type="float">
            <text:p>22316</text:p>
          </table:table-cell>
          <table:table-cell office:value-type="float" office:value="115805" calcext:value-type="float">
            <text:p>115805</text:p>
          </table:table-cell>
          <table:table-cell office:value-type="float" office:value="19240" calcext:value-type="float">
            <text:p>19240</text:p>
          </table:table-cell>
          <table:table-cell office:value-type="float" office:value="15324" calcext:value-type="float">
            <text:p>15324</text:p>
          </table:table-cell>
          <table:table-cell office:value-type="float" office:value="17571" calcext:value-type="float">
            <text:p>17571</text:p>
          </table:table-cell>
          <table:table-cell office:value-type="float" office:value="3024" calcext:value-type="float">
            <text:p>3024</text:p>
          </table:table-cell>
          <table:table-cell office:value-type="float" office:value="162508" calcext:value-type="float">
            <text:p>162508</text:p>
          </table:table-cell>
          <table:table-cell office:value-type="float" office:value="16078" calcext:value-type="float">
            <text:p>16078</text:p>
          </table:table-cell>
          <table:table-cell office:value-type="float" office:value="9505" calcext:value-type="float">
            <text:p>9505</text:p>
          </table:table-cell>
          <table:table-cell office:value-type="float" office:value="12333" calcext:value-type="float">
            <text:p>12333</text:p>
          </table:table-cell>
          <table:table-cell office:value-type="float" office:value="101500" calcext:value-type="float">
            <text:p>101500</text:p>
          </table:table-cell>
          <table:table-cell office:value-type="float" office:value="8701" calcext:value-type="float">
            <text:p>8701</text:p>
          </table:table-cell>
          <table:table-cell office:value-type="float" office:value="84517" calcext:value-type="float">
            <text:p>84517</text:p>
          </table:table-cell>
          <table:table-cell office:value-type="float" office:value="80317" calcext:value-type="float">
            <text:p>80317</text:p>
          </table:table-cell>
          <table:table-cell office:value-type="float" office:value="10243" calcext:value-type="float">
            <text:p>10243</text:p>
          </table:table-cell>
          <table:table-cell office:value-type="float" office:value="264877" calcext:value-type="float">
            <text:p>264877</text:p>
          </table:table-cell>
          <table:table-cell office:value-type="float" office:value="203744" calcext:value-type="float">
            <text:p>203744</text:p>
          </table:table-cell>
          <table:table-cell office:value-type="float" office:value="37309" calcext:value-type="float">
            <text:p>37309</text:p>
          </table:table-cell>
          <table:table-cell office:value-type="float" office:value="206620" calcext:value-type="float">
            <text:p>206620</text:p>
          </table:table-cell>
          <table:table-cell office:value-type="float" office:value="12911" calcext:value-type="float">
            <text:p>12911</text:p>
          </table:table-cell>
          <table:table-cell office:value-type="float" office:value="97163" calcext:value-type="float">
            <text:p>97163</text:p>
          </table:table-cell>
          <table:table-cell office:value-type="float" office:value="91692" calcext:value-type="float">
            <text:p>91692</text:p>
          </table:table-cell>
          <table:table-cell office:value-type="float" office:value="17203" calcext:value-type="float">
            <text:p>17203</text:p>
          </table:table-cell>
          <table:table-cell office:value-type="float" office:value="116219" calcext:value-type="float">
            <text:p>116219</text:p>
          </table:table-cell>
          <table:table-cell office:value-type="float" office:value="71965" calcext:value-type="float">
            <text:p>71965</text:p>
          </table:table-cell>
          <table:table-cell office:value-type="float" office:value="12698" calcext:value-type="float">
            <text:p>12698</text:p>
          </table:table-cell>
          <table:table-cell office:value-type="float" office:value="51220" calcext:value-type="float">
            <text:p>51220</text:p>
          </table:table-cell>
          <table:table-cell office:value-type="float" office:value="27909" calcext:value-type="float">
            <text:p>27909</text:p>
          </table:table-cell>
          <table:table-cell office:value-type="float" office:value="10592" calcext:value-type="float">
            <text:p>10592</text:p>
          </table:table-cell>
          <table:table-cell office:value-type="float" office:value="9399" calcext:value-type="float">
            <text:p>9399</text:p>
          </table:table-cell>
          <table:table-cell office:value-type="float" office:value="37608" calcext:value-type="float">
            <text:p>37608</text:p>
          </table:table-cell>
          <table:table-cell office:value-type="float" office:value="75168" calcext:value-type="float">
            <text:p>75168</text:p>
          </table:table-cell>
          <table:table-cell office:value-type="float" office:value="9318" calcext:value-type="float">
            <text:p>9318</text:p>
          </table:table-cell>
          <table:table-cell office:value-type="float" office:value="9810" calcext:value-type="float">
            <text:p>9810</text:p>
          </table:table-cell>
          <table:table-cell office:value-type="float" office:value="19444" calcext:value-type="float">
            <text:p>19444</text:p>
          </table:table-cell>
          <table:table-cell office:value-type="float" office:value="63359" calcext:value-type="float">
            <text:p>63359</text:p>
          </table:table-cell>
          <table:table-cell office:value-type="float" office:value="10948" calcext:value-type="float">
            <text:p>10948</text:p>
          </table:table-cell>
          <table:table-cell office:value-type="float" office:value="9055" calcext:value-type="float">
            <text:p>9055</text:p>
          </table:table-cell>
          <table:table-cell office:value-type="float" office:value="13991" calcext:value-type="float">
            <text:p>13991</text:p>
          </table:table-cell>
          <table:table-cell office:value-type="float" office:value="27040" calcext:value-type="float">
            <text:p>27040</text:p>
          </table:table-cell>
          <table:table-cell office:value-type="float" office:value="10112" calcext:value-type="float">
            <text:p>10112</text:p>
          </table:table-cell>
          <table:table-cell office:value-type="float" office:value="8947" calcext:value-type="float">
            <text:p>8947</text:p>
          </table:table-cell>
          <table:table-cell office:value-type="float" office:value="8517" calcext:value-type="float">
            <text:p>8517</text:p>
          </table:table-cell>
          <table:table-cell office:value-type="float" office:value="18570" calcext:value-type="float">
            <text:p>18570</text:p>
          </table:table-cell>
          <table:table-cell office:value-type="float" office:value="279337" calcext:value-type="float">
            <text:p>279337</text:p>
          </table:table-cell>
          <table:table-cell office:value-type="float" office:value="11445" calcext:value-type="float">
            <text:p>11445</text:p>
          </table:table-cell>
          <table:table-cell office:value-type="float" office:value="3695" calcext:value-type="float">
            <text:p>3695</text:p>
          </table:table-cell>
          <table:table-cell office:value-type="float" office:value="9537" calcext:value-type="float">
            <text:p>9537</text:p>
          </table:table-cell>
          <table:table-cell office:value-type="float" office:value="253166" calcext:value-type="float">
            <text:p>253166</text:p>
          </table:table-cell>
          <table:table-cell office:value-type="float" office:value="190647" calcext:value-type="float">
            <text:p>190647</text:p>
          </table:table-cell>
          <table:table-cell office:value-type="float" office:value="30254" calcext:value-type="float">
            <text:p>30254</text:p>
          </table:table-cell>
          <table:table-cell office:value-type="float" office:value="95560" calcext:value-type="float">
            <text:p>95560</text:p>
          </table:table-cell>
          <table:table-cell office:value-type="float" office:value="32647" calcext:value-type="float">
            <text:p>32647</text:p>
          </table:table-cell>
          <table:table-cell office:value-type="float" office:value="23657" calcext:value-type="float">
            <text:p>23657</text:p>
          </table:table-cell>
          <table:table-cell office:value-type="float" office:value="66370" calcext:value-type="float">
            <text:p>66370</text:p>
          </table:table-cell>
          <table:table-cell office:value-type="float" office:value="14959" calcext:value-type="float">
            <text:p>14959</text:p>
          </table:table-cell>
          <table:table-cell office:value-type="float" office:value="29995" calcext:value-type="float">
            <text:p>29995</text:p>
          </table:table-cell>
          <table:table-cell office:value-type="float" office:value="20333" calcext:value-type="float">
            <text:p>20333</text:p>
          </table:table-cell>
          <table:table-cell office:value-type="float" office:value="10663" calcext:value-type="float">
            <text:p>10663</text:p>
          </table:table-cell>
          <table:table-cell office:value-type="float" office:value="327131" calcext:value-type="float">
            <text:p>327131</text:p>
          </table:table-cell>
          <table:table-cell office:value-type="float" office:value="30607" calcext:value-type="float">
            <text:p>30607</text:p>
          </table:table-cell>
          <table:table-cell office:value-type="float" office:value="19931" calcext:value-type="float">
            <text:p>19931</text:p>
          </table:table-cell>
          <table:table-cell office:value-type="float" office:value="162996" calcext:value-type="float">
            <text:p>162996</text:p>
          </table:table-cell>
          <table:table-cell office:value-type="float" office:value="11235" calcext:value-type="float">
            <text:p>11235</text:p>
          </table:table-cell>
          <table:table-cell office:value-type="float" office:value="11396" calcext:value-type="float">
            <text:p>11396</text:p>
          </table:table-cell>
          <table:table-cell office:value-type="float" office:value="10455" calcext:value-type="float">
            <text:p>10455</text:p>
          </table:table-cell>
          <table:table-cell office:value-type="float" office:value="15551" calcext:value-type="float">
            <text:p>15551</text:p>
          </table:table-cell>
          <table:table-cell office:value-type="float" office:value="19693" calcext:value-type="float">
            <text:p>19693</text:p>
          </table:table-cell>
          <table:table-cell office:value-type="float" office:value="260607" calcext:value-type="float">
            <text:p>260607</text:p>
          </table:table-cell>
          <table:table-cell office:value-type="float" office:value="14780" calcext:value-type="float">
            <text:p>14780</text:p>
          </table:table-cell>
          <table:table-cell office:value-type="float" office:value="69651" calcext:value-type="float">
            <text:p>69651</text:p>
          </table:table-cell>
          <table:table-cell office:value-type="float" office:value="16571" calcext:value-type="float">
            <text:p>16571</text:p>
          </table:table-cell>
          <table:table-cell office:value-type="float" office:value="10945" calcext:value-type="float">
            <text:p>10945</text:p>
          </table:table-cell>
          <table:table-cell office:value-type="float" office:value="27579" calcext:value-type="float">
            <text:p>27579</text:p>
          </table:table-cell>
          <table:table-cell office:value-type="float" office:value="227518" calcext:value-type="float">
            <text:p>227518</text:p>
          </table:table-cell>
          <table:table-cell office:value-type="float" office:value="18369" calcext:value-type="float">
            <text:p>18369</text:p>
          </table:table-cell>
          <table:table-cell office:value-type="float" office:value="36207" calcext:value-type="float">
            <text:p>36207</text:p>
          </table:table-cell>
          <table:table-cell office:value-type="float" office:value="83682" calcext:value-type="float">
            <text:p>83682</text:p>
          </table:table-cell>
          <table:table-cell office:value-type="float" office:value="12184" calcext:value-type="float">
            <text:p>12184</text:p>
          </table:table-cell>
          <table:table-cell office:value-type="float" office:value="9705" calcext:value-type="float">
            <text:p>9705</text:p>
          </table:table-cell>
          <table:table-cell office:value-type="float" office:value="23181" calcext:value-type="float">
            <text:p>23181</text:p>
          </table:table-cell>
          <table:table-cell office:value-type="float" office:value="9572" calcext:value-type="float">
            <text:p>9572</text:p>
          </table:table-cell>
          <table:table-cell office:value-type="float" office:value="13666" calcext:value-type="float">
            <text:p>13666</text:p>
          </table:table-cell>
          <table:table-cell office:value-type="float" office:value="25433" calcext:value-type="float">
            <text:p>25433</text:p>
          </table:table-cell>
          <table:table-cell office:value-type="float" office:value="82015" calcext:value-type="float">
            <text:p>82015</text:p>
          </table:table-cell>
          <table:table-cell office:value-type="float" office:value="8718" calcext:value-type="float">
            <text:p>8718</text:p>
          </table:table-cell>
          <table:table-cell office:value-type="float" office:value="18564" calcext:value-type="float">
            <text:p>18564</text:p>
          </table:table-cell>
          <table:table-cell office:value-type="float" office:value="245517" calcext:value-type="float">
            <text:p>245517</text:p>
          </table:table-cell>
          <table:table-cell office:value-type="float" office:value="18062" calcext:value-type="float">
            <text:p>18062</text:p>
          </table:table-cell>
          <table:table-cell office:value-type="float" office:value="33232" calcext:value-type="float">
            <text:p>33232</text:p>
          </table:table-cell>
          <table:table-cell office:value-type="float" office:value="111603" calcext:value-type="float">
            <text:p>111603</text:p>
          </table:table-cell>
          <table:table-cell office:value-type="float" office:value="8649" calcext:value-type="float">
            <text:p>8649</text:p>
          </table:table-cell>
          <table:table-cell office:value-type="float" office:value="8406" calcext:value-type="float">
            <text:p>8406</text:p>
          </table:table-cell>
          <table:table-cell office:value-type="float" office:value="41332" calcext:value-type="float">
            <text:p>41332</text:p>
          </table:table-cell>
          <table:table-cell office:value-type="float" office:value="45582" calcext:value-type="float">
            <text:p>45582</text:p>
          </table:table-cell>
          <table:table-cell office:value-type="float" office:value="23138" calcext:value-type="float">
            <text:p>23138</text:p>
          </table:table-cell>
          <table:table-cell office:value-type="float" office:value="10349" calcext:value-type="float">
            <text:p>10349</text:p>
          </table:table-cell>
          <table:table-cell office:value-type="float" office:value="23300" calcext:value-type="float">
            <text:p>23300</text:p>
          </table:table-cell>
          <table:table-cell office:value-type="float" office:value="3106" calcext:value-type="float">
            <text:p>3106</text:p>
          </table:table-cell>
          <table:table-cell office:value-type="float" office:value="11479" calcext:value-type="float">
            <text:p>11479</text:p>
          </table:table-cell>
          <table:table-cell office:value-type="float" office:value="101379" calcext:value-type="float">
            <text:p>101379</text:p>
          </table:table-cell>
          <table:table-cell office:value-type="float" office:value="13194" calcext:value-type="float">
            <text:p>13194</text:p>
          </table:table-cell>
          <table:table-cell office:value-type="float" office:value="58456" calcext:value-type="float">
            <text:p>58456</text:p>
          </table:table-cell>
          <table:table-cell office:value-type="float" office:value="33931" calcext:value-type="float">
            <text:p>33931</text:p>
          </table:table-cell>
          <table:table-cell office:value-type="float" office:value="22283" calcext:value-type="float">
            <text:p>22283</text:p>
          </table:table-cell>
          <table:table-cell office:value-type="float" office:value="86682" calcext:value-type="float">
            <text:p>86682</text:p>
          </table:table-cell>
          <table:table-cell office:value-type="float" office:value="12944" calcext:value-type="float">
            <text:p>12944</text:p>
          </table:table-cell>
          <table:table-cell office:value-type="float" office:value="8717" calcext:value-type="float">
            <text:p>8717</text:p>
          </table:table-cell>
          <table:table-cell office:value-type="float" office:value="79282" calcext:value-type="float">
            <text:p>79282</text:p>
          </table:table-cell>
          <table:table-cell office:value-type="float" office:value="8884" calcext:value-type="float">
            <text:p>8884</text:p>
          </table:table-cell>
          <table:table-cell office:value-type="float" office:value="33412" calcext:value-type="float">
            <text:p>33412</text:p>
          </table:table-cell>
          <table:table-cell office:value-type="float" office:value="24332" calcext:value-type="float">
            <text:p>24332</text:p>
          </table:table-cell>
          <table:table-cell office:value-type="float" office:value="77308" calcext:value-type="float">
            <text:p>77308</text:p>
          </table:table-cell>
          <table:table-cell office:value-type="float" office:value="7214" calcext:value-type="float">
            <text:p>7214</text:p>
          </table:table-cell>
          <table:table-cell office:value-type="float" office:value="19353" calcext:value-type="float">
            <text:p>19353</text:p>
          </table:table-cell>
          <table:table-cell office:value-type="float" office:value="76721" calcext:value-type="float">
            <text:p>76721</text:p>
          </table:table-cell>
          <table:table-cell office:value-type="float" office:value="76728" calcext:value-type="float">
            <text:p>76728</text:p>
          </table:table-cell>
          <table:table-cell office:value-type="float" office:value="8823" calcext:value-type="float">
            <text:p>8823</text:p>
          </table:table-cell>
          <table:table-cell office:value-type="float" office:value="16532" calcext:value-type="float">
            <text:p>16532</text:p>
          </table:table-cell>
          <table:table-cell office:value-type="float" office:value="39323" calcext:value-type="float">
            <text:p>39323</text:p>
          </table:table-cell>
          <table:table-cell office:value-type="float" office:value="14086" calcext:value-type="float">
            <text:p>14086</text:p>
          </table:table-cell>
          <table:table-cell office:value-type="float" office:value="7561" calcext:value-type="float">
            <text:p>7561</text:p>
          </table:table-cell>
          <table:table-cell office:value-type="float" office:value="11328" calcext:value-type="float">
            <text:p>11328</text:p>
          </table:table-cell>
          <table:table-cell office:value-type="float" office:value="7371" calcext:value-type="float">
            <text:p>7371</text:p>
          </table:table-cell>
          <table:table-cell office:value-type="float" office:value="15715" calcext:value-type="float">
            <text:p>15715</text:p>
          </table:table-cell>
          <table:table-cell office:value-type="float" office:value="77179" calcext:value-type="float">
            <text:p>77179</text:p>
          </table:table-cell>
          <table:table-cell office:value-type="float" office:value="15901" calcext:value-type="float">
            <text:p>15901</text:p>
          </table:table-cell>
          <table:table-cell office:value-type="float" office:value="20649" calcext:value-type="float">
            <text:p>20649</text:p>
          </table:table-cell>
          <table:table-cell office:value-type="float" office:value="13666" calcext:value-type="float">
            <text:p>13666</text:p>
          </table:table-cell>
          <table:table-cell office:value-type="float" office:value="9916" calcext:value-type="float">
            <text:p>9916</text:p>
          </table:table-cell>
          <table:table-cell office:value-type="float" office:value="43378" calcext:value-type="float">
            <text:p>43378</text:p>
          </table:table-cell>
          <table:table-cell office:value-type="float" office:value="30186" calcext:value-type="float">
            <text:p>30186</text:p>
          </table:table-cell>
          <table:table-cell office:value-type="float" office:value="7008" calcext:value-type="float">
            <text:p>7008</text:p>
          </table:table-cell>
          <table:table-cell office:value-type="float" office:value="20667" calcext:value-type="float">
            <text:p>20667</text:p>
          </table:table-cell>
          <table:table-cell office:value-type="float" office:value="88746" calcext:value-type="float">
            <text:p>88746</text:p>
          </table:table-cell>
          <table:table-cell office:value-type="float" office:value="9839" calcext:value-type="float">
            <text:p>9839</text:p>
          </table:table-cell>
          <table:table-cell office:value-type="float" office:value="80277" calcext:value-type="float">
            <text:p>80277</text:p>
          </table:table-cell>
          <table:table-cell office:value-type="float" office:value="25433" calcext:value-type="float">
            <text:p>25433</text:p>
          </table:table-cell>
          <table:table-cell office:value-type="float" office:value="9459" calcext:value-type="float">
            <text:p>9459</text:p>
          </table:table-cell>
          <table:table-cell office:value-type="float" office:value="30523" calcext:value-type="float">
            <text:p>30523</text:p>
          </table:table-cell>
          <table:table-cell office:value-type="float" office:value="77023" calcext:value-type="float">
            <text:p>77023</text:p>
          </table:table-cell>
          <table:table-cell office:value-type="float" office:value="7555" calcext:value-type="float">
            <text:p>7555</text:p>
          </table:table-cell>
          <table:table-cell office:value-type="float" office:value="39407" calcext:value-type="float">
            <text:p>39407</text:p>
          </table:table-cell>
          <table:table-cell office:value-type="float" office:value="28354" calcext:value-type="float">
            <text:p>28354</text:p>
          </table:table-cell>
          <table:table-cell office:value-type="float" office:value="2974" calcext:value-type="float">
            <text:p>2974</text:p>
          </table:table-cell>
          <table:table-cell office:value-type="float" office:value="22403" calcext:value-type="float">
            <text:p>22403</text:p>
          </table:table-cell>
          <table:table-cell office:value-type="float" office:value="7048" calcext:value-type="float">
            <text:p>7048</text:p>
          </table:table-cell>
          <table:table-cell office:value-type="float" office:value="77025" calcext:value-type="float">
            <text:p>77025</text:p>
          </table:table-cell>
          <table:table-cell office:value-type="float" office:value="71398" calcext:value-type="float">
            <text:p>71398</text:p>
          </table:table-cell>
          <table:table-cell office:value-type="float" office:value="31375" calcext:value-type="float">
            <text:p>31375</text:p>
          </table:table-cell>
          <table:table-cell office:value-type="float" office:value="69320" calcext:value-type="float">
            <text:p>69320</text:p>
          </table:table-cell>
          <table:table-cell office:value-type="float" office:value="13766" calcext:value-type="float">
            <text:p>13766</text:p>
          </table:table-cell>
          <table:table-cell office:value-type="float" office:value="24079" calcext:value-type="float">
            <text:p>24079</text:p>
          </table:table-cell>
          <table:table-cell office:value-type="float" office:value="7530" calcext:value-type="float">
            <text:p>7530</text:p>
          </table:table-cell>
          <table:table-cell office:value-type="float" office:value="6797" calcext:value-type="float">
            <text:p>6797</text:p>
          </table:table-cell>
          <table:table-cell office:value-type="float" office:value="72704" calcext:value-type="float">
            <text:p>72704</text:p>
          </table:table-cell>
          <table:table-cell office:value-type="float" office:value="73196" calcext:value-type="float">
            <text:p>73196</text:p>
          </table:table-cell>
          <table:table-cell office:value-type="float" office:value="6741" calcext:value-type="float">
            <text:p>6741</text:p>
          </table:table-cell>
          <table:table-cell office:value-type="float" office:value="10432" calcext:value-type="float">
            <text:p>10432</text:p>
          </table:table-cell>
          <table:table-cell office:value-type="float" office:value="10994" calcext:value-type="float">
            <text:p>10994</text:p>
          </table:table-cell>
          <table:table-cell office:value-type="float" office:value="6598" calcext:value-type="float">
            <text:p>6598</text:p>
          </table:table-cell>
          <table:table-cell office:value-type="float" office:value="16876" calcext:value-type="float">
            <text:p>16876</text:p>
          </table:table-cell>
          <table:table-cell office:value-type="float" office:value="9137" calcext:value-type="float">
            <text:p>9137</text:p>
          </table:table-cell>
          <table:table-cell office:value-type="float" office:value="34689" calcext:value-type="float">
            <text:p>34689</text:p>
          </table:table-cell>
          <table:table-cell office:value-type="float" office:value="72801" calcext:value-type="float">
            <text:p>72801</text:p>
          </table:table-cell>
          <table:table-cell office:value-type="float" office:value="72020" calcext:value-type="float">
            <text:p>72020</text:p>
          </table:table-cell>
          <table:table-cell office:value-type="float" office:value="71796" calcext:value-type="float">
            <text:p>71796</text:p>
          </table:table-cell>
          <table:table-cell office:value-type="float" office:value="21229" calcext:value-type="float">
            <text:p>21229</text:p>
          </table:table-cell>
          <table:table-cell office:value-type="float" office:value="7010" calcext:value-type="float">
            <text:p>7010</text:p>
          </table:table-cell>
          <table:table-cell office:value-type="float" office:value="68780" calcext:value-type="float">
            <text:p>68780</text:p>
          </table:table-cell>
          <table:table-cell office:value-type="float" office:value="97682" calcext:value-type="float">
            <text:p>97682</text:p>
          </table:table-cell>
          <table:table-cell office:value-type="float" office:value="51080" calcext:value-type="float">
            <text:p>51080</text:p>
          </table:table-cell>
          <table:table-cell office:value-type="float" office:value="31554" calcext:value-type="float">
            <text:p>31554</text:p>
          </table:table-cell>
          <table:table-cell office:value-type="float" office:value="70560" calcext:value-type="float">
            <text:p>70560</text:p>
          </table:table-cell>
          <table:table-cell office:value-type="float" office:value="28087" calcext:value-type="float">
            <text:p>28087</text:p>
          </table:table-cell>
          <table:table-cell office:value-type="float" office:value="5835" calcext:value-type="float">
            <text:p>5835</text:p>
          </table:table-cell>
          <table:table-cell office:value-type="float" office:value="69306" calcext:value-type="float">
            <text:p>69306</text:p>
          </table:table-cell>
          <table:table-cell office:value-type="float" office:value="14227" calcext:value-type="float">
            <text:p>14227</text:p>
          </table:table-cell>
          <table:table-cell office:value-type="float" office:value="45509" calcext:value-type="float">
            <text:p>45509</text:p>
          </table:table-cell>
          <table:table-cell office:value-type="float" office:value="71660" calcext:value-type="float">
            <text:p>71660</text:p>
          </table:table-cell>
          <table:table-cell office:value-type="float" office:value="28270" calcext:value-type="float">
            <text:p>28270</text:p>
          </table:table-cell>
          <table:table-cell office:value-type="float" office:value="67399" calcext:value-type="float">
            <text:p>67399</text:p>
          </table:table-cell>
          <table:table-cell office:value-type="float" office:value="6364" calcext:value-type="float">
            <text:p>6364</text:p>
          </table:table-cell>
          <table:table-cell office:value-type="float" office:value="72627" calcext:value-type="float">
            <text:p>72627</text:p>
          </table:table-cell>
          <table:table-cell office:value-type="float" office:value="11432" calcext:value-type="float">
            <text:p>11432</text:p>
          </table:table-cell>
          <table:table-cell office:value-type="float" office:value="15475" calcext:value-type="float">
            <text:p>15475</text:p>
          </table:table-cell>
          <table:table-cell office:value-type="float" office:value="71879" calcext:value-type="float">
            <text:p>71879</text:p>
          </table:table-cell>
          <table:table-cell office:value-type="float" office:value="6191" calcext:value-type="float">
            <text:p>6191</text:p>
          </table:table-cell>
          <table:table-cell office:value-type="float" office:value="12980" calcext:value-type="float">
            <text:p>12980</text:p>
          </table:table-cell>
          <table:table-cell office:value-type="float" office:value="34809" calcext:value-type="float">
            <text:p>34809</text:p>
          </table:table-cell>
          <table:table-cell office:value-type="float" office:value="141940" calcext:value-type="float">
            <text:p>141940</text:p>
          </table:table-cell>
          <table:table-cell office:value-type="float" office:value="7407" calcext:value-type="float">
            <text:p>7407</text:p>
          </table:table-cell>
          <table:table-cell office:value-type="float" office:value="6398" calcext:value-type="float">
            <text:p>6398</text:p>
          </table:table-cell>
          <table:table-cell office:value-type="float" office:value="39776" calcext:value-type="float">
            <text:p>39776</text:p>
          </table:table-cell>
          <table:table-cell office:value-type="float" office:value="14308" calcext:value-type="float">
            <text:p>14308</text:p>
          </table:table-cell>
          <table:table-cell office:value-type="float" office:value="23222" calcext:value-type="float">
            <text:p>23222</text:p>
          </table:table-cell>
          <table:table-cell office:value-type="float" office:value="6551" calcext:value-type="float">
            <text:p>6551</text:p>
          </table:table-cell>
          <table:table-cell office:value-type="float" office:value="22208" calcext:value-type="float">
            <text:p>22208</text:p>
          </table:table-cell>
          <table:table-cell office:value-type="float" office:value="2212" calcext:value-type="float">
            <text:p>2212</text:p>
          </table:table-cell>
          <table:table-cell office:value-type="float" office:value="28301" calcext:value-type="float">
            <text:p>28301</text:p>
          </table:table-cell>
          <table:table-cell office:value-type="float" office:value="72541" calcext:value-type="float">
            <text:p>72541</text:p>
          </table:table-cell>
          <table:table-cell office:value-type="float" office:value="10467" calcext:value-type="float">
            <text:p>10467</text:p>
          </table:table-cell>
          <table:table-cell office:value-type="float" office:value="50433" calcext:value-type="float">
            <text:p>50433</text:p>
          </table:table-cell>
          <table:table-cell office:value-type="float" office:value="28738" calcext:value-type="float">
            <text:p>28738</text:p>
          </table:table-cell>
          <table:table-cell office:value-type="float" office:value="37072" calcext:value-type="float">
            <text:p>37072</text:p>
          </table:table-cell>
          <table:table-cell office:value-type="float" office:value="66955" calcext:value-type="float">
            <text:p>66955</text:p>
          </table:table-cell>
          <table:table-cell office:value-type="float" office:value="12979" calcext:value-type="float">
            <text:p>12979</text:p>
          </table:table-cell>
          <table:table-cell office:value-type="float" office:value="5732" calcext:value-type="float">
            <text:p>5732</text:p>
          </table:table-cell>
          <table:table-cell office:value-type="float" office:value="64812" calcext:value-type="float">
            <text:p>64812</text:p>
          </table:table-cell>
          <table:table-cell office:value-type="float" office:value="5825" calcext:value-type="float">
            <text:p>5825</text:p>
          </table:table-cell>
          <table:table-cell office:value-type="float" office:value="28008" calcext:value-type="float">
            <text:p>28008</text:p>
          </table:table-cell>
          <table:table-cell office:value-type="float" office:value="19794" calcext:value-type="float">
            <text:p>19794</text:p>
          </table:table-cell>
          <table:table-cell office:value-type="float" office:value="62281" calcext:value-type="float">
            <text:p>62281</text:p>
          </table:table-cell>
          <table:table-cell office:value-type="float" office:value="5968" calcext:value-type="float">
            <text:p>5968</text:p>
          </table:table-cell>
          <table:table-cell office:value-type="float" office:value="18354" calcext:value-type="float">
            <text:p>18354</text:p>
          </table:table-cell>
          <table:table-cell office:value-type="float" office:value="64155" calcext:value-type="float">
            <text:p>64155</text:p>
          </table:table-cell>
          <table:table-cell office:value-type="float" office:value="61422" calcext:value-type="float">
            <text:p>61422</text:p>
          </table:table-cell>
          <table:table-cell office:value-type="float" office:value="6392" calcext:value-type="float">
            <text:p>6392</text:p>
          </table:table-cell>
          <table:table-cell office:value-type="float" office:value="11983" calcext:value-type="float">
            <text:p>11983</text:p>
          </table:table-cell>
          <table:table-cell office:value-type="float" office:value="64000" calcext:value-type="float">
            <text:p>64000</text:p>
          </table:table-cell>
          <table:table-cell office:value-type="float" office:value="12810" calcext:value-type="float">
            <text:p>12810</text:p>
          </table:table-cell>
          <table:table-cell office:value-type="float" office:value="5572" calcext:value-type="float">
            <text:p>5572</text:p>
          </table:table-cell>
          <table:table-cell office:value-type="float" office:value="8940" calcext:value-type="float">
            <text:p>8940</text:p>
          </table:table-cell>
          <table:table-cell office:value-type="float" office:value="5327" calcext:value-type="float">
            <text:p>5327</text:p>
          </table:table-cell>
          <table:table-cell office:value-type="float" office:value="12012" calcext:value-type="float">
            <text:p>12012</text:p>
          </table:table-cell>
          <table:table-cell office:value-type="float" office:value="46841" calcext:value-type="float">
            <text:p>46841</text:p>
          </table:table-cell>
          <table:table-cell office:value-type="float" office:value="13234" calcext:value-type="float">
            <text:p>13234</text:p>
          </table:table-cell>
          <table:table-cell office:value-type="float" office:value="17737" calcext:value-type="float">
            <text:p>17737</text:p>
          </table:table-cell>
          <table:table-cell office:value-type="float" office:value="9959" calcext:value-type="float">
            <text:p>9959</text:p>
          </table:table-cell>
          <table:table-cell office:value-type="float" office:value="7865" calcext:value-type="float">
            <text:p>7865</text:p>
          </table:table-cell>
          <table:table-cell office:value-type="float" office:value="34472" calcext:value-type="float">
            <text:p>34472</text:p>
          </table:table-cell>
          <table:table-cell office:value-type="float" office:value="26763" calcext:value-type="float">
            <text:p>26763</text:p>
          </table:table-cell>
          <table:table-cell office:value-type="float" office:value="6038" calcext:value-type="float">
            <text:p>6038</text:p>
          </table:table-cell>
          <table:table-cell office:value-type="float" office:value="16432" calcext:value-type="float">
            <text:p>16432</text:p>
          </table:table-cell>
          <table:table-cell office:value-type="float" office:value="65728" calcext:value-type="float">
            <text:p>65728</text:p>
          </table:table-cell>
          <table:table-cell office:value-type="float" office:value="7834" calcext:value-type="float">
            <text:p>7834</text:p>
          </table:table-cell>
          <table:table-cell office:value-type="float" office:value="59664" calcext:value-type="float">
            <text:p>59664</text:p>
          </table:table-cell>
          <table:table-cell office:value-type="float" office:value="10427" calcext:value-type="float">
            <text:p>10427</text:p>
          </table:table-cell>
          <table:table-cell office:value-type="float" office:value="7130" calcext:value-type="float">
            <text:p>7130</text:p>
          </table:table-cell>
          <table:table-cell office:value-type="float" office:value="25878" calcext:value-type="float">
            <text:p>25878</text:p>
          </table:table-cell>
          <table:table-cell office:value-type="float" office:value="63040" calcext:value-type="float">
            <text:p>63040</text:p>
          </table:table-cell>
          <table:table-cell office:value-type="float" office:value="5432" calcext:value-type="float">
            <text:p>5432</text:p>
          </table:table-cell>
          <table:table-cell office:value-type="float" office:value="31891" calcext:value-type="float">
            <text:p>31891</text:p>
          </table:table-cell>
          <table:table-cell office:value-type="float" office:value="21543" calcext:value-type="float">
            <text:p>21543</text:p>
          </table:table-cell>
          <table:table-cell office:value-type="float" office:value="17259" calcext:value-type="float">
            <text:p>17259</text:p>
          </table:table-cell>
          <table:table-cell office:value-type="float" office:value="56972" calcext:value-type="float">
            <text:p>56972</text:p>
          </table:table-cell>
          <table:table-cell office:value-type="float" office:value="4130" calcext:value-type="float">
            <text:p>4130</text:p>
          </table:table-cell>
          <table:table-cell office:value-type="float" office:value="48254" calcext:value-type="float">
            <text:p>48254</text:p>
          </table:table-cell>
          <table:table-cell office:value-type="float" office:value="47042" calcext:value-type="float">
            <text:p>47042</text:p>
          </table:table-cell>
          <table:table-cell office:value-type="float" office:value="19654" calcext:value-type="float">
            <text:p>19654</text:p>
          </table:table-cell>
          <table:table-cell office:value-type="float" office:value="46824" calcext:value-type="float">
            <text:p>46824</text:p>
          </table:table-cell>
          <table:table-cell office:value-type="float" office:value="7982" calcext:value-type="float">
            <text:p>7982</text:p>
          </table:table-cell>
          <table:table-cell office:value-type="float" office:value="14718" calcext:value-type="float">
            <text:p>14718</text:p>
          </table:table-cell>
          <table:table-cell office:value-type="float" office:value="4009" calcext:value-type="float">
            <text:p>4009</text:p>
          </table:table-cell>
          <table:table-cell office:value-type="float" office:value="3231" calcext:value-type="float">
            <text:p>3231</text:p>
          </table:table-cell>
          <table:table-cell office:value-type="float" office:value="44578" calcext:value-type="float">
            <text:p>44578</text:p>
          </table:table-cell>
          <table:table-cell office:value-type="float" office:value="44468" calcext:value-type="float">
            <text:p>44468</text:p>
          </table:table-cell>
          <table:table-cell office:value-type="float" office:value="4072" calcext:value-type="float">
            <text:p>4072</text:p>
          </table:table-cell>
          <table:table-cell office:value-type="float" office:value="4043" calcext:value-type="float">
            <text:p>4043</text:p>
          </table:table-cell>
          <table:table-cell office:value-type="float" office:value="17239" calcext:value-type="float">
            <text:p>17239</text:p>
          </table:table-cell>
          <table:table-cell office:value-type="float" office:value="3890" calcext:value-type="float">
            <text:p>3890</text:p>
          </table:table-cell>
          <table:table-cell office:value-type="float" office:value="4588" calcext:value-type="float">
            <text:p>4588</text:p>
          </table:table-cell>
          <table:table-cell office:value-type="float" office:value="3148" calcext:value-type="float">
            <text:p>3148</text:p>
          </table:table-cell>
          <table:table-cell office:value-type="float" office:value="45303" calcext:value-type="float">
            <text:p>45303</text:p>
          </table:table-cell>
          <table:table-cell office:value-type="float" office:value="61408" calcext:value-type="float">
            <text:p>61408</text:p>
          </table:table-cell>
          <table:table-cell office:value-type="float" office:value="45981" calcext:value-type="float">
            <text:p>45981</text:p>
          </table:table-cell>
          <table:table-cell office:value-type="float" office:value="44261" calcext:value-type="float">
            <text:p>44261</text:p>
          </table:table-cell>
          <table:table-cell office:value-type="float" office:value="19005" calcext:value-type="float">
            <text:p>19005</text:p>
          </table:table-cell>
          <table:table-cell office:value-type="float" office:value="3650" calcext:value-type="float">
            <text:p>3650</text:p>
          </table:table-cell>
          <table:table-cell office:value-type="float" office:value="47355" calcext:value-type="float">
            <text:p>47355</text:p>
          </table:table-cell>
          <table:table-cell office:value-type="float" office:value="45483" calcext:value-type="float">
            <text:p>45483</text:p>
          </table:table-cell>
          <table:table-cell office:value-type="float" office:value="35660" calcext:value-type="float">
            <text:p>35660</text:p>
          </table:table-cell>
          <table:table-cell office:value-type="float" office:value="20169" calcext:value-type="float">
            <text:p>20169</text:p>
          </table:table-cell>
          <table:table-cell office:value-type="float" office:value="44728" calcext:value-type="float">
            <text:p>44728</text:p>
          </table:table-cell>
          <table:table-cell office:value-type="float" office:value="18298" calcext:value-type="float">
            <text:p>18298</text:p>
          </table:table-cell>
          <table:table-cell office:value-type="float" office:value="3691" calcext:value-type="float">
            <text:p>3691</text:p>
          </table:table-cell>
          <table:table-cell office:value-type="float" office:value="47271" calcext:value-type="float">
            <text:p>47271</text:p>
          </table:table-cell>
          <table:table-cell office:value-type="float" office:value="8968" calcext:value-type="float">
            <text:p>8968</text:p>
          </table:table-cell>
          <table:table-cell office:value-type="float" office:value="51873" calcext:value-type="float">
            <text:p>51873</text:p>
          </table:table-cell>
          <table:table-cell office:value-type="float" office:value="47259" calcext:value-type="float">
            <text:p>47259</text:p>
          </table:table-cell>
          <table:table-cell office:value-type="float" office:value="18038" calcext:value-type="float">
            <text:p>18038</text:p>
          </table:table-cell>
          <table:table-cell office:value-type="float" office:value="45770" calcext:value-type="float">
            <text:p>45770</text:p>
          </table:table-cell>
          <table:table-cell office:value-type="float" office:value="4004" calcext:value-type="float">
            <text:p>4004</text:p>
          </table:table-cell>
          <table:table-cell office:value-type="float" office:value="81504" calcext:value-type="float">
            <text:p>81504</text:p>
          </table:table-cell>
          <table:table-cell office:value-type="float" office:value="7144" calcext:value-type="float">
            <text:p>7144</text:p>
          </table:table-cell>
          <table:table-cell office:value-type="float" office:value="7747" calcext:value-type="float">
            <text:p>7747</text:p>
          </table:table-cell>
          <table:table-cell office:value-type="float" office:value="44017" calcext:value-type="float">
            <text:p>44017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AVERAGE([.A1:.KN1])" office:value-type="float" office:value="40217.5466666667" calcext:value-type="float">
            <text:p>40217,5466666667</text:p>
          </table:table-cell>
          <table:table-cell table:formula="of:=GEOMEAN([.A1:.KN1])" office:value-type="float" office:value="23260.877964351" calcext:value-type="float">
            <text:p>23260,877964351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1901" calcext:value-type="float">
            <text:p>11901</text:p>
          </table:table-cell>
          <table:table-cell office:value-type="float" office:value="4792" calcext:value-type="float">
            <text:p>4792</text:p>
          </table:table-cell>
          <table:table-cell office:value-type="float" office:value="4106" calcext:value-type="float">
            <text:p>4106</text:p>
          </table:table-cell>
          <table:table-cell office:value-type="float" office:value="22895" calcext:value-type="float">
            <text:p>22895</text:p>
          </table:table-cell>
          <table:table-cell office:value-type="float" office:value="6080" calcext:value-type="float">
            <text:p>6080</text:p>
          </table:table-cell>
          <table:table-cell office:value-type="float" office:value="41772" calcext:value-type="float">
            <text:p>41772</text:p>
          </table:table-cell>
          <table:table-cell office:value-type="float" office:value="16946" calcext:value-type="float">
            <text:p>16946</text:p>
          </table:table-cell>
          <table:table-cell office:value-type="float" office:value="4160" calcext:value-type="float">
            <text:p>4160</text:p>
          </table:table-cell>
          <table:table-cell office:value-type="float" office:value="4313" calcext:value-type="float">
            <text:p>4313</text:p>
          </table:table-cell>
          <table:table-cell office:value-type="float" office:value="9737" calcext:value-type="float">
            <text:p>9737</text:p>
          </table:table-cell>
          <table:table-cell office:value-type="float" office:value="4163" calcext:value-type="float">
            <text:p>4163</text:p>
          </table:table-cell>
          <table:table-cell office:value-type="float" office:value="8195" calcext:value-type="float">
            <text:p>8195</text:p>
          </table:table-cell>
          <table:table-cell office:value-type="float" office:value="34323" calcext:value-type="float">
            <text:p>34323</text:p>
          </table:table-cell>
          <table:table-cell office:value-type="float" office:value="6831" calcext:value-type="float">
            <text:p>6831</text:p>
          </table:table-cell>
          <table:table-cell office:value-type="float" office:value="6297" calcext:value-type="float">
            <text:p>6297</text:p>
          </table:table-cell>
          <table:table-cell office:value-type="float" office:value="4257" calcext:value-type="float">
            <text:p>4257</text:p>
          </table:table-cell>
          <table:table-cell office:value-type="float" office:value="2068" calcext:value-type="float">
            <text:p>2068</text:p>
          </table:table-cell>
          <table:table-cell office:value-type="float" office:value="88150" calcext:value-type="float">
            <text:p>88150</text:p>
          </table:table-cell>
          <table:table-cell office:value-type="float" office:value="6577" calcext:value-type="float">
            <text:p>6577</text:p>
          </table:table-cell>
          <table:table-cell office:value-type="float" office:value="4087" calcext:value-type="float">
            <text:p>4087</text:p>
          </table:table-cell>
          <table:table-cell office:value-type="float" office:value="4367" calcext:value-type="float">
            <text:p>4367</text:p>
          </table:table-cell>
          <table:table-cell office:value-type="float" office:value="62446" calcext:value-type="float">
            <text:p>62446</text:p>
          </table:table-cell>
          <table:table-cell office:value-type="float" office:value="3731" calcext:value-type="float">
            <text:p>3731</text:p>
          </table:table-cell>
          <table:table-cell office:value-type="float" office:value="53693" calcext:value-type="float">
            <text:p>53693</text:p>
          </table:table-cell>
          <table:table-cell office:value-type="float" office:value="52943" calcext:value-type="float">
            <text:p>52943</text:p>
          </table:table-cell>
          <table:table-cell office:value-type="float" office:value="4449" calcext:value-type="float">
            <text:p>4449</text:p>
          </table:table-cell>
          <table:table-cell office:value-type="float" office:value="200355" calcext:value-type="float">
            <text:p>200355</text:p>
          </table:table-cell>
          <table:table-cell office:value-type="float" office:value="178017" calcext:value-type="float">
            <text:p>178017</text:p>
          </table:table-cell>
          <table:table-cell office:value-type="float" office:value="25727" calcext:value-type="float">
            <text:p>25727</text:p>
          </table:table-cell>
          <table:table-cell office:value-type="float" office:value="131586" calcext:value-type="float">
            <text:p>131586</text:p>
          </table:table-cell>
          <table:table-cell office:value-type="float" office:value="8371" calcext:value-type="float">
            <text:p>8371</text:p>
          </table:table-cell>
          <table:table-cell office:value-type="float" office:value="64049" calcext:value-type="float">
            <text:p>64049</text:p>
          </table:table-cell>
          <table:table-cell office:value-type="float" office:value="75437" calcext:value-type="float">
            <text:p>75437</text:p>
          </table:table-cell>
          <table:table-cell office:value-type="float" office:value="15821" calcext:value-type="float">
            <text:p>15821</text:p>
          </table:table-cell>
          <table:table-cell office:value-type="float" office:value="60631" calcext:value-type="float">
            <text:p>60631</text:p>
          </table:table-cell>
          <table:table-cell office:value-type="float" office:value="80852" calcext:value-type="float">
            <text:p>80852</text:p>
          </table:table-cell>
          <table:table-cell office:value-type="float" office:value="6171" calcext:value-type="float">
            <text:p>6171</text:p>
          </table:table-cell>
          <table:table-cell office:value-type="float" office:value="40778" calcext:value-type="float">
            <text:p>40778</text:p>
          </table:table-cell>
          <table:table-cell office:value-type="float" office:value="18337" calcext:value-type="float">
            <text:p>18337</text:p>
          </table:table-cell>
          <table:table-cell office:value-type="float" office:value="4571" calcext:value-type="float">
            <text:p>4571</text:p>
          </table:table-cell>
          <table:table-cell office:value-type="float" office:value="5651" calcext:value-type="float">
            <text:p>5651</text:p>
          </table:table-cell>
          <table:table-cell office:value-type="float" office:value="30301" calcext:value-type="float">
            <text:p>30301</text:p>
          </table:table-cell>
          <table:table-cell office:value-type="float" office:value="43257" calcext:value-type="float">
            <text:p>43257</text:p>
          </table:table-cell>
          <table:table-cell office:value-type="float" office:value="3465" calcext:value-type="float">
            <text:p>3465</text:p>
          </table:table-cell>
          <table:table-cell office:value-type="float" office:value="4282" calcext:value-type="float">
            <text:p>4282</text:p>
          </table:table-cell>
          <table:table-cell office:value-type="float" office:value="13859" calcext:value-type="float">
            <text:p>13859</text:p>
          </table:table-cell>
          <table:table-cell office:value-type="float" office:value="41038" calcext:value-type="float">
            <text:p>41038</text:p>
          </table:table-cell>
          <table:table-cell office:value-type="float" office:value="4478" calcext:value-type="float">
            <text:p>4478</text:p>
          </table:table-cell>
          <table:table-cell office:value-type="float" office:value="3053" calcext:value-type="float">
            <text:p>3053</text:p>
          </table:table-cell>
          <table:table-cell office:value-type="float" office:value="6706" calcext:value-type="float">
            <text:p>6706</text:p>
          </table:table-cell>
          <table:table-cell office:value-type="float" office:value="16532" calcext:value-type="float">
            <text:p>16532</text:p>
          </table:table-cell>
          <table:table-cell office:value-type="float" office:value="4231" calcext:value-type="float">
            <text:p>4231</text:p>
          </table:table-cell>
          <table:table-cell office:value-type="float" office:value="4010" calcext:value-type="float">
            <text:p>4010</text:p>
          </table:table-cell>
          <table:table-cell office:value-type="float" office:value="2852" calcext:value-type="float">
            <text:p>2852</text:p>
          </table:table-cell>
          <table:table-cell office:value-type="float" office:value="9826" calcext:value-type="float">
            <text:p>9826</text:p>
          </table:table-cell>
          <table:table-cell office:value-type="float" office:value="175137" calcext:value-type="float">
            <text:p>175137</text:p>
          </table:table-cell>
          <table:table-cell office:value-type="float" office:value="6826" calcext:value-type="float">
            <text:p>6826</text:p>
          </table:table-cell>
          <table:table-cell office:value-type="float" office:value="1916" calcext:value-type="float">
            <text:p>1916</text:p>
          </table:table-cell>
          <table:table-cell office:value-type="float" office:value="3213" calcext:value-type="float">
            <text:p>3213</text:p>
          </table:table-cell>
          <table:table-cell office:value-type="float" office:value="148651" calcext:value-type="float">
            <text:p>148651</text:p>
          </table:table-cell>
          <table:table-cell office:value-type="float" office:value="131011" calcext:value-type="float">
            <text:p>131011</text:p>
          </table:table-cell>
          <table:table-cell office:value-type="float" office:value="5244" calcext:value-type="float">
            <text:p>5244</text:p>
          </table:table-cell>
          <table:table-cell office:value-type="float" office:value="40857" calcext:value-type="float">
            <text:p>40857</text:p>
          </table:table-cell>
          <table:table-cell office:value-type="float" office:value="17283" calcext:value-type="float">
            <text:p>17283</text:p>
          </table:table-cell>
          <table:table-cell office:value-type="float" office:value="11766" calcext:value-type="float">
            <text:p>11766</text:p>
          </table:table-cell>
          <table:table-cell office:value-type="float" office:value="36575" calcext:value-type="float">
            <text:p>36575</text:p>
          </table:table-cell>
          <table:table-cell office:value-type="float" office:value="6445" calcext:value-type="float">
            <text:p>6445</text:p>
          </table:table-cell>
          <table:table-cell office:value-type="float" office:value="8610" calcext:value-type="float">
            <text:p>8610</text:p>
          </table:table-cell>
          <table:table-cell office:value-type="float" office:value="11067" calcext:value-type="float">
            <text:p>11067</text:p>
          </table:table-cell>
          <table:table-cell office:value-type="float" office:value="5095" calcext:value-type="float">
            <text:p>5095</text:p>
          </table:table-cell>
          <table:table-cell office:value-type="float" office:value="160503" calcext:value-type="float">
            <text:p>160503</text:p>
          </table:table-cell>
          <table:table-cell office:value-type="float" office:value="4893" calcext:value-type="float">
            <text:p>4893</text:p>
          </table:table-cell>
          <table:table-cell office:value-type="float" office:value="10207" calcext:value-type="float">
            <text:p>10207</text:p>
          </table:table-cell>
          <table:table-cell office:value-type="float" office:value="90540" calcext:value-type="float">
            <text:p>90540</text:p>
          </table:table-cell>
          <table:table-cell office:value-type="float" office:value="5463" calcext:value-type="float">
            <text:p>5463</text:p>
          </table:table-cell>
          <table:table-cell office:value-type="float" office:value="4627" calcext:value-type="float">
            <text:p>4627</text:p>
          </table:table-cell>
          <table:table-cell office:value-type="float" office:value="3586" calcext:value-type="float">
            <text:p>3586</text:p>
          </table:table-cell>
          <table:table-cell office:value-type="float" office:value="7964" calcext:value-type="float">
            <text:p>7964</text:p>
          </table:table-cell>
          <table:table-cell office:value-type="float" office:value="8135" calcext:value-type="float">
            <text:p>8135</text:p>
          </table:table-cell>
          <table:table-cell office:value-type="float" office:value="132287" calcext:value-type="float">
            <text:p>132287</text:p>
          </table:table-cell>
          <table:table-cell office:value-type="float" office:value="7231" calcext:value-type="float">
            <text:p>7231</text:p>
          </table:table-cell>
          <table:table-cell office:value-type="float" office:value="22409" calcext:value-type="float">
            <text:p>22409</text:p>
          </table:table-cell>
          <table:table-cell office:value-type="float" office:value="9161" calcext:value-type="float">
            <text:p>9161</text:p>
          </table:table-cell>
          <table:table-cell office:value-type="float" office:value="4719" calcext:value-type="float">
            <text:p>4719</text:p>
          </table:table-cell>
          <table:table-cell office:value-type="float" office:value="14684" calcext:value-type="float">
            <text:p>14684</text:p>
          </table:table-cell>
          <table:table-cell office:value-type="float" office:value="133667" calcext:value-type="float">
            <text:p>133667</text:p>
          </table:table-cell>
          <table:table-cell office:value-type="float" office:value="10219" calcext:value-type="float">
            <text:p>10219</text:p>
          </table:table-cell>
          <table:table-cell office:value-type="float" office:value="23492" calcext:value-type="float">
            <text:p>23492</text:p>
          </table:table-cell>
          <table:table-cell office:value-type="float" office:value="39587" calcext:value-type="float">
            <text:p>39587</text:p>
          </table:table-cell>
          <table:table-cell office:value-type="float" office:value="4861" calcext:value-type="float">
            <text:p>4861</text:p>
          </table:table-cell>
          <table:table-cell office:value-type="float" office:value="4782" calcext:value-type="float">
            <text:p>4782</text:p>
          </table:table-cell>
          <table:table-cell office:value-type="float" office:value="14916" calcext:value-type="float">
            <text:p>14916</text:p>
          </table:table-cell>
          <table:table-cell office:value-type="float" office:value="5015" calcext:value-type="float">
            <text:p>5015</text:p>
          </table:table-cell>
          <table:table-cell office:value-type="float" office:value="6348" calcext:value-type="float">
            <text:p>6348</text:p>
          </table:table-cell>
          <table:table-cell office:value-type="float" office:value="14253" calcext:value-type="float">
            <text:p>14253</text:p>
          </table:table-cell>
          <table:table-cell office:value-type="float" office:value="65640" calcext:value-type="float">
            <text:p>65640</text:p>
          </table:table-cell>
          <table:table-cell office:value-type="float" office:value="3847" calcext:value-type="float">
            <text:p>3847</text:p>
          </table:table-cell>
          <table:table-cell office:value-type="float" office:value="10450" calcext:value-type="float">
            <text:p>10450</text:p>
          </table:table-cell>
          <table:table-cell office:value-type="float" office:value="145958" calcext:value-type="float">
            <text:p>145958</text:p>
          </table:table-cell>
          <table:table-cell office:value-type="float" office:value="10350" calcext:value-type="float">
            <text:p>10350</text:p>
          </table:table-cell>
          <table:table-cell office:value-type="float" office:value="22441" calcext:value-type="float">
            <text:p>22441</text:p>
          </table:table-cell>
          <table:table-cell office:value-type="float" office:value="84340" calcext:value-type="float">
            <text:p>84340</text:p>
          </table:table-cell>
          <table:table-cell office:value-type="float" office:value="4273" calcext:value-type="float">
            <text:p>4273</text:p>
          </table:table-cell>
          <table:table-cell office:value-type="float" office:value="10607" calcext:value-type="float">
            <text:p>10607</text:p>
          </table:table-cell>
          <table:table-cell office:value-type="float" office:value="31144" calcext:value-type="float">
            <text:p>31144</text:p>
          </table:table-cell>
          <table:table-cell office:value-type="float" office:value="9274" calcext:value-type="float">
            <text:p>9274</text:p>
          </table:table-cell>
          <table:table-cell office:value-type="float" office:value="15218" calcext:value-type="float">
            <text:p>15218</text:p>
          </table:table-cell>
          <table:table-cell office:value-type="float" office:value="4734" calcext:value-type="float">
            <text:p>4734</text:p>
          </table:table-cell>
          <table:table-cell office:value-type="float" office:value="14439" calcext:value-type="float">
            <text:p>14439</text:p>
          </table:table-cell>
          <table:table-cell office:value-type="float" office:value="1776" calcext:value-type="float">
            <text:p>1776</text:p>
          </table:table-cell>
          <table:table-cell office:value-type="float" office:value="5318" calcext:value-type="float">
            <text:p>5318</text:p>
          </table:table-cell>
          <table:table-cell office:value-type="float" office:value="67336" calcext:value-type="float">
            <text:p>67336</text:p>
          </table:table-cell>
          <table:table-cell office:value-type="float" office:value="6696" calcext:value-type="float">
            <text:p>6696</text:p>
          </table:table-cell>
          <table:table-cell office:value-type="float" office:value="42236" calcext:value-type="float">
            <text:p>42236</text:p>
          </table:table-cell>
          <table:table-cell office:value-type="float" office:value="19076" calcext:value-type="float">
            <text:p>19076</text:p>
          </table:table-cell>
          <table:table-cell office:value-type="float" office:value="13974" calcext:value-type="float">
            <text:p>13974</text:p>
          </table:table-cell>
          <table:table-cell office:value-type="float" office:value="54704" calcext:value-type="float">
            <text:p>54704</text:p>
          </table:table-cell>
          <table:table-cell office:value-type="float" office:value="6782" calcext:value-type="float">
            <text:p>6782</text:p>
          </table:table-cell>
          <table:table-cell office:value-type="float" office:value="3893" calcext:value-type="float">
            <text:p>3893</text:p>
          </table:table-cell>
          <table:table-cell office:value-type="float" office:value="52814" calcext:value-type="float">
            <text:p>52814</text:p>
          </table:table-cell>
          <table:table-cell office:value-type="float" office:value="3443" calcext:value-type="float">
            <text:p>3443</text:p>
          </table:table-cell>
          <table:table-cell office:value-type="float" office:value="22817" calcext:value-type="float">
            <text:p>22817</text:p>
          </table:table-cell>
          <table:table-cell office:value-type="float" office:value="37115" calcext:value-type="float">
            <text:p>37115</text:p>
          </table:table-cell>
          <table:table-cell office:value-type="float" office:value="56220" calcext:value-type="float">
            <text:p>56220</text:p>
          </table:table-cell>
          <table:table-cell office:value-type="float" office:value="3315" calcext:value-type="float">
            <text:p>3315</text:p>
          </table:table-cell>
          <table:table-cell office:value-type="float" office:value="11150" calcext:value-type="float">
            <text:p>11150</text:p>
          </table:table-cell>
          <table:table-cell office:value-type="float" office:value="62832" calcext:value-type="float">
            <text:p>62832</text:p>
          </table:table-cell>
          <table:table-cell office:value-type="float" office:value="54362" calcext:value-type="float">
            <text:p>54362</text:p>
          </table:table-cell>
          <table:table-cell office:value-type="float" office:value="3798" calcext:value-type="float">
            <text:p>3798</text:p>
          </table:table-cell>
          <table:table-cell office:value-type="float" office:value="10347" calcext:value-type="float">
            <text:p>10347</text:p>
          </table:table-cell>
          <table:table-cell office:value-type="float" office:value="29746" calcext:value-type="float">
            <text:p>29746</text:p>
          </table:table-cell>
          <table:table-cell office:value-type="float" office:value="6909" calcext:value-type="float">
            <text:p>6909</text:p>
          </table:table-cell>
          <table:table-cell office:value-type="float" office:value="3741" calcext:value-type="float">
            <text:p>3741</text:p>
          </table:table-cell>
          <table:table-cell office:value-type="float" office:value="7561" calcext:value-type="float">
            <text:p>7561</text:p>
          </table:table-cell>
          <table:table-cell office:value-type="float" office:value="3929" calcext:value-type="float">
            <text:p>3929</text:p>
          </table:table-cell>
          <table:table-cell office:value-type="float" office:value="9538" calcext:value-type="float">
            <text:p>9538</text:p>
          </table:table-cell>
          <table:table-cell office:value-type="float" office:value="43009" calcext:value-type="float">
            <text:p>43009</text:p>
          </table:table-cell>
          <table:table-cell office:value-type="float" office:value="10517" calcext:value-type="float">
            <text:p>10517</text:p>
          </table:table-cell>
          <table:table-cell office:value-type="float" office:value="14782" calcext:value-type="float">
            <text:p>14782</text:p>
          </table:table-cell>
          <table:table-cell office:value-type="float" office:value="8123" calcext:value-type="float">
            <text:p>8123</text:p>
          </table:table-cell>
          <table:table-cell office:value-type="float" office:value="5417" calcext:value-type="float">
            <text:p>5417</text:p>
          </table:table-cell>
          <table:table-cell office:value-type="float" office:value="29305" calcext:value-type="float">
            <text:p>29305</text:p>
          </table:table-cell>
          <table:table-cell office:value-type="float" office:value="20356" calcext:value-type="float">
            <text:p>20356</text:p>
          </table:table-cell>
          <table:table-cell office:value-type="float" office:value="3156" calcext:value-type="float">
            <text:p>3156</text:p>
          </table:table-cell>
          <table:table-cell office:value-type="float" office:value="12714" calcext:value-type="float">
            <text:p>12714</text:p>
          </table:table-cell>
          <table:table-cell office:value-type="float" office:value="60456" calcext:value-type="float">
            <text:p>60456</text:p>
          </table:table-cell>
          <table:table-cell office:value-type="float" office:value="5277" calcext:value-type="float">
            <text:p>5277</text:p>
          </table:table-cell>
          <table:table-cell office:value-type="float" office:value="75300" calcext:value-type="float">
            <text:p>75300</text:p>
          </table:table-cell>
          <table:table-cell office:value-type="float" office:value="8203" calcext:value-type="float">
            <text:p>8203</text:p>
          </table:table-cell>
          <table:table-cell office:value-type="float" office:value="4927" calcext:value-type="float">
            <text:p>4927</text:p>
          </table:table-cell>
          <table:table-cell office:value-type="float" office:value="20499" calcext:value-type="float">
            <text:p>20499</text:p>
          </table:table-cell>
          <table:table-cell office:value-type="float" office:value="54381" calcext:value-type="float">
            <text:p>54381</text:p>
          </table:table-cell>
          <table:table-cell office:value-type="float" office:value="3137" calcext:value-type="float">
            <text:p>3137</text:p>
          </table:table-cell>
          <table:table-cell office:value-type="float" office:value="25291" calcext:value-type="float">
            <text:p>25291</text:p>
          </table:table-cell>
          <table:table-cell office:value-type="float" office:value="16641" calcext:value-type="float">
            <text:p>16641</text:p>
          </table:table-cell>
          <table:table-cell office:value-type="float" office:value="1377" calcext:value-type="float">
            <text:p>1377</text:p>
          </table:table-cell>
          <table:table-cell office:value-type="float" office:value="13687" calcext:value-type="float">
            <text:p>13687</text:p>
          </table:table-cell>
          <table:table-cell office:value-type="float" office:value="2927" calcext:value-type="float">
            <text:p>2927</text:p>
          </table:table-cell>
          <table:table-cell office:value-type="float" office:value="53069" calcext:value-type="float">
            <text:p>53069</text:p>
          </table:table-cell>
          <table:table-cell office:value-type="float" office:value="51397" calcext:value-type="float">
            <text:p>51397</text:p>
          </table:table-cell>
          <table:table-cell office:value-type="float" office:value="19314" calcext:value-type="float">
            <text:p>19314</text:p>
          </table:table-cell>
          <table:table-cell office:value-type="float" office:value="52096" calcext:value-type="float">
            <text:p>52096</text:p>
          </table:table-cell>
          <table:table-cell office:value-type="float" office:value="10187" calcext:value-type="float">
            <text:p>10187</text:p>
          </table:table-cell>
          <table:table-cell office:value-type="float" office:value="18266" calcext:value-type="float">
            <text:p>18266</text:p>
          </table:table-cell>
          <table:table-cell office:value-type="float" office:value="3534" calcext:value-type="float">
            <text:p>3534</text:p>
          </table:table-cell>
          <table:table-cell office:value-type="float" office:value="2679" calcext:value-type="float">
            <text:p>2679</text:p>
          </table:table-cell>
          <table:table-cell office:value-type="float" office:value="54599" calcext:value-type="float">
            <text:p>54599</text:p>
          </table:table-cell>
          <table:table-cell office:value-type="float" office:value="53786" calcext:value-type="float">
            <text:p>53786</text:p>
          </table:table-cell>
          <table:table-cell office:value-type="float" office:value="4865" calcext:value-type="float">
            <text:p>4865</text:p>
          </table:table-cell>
          <table:table-cell office:value-type="float" office:value="3966" calcext:value-type="float">
            <text:p>3966</text:p>
          </table:table-cell>
          <table:table-cell office:value-type="float" office:value="6271" calcext:value-type="float">
            <text:p>6271</text:p>
          </table:table-cell>
          <table:table-cell office:value-type="float" office:value="2723" calcext:value-type="float">
            <text:p>2723</text:p>
          </table:table-cell>
          <table:table-cell office:value-type="float" office:value="3435" calcext:value-type="float">
            <text:p>3435</text:p>
          </table:table-cell>
          <table:table-cell office:value-type="float" office:value="2591" calcext:value-type="float">
            <text:p>2591</text:p>
          </table:table-cell>
          <table:table-cell office:value-type="float" office:value="23483" calcext:value-type="float">
            <text:p>23483</text:p>
          </table:table-cell>
          <table:table-cell office:value-type="float" office:value="52227" calcext:value-type="float">
            <text:p>52227</text:p>
          </table:table-cell>
          <table:table-cell office:value-type="float" office:value="53473" calcext:value-type="float">
            <text:p>53473</text:p>
          </table:table-cell>
          <table:table-cell office:value-type="float" office:value="54124" calcext:value-type="float">
            <text:p>54124</text:p>
          </table:table-cell>
          <table:table-cell office:value-type="float" office:value="14153" calcext:value-type="float">
            <text:p>14153</text:p>
          </table:table-cell>
          <table:table-cell office:value-type="float" office:value="2967" calcext:value-type="float">
            <text:p>2967</text:p>
          </table:table-cell>
          <table:table-cell office:value-type="float" office:value="51904" calcext:value-type="float">
            <text:p>51904</text:p>
          </table:table-cell>
          <table:table-cell office:value-type="float" office:value="53135" calcext:value-type="float">
            <text:p>53135</text:p>
          </table:table-cell>
          <table:table-cell office:value-type="float" office:value="37646" calcext:value-type="float">
            <text:p>37646</text:p>
          </table:table-cell>
          <table:table-cell office:value-type="float" office:value="20846" calcext:value-type="float">
            <text:p>20846</text:p>
          </table:table-cell>
          <table:table-cell office:value-type="float" office:value="53503" calcext:value-type="float">
            <text:p>53503</text:p>
          </table:table-cell>
          <table:table-cell office:value-type="float" office:value="19047" calcext:value-type="float">
            <text:p>19047</text:p>
          </table:table-cell>
          <table:table-cell office:value-type="float" office:value="3264" calcext:value-type="float">
            <text:p>3264</text:p>
          </table:table-cell>
          <table:table-cell office:value-type="float" office:value="75297" calcext:value-type="float">
            <text:p>75297</text:p>
          </table:table-cell>
          <table:table-cell office:value-type="float" office:value="9180" calcext:value-type="float">
            <text:p>9180</text:p>
          </table:table-cell>
          <table:table-cell office:value-type="float" office:value="33702" calcext:value-type="float">
            <text:p>33702</text:p>
          </table:table-cell>
          <table:table-cell office:value-type="float" office:value="52280" calcext:value-type="float">
            <text:p>52280</text:p>
          </table:table-cell>
          <table:table-cell office:value-type="float" office:value="18654" calcext:value-type="float">
            <text:p>18654</text:p>
          </table:table-cell>
          <table:table-cell office:value-type="float" office:value="65621" calcext:value-type="float">
            <text:p>65621</text:p>
          </table:table-cell>
          <table:table-cell office:value-type="float" office:value="11142" calcext:value-type="float">
            <text:p>11142</text:p>
          </table:table-cell>
          <table:table-cell office:value-type="float" office:value="54713" calcext:value-type="float">
            <text:p>54713</text:p>
          </table:table-cell>
          <table:table-cell office:value-type="float" office:value="5428" calcext:value-type="float">
            <text:p>5428</text:p>
          </table:table-cell>
          <table:table-cell office:value-type="float" office:value="7215" calcext:value-type="float">
            <text:p>7215</text:p>
          </table:table-cell>
          <table:table-cell office:value-type="float" office:value="53568" calcext:value-type="float">
            <text:p>53568</text:p>
          </table:table-cell>
          <table:table-cell office:value-type="float" office:value="15797" calcext:value-type="float">
            <text:p>15797</text:p>
          </table:table-cell>
          <table:table-cell office:value-type="float" office:value="7035" calcext:value-type="float">
            <text:p>7035</text:p>
          </table:table-cell>
          <table:table-cell office:value-type="float" office:value="19213" calcext:value-type="float">
            <text:p>19213</text:p>
          </table:table-cell>
          <table:table-cell office:value-type="float" office:value="46201" calcext:value-type="float">
            <text:p>46201</text:p>
          </table:table-cell>
          <table:table-cell office:value-type="float" office:value="2521" calcext:value-type="float">
            <text:p>2521</text:p>
          </table:table-cell>
          <table:table-cell office:value-type="float" office:value="2312" calcext:value-type="float">
            <text:p>2312</text:p>
          </table:table-cell>
          <table:table-cell office:value-type="float" office:value="19256" calcext:value-type="float">
            <text:p>19256</text:p>
          </table:table-cell>
          <table:table-cell office:value-type="float" office:value="6937" calcext:value-type="float">
            <text:p>6937</text:p>
          </table:table-cell>
          <table:table-cell office:value-type="float" office:value="12734" calcext:value-type="float">
            <text:p>12734</text:p>
          </table:table-cell>
          <table:table-cell office:value-type="float" office:value="3310" calcext:value-type="float">
            <text:p>3310</text:p>
          </table:table-cell>
          <table:table-cell office:value-type="float" office:value="12531" calcext:value-type="float">
            <text:p>12531</text:p>
          </table:table-cell>
          <table:table-cell office:value-type="float" office:value="1517" calcext:value-type="float">
            <text:p>1517</text:p>
          </table:table-cell>
          <table:table-cell office:value-type="float" office:value="4645" calcext:value-type="float">
            <text:p>4645</text:p>
          </table:table-cell>
          <table:table-cell office:value-type="float" office:value="46782" calcext:value-type="float">
            <text:p>46782</text:p>
          </table:table-cell>
          <table:table-cell office:value-type="float" office:value="5464" calcext:value-type="float">
            <text:p>5464</text:p>
          </table:table-cell>
          <table:table-cell office:value-type="float" office:value="35499" calcext:value-type="float">
            <text:p>35499</text:p>
          </table:table-cell>
          <table:table-cell office:value-type="float" office:value="29901" calcext:value-type="float">
            <text:p>29901</text:p>
          </table:table-cell>
          <table:table-cell office:value-type="float" office:value="10481" calcext:value-type="float">
            <text:p>10481</text:p>
          </table:table-cell>
          <table:table-cell office:value-type="float" office:value="44877" calcext:value-type="float">
            <text:p>44877</text:p>
          </table:table-cell>
          <table:table-cell office:value-type="float" office:value="5525" calcext:value-type="float">
            <text:p>5525</text:p>
          </table:table-cell>
          <table:table-cell office:value-type="float" office:value="3273" calcext:value-type="float">
            <text:p>3273</text:p>
          </table:table-cell>
          <table:table-cell office:value-type="float" office:value="42917" calcext:value-type="float">
            <text:p>42917</text:p>
          </table:table-cell>
          <table:table-cell office:value-type="float" office:value="2187" calcext:value-type="float">
            <text:p>2187</text:p>
          </table:table-cell>
          <table:table-cell office:value-type="float" office:value="38431" calcext:value-type="float">
            <text:p>38431</text:p>
          </table:table-cell>
          <table:table-cell office:value-type="float" office:value="12677" calcext:value-type="float">
            <text:p>12677</text:p>
          </table:table-cell>
          <table:table-cell office:value-type="float" office:value="56046" calcext:value-type="float">
            <text:p>56046</text:p>
          </table:table-cell>
          <table:table-cell office:value-type="float" office:value="3316" calcext:value-type="float">
            <text:p>3316</text:p>
          </table:table-cell>
          <table:table-cell office:value-type="float" office:value="9295" calcext:value-type="float">
            <text:p>9295</text:p>
          </table:table-cell>
          <table:table-cell office:value-type="float" office:value="43777" calcext:value-type="float">
            <text:p>43777</text:p>
          </table:table-cell>
          <table:table-cell office:value-type="float" office:value="63623" calcext:value-type="float">
            <text:p>63623</text:p>
          </table:table-cell>
          <table:table-cell office:value-type="float" office:value="2879" calcext:value-type="float">
            <text:p>2879</text:p>
          </table:table-cell>
          <table:table-cell office:value-type="float" office:value="6477" calcext:value-type="float">
            <text:p>6477</text:p>
          </table:table-cell>
          <table:table-cell office:value-type="float" office:value="19896" calcext:value-type="float">
            <text:p>19896</text:p>
          </table:table-cell>
          <table:table-cell office:value-type="float" office:value="5192" calcext:value-type="float">
            <text:p>5192</text:p>
          </table:table-cell>
          <table:table-cell office:value-type="float" office:value="2637" calcext:value-type="float">
            <text:p>2637</text:p>
          </table:table-cell>
          <table:table-cell office:value-type="float" office:value="4906" calcext:value-type="float">
            <text:p>4906</text:p>
          </table:table-cell>
          <table:table-cell office:value-type="float" office:value="2574" calcext:value-type="float">
            <text:p>2574</text:p>
          </table:table-cell>
          <table:table-cell office:value-type="float" office:value="6414" calcext:value-type="float">
            <text:p>6414</text:p>
          </table:table-cell>
          <table:table-cell office:value-type="float" office:value="27909" calcext:value-type="float">
            <text:p>27909</text:p>
          </table:table-cell>
          <table:table-cell office:value-type="float" office:value="8060" calcext:value-type="float">
            <text:p>8060</text:p>
          </table:table-cell>
          <table:table-cell office:value-type="float" office:value="10613" calcext:value-type="float">
            <text:p>10613</text:p>
          </table:table-cell>
          <table:table-cell office:value-type="float" office:value="5465" calcext:value-type="float">
            <text:p>5465</text:p>
          </table:table-cell>
          <table:table-cell office:value-type="float" office:value="4283" calcext:value-type="float">
            <text:p>4283</text:p>
          </table:table-cell>
          <table:table-cell office:value-type="float" office:value="21636" calcext:value-type="float">
            <text:p>21636</text:p>
          </table:table-cell>
          <table:table-cell office:value-type="float" office:value="14300" calcext:value-type="float">
            <text:p>14300</text:p>
          </table:table-cell>
          <table:table-cell office:value-type="float" office:value="2237" calcext:value-type="float">
            <text:p>2237</text:p>
          </table:table-cell>
          <table:table-cell office:value-type="float" office:value="9242" calcext:value-type="float">
            <text:p>9242</text:p>
          </table:table-cell>
          <table:table-cell office:value-type="float" office:value="57597" calcext:value-type="float">
            <text:p>57597</text:p>
          </table:table-cell>
          <table:table-cell office:value-type="float" office:value="3839" calcext:value-type="float">
            <text:p>3839</text:p>
          </table:table-cell>
          <table:table-cell office:value-type="float" office:value="68972" calcext:value-type="float">
            <text:p>68972</text:p>
          </table:table-cell>
          <table:table-cell office:value-type="float" office:value="5691" calcext:value-type="float">
            <text:p>5691</text:p>
          </table:table-cell>
          <table:table-cell office:value-type="float" office:value="3727" calcext:value-type="float">
            <text:p>3727</text:p>
          </table:table-cell>
          <table:table-cell office:value-type="float" office:value="15744" calcext:value-type="float">
            <text:p>15744</text:p>
          </table:table-cell>
          <table:table-cell office:value-type="float" office:value="57405" calcext:value-type="float">
            <text:p>57405</text:p>
          </table:table-cell>
          <table:table-cell office:value-type="float" office:value="1963" calcext:value-type="float">
            <text:p>1963</text:p>
          </table:table-cell>
          <table:table-cell office:value-type="float" office:value="19700" calcext:value-type="float">
            <text:p>19700</text:p>
          </table:table-cell>
          <table:table-cell office:value-type="float" office:value="14174" calcext:value-type="float">
            <text:p>14174</text:p>
          </table:table-cell>
          <table:table-cell office:value-type="float" office:value="1317" calcext:value-type="float">
            <text:p>1317</text:p>
          </table:table-cell>
          <table:table-cell office:value-type="float" office:value="11798" calcext:value-type="float">
            <text:p>11798</text:p>
          </table:table-cell>
          <table:table-cell office:value-type="float" office:value="2055" calcext:value-type="float">
            <text:p>2055</text:p>
          </table:table-cell>
          <table:table-cell office:value-type="float" office:value="45902" calcext:value-type="float">
            <text:p>45902</text:p>
          </table:table-cell>
          <table:table-cell office:value-type="float" office:value="44665" calcext:value-type="float">
            <text:p>44665</text:p>
          </table:table-cell>
          <table:table-cell office:value-type="float" office:value="15596" calcext:value-type="float">
            <text:p>15596</text:p>
          </table:table-cell>
          <table:table-cell office:value-type="float" office:value="43448" calcext:value-type="float">
            <text:p>43448</text:p>
          </table:table-cell>
          <table:table-cell office:value-type="float" office:value="6456" calcext:value-type="float">
            <text:p>6456</text:p>
          </table:table-cell>
          <table:table-cell office:value-type="float" office:value="13059" calcext:value-type="float">
            <text:p>13059</text:p>
          </table:table-cell>
          <table:table-cell office:value-type="float" office:value="2528" calcext:value-type="float">
            <text:p>2528</text:p>
          </table:table-cell>
          <table:table-cell office:value-type="float" office:value="1937" calcext:value-type="float">
            <text:p>1937</text:p>
          </table:table-cell>
          <table:table-cell office:value-type="float" office:value="42673" calcext:value-type="float">
            <text:p>42673</text:p>
          </table:table-cell>
          <table:table-cell office:value-type="float" office:value="42436" calcext:value-type="float">
            <text:p>42436</text:p>
          </table:table-cell>
          <table:table-cell office:value-type="float" office:value="2677" calcext:value-type="float">
            <text:p>2677</text:p>
          </table:table-cell>
          <table:table-cell office:value-type="float" office:value="2755" calcext:value-type="float">
            <text:p>2755</text:p>
          </table:table-cell>
          <table:table-cell office:value-type="float" office:value="4595" calcext:value-type="float">
            <text:p>4595</text:p>
          </table:table-cell>
          <table:table-cell office:value-type="float" office:value="1999" calcext:value-type="float">
            <text:p>1999</text:p>
          </table:table-cell>
          <table:table-cell office:value-type="float" office:value="2498" calcext:value-type="float">
            <text:p>2498</text:p>
          </table:table-cell>
          <table:table-cell office:value-type="float" office:value="2095" calcext:value-type="float">
            <text:p>2095</text:p>
          </table:table-cell>
          <table:table-cell office:value-type="float" office:value="19613" calcext:value-type="float">
            <text:p>19613</text:p>
          </table:table-cell>
          <table:table-cell office:value-type="float" office:value="56487" calcext:value-type="float">
            <text:p>56487</text:p>
          </table:table-cell>
          <table:table-cell office:value-type="float" office:value="41307" calcext:value-type="float">
            <text:p>41307</text:p>
          </table:table-cell>
          <table:table-cell office:value-type="float" office:value="39982" calcext:value-type="float">
            <text:p>39982</text:p>
          </table:table-cell>
          <table:table-cell office:value-type="float" office:value="11138" calcext:value-type="float">
            <text:p>11138</text:p>
          </table:table-cell>
          <table:table-cell office:value-type="float" office:value="2084" calcext:value-type="float">
            <text:p>2084</text:p>
          </table:table-cell>
          <table:table-cell office:value-type="float" office:value="43384" calcext:value-type="float">
            <text:p>43384</text:p>
          </table:table-cell>
          <table:table-cell office:value-type="float" office:value="40743" calcext:value-type="float">
            <text:p>40743</text:p>
          </table:table-cell>
          <table:table-cell office:value-type="float" office:value="26067" calcext:value-type="float">
            <text:p>26067</text:p>
          </table:table-cell>
          <table:table-cell office:value-type="float" office:value="16171" calcext:value-type="float">
            <text:p>16171</text:p>
          </table:table-cell>
          <table:table-cell office:value-type="float" office:value="41159" calcext:value-type="float">
            <text:p>41159</text:p>
          </table:table-cell>
          <table:table-cell office:value-type="float" office:value="31164" calcext:value-type="float">
            <text:p>31164</text:p>
          </table:table-cell>
          <table:table-cell office:value-type="float" office:value="2823" calcext:value-type="float">
            <text:p>2823</text:p>
          </table:table-cell>
          <table:table-cell office:value-type="float" office:value="56620" calcext:value-type="float">
            <text:p>56620</text:p>
          </table:table-cell>
          <table:table-cell office:value-type="float" office:value="6817" calcext:value-type="float">
            <text:p>6817</text:p>
          </table:table-cell>
          <table:table-cell office:value-type="float" office:value="23590" calcext:value-type="float">
            <text:p>23590</text:p>
          </table:table-cell>
          <table:table-cell office:value-type="float" office:value="42426" calcext:value-type="float">
            <text:p>42426</text:p>
          </table:table-cell>
          <table:table-cell office:value-type="float" office:value="14097" calcext:value-type="float">
            <text:p>14097</text:p>
          </table:table-cell>
          <table:table-cell office:value-type="float" office:value="42036" calcext:value-type="float">
            <text:p>42036</text:p>
          </table:table-cell>
          <table:table-cell office:value-type="float" office:value="2597" calcext:value-type="float">
            <text:p>2597</text:p>
          </table:table-cell>
          <table:table-cell office:value-type="float" office:value="41791" calcext:value-type="float">
            <text:p>41791</text:p>
          </table:table-cell>
          <table:table-cell office:value-type="float" office:value="4272" calcext:value-type="float">
            <text:p>4272</text:p>
          </table:table-cell>
          <table:table-cell office:value-type="float" office:value="5466" calcext:value-type="float">
            <text:p>5466</text:p>
          </table:table-cell>
          <table:table-cell office:value-type="float" office:value="40248" calcext:value-type="float">
            <text:p>40248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AVERAGE([.A2:.KN2])" office:value-type="float" office:value="25119.7" calcext:value-type="float">
            <text:p>25119,7</text:p>
          </table:table-cell>
          <table:table-cell table:formula="of:=GEOMEAN([.A2:.KN2])" office:value-type="float" office:value="12864.3851947044" calcext:value-type="float">
            <text:p>12864,3851947044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9967" calcext:value-type="float">
            <text:p>9967</text:p>
          </table:table-cell>
          <table:table-cell office:value-type="float" office:value="4085" calcext:value-type="float">
            <text:p>4085</text:p>
          </table:table-cell>
          <table:table-cell office:value-type="float" office:value="3028" calcext:value-type="float">
            <text:p>3028</text:p>
          </table:table-cell>
          <table:table-cell office:value-type="float" office:value="20874" calcext:value-type="float">
            <text:p>20874</text:p>
          </table:table-cell>
          <table:table-cell office:value-type="float" office:value="4472" calcext:value-type="float">
            <text:p>4472</text:p>
          </table:table-cell>
          <table:table-cell office:value-type="float" office:value="37958" calcext:value-type="float">
            <text:p>37958</text:p>
          </table:table-cell>
          <table:table-cell office:value-type="float" office:value="14642" calcext:value-type="float">
            <text:p>14642</text:p>
          </table:table-cell>
          <table:table-cell office:value-type="float" office:value="2930" calcext:value-type="float">
            <text:p>2930</text:p>
          </table:table-cell>
          <table:table-cell office:value-type="float" office:value="3578" calcext:value-type="float">
            <text:p>3578</text:p>
          </table:table-cell>
          <table:table-cell office:value-type="float" office:value="8175" calcext:value-type="float">
            <text:p>8175</text:p>
          </table:table-cell>
          <table:table-cell office:value-type="float" office:value="3146" calcext:value-type="float">
            <text:p>3146</text:p>
          </table:table-cell>
          <table:table-cell office:value-type="float" office:value="6032" calcext:value-type="float">
            <text:p>6032</text:p>
          </table:table-cell>
          <table:table-cell office:value-type="float" office:value="27853" calcext:value-type="float">
            <text:p>27853</text:p>
          </table:table-cell>
          <table:table-cell office:value-type="float" office:value="17459" calcext:value-type="float">
            <text:p>17459</text:p>
          </table:table-cell>
          <table:table-cell office:value-type="float" office:value="4423" calcext:value-type="float">
            <text:p>4423</text:p>
          </table:table-cell>
          <table:table-cell office:value-type="float" office:value="3129" calcext:value-type="float">
            <text:p>3129</text:p>
          </table:table-cell>
          <table:table-cell office:value-type="float" office:value="1261" calcext:value-type="float">
            <text:p>1261</text:p>
          </table:table-cell>
          <table:table-cell office:value-type="float" office:value="76823" calcext:value-type="float">
            <text:p>76823</text:p>
          </table:table-cell>
          <table:table-cell office:value-type="float" office:value="5096" calcext:value-type="float">
            <text:p>5096</text:p>
          </table:table-cell>
          <table:table-cell office:value-type="float" office:value="2604" calcext:value-type="float">
            <text:p>2604</text:p>
          </table:table-cell>
          <table:table-cell office:value-type="float" office:value="3029" calcext:value-type="float">
            <text:p>3029</text:p>
          </table:table-cell>
          <table:table-cell office:value-type="float" office:value="54617" calcext:value-type="float">
            <text:p>54617</text:p>
          </table:table-cell>
          <table:table-cell office:value-type="float" office:value="2436" calcext:value-type="float">
            <text:p>2436</text:p>
          </table:table-cell>
          <table:table-cell office:value-type="float" office:value="49694" calcext:value-type="float">
            <text:p>49694</text:p>
          </table:table-cell>
          <table:table-cell office:value-type="float" office:value="58480" calcext:value-type="float">
            <text:p>58480</text:p>
          </table:table-cell>
          <table:table-cell office:value-type="float" office:value="3576" calcext:value-type="float">
            <text:p>3576</text:p>
          </table:table-cell>
          <table:table-cell office:value-type="float" office:value="187219" calcext:value-type="float">
            <text:p>187219</text:p>
          </table:table-cell>
          <table:table-cell office:value-type="float" office:value="153816" calcext:value-type="float">
            <text:p>153816</text:p>
          </table:table-cell>
          <table:table-cell office:value-type="float" office:value="22288" calcext:value-type="float">
            <text:p>22288</text:p>
          </table:table-cell>
          <table:table-cell office:value-type="float" office:value="126106" calcext:value-type="float">
            <text:p>126106</text:p>
          </table:table-cell>
          <table:table-cell office:value-type="float" office:value="5061" calcext:value-type="float">
            <text:p>5061</text:p>
          </table:table-cell>
          <table:table-cell office:value-type="float" office:value="92414" calcext:value-type="float">
            <text:p>92414</text:p>
          </table:table-cell>
          <table:table-cell office:value-type="float" office:value="54747" calcext:value-type="float">
            <text:p>54747</text:p>
          </table:table-cell>
          <table:table-cell office:value-type="float" office:value="7681" calcext:value-type="float">
            <text:p>7681</text:p>
          </table:table-cell>
          <table:table-cell office:value-type="float" office:value="51862" calcext:value-type="float">
            <text:p>51862</text:p>
          </table:table-cell>
          <table:table-cell office:value-type="float" office:value="42221" calcext:value-type="float">
            <text:p>42221</text:p>
          </table:table-cell>
          <table:table-cell office:value-type="float" office:value="4341" calcext:value-type="float">
            <text:p>4341</text:p>
          </table:table-cell>
          <table:table-cell office:value-type="float" office:value="31626" calcext:value-type="float">
            <text:p>31626</text:p>
          </table:table-cell>
          <table:table-cell office:value-type="float" office:value="15752" calcext:value-type="float">
            <text:p>15752</text:p>
          </table:table-cell>
          <table:table-cell office:value-type="float" office:value="3264" calcext:value-type="float">
            <text:p>3264</text:p>
          </table:table-cell>
          <table:table-cell office:value-type="float" office:value="2959" calcext:value-type="float">
            <text:p>2959</text:p>
          </table:table-cell>
          <table:table-cell office:value-type="float" office:value="32552" calcext:value-type="float">
            <text:p>32552</text:p>
          </table:table-cell>
          <table:table-cell office:value-type="float" office:value="37800" calcext:value-type="float">
            <text:p>37800</text:p>
          </table:table-cell>
          <table:table-cell office:value-type="float" office:value="3373" calcext:value-type="float">
            <text:p>3373</text:p>
          </table:table-cell>
          <table:table-cell office:value-type="float" office:value="6940" calcext:value-type="float">
            <text:p>6940</text:p>
          </table:table-cell>
          <table:table-cell office:value-type="float" office:value="9560" calcext:value-type="float">
            <text:p>9560</text:p>
          </table:table-cell>
          <table:table-cell office:value-type="float" office:value="32565" calcext:value-type="float">
            <text:p>32565</text:p>
          </table:table-cell>
          <table:table-cell office:value-type="float" office:value="3333" calcext:value-type="float">
            <text:p>3333</text:p>
          </table:table-cell>
          <table:table-cell office:value-type="float" office:value="1992" calcext:value-type="float">
            <text:p>1992</text:p>
          </table:table-cell>
          <table:table-cell office:value-type="float" office:value="5513" calcext:value-type="float">
            <text:p>5513</text:p>
          </table:table-cell>
          <table:table-cell office:value-type="float" office:value="14032" calcext:value-type="float">
            <text:p>14032</text:p>
          </table:table-cell>
          <table:table-cell office:value-type="float" office:value="3035" calcext:value-type="float">
            <text:p>3035</text:p>
          </table:table-cell>
          <table:table-cell office:value-type="float" office:value="2287" calcext:value-type="float">
            <text:p>2287</text:p>
          </table:table-cell>
          <table:table-cell office:value-type="float" office:value="1894" calcext:value-type="float">
            <text:p>1894</text:p>
          </table:table-cell>
          <table:table-cell office:value-type="float" office:value="7806" calcext:value-type="float">
            <text:p>7806</text:p>
          </table:table-cell>
          <table:table-cell office:value-type="float" office:value="136616" calcext:value-type="float">
            <text:p>136616</text:p>
          </table:table-cell>
          <table:table-cell office:value-type="float" office:value="3000" calcext:value-type="float">
            <text:p>3000</text:p>
          </table:table-cell>
          <table:table-cell office:value-type="float" office:value="1248" calcext:value-type="float">
            <text:p>1248</text:p>
          </table:table-cell>
          <table:table-cell office:value-type="float" office:value="2113" calcext:value-type="float">
            <text:p>2113</text:p>
          </table:table-cell>
          <table:table-cell office:value-type="float" office:value="121287" calcext:value-type="float">
            <text:p>121287</text:p>
          </table:table-cell>
          <table:table-cell office:value-type="float" office:value="126871" calcext:value-type="float">
            <text:p>126871</text:p>
          </table:table-cell>
          <table:table-cell office:value-type="float" office:value="3436" calcext:value-type="float">
            <text:p>3436</text:p>
          </table:table-cell>
          <table:table-cell office:value-type="float" office:value="36322" calcext:value-type="float">
            <text:p>36322</text:p>
          </table:table-cell>
          <table:table-cell office:value-type="float" office:value="14676" calcext:value-type="float">
            <text:p>14676</text:p>
          </table:table-cell>
          <table:table-cell office:value-type="float" office:value="9907" calcext:value-type="float">
            <text:p>9907</text:p>
          </table:table-cell>
          <table:table-cell office:value-type="float" office:value="50821" calcext:value-type="float">
            <text:p>50821</text:p>
          </table:table-cell>
          <table:table-cell office:value-type="float" office:value="4820" calcext:value-type="float">
            <text:p>4820</text:p>
          </table:table-cell>
          <table:table-cell office:value-type="float" office:value="7041" calcext:value-type="float">
            <text:p>7041</text:p>
          </table:table-cell>
          <table:table-cell office:value-type="float" office:value="7685" calcext:value-type="float">
            <text:p>7685</text:p>
          </table:table-cell>
          <table:table-cell office:value-type="float" office:value="3320" calcext:value-type="float">
            <text:p>3320</text:p>
          </table:table-cell>
          <table:table-cell office:value-type="float" office:value="125097" calcext:value-type="float">
            <text:p>125097</text:p>
          </table:table-cell>
          <table:table-cell office:value-type="float" office:value="3194" calcext:value-type="float">
            <text:p>3194</text:p>
          </table:table-cell>
          <table:table-cell office:value-type="float" office:value="7048" calcext:value-type="float">
            <text:p>7048</text:p>
          </table:table-cell>
          <table:table-cell office:value-type="float" office:value="59174" calcext:value-type="float">
            <text:p>59174</text:p>
          </table:table-cell>
          <table:table-cell office:value-type="float" office:value="2936" calcext:value-type="float">
            <text:p>2936</text:p>
          </table:table-cell>
          <table:table-cell office:value-type="float" office:value="3357" calcext:value-type="float">
            <text:p>3357</text:p>
          </table:table-cell>
          <table:table-cell office:value-type="float" office:value="2291" calcext:value-type="float">
            <text:p>2291</text:p>
          </table:table-cell>
          <table:table-cell office:value-type="float" office:value="5876" calcext:value-type="float">
            <text:p>5876</text:p>
          </table:table-cell>
          <table:table-cell office:value-type="float" office:value="5690" calcext:value-type="float">
            <text:p>5690</text:p>
          </table:table-cell>
          <table:table-cell office:value-type="float" office:value="120921" calcext:value-type="float">
            <text:p>120921</text:p>
          </table:table-cell>
          <table:table-cell office:value-type="float" office:value="5434" calcext:value-type="float">
            <text:p>5434</text:p>
          </table:table-cell>
          <table:table-cell office:value-type="float" office:value="49285" calcext:value-type="float">
            <text:p>49285</text:p>
          </table:table-cell>
          <table:table-cell office:value-type="float" office:value="7595" calcext:value-type="float">
            <text:p>7595</text:p>
          </table:table-cell>
          <table:table-cell office:value-type="float" office:value="3489" calcext:value-type="float">
            <text:p>3489</text:p>
          </table:table-cell>
          <table:table-cell office:value-type="float" office:value="25527" calcext:value-type="float">
            <text:p>25527</text:p>
          </table:table-cell>
          <table:table-cell office:value-type="float" office:value="130134" calcext:value-type="float">
            <text:p>130134</text:p>
          </table:table-cell>
          <table:table-cell office:value-type="float" office:value="3102" calcext:value-type="float">
            <text:p>3102</text:p>
          </table:table-cell>
          <table:table-cell office:value-type="float" office:value="20022" calcext:value-type="float">
            <text:p>20022</text:p>
          </table:table-cell>
          <table:table-cell office:value-type="float" office:value="34480" calcext:value-type="float">
            <text:p>34480</text:p>
          </table:table-cell>
          <table:table-cell office:value-type="float" office:value="3647" calcext:value-type="float">
            <text:p>3647</text:p>
          </table:table-cell>
          <table:table-cell office:value-type="float" office:value="3245" calcext:value-type="float">
            <text:p>3245</text:p>
          </table:table-cell>
          <table:table-cell office:value-type="float" office:value="14739" calcext:value-type="float">
            <text:p>14739</text:p>
          </table:table-cell>
          <table:table-cell office:value-type="float" office:value="3475" calcext:value-type="float">
            <text:p>3475</text:p>
          </table:table-cell>
          <table:table-cell office:value-type="float" office:value="4520" calcext:value-type="float">
            <text:p>4520</text:p>
          </table:table-cell>
          <table:table-cell office:value-type="float" office:value="11738" calcext:value-type="float">
            <text:p>11738</text:p>
          </table:table-cell>
          <table:table-cell office:value-type="float" office:value="47545" calcext:value-type="float">
            <text:p>47545</text:p>
          </table:table-cell>
          <table:table-cell office:value-type="float" office:value="2186" calcext:value-type="float">
            <text:p>2186</text:p>
          </table:table-cell>
          <table:table-cell office:value-type="float" office:value="7594" calcext:value-type="float">
            <text:p>7594</text:p>
          </table:table-cell>
          <table:table-cell office:value-type="float" office:value="131769" calcext:value-type="float">
            <text:p>131769</text:p>
          </table:table-cell>
          <table:table-cell office:value-type="float" office:value="9304" calcext:value-type="float">
            <text:p>9304</text:p>
          </table:table-cell>
          <table:table-cell office:value-type="float" office:value="37023" calcext:value-type="float">
            <text:p>37023</text:p>
          </table:table-cell>
          <table:table-cell office:value-type="float" office:value="78677" calcext:value-type="float">
            <text:p>78677</text:p>
          </table:table-cell>
          <table:table-cell office:value-type="float" office:value="2418" calcext:value-type="float">
            <text:p>2418</text:p>
          </table:table-cell>
          <table:table-cell office:value-type="float" office:value="2850" calcext:value-type="float">
            <text:p>2850</text:p>
          </table:table-cell>
          <table:table-cell office:value-type="float" office:value="27053" calcext:value-type="float">
            <text:p>27053</text:p>
          </table:table-cell>
          <table:table-cell office:value-type="float" office:value="8708" calcext:value-type="float">
            <text:p>8708</text:p>
          </table:table-cell>
          <table:table-cell office:value-type="float" office:value="13128" calcext:value-type="float">
            <text:p>13128</text:p>
          </table:table-cell>
          <table:table-cell office:value-type="float" office:value="3275" calcext:value-type="float">
            <text:p>3275</text:p>
          </table:table-cell>
          <table:table-cell office:value-type="float" office:value="36018" calcext:value-type="float">
            <text:p>36018</text:p>
          </table:table-cell>
          <table:table-cell office:value-type="float" office:value="1264" calcext:value-type="float">
            <text:p>1264</text:p>
          </table:table-cell>
          <table:table-cell office:value-type="float" office:value="4525" calcext:value-type="float">
            <text:p>4525</text:p>
          </table:table-cell>
          <table:table-cell office:value-type="float" office:value="61681" calcext:value-type="float">
            <text:p>61681</text:p>
          </table:table-cell>
          <table:table-cell office:value-type="float" office:value="5435" calcext:value-type="float">
            <text:p>5435</text:p>
          </table:table-cell>
          <table:table-cell office:value-type="float" office:value="38610" calcext:value-type="float">
            <text:p>38610</text:p>
          </table:table-cell>
          <table:table-cell office:value-type="float" office:value="18722" calcext:value-type="float">
            <text:p>18722</text:p>
          </table:table-cell>
          <table:table-cell office:value-type="float" office:value="12225" calcext:value-type="float">
            <text:p>12225</text:p>
          </table:table-cell>
          <table:table-cell office:value-type="float" office:value="52491" calcext:value-type="float">
            <text:p>52491</text:p>
          </table:table-cell>
          <table:table-cell office:value-type="float" office:value="5055" calcext:value-type="float">
            <text:p>5055</text:p>
          </table:table-cell>
          <table:table-cell office:value-type="float" office:value="2760" calcext:value-type="float">
            <text:p>2760</text:p>
          </table:table-cell>
          <table:table-cell office:value-type="float" office:value="49573" calcext:value-type="float">
            <text:p>49573</text:p>
          </table:table-cell>
          <table:table-cell office:value-type="float" office:value="2235" calcext:value-type="float">
            <text:p>2235</text:p>
          </table:table-cell>
          <table:table-cell office:value-type="float" office:value="19948" calcext:value-type="float">
            <text:p>19948</text:p>
          </table:table-cell>
          <table:table-cell office:value-type="float" office:value="12693" calcext:value-type="float">
            <text:p>12693</text:p>
          </table:table-cell>
          <table:table-cell office:value-type="float" office:value="52435" calcext:value-type="float">
            <text:p>52435</text:p>
          </table:table-cell>
          <table:table-cell office:value-type="float" office:value="2356" calcext:value-type="float">
            <text:p>2356</text:p>
          </table:table-cell>
          <table:table-cell office:value-type="float" office:value="9994" calcext:value-type="float">
            <text:p>9994</text:p>
          </table:table-cell>
          <table:table-cell office:value-type="float" office:value="50070" calcext:value-type="float">
            <text:p>50070</text:p>
          </table:table-cell>
          <table:table-cell office:value-type="float" office:value="51412" calcext:value-type="float">
            <text:p>51412</text:p>
          </table:table-cell>
          <table:table-cell office:value-type="float" office:value="2894" calcext:value-type="float">
            <text:p>2894</text:p>
          </table:table-cell>
          <table:table-cell office:value-type="float" office:value="7532" calcext:value-type="float">
            <text:p>7532</text:p>
          </table:table-cell>
          <table:table-cell office:value-type="float" office:value="23425" calcext:value-type="float">
            <text:p>23425</text:p>
          </table:table-cell>
          <table:table-cell office:value-type="float" office:value="6024" calcext:value-type="float">
            <text:p>6024</text:p>
          </table:table-cell>
          <table:table-cell office:value-type="float" office:value="10630" calcext:value-type="float">
            <text:p>10630</text:p>
          </table:table-cell>
          <table:table-cell office:value-type="float" office:value="6575" calcext:value-type="float">
            <text:p>6575</text:p>
          </table:table-cell>
          <table:table-cell office:value-type="float" office:value="2542" calcext:value-type="float">
            <text:p>2542</text:p>
          </table:table-cell>
          <table:table-cell office:value-type="float" office:value="28816" calcext:value-type="float">
            <text:p>28816</text:p>
          </table:table-cell>
          <table:table-cell office:value-type="float" office:value="34139" calcext:value-type="float">
            <text:p>34139</text:p>
          </table:table-cell>
          <table:table-cell office:value-type="float" office:value="9184" calcext:value-type="float">
            <text:p>9184</text:p>
          </table:table-cell>
          <table:table-cell office:value-type="float" office:value="11656" calcext:value-type="float">
            <text:p>11656</text:p>
          </table:table-cell>
          <table:table-cell office:value-type="float" office:value="6570" calcext:value-type="float">
            <text:p>6570</text:p>
          </table:table-cell>
          <table:table-cell office:value-type="float" office:value="5175" calcext:value-type="float">
            <text:p>5175</text:p>
          </table:table-cell>
          <table:table-cell office:value-type="float" office:value="25358" calcext:value-type="float">
            <text:p>25358</text:p>
          </table:table-cell>
          <table:table-cell office:value-type="float" office:value="17412" calcext:value-type="float">
            <text:p>17412</text:p>
          </table:table-cell>
          <table:table-cell office:value-type="float" office:value="2598" calcext:value-type="float">
            <text:p>2598</text:p>
          </table:table-cell>
          <table:table-cell office:value-type="float" office:value="10290" calcext:value-type="float">
            <text:p>10290</text:p>
          </table:table-cell>
          <table:table-cell office:value-type="float" office:value="51242" calcext:value-type="float">
            <text:p>51242</text:p>
          </table:table-cell>
          <table:table-cell office:value-type="float" office:value="4003" calcext:value-type="float">
            <text:p>4003</text:p>
          </table:table-cell>
          <table:table-cell office:value-type="float" office:value="52701" calcext:value-type="float">
            <text:p>52701</text:p>
          </table:table-cell>
          <table:table-cell office:value-type="float" office:value="6432" calcext:value-type="float">
            <text:p>6432</text:p>
          </table:table-cell>
          <table:table-cell office:value-type="float" office:value="3841" calcext:value-type="float">
            <text:p>3841</text:p>
          </table:table-cell>
          <table:table-cell office:value-type="float" office:value="17964" calcext:value-type="float">
            <text:p>17964</text:p>
          </table:table-cell>
          <table:table-cell office:value-type="float" office:value="52130" calcext:value-type="float">
            <text:p>52130</text:p>
          </table:table-cell>
          <table:table-cell office:value-type="float" office:value="2308" calcext:value-type="float">
            <text:p>2308</text:p>
          </table:table-cell>
          <table:table-cell office:value-type="float" office:value="20510" calcext:value-type="float">
            <text:p>20510</text:p>
          </table:table-cell>
          <table:table-cell office:value-type="float" office:value="14168" calcext:value-type="float">
            <text:p>14168</text:p>
          </table:table-cell>
          <table:table-cell office:value-type="float" office:value="1292" calcext:value-type="float">
            <text:p>1292</text:p>
          </table:table-cell>
          <table:table-cell office:value-type="float" office:value="12610" calcext:value-type="float">
            <text:p>12610</text:p>
          </table:table-cell>
          <table:table-cell office:value-type="float" office:value="2365" calcext:value-type="float">
            <text:p>2365</text:p>
          </table:table-cell>
          <table:table-cell office:value-type="float" office:value="52632" calcext:value-type="float">
            <text:p>52632</text:p>
          </table:table-cell>
          <table:table-cell office:value-type="float" office:value="48842" calcext:value-type="float">
            <text:p>48842</text:p>
          </table:table-cell>
          <table:table-cell office:value-type="float" office:value="14979" calcext:value-type="float">
            <text:p>14979</text:p>
          </table:table-cell>
          <table:table-cell office:value-type="float" office:value="48531" calcext:value-type="float">
            <text:p>48531</text:p>
          </table:table-cell>
          <table:table-cell office:value-type="float" office:value="6207" calcext:value-type="float">
            <text:p>6207</text:p>
          </table:table-cell>
          <table:table-cell office:value-type="float" office:value="17441" calcext:value-type="float">
            <text:p>17441</text:p>
          </table:table-cell>
          <table:table-cell office:value-type="float" office:value="4107" calcext:value-type="float">
            <text:p>4107</text:p>
          </table:table-cell>
          <table:table-cell office:value-type="float" office:value="1810" calcext:value-type="float">
            <text:p>1810</text:p>
          </table:table-cell>
          <table:table-cell office:value-type="float" office:value="52033" calcext:value-type="float">
            <text:p>52033</text:p>
          </table:table-cell>
          <table:table-cell office:value-type="float" office:value="51550" calcext:value-type="float">
            <text:p>51550</text:p>
          </table:table-cell>
          <table:table-cell office:value-type="float" office:value="2357" calcext:value-type="float">
            <text:p>2357</text:p>
          </table:table-cell>
          <table:table-cell office:value-type="float" office:value="2764" calcext:value-type="float">
            <text:p>2764</text:p>
          </table:table-cell>
          <table:table-cell office:value-type="float" office:value="4855" calcext:value-type="float">
            <text:p>4855</text:p>
          </table:table-cell>
          <table:table-cell office:value-type="float" office:value="2060" calcext:value-type="float">
            <text:p>2060</text:p>
          </table:table-cell>
          <table:table-cell office:value-type="float" office:value="2442" calcext:value-type="float">
            <text:p>2442</text:p>
          </table:table-cell>
          <table:table-cell office:value-type="float" office:value="1846" calcext:value-type="float">
            <text:p>1846</text:p>
          </table:table-cell>
          <table:table-cell office:value-type="float" office:value="19648" calcext:value-type="float">
            <text:p>19648</text:p>
          </table:table-cell>
          <table:table-cell office:value-type="float" office:value="49950" calcext:value-type="float">
            <text:p>49950</text:p>
          </table:table-cell>
          <table:table-cell office:value-type="float" office:value="51237" calcext:value-type="float">
            <text:p>51237</text:p>
          </table:table-cell>
          <table:table-cell office:value-type="float" office:value="51333" calcext:value-type="float">
            <text:p>51333</text:p>
          </table:table-cell>
          <table:table-cell office:value-type="float" office:value="10849" calcext:value-type="float">
            <text:p>10849</text:p>
          </table:table-cell>
          <table:table-cell office:value-type="float" office:value="2292" calcext:value-type="float">
            <text:p>2292</text:p>
          </table:table-cell>
          <table:table-cell office:value-type="float" office:value="49348" calcext:value-type="float">
            <text:p>49348</text:p>
          </table:table-cell>
          <table:table-cell office:value-type="float" office:value="50789" calcext:value-type="float">
            <text:p>50789</text:p>
          </table:table-cell>
          <table:table-cell office:value-type="float" office:value="30889" calcext:value-type="float">
            <text:p>30889</text:p>
          </table:table-cell>
          <table:table-cell office:value-type="float" office:value="18329" calcext:value-type="float">
            <text:p>18329</text:p>
          </table:table-cell>
          <table:table-cell office:value-type="float" office:value="51483" calcext:value-type="float">
            <text:p>51483</text:p>
          </table:table-cell>
          <table:table-cell office:value-type="float" office:value="17862" calcext:value-type="float">
            <text:p>17862</text:p>
          </table:table-cell>
          <table:table-cell office:value-type="float" office:value="2367" calcext:value-type="float">
            <text:p>2367</text:p>
          </table:table-cell>
          <table:table-cell office:value-type="float" office:value="49794" calcext:value-type="float">
            <text:p>49794</text:p>
          </table:table-cell>
          <table:table-cell office:value-type="float" office:value="10826" calcext:value-type="float">
            <text:p>10826</text:p>
          </table:table-cell>
          <table:table-cell office:value-type="float" office:value="26883" calcext:value-type="float">
            <text:p>26883</text:p>
          </table:table-cell>
          <table:table-cell office:value-type="float" office:value="49549" calcext:value-type="float">
            <text:p>49549</text:p>
          </table:table-cell>
          <table:table-cell office:value-type="float" office:value="14276" calcext:value-type="float">
            <text:p>14276</text:p>
          </table:table-cell>
          <table:table-cell office:value-type="float" office:value="48658" calcext:value-type="float">
            <text:p>48658</text:p>
          </table:table-cell>
          <table:table-cell office:value-type="float" office:value="2488" calcext:value-type="float">
            <text:p>2488</text:p>
          </table:table-cell>
          <table:table-cell office:value-type="float" office:value="51345" calcext:value-type="float">
            <text:p>51345</text:p>
          </table:table-cell>
          <table:table-cell office:value-type="float" office:value="4603" calcext:value-type="float">
            <text:p>4603</text:p>
          </table:table-cell>
          <table:table-cell office:value-type="float" office:value="6232" calcext:value-type="float">
            <text:p>6232</text:p>
          </table:table-cell>
          <table:table-cell office:value-type="float" office:value="51933" calcext:value-type="float">
            <text:p>51933</text:p>
          </table:table-cell>
          <table:table-cell office:value-type="float" office:value="1914" calcext:value-type="float">
            <text:p>1914</text:p>
          </table:table-cell>
          <table:table-cell office:value-type="float" office:value="6234" calcext:value-type="float">
            <text:p>6234</text:p>
          </table:table-cell>
          <table:table-cell office:value-type="float" office:value="15541" calcext:value-type="float">
            <text:p>15541</text:p>
          </table:table-cell>
          <table:table-cell office:value-type="float" office:value="44410" calcext:value-type="float">
            <text:p>44410</text:p>
          </table:table-cell>
          <table:table-cell office:value-type="float" office:value="2005" calcext:value-type="float">
            <text:p>2005</text:p>
          </table:table-cell>
          <table:table-cell office:value-type="float" office:value="2143" calcext:value-type="float">
            <text:p>2143</text:p>
          </table:table-cell>
          <table:table-cell office:value-type="float" office:value="17260" calcext:value-type="float">
            <text:p>17260</text:p>
          </table:table-cell>
          <table:table-cell office:value-type="float" office:value="5873" calcext:value-type="float">
            <text:p>5873</text:p>
          </table:table-cell>
          <table:table-cell office:value-type="float" office:value="10940" calcext:value-type="float">
            <text:p>10940</text:p>
          </table:table-cell>
          <table:table-cell office:value-type="float" office:value="2677" calcext:value-type="float">
            <text:p>2677</text:p>
          </table:table-cell>
          <table:table-cell office:value-type="float" office:value="9743" calcext:value-type="float">
            <text:p>9743</text:p>
          </table:table-cell>
          <table:table-cell office:value-type="float" office:value="1494" calcext:value-type="float">
            <text:p>1494</text:p>
          </table:table-cell>
          <table:table-cell office:value-type="float" office:value="18875" calcext:value-type="float">
            <text:p>18875</text:p>
          </table:table-cell>
          <table:table-cell office:value-type="float" office:value="45735" calcext:value-type="float">
            <text:p>45735</text:p>
          </table:table-cell>
          <table:table-cell office:value-type="float" office:value="4657" calcext:value-type="float">
            <text:p>4657</text:p>
          </table:table-cell>
          <table:table-cell office:value-type="float" office:value="25711" calcext:value-type="float">
            <text:p>25711</text:p>
          </table:table-cell>
          <table:table-cell office:value-type="float" office:value="13996" calcext:value-type="float">
            <text:p>13996</text:p>
          </table:table-cell>
          <table:table-cell office:value-type="float" office:value="9540" calcext:value-type="float">
            <text:p>9540</text:p>
          </table:table-cell>
          <table:table-cell office:value-type="float" office:value="74852" calcext:value-type="float">
            <text:p>74852</text:p>
          </table:table-cell>
          <table:table-cell office:value-type="float" office:value="5049" calcext:value-type="float">
            <text:p>5049</text:p>
          </table:table-cell>
          <table:table-cell office:value-type="float" office:value="2303" calcext:value-type="float">
            <text:p>2303</text:p>
          </table:table-cell>
          <table:table-cell office:value-type="float" office:value="41891" calcext:value-type="float">
            <text:p>41891</text:p>
          </table:table-cell>
          <table:table-cell office:value-type="float" office:value="2042" calcext:value-type="float">
            <text:p>2042</text:p>
          </table:table-cell>
          <table:table-cell office:value-type="float" office:value="16051" calcext:value-type="float">
            <text:p>16051</text:p>
          </table:table-cell>
          <table:table-cell office:value-type="float" office:value="11572" calcext:value-type="float">
            <text:p>11572</text:p>
          </table:table-cell>
          <table:table-cell office:value-type="float" office:value="40498" calcext:value-type="float">
            <text:p>40498</text:p>
          </table:table-cell>
          <table:table-cell office:value-type="float" office:value="2219" calcext:value-type="float">
            <text:p>2219</text:p>
          </table:table-cell>
          <table:table-cell office:value-type="float" office:value="7892" calcext:value-type="float">
            <text:p>7892</text:p>
          </table:table-cell>
          <table:table-cell office:value-type="float" office:value="41550" calcext:value-type="float">
            <text:p>41550</text:p>
          </table:table-cell>
          <table:table-cell office:value-type="float" office:value="40516" calcext:value-type="float">
            <text:p>40516</text:p>
          </table:table-cell>
          <table:table-cell office:value-type="float" office:value="2537" calcext:value-type="float">
            <text:p>2537</text:p>
          </table:table-cell>
          <table:table-cell office:value-type="float" office:value="5602" calcext:value-type="float">
            <text:p>5602</text:p>
          </table:table-cell>
          <table:table-cell office:value-type="float" office:value="17027" calcext:value-type="float">
            <text:p>17027</text:p>
          </table:table-cell>
          <table:table-cell office:value-type="float" office:value="5127" calcext:value-type="float">
            <text:p>5127</text:p>
          </table:table-cell>
          <table:table-cell office:value-type="float" office:value="2541" calcext:value-type="float">
            <text:p>2541</text:p>
          </table:table-cell>
          <table:table-cell office:value-type="float" office:value="4316" calcext:value-type="float">
            <text:p>4316</text:p>
          </table:table-cell>
          <table:table-cell office:value-type="float" office:value="2269" calcext:value-type="float">
            <text:p>2269</text:p>
          </table:table-cell>
          <table:table-cell office:value-type="float" office:value="5884" calcext:value-type="float">
            <text:p>5884</text:p>
          </table:table-cell>
          <table:table-cell office:value-type="float" office:value="23406" calcext:value-type="float">
            <text:p>23406</text:p>
          </table:table-cell>
          <table:table-cell office:value-type="float" office:value="8593" calcext:value-type="float">
            <text:p>8593</text:p>
          </table:table-cell>
          <table:table-cell office:value-type="float" office:value="9541" calcext:value-type="float">
            <text:p>9541</text:p>
          </table:table-cell>
          <table:table-cell office:value-type="float" office:value="5344" calcext:value-type="float">
            <text:p>5344</text:p>
          </table:table-cell>
          <table:table-cell office:value-type="float" office:value="4105" calcext:value-type="float">
            <text:p>4105</text:p>
          </table:table-cell>
          <table:table-cell office:value-type="float" office:value="20294" calcext:value-type="float">
            <text:p>20294</text:p>
          </table:table-cell>
          <table:table-cell office:value-type="float" office:value="12922" calcext:value-type="float">
            <text:p>12922</text:p>
          </table:table-cell>
          <table:table-cell office:value-type="float" office:value="2463" calcext:value-type="float">
            <text:p>2463</text:p>
          </table:table-cell>
          <table:table-cell office:value-type="float" office:value="8194" calcext:value-type="float">
            <text:p>8194</text:p>
          </table:table-cell>
          <table:table-cell office:value-type="float" office:value="43985" calcext:value-type="float">
            <text:p>43985</text:p>
          </table:table-cell>
          <table:table-cell office:value-type="float" office:value="3758" calcext:value-type="float">
            <text:p>3758</text:p>
          </table:table-cell>
          <table:table-cell office:value-type="float" office:value="40747" calcext:value-type="float">
            <text:p>40747</text:p>
          </table:table-cell>
          <table:table-cell office:value-type="float" office:value="5563" calcext:value-type="float">
            <text:p>5563</text:p>
          </table:table-cell>
          <table:table-cell office:value-type="float" office:value="3552" calcext:value-type="float">
            <text:p>3552</text:p>
          </table:table-cell>
          <table:table-cell office:value-type="float" office:value="12801" calcext:value-type="float">
            <text:p>12801</text:p>
          </table:table-cell>
          <table:table-cell office:value-type="float" office:value="42145" calcext:value-type="float">
            <text:p>42145</text:p>
          </table:table-cell>
          <table:table-cell office:value-type="float" office:value="1866" calcext:value-type="float">
            <text:p>1866</text:p>
          </table:table-cell>
          <table:table-cell office:value-type="float" office:value="16632" calcext:value-type="float">
            <text:p>16632</text:p>
          </table:table-cell>
          <table:table-cell office:value-type="float" office:value="12040" calcext:value-type="float">
            <text:p>12040</text:p>
          </table:table-cell>
          <table:table-cell office:value-type="float" office:value="1312" calcext:value-type="float">
            <text:p>1312</text:p>
          </table:table-cell>
          <table:table-cell office:value-type="float" office:value="11206" calcext:value-type="float">
            <text:p>11206</text:p>
          </table:table-cell>
          <table:table-cell office:value-type="float" office:value="1972" calcext:value-type="float">
            <text:p>1972</text:p>
          </table:table-cell>
          <table:table-cell office:value-type="float" office:value="42295" calcext:value-type="float">
            <text:p>42295</text:p>
          </table:table-cell>
          <table:table-cell office:value-type="float" office:value="42816" calcext:value-type="float">
            <text:p>42816</text:p>
          </table:table-cell>
          <table:table-cell office:value-type="float" office:value="12552" calcext:value-type="float">
            <text:p>12552</text:p>
          </table:table-cell>
          <table:table-cell office:value-type="float" office:value="43406" calcext:value-type="float">
            <text:p>43406</text:p>
          </table:table-cell>
          <table:table-cell office:value-type="float" office:value="5803" calcext:value-type="float">
            <text:p>5803</text:p>
          </table:table-cell>
          <table:table-cell office:value-type="float" office:value="12397" calcext:value-type="float">
            <text:p>12397</text:p>
          </table:table-cell>
          <table:table-cell office:value-type="float" office:value="3033" calcext:value-type="float">
            <text:p>3033</text:p>
          </table:table-cell>
          <table:table-cell office:value-type="float" office:value="1777" calcext:value-type="float">
            <text:p>1777</text:p>
          </table:table-cell>
          <table:table-cell office:value-type="float" office:value="48962" calcext:value-type="float">
            <text:p>48962</text:p>
          </table:table-cell>
          <table:table-cell office:value-type="float" office:value="40969" calcext:value-type="float">
            <text:p>40969</text:p>
          </table:table-cell>
          <table:table-cell office:value-type="float" office:value="2179" calcext:value-type="float">
            <text:p>2179</text:p>
          </table:table-cell>
          <table:table-cell office:value-type="float" office:value="2791" calcext:value-type="float">
            <text:p>2791</text:p>
          </table:table-cell>
          <table:table-cell office:value-type="float" office:value="4587" calcext:value-type="float">
            <text:p>4587</text:p>
          </table:table-cell>
          <table:table-cell office:value-type="float" office:value="1893" calcext:value-type="float">
            <text:p>1893</text:p>
          </table:table-cell>
          <table:table-cell office:value-type="float" office:value="2371" calcext:value-type="float">
            <text:p>2371</text:p>
          </table:table-cell>
          <table:table-cell office:value-type="float" office:value="1878" calcext:value-type="float">
            <text:p>1878</text:p>
          </table:table-cell>
          <table:table-cell office:value-type="float" office:value="18049" calcext:value-type="float">
            <text:p>18049</text:p>
          </table:table-cell>
          <table:table-cell office:value-type="float" office:value="42223" calcext:value-type="float">
            <text:p>42223</text:p>
          </table:table-cell>
          <table:table-cell office:value-type="float" office:value="40765" calcext:value-type="float">
            <text:p>40765</text:p>
          </table:table-cell>
          <table:table-cell office:value-type="float" office:value="39741" calcext:value-type="float">
            <text:p>39741</text:p>
          </table:table-cell>
          <table:table-cell office:value-type="float" office:value="9552" calcext:value-type="float">
            <text:p>9552</text:p>
          </table:table-cell>
          <table:table-cell office:value-type="float" office:value="2088" calcext:value-type="float">
            <text:p>2088</text:p>
          </table:table-cell>
          <table:table-cell office:value-type="float" office:value="42973" calcext:value-type="float">
            <text:p>42973</text:p>
          </table:table-cell>
          <table:table-cell office:value-type="float" office:value="40358" calcext:value-type="float">
            <text:p>40358</text:p>
          </table:table-cell>
          <table:table-cell office:value-type="float" office:value="47657" calcext:value-type="float">
            <text:p>47657</text:p>
          </table:table-cell>
          <table:table-cell office:value-type="float" office:value="16728" calcext:value-type="float">
            <text:p>16728</text:p>
          </table:table-cell>
          <table:table-cell office:value-type="float" office:value="41250" calcext:value-type="float">
            <text:p>41250</text:p>
          </table:table-cell>
          <table:table-cell office:value-type="float" office:value="16222" calcext:value-type="float">
            <text:p>16222</text:p>
          </table:table-cell>
          <table:table-cell office:value-type="float" office:value="2271" calcext:value-type="float">
            <text:p>2271</text:p>
          </table:table-cell>
          <table:table-cell office:value-type="float" office:value="43195" calcext:value-type="float">
            <text:p>43195</text:p>
          </table:table-cell>
          <table:table-cell office:value-type="float" office:value="6402" calcext:value-type="float">
            <text:p>6402</text:p>
          </table:table-cell>
          <table:table-cell office:value-type="float" office:value="24190" calcext:value-type="float">
            <text:p>24190</text:p>
          </table:table-cell>
          <table:table-cell office:value-type="float" office:value="43319" calcext:value-type="float">
            <text:p>43319</text:p>
          </table:table-cell>
          <table:table-cell office:value-type="float" office:value="13827" calcext:value-type="float">
            <text:p>13827</text:p>
          </table:table-cell>
          <table:table-cell office:value-type="float" office:value="42564" calcext:value-type="float">
            <text:p>42564</text:p>
          </table:table-cell>
          <table:table-cell office:value-type="float" office:value="2565" calcext:value-type="float">
            <text:p>2565</text:p>
          </table:table-cell>
          <table:table-cell office:value-type="float" office:value="41163" calcext:value-type="float">
            <text:p>41163</text:p>
          </table:table-cell>
          <table:table-cell office:value-type="float" office:value="4295" calcext:value-type="float">
            <text:p>4295</text:p>
          </table:table-cell>
          <table:table-cell office:value-type="float" office:value="5559" calcext:value-type="float">
            <text:p>5559</text:p>
          </table:table-cell>
          <table:table-cell office:value-type="float" office:value="40278" calcext:value-type="float">
            <text:p>40278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AVERAGE([.A3:.KN3])" office:value-type="float" office:value="22319.38" calcext:value-type="float">
            <text:p>22319,38</text:p>
          </table:table-cell>
          <table:table-cell table:formula="of:=GEOMEAN([.A3:.KN3])" office:value-type="float" office:value="10818.2150814803" calcext:value-type="float">
            <text:p>10818,2150814803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10202" calcext:value-type="float">
            <text:p>10202</text:p>
          </table:table-cell>
          <table:table-cell office:value-type="float" office:value="3626" calcext:value-type="float">
            <text:p>3626</text:p>
          </table:table-cell>
          <table:table-cell office:value-type="float" office:value="3188" calcext:value-type="float">
            <text:p>3188</text:p>
          </table:table-cell>
          <table:table-cell office:value-type="float" office:value="20222" calcext:value-type="float">
            <text:p>20222</text:p>
          </table:table-cell>
          <table:table-cell office:value-type="float" office:value="4411" calcext:value-type="float">
            <text:p>4411</text:p>
          </table:table-cell>
          <table:table-cell office:value-type="float" office:value="38206" calcext:value-type="float">
            <text:p>38206</text:p>
          </table:table-cell>
          <table:table-cell office:value-type="float" office:value="14663" calcext:value-type="float">
            <text:p>14663</text:p>
          </table:table-cell>
          <table:table-cell office:value-type="float" office:value="2791" calcext:value-type="float">
            <text:p>2791</text:p>
          </table:table-cell>
          <table:table-cell office:value-type="float" office:value="3081" calcext:value-type="float">
            <text:p>3081</text:p>
          </table:table-cell>
          <table:table-cell office:value-type="float" office:value="8288" calcext:value-type="float">
            <text:p>8288</text:p>
          </table:table-cell>
          <table:table-cell office:value-type="float" office:value="2868" calcext:value-type="float">
            <text:p>2868</text:p>
          </table:table-cell>
          <table:table-cell office:value-type="float" office:value="6292" calcext:value-type="float">
            <text:p>6292</text:p>
          </table:table-cell>
          <table:table-cell office:value-type="float" office:value="26980" calcext:value-type="float">
            <text:p>26980</text:p>
          </table:table-cell>
          <table:table-cell office:value-type="float" office:value="5293" calcext:value-type="float">
            <text:p>5293</text:p>
          </table:table-cell>
          <table:table-cell office:value-type="float" office:value="4483" calcext:value-type="float">
            <text:p>4483</text:p>
          </table:table-cell>
          <table:table-cell office:value-type="float" office:value="3103" calcext:value-type="float">
            <text:p>3103</text:p>
          </table:table-cell>
          <table:table-cell office:value-type="float" office:value="1291" calcext:value-type="float">
            <text:p>1291</text:p>
          </table:table-cell>
          <table:table-cell office:value-type="float" office:value="103395" calcext:value-type="float">
            <text:p>103395</text:p>
          </table:table-cell>
          <table:table-cell office:value-type="float" office:value="5536" calcext:value-type="float">
            <text:p>5536</text:p>
          </table:table-cell>
          <table:table-cell office:value-type="float" office:value="2670" calcext:value-type="float">
            <text:p>2670</text:p>
          </table:table-cell>
          <table:table-cell office:value-type="float" office:value="3792" calcext:value-type="float">
            <text:p>3792</text:p>
          </table:table-cell>
          <table:table-cell office:value-type="float" office:value="56306" calcext:value-type="float">
            <text:p>56306</text:p>
          </table:table-cell>
          <table:table-cell office:value-type="float" office:value="2415" calcext:value-type="float">
            <text:p>2415</text:p>
          </table:table-cell>
          <table:table-cell office:value-type="float" office:value="49960" calcext:value-type="float">
            <text:p>49960</text:p>
          </table:table-cell>
          <table:table-cell office:value-type="float" office:value="48998" calcext:value-type="float">
            <text:p>48998</text:p>
          </table:table-cell>
          <table:table-cell office:value-type="float" office:value="3481" calcext:value-type="float">
            <text:p>3481</text:p>
          </table:table-cell>
          <table:table-cell office:value-type="float" office:value="184793" calcext:value-type="float">
            <text:p>184793</text:p>
          </table:table-cell>
          <table:table-cell office:value-type="float" office:value="139881" calcext:value-type="float">
            <text:p>139881</text:p>
          </table:table-cell>
          <table:table-cell office:value-type="float" office:value="22544" calcext:value-type="float">
            <text:p>22544</text:p>
          </table:table-cell>
          <table:table-cell office:value-type="float" office:value="125105" calcext:value-type="float">
            <text:p>125105</text:p>
          </table:table-cell>
          <table:table-cell office:value-type="float" office:value="5304" calcext:value-type="float">
            <text:p>5304</text:p>
          </table:table-cell>
          <table:table-cell office:value-type="float" office:value="52464" calcext:value-type="float">
            <text:p>52464</text:p>
          </table:table-cell>
          <table:table-cell office:value-type="float" office:value="55680" calcext:value-type="float">
            <text:p>55680</text:p>
          </table:table-cell>
          <table:table-cell office:value-type="float" office:value="7384" calcext:value-type="float">
            <text:p>7384</text:p>
          </table:table-cell>
          <table:table-cell office:value-type="float" office:value="81442" calcext:value-type="float">
            <text:p>81442</text:p>
          </table:table-cell>
          <table:table-cell office:value-type="float" office:value="45771" calcext:value-type="float">
            <text:p>45771</text:p>
          </table:table-cell>
          <table:table-cell office:value-type="float" office:value="4381" calcext:value-type="float">
            <text:p>4381</text:p>
          </table:table-cell>
          <table:table-cell office:value-type="float" office:value="31861" calcext:value-type="float">
            <text:p>31861</text:p>
          </table:table-cell>
          <table:table-cell office:value-type="float" office:value="15748" calcext:value-type="float">
            <text:p>15748</text:p>
          </table:table-cell>
          <table:table-cell office:value-type="float" office:value="3403" calcext:value-type="float">
            <text:p>3403</text:p>
          </table:table-cell>
          <table:table-cell office:value-type="float" office:value="2875" calcext:value-type="float">
            <text:p>2875</text:p>
          </table:table-cell>
          <table:table-cell office:value-type="float" office:value="19974" calcext:value-type="float">
            <text:p>19974</text:p>
          </table:table-cell>
          <table:table-cell office:value-type="float" office:value="37617" calcext:value-type="float">
            <text:p>37617</text:p>
          </table:table-cell>
          <table:table-cell office:value-type="float" office:value="2378" calcext:value-type="float">
            <text:p>2378</text:p>
          </table:table-cell>
          <table:table-cell office:value-type="float" office:value="2303" calcext:value-type="float">
            <text:p>2303</text:p>
          </table:table-cell>
          <table:table-cell office:value-type="float" office:value="9026" calcext:value-type="float">
            <text:p>9026</text:p>
          </table:table-cell>
          <table:table-cell office:value-type="float" office:value="49662" calcext:value-type="float">
            <text:p>49662</text:p>
          </table:table-cell>
          <table:table-cell office:value-type="float" office:value="3193" calcext:value-type="float">
            <text:p>3193</text:p>
          </table:table-cell>
          <table:table-cell office:value-type="float" office:value="2187" calcext:value-type="float">
            <text:p>2187</text:p>
          </table:table-cell>
          <table:table-cell office:value-type="float" office:value="5816" calcext:value-type="float">
            <text:p>5816</text:p>
          </table:table-cell>
          <table:table-cell office:value-type="float" office:value="26973" calcext:value-type="float">
            <text:p>26973</text:p>
          </table:table-cell>
          <table:table-cell office:value-type="float" office:value="3069" calcext:value-type="float">
            <text:p>3069</text:p>
          </table:table-cell>
          <table:table-cell office:value-type="float" office:value="1995" calcext:value-type="float">
            <text:p>1995</text:p>
          </table:table-cell>
          <table:table-cell office:value-type="float" office:value="3348" calcext:value-type="float">
            <text:p>3348</text:p>
          </table:table-cell>
          <table:table-cell office:value-type="float" office:value="18056" calcext:value-type="float">
            <text:p>18056</text:p>
          </table:table-cell>
          <table:table-cell office:value-type="float" office:value="154207" calcext:value-type="float">
            <text:p>154207</text:p>
          </table:table-cell>
          <table:table-cell office:value-type="float" office:value="3594" calcext:value-type="float">
            <text:p>3594</text:p>
          </table:table-cell>
          <table:table-cell office:value-type="float" office:value="1551" calcext:value-type="float">
            <text:p>1551</text:p>
          </table:table-cell>
          <table:table-cell office:value-type="float" office:value="2345" calcext:value-type="float">
            <text:p>2345</text:p>
          </table:table-cell>
          <table:table-cell office:value-type="float" office:value="126551" calcext:value-type="float">
            <text:p>126551</text:p>
          </table:table-cell>
          <table:table-cell office:value-type="float" office:value="125168" calcext:value-type="float">
            <text:p>125168</text:p>
          </table:table-cell>
          <table:table-cell office:value-type="float" office:value="3268" calcext:value-type="float">
            <text:p>3268</text:p>
          </table:table-cell>
          <table:table-cell office:value-type="float" office:value="40105" calcext:value-type="float">
            <text:p>40105</text:p>
          </table:table-cell>
          <table:table-cell office:value-type="float" office:value="14894" calcext:value-type="float">
            <text:p>14894</text:p>
          </table:table-cell>
          <table:table-cell office:value-type="float" office:value="10008" calcext:value-type="float">
            <text:p>10008</text:p>
          </table:table-cell>
          <table:table-cell office:value-type="float" office:value="29555" calcext:value-type="float">
            <text:p>29555</text:p>
          </table:table-cell>
          <table:table-cell office:value-type="float" office:value="4775" calcext:value-type="float">
            <text:p>4775</text:p>
          </table:table-cell>
          <table:table-cell office:value-type="float" office:value="7394" calcext:value-type="float">
            <text:p>7394</text:p>
          </table:table-cell>
          <table:table-cell office:value-type="float" office:value="11904" calcext:value-type="float">
            <text:p>11904</text:p>
          </table:table-cell>
          <table:table-cell office:value-type="float" office:value="3480" calcext:value-type="float">
            <text:p>3480</text:p>
          </table:table-cell>
          <table:table-cell office:value-type="float" office:value="141690" calcext:value-type="float">
            <text:p>141690</text:p>
          </table:table-cell>
          <table:table-cell office:value-type="float" office:value="3506" calcext:value-type="float">
            <text:p>3506</text:p>
          </table:table-cell>
          <table:table-cell office:value-type="float" office:value="7296" calcext:value-type="float">
            <text:p>7296</text:p>
          </table:table-cell>
          <table:table-cell office:value-type="float" office:value="89449" calcext:value-type="float">
            <text:p>89449</text:p>
          </table:table-cell>
          <table:table-cell office:value-type="float" office:value="2839" calcext:value-type="float">
            <text:p>2839</text:p>
          </table:table-cell>
          <table:table-cell office:value-type="float" office:value="3210" calcext:value-type="float">
            <text:p>3210</text:p>
          </table:table-cell>
          <table:table-cell office:value-type="float" office:value="2534" calcext:value-type="float">
            <text:p>2534</text:p>
          </table:table-cell>
          <table:table-cell office:value-type="float" office:value="5971" calcext:value-type="float">
            <text:p>5971</text:p>
          </table:table-cell>
          <table:table-cell office:value-type="float" office:value="6434" calcext:value-type="float">
            <text:p>6434</text:p>
          </table:table-cell>
          <table:table-cell office:value-type="float" office:value="120526" calcext:value-type="float">
            <text:p>120526</text:p>
          </table:table-cell>
          <table:table-cell office:value-type="float" office:value="5795" calcext:value-type="float">
            <text:p>5795</text:p>
          </table:table-cell>
          <table:table-cell office:value-type="float" office:value="20503" calcext:value-type="float">
            <text:p>20503</text:p>
          </table:table-cell>
          <table:table-cell office:value-type="float" office:value="7507" calcext:value-type="float">
            <text:p>7507</text:p>
          </table:table-cell>
          <table:table-cell office:value-type="float" office:value="3856" calcext:value-type="float">
            <text:p>3856</text:p>
          </table:table-cell>
          <table:table-cell office:value-type="float" office:value="12562" calcext:value-type="float">
            <text:p>12562</text:p>
          </table:table-cell>
          <table:table-cell office:value-type="float" office:value="143144" calcext:value-type="float">
            <text:p>143144</text:p>
          </table:table-cell>
          <table:table-cell office:value-type="float" office:value="3339" calcext:value-type="float">
            <text:p>3339</text:p>
          </table:table-cell>
          <table:table-cell office:value-type="float" office:value="20836" calcext:value-type="float">
            <text:p>20836</text:p>
          </table:table-cell>
          <table:table-cell office:value-type="float" office:value="35065" calcext:value-type="float">
            <text:p>35065</text:p>
          </table:table-cell>
          <table:table-cell office:value-type="float" office:value="3830" calcext:value-type="float">
            <text:p>3830</text:p>
          </table:table-cell>
          <table:table-cell office:value-type="float" office:value="3076" calcext:value-type="float">
            <text:p>3076</text:p>
          </table:table-cell>
          <table:table-cell office:value-type="float" office:value="13145" calcext:value-type="float">
            <text:p>13145</text:p>
          </table:table-cell>
          <table:table-cell office:value-type="float" office:value="3259" calcext:value-type="float">
            <text:p>3259</text:p>
          </table:table-cell>
          <table:table-cell office:value-type="float" office:value="4934" calcext:value-type="float">
            <text:p>4934</text:p>
          </table:table-cell>
          <table:table-cell office:value-type="float" office:value="12713" calcext:value-type="float">
            <text:p>12713</text:p>
          </table:table-cell>
          <table:table-cell office:value-type="float" office:value="48649" calcext:value-type="float">
            <text:p>48649</text:p>
          </table:table-cell>
          <table:table-cell office:value-type="float" office:value="2326" calcext:value-type="float">
            <text:p>2326</text:p>
          </table:table-cell>
          <table:table-cell office:value-type="float" office:value="7720" calcext:value-type="float">
            <text:p>7720</text:p>
          </table:table-cell>
          <table:table-cell office:value-type="float" office:value="128822" calcext:value-type="float">
            <text:p>128822</text:p>
          </table:table-cell>
          <table:table-cell office:value-type="float" office:value="8769" calcext:value-type="float">
            <text:p>8769</text:p>
          </table:table-cell>
          <table:table-cell office:value-type="float" office:value="23110" calcext:value-type="float">
            <text:p>23110</text:p>
          </table:table-cell>
          <table:table-cell office:value-type="float" office:value="76067" calcext:value-type="float">
            <text:p>76067</text:p>
          </table:table-cell>
          <table:table-cell office:value-type="float" office:value="2384" calcext:value-type="float">
            <text:p>2384</text:p>
          </table:table-cell>
          <table:table-cell office:value-type="float" office:value="2212" calcext:value-type="float">
            <text:p>2212</text:p>
          </table:table-cell>
          <table:table-cell office:value-type="float" office:value="25011" calcext:value-type="float">
            <text:p>25011</text:p>
          </table:table-cell>
          <table:table-cell office:value-type="float" office:value="8109" calcext:value-type="float">
            <text:p>8109</text:p>
          </table:table-cell>
          <table:table-cell office:value-type="float" office:value="12927" calcext:value-type="float">
            <text:p>12927</text:p>
          </table:table-cell>
          <table:table-cell office:value-type="float" office:value="3274" calcext:value-type="float">
            <text:p>3274</text:p>
          </table:table-cell>
          <table:table-cell office:value-type="float" office:value="12358" calcext:value-type="float">
            <text:p>12358</text:p>
          </table:table-cell>
          <table:table-cell office:value-type="float" office:value="1203" calcext:value-type="float">
            <text:p>1203</text:p>
          </table:table-cell>
          <table:table-cell office:value-type="float" office:value="4137" calcext:value-type="float">
            <text:p>4137</text:p>
          </table:table-cell>
          <table:table-cell office:value-type="float" office:value="59707" calcext:value-type="float">
            <text:p>59707</text:p>
          </table:table-cell>
          <table:table-cell office:value-type="float" office:value="5451" calcext:value-type="float">
            <text:p>5451</text:p>
          </table:table-cell>
          <table:table-cell office:value-type="float" office:value="42662" calcext:value-type="float">
            <text:p>42662</text:p>
          </table:table-cell>
          <table:table-cell office:value-type="float" office:value="17654" calcext:value-type="float">
            <text:p>17654</text:p>
          </table:table-cell>
          <table:table-cell office:value-type="float" office:value="11168" calcext:value-type="float">
            <text:p>11168</text:p>
          </table:table-cell>
          <table:table-cell office:value-type="float" office:value="57278" calcext:value-type="float">
            <text:p>57278</text:p>
          </table:table-cell>
          <table:table-cell office:value-type="float" office:value="5207" calcext:value-type="float">
            <text:p>5207</text:p>
          </table:table-cell>
          <table:table-cell office:value-type="float" office:value="2687" calcext:value-type="float">
            <text:p>2687</text:p>
          </table:table-cell>
          <table:table-cell office:value-type="float" office:value="48819" calcext:value-type="float">
            <text:p>48819</text:p>
          </table:table-cell>
          <table:table-cell office:value-type="float" office:value="2232" calcext:value-type="float">
            <text:p>2232</text:p>
          </table:table-cell>
          <table:table-cell office:value-type="float" office:value="19913" calcext:value-type="float">
            <text:p>19913</text:p>
          </table:table-cell>
          <table:table-cell office:value-type="float" office:value="13540" calcext:value-type="float">
            <text:p>13540</text:p>
          </table:table-cell>
          <table:table-cell office:value-type="float" office:value="52456" calcext:value-type="float">
            <text:p>52456</text:p>
          </table:table-cell>
          <table:table-cell office:value-type="float" office:value="2362" calcext:value-type="float">
            <text:p>2362</text:p>
          </table:table-cell>
          <table:table-cell office:value-type="float" office:value="10430" calcext:value-type="float">
            <text:p>10430</text:p>
          </table:table-cell>
          <table:table-cell office:value-type="float" office:value="50113" calcext:value-type="float">
            <text:p>50113</text:p>
          </table:table-cell>
          <table:table-cell office:value-type="float" office:value="51305" calcext:value-type="float">
            <text:p>51305</text:p>
          </table:table-cell>
          <table:table-cell office:value-type="float" office:value="2832" calcext:value-type="float">
            <text:p>2832</text:p>
          </table:table-cell>
          <table:table-cell office:value-type="float" office:value="7404" calcext:value-type="float">
            <text:p>7404</text:p>
          </table:table-cell>
          <table:table-cell office:value-type="float" office:value="24070" calcext:value-type="float">
            <text:p>24070</text:p>
          </table:table-cell>
          <table:table-cell office:value-type="float" office:value="5977" calcext:value-type="float">
            <text:p>5977</text:p>
          </table:table-cell>
          <table:table-cell office:value-type="float" office:value="3038" calcext:value-type="float">
            <text:p>3038</text:p>
          </table:table-cell>
          <table:table-cell office:value-type="float" office:value="5807" calcext:value-type="float">
            <text:p>5807</text:p>
          </table:table-cell>
          <table:table-cell office:value-type="float" office:value="2848" calcext:value-type="float">
            <text:p>2848</text:p>
          </table:table-cell>
          <table:table-cell office:value-type="float" office:value="7847" calcext:value-type="float">
            <text:p>7847</text:p>
          </table:table-cell>
          <table:table-cell office:value-type="float" office:value="31777" calcext:value-type="float">
            <text:p>31777</text:p>
          </table:table-cell>
          <table:table-cell office:value-type="float" office:value="8888" calcext:value-type="float">
            <text:p>8888</text:p>
          </table:table-cell>
          <table:table-cell office:value-type="float" office:value="11072" calcext:value-type="float">
            <text:p>11072</text:p>
          </table:table-cell>
          <table:table-cell office:value-type="float" office:value="6257" calcext:value-type="float">
            <text:p>6257</text:p>
          </table:table-cell>
          <table:table-cell office:value-type="float" office:value="4209" calcext:value-type="float">
            <text:p>4209</text:p>
          </table:table-cell>
          <table:table-cell office:value-type="float" office:value="25423" calcext:value-type="float">
            <text:p>25423</text:p>
          </table:table-cell>
          <table:table-cell office:value-type="float" office:value="17221" calcext:value-type="float">
            <text:p>17221</text:p>
          </table:table-cell>
          <table:table-cell office:value-type="float" office:value="2537" calcext:value-type="float">
            <text:p>2537</text:p>
          </table:table-cell>
          <table:table-cell office:value-type="float" office:value="9935" calcext:value-type="float">
            <text:p>9935</text:p>
          </table:table-cell>
          <table:table-cell office:value-type="float" office:value="50985" calcext:value-type="float">
            <text:p>50985</text:p>
          </table:table-cell>
          <table:table-cell office:value-type="float" office:value="4115" calcext:value-type="float">
            <text:p>4115</text:p>
          </table:table-cell>
          <table:table-cell office:value-type="float" office:value="51959" calcext:value-type="float">
            <text:p>51959</text:p>
          </table:table-cell>
          <table:table-cell office:value-type="float" office:value="6872" calcext:value-type="float">
            <text:p>6872</text:p>
          </table:table-cell>
          <table:table-cell office:value-type="float" office:value="3781" calcext:value-type="float">
            <text:p>3781</text:p>
          </table:table-cell>
          <table:table-cell office:value-type="float" office:value="17248" calcext:value-type="float">
            <text:p>17248</text:p>
          </table:table-cell>
          <table:table-cell office:value-type="float" office:value="52276" calcext:value-type="float">
            <text:p>52276</text:p>
          </table:table-cell>
          <table:table-cell office:value-type="float" office:value="2288" calcext:value-type="float">
            <text:p>2288</text:p>
          </table:table-cell>
          <table:table-cell office:value-type="float" office:value="20460" calcext:value-type="float">
            <text:p>20460</text:p>
          </table:table-cell>
          <table:table-cell office:value-type="float" office:value="14967" calcext:value-type="float">
            <text:p>14967</text:p>
          </table:table-cell>
          <table:table-cell office:value-type="float" office:value="1285" calcext:value-type="float">
            <text:p>1285</text:p>
          </table:table-cell>
          <table:table-cell office:value-type="float" office:value="12380" calcext:value-type="float">
            <text:p>12380</text:p>
          </table:table-cell>
          <table:table-cell office:value-type="float" office:value="2352" calcext:value-type="float">
            <text:p>2352</text:p>
          </table:table-cell>
          <table:table-cell office:value-type="float" office:value="50638" calcext:value-type="float">
            <text:p>50638</text:p>
          </table:table-cell>
          <table:table-cell office:value-type="float" office:value="48360" calcext:value-type="float">
            <text:p>48360</text:p>
          </table:table-cell>
          <table:table-cell office:value-type="float" office:value="16359" calcext:value-type="float">
            <text:p>16359</text:p>
          </table:table-cell>
          <table:table-cell office:value-type="float" office:value="48459" calcext:value-type="float">
            <text:p>48459</text:p>
          </table:table-cell>
          <table:table-cell office:value-type="float" office:value="6502" calcext:value-type="float">
            <text:p>6502</text:p>
          </table:table-cell>
          <table:table-cell office:value-type="float" office:value="13269" calcext:value-type="float">
            <text:p>13269</text:p>
          </table:table-cell>
          <table:table-cell office:value-type="float" office:value="2315" calcext:value-type="float">
            <text:p>2315</text:p>
          </table:table-cell>
          <table:table-cell office:value-type="float" office:value="2114" calcext:value-type="float">
            <text:p>2114</text:p>
          </table:table-cell>
          <table:table-cell office:value-type="float" office:value="51687" calcext:value-type="float">
            <text:p>51687</text:p>
          </table:table-cell>
          <table:table-cell office:value-type="float" office:value="51504" calcext:value-type="float">
            <text:p>51504</text:p>
          </table:table-cell>
          <table:table-cell office:value-type="float" office:value="2800" calcext:value-type="float">
            <text:p>2800</text:p>
          </table:table-cell>
          <table:table-cell office:value-type="float" office:value="3627" calcext:value-type="float">
            <text:p>3627</text:p>
          </table:table-cell>
          <table:table-cell office:value-type="float" office:value="8460" calcext:value-type="float">
            <text:p>8460</text:p>
          </table:table-cell>
          <table:table-cell office:value-type="float" office:value="2104" calcext:value-type="float">
            <text:p>2104</text:p>
          </table:table-cell>
          <table:table-cell office:value-type="float" office:value="2649" calcext:value-type="float">
            <text:p>2649</text:p>
          </table:table-cell>
          <table:table-cell office:value-type="float" office:value="2115" calcext:value-type="float">
            <text:p>2115</text:p>
          </table:table-cell>
          <table:table-cell office:value-type="float" office:value="23747" calcext:value-type="float">
            <text:p>23747</text:p>
          </table:table-cell>
          <table:table-cell office:value-type="float" office:value="50677" calcext:value-type="float">
            <text:p>50677</text:p>
          </table:table-cell>
          <table:table-cell office:value-type="float" office:value="50906" calcext:value-type="float">
            <text:p>50906</text:p>
          </table:table-cell>
          <table:table-cell office:value-type="float" office:value="51329" calcext:value-type="float">
            <text:p>51329</text:p>
          </table:table-cell>
          <table:table-cell office:value-type="float" office:value="10367" calcext:value-type="float">
            <text:p>10367</text:p>
          </table:table-cell>
          <table:table-cell office:value-type="float" office:value="2240" calcext:value-type="float">
            <text:p>2240</text:p>
          </table:table-cell>
          <table:table-cell office:value-type="float" office:value="49647" calcext:value-type="float">
            <text:p>49647</text:p>
          </table:table-cell>
          <table:table-cell office:value-type="float" office:value="50843" calcext:value-type="float">
            <text:p>50843</text:p>
          </table:table-cell>
          <table:table-cell office:value-type="float" office:value="29860" calcext:value-type="float">
            <text:p>29860</text:p>
          </table:table-cell>
          <table:table-cell office:value-type="float" office:value="18595" calcext:value-type="float">
            <text:p>18595</text:p>
          </table:table-cell>
          <table:table-cell office:value-type="float" office:value="51805" calcext:value-type="float">
            <text:p>51805</text:p>
          </table:table-cell>
          <table:table-cell office:value-type="float" office:value="18550" calcext:value-type="float">
            <text:p>18550</text:p>
          </table:table-cell>
          <table:table-cell office:value-type="float" office:value="2528" calcext:value-type="float">
            <text:p>2528</text:p>
          </table:table-cell>
          <table:table-cell office:value-type="float" office:value="101456" calcext:value-type="float">
            <text:p>101456</text:p>
          </table:table-cell>
          <table:table-cell office:value-type="float" office:value="7098" calcext:value-type="float">
            <text:p>7098</text:p>
          </table:table-cell>
          <table:table-cell office:value-type="float" office:value="29253" calcext:value-type="float">
            <text:p>29253</text:p>
          </table:table-cell>
          <table:table-cell office:value-type="float" office:value="49926" calcext:value-type="float">
            <text:p>49926</text:p>
          </table:table-cell>
          <table:table-cell office:value-type="float" office:value="14889" calcext:value-type="float">
            <text:p>14889</text:p>
          </table:table-cell>
          <table:table-cell office:value-type="float" office:value="48569" calcext:value-type="float">
            <text:p>48569</text:p>
          </table:table-cell>
          <table:table-cell office:value-type="float" office:value="2479" calcext:value-type="float">
            <text:p>2479</text:p>
          </table:table-cell>
          <table:table-cell office:value-type="float" office:value="51339" calcext:value-type="float">
            <text:p>51339</text:p>
          </table:table-cell>
          <table:table-cell office:value-type="float" office:value="4853" calcext:value-type="float">
            <text:p>4853</text:p>
          </table:table-cell>
          <table:table-cell office:value-type="float" office:value="6188" calcext:value-type="float">
            <text:p>6188</text:p>
          </table:table-cell>
          <table:table-cell office:value-type="float" office:value="51206" calcext:value-type="float">
            <text:p>51206</text:p>
          </table:table-cell>
          <table:table-cell office:value-type="float" office:value="2149" calcext:value-type="float">
            <text:p>2149</text:p>
          </table:table-cell>
          <table:table-cell office:value-type="float" office:value="6285" calcext:value-type="float">
            <text:p>6285</text:p>
          </table:table-cell>
          <table:table-cell office:value-type="float" office:value="16517" calcext:value-type="float">
            <text:p>16517</text:p>
          </table:table-cell>
          <table:table-cell office:value-type="float" office:value="43990" calcext:value-type="float">
            <text:p>43990</text:p>
          </table:table-cell>
          <table:table-cell office:value-type="float" office:value="1976" calcext:value-type="float">
            <text:p>1976</text:p>
          </table:table-cell>
          <table:table-cell office:value-type="float" office:value="2117" calcext:value-type="float">
            <text:p>2117</text:p>
          </table:table-cell>
          <table:table-cell office:value-type="float" office:value="17773" calcext:value-type="float">
            <text:p>17773</text:p>
          </table:table-cell>
          <table:table-cell office:value-type="float" office:value="6250" calcext:value-type="float">
            <text:p>6250</text:p>
          </table:table-cell>
          <table:table-cell office:value-type="float" office:value="10424" calcext:value-type="float">
            <text:p>10424</text:p>
          </table:table-cell>
          <table:table-cell office:value-type="float" office:value="2805" calcext:value-type="float">
            <text:p>2805</text:p>
          </table:table-cell>
          <table:table-cell office:value-type="float" office:value="10702" calcext:value-type="float">
            <text:p>10702</text:p>
          </table:table-cell>
          <table:table-cell office:value-type="float" office:value="1416" calcext:value-type="float">
            <text:p>1416</text:p>
          </table:table-cell>
          <table:table-cell office:value-type="float" office:value="3887" calcext:value-type="float">
            <text:p>3887</text:p>
          </table:table-cell>
          <table:table-cell office:value-type="float" office:value="43588" calcext:value-type="float">
            <text:p>43588</text:p>
          </table:table-cell>
          <table:table-cell office:value-type="float" office:value="4930" calcext:value-type="float">
            <text:p>4930</text:p>
          </table:table-cell>
          <table:table-cell office:value-type="float" office:value="25597" calcext:value-type="float">
            <text:p>25597</text:p>
          </table:table-cell>
          <table:table-cell office:value-type="float" office:value="14629" calcext:value-type="float">
            <text:p>14629</text:p>
          </table:table-cell>
          <table:table-cell office:value-type="float" office:value="9920" calcext:value-type="float">
            <text:p>9920</text:p>
          </table:table-cell>
          <table:table-cell office:value-type="float" office:value="43335" calcext:value-type="float">
            <text:p>43335</text:p>
          </table:table-cell>
          <table:table-cell office:value-type="float" office:value="5208" calcext:value-type="float">
            <text:p>5208</text:p>
          </table:table-cell>
          <table:table-cell office:value-type="float" office:value="2574" calcext:value-type="float">
            <text:p>2574</text:p>
          </table:table-cell>
          <table:table-cell office:value-type="float" office:value="42291" calcext:value-type="float">
            <text:p>42291</text:p>
          </table:table-cell>
          <table:table-cell office:value-type="float" office:value="2048" calcext:value-type="float">
            <text:p>2048</text:p>
          </table:table-cell>
          <table:table-cell office:value-type="float" office:value="14146" calcext:value-type="float">
            <text:p>14146</text:p>
          </table:table-cell>
          <table:table-cell office:value-type="float" office:value="11718" calcext:value-type="float">
            <text:p>11718</text:p>
          </table:table-cell>
          <table:table-cell office:value-type="float" office:value="40635" calcext:value-type="float">
            <text:p>40635</text:p>
          </table:table-cell>
          <table:table-cell office:value-type="float" office:value="2256" calcext:value-type="float">
            <text:p>2256</text:p>
          </table:table-cell>
          <table:table-cell office:value-type="float" office:value="8477" calcext:value-type="float">
            <text:p>8477</text:p>
          </table:table-cell>
          <table:table-cell office:value-type="float" office:value="41977" calcext:value-type="float">
            <text:p>41977</text:p>
          </table:table-cell>
          <table:table-cell office:value-type="float" office:value="69489" calcext:value-type="float">
            <text:p>69489</text:p>
          </table:table-cell>
          <table:table-cell office:value-type="float" office:value="3702" calcext:value-type="float">
            <text:p>3702</text:p>
          </table:table-cell>
          <table:table-cell office:value-type="float" office:value="9399" calcext:value-type="float">
            <text:p>9399</text:p>
          </table:table-cell>
          <table:table-cell office:value-type="float" office:value="24538" calcext:value-type="float">
            <text:p>24538</text:p>
          </table:table-cell>
          <table:table-cell office:value-type="float" office:value="6451" calcext:value-type="float">
            <text:p>6451</text:p>
          </table:table-cell>
          <table:table-cell office:value-type="float" office:value="3339" calcext:value-type="float">
            <text:p>3339</text:p>
          </table:table-cell>
          <table:table-cell office:value-type="float" office:value="6100" calcext:value-type="float">
            <text:p>6100</text:p>
          </table:table-cell>
          <table:table-cell office:value-type="float" office:value="2619" calcext:value-type="float">
            <text:p>2619</text:p>
          </table:table-cell>
          <table:table-cell office:value-type="float" office:value="9765" calcext:value-type="float">
            <text:p>9765</text:p>
          </table:table-cell>
          <table:table-cell office:value-type="float" office:value="32171" calcext:value-type="float">
            <text:p>32171</text:p>
          </table:table-cell>
          <table:table-cell office:value-type="float" office:value="10067" calcext:value-type="float">
            <text:p>10067</text:p>
          </table:table-cell>
          <table:table-cell office:value-type="float" office:value="13528" calcext:value-type="float">
            <text:p>13528</text:p>
          </table:table-cell>
          <table:table-cell office:value-type="float" office:value="5750" calcext:value-type="float">
            <text:p>5750</text:p>
          </table:table-cell>
          <table:table-cell office:value-type="float" office:value="4494" calcext:value-type="float">
            <text:p>4494</text:p>
          </table:table-cell>
          <table:table-cell office:value-type="float" office:value="22094" calcext:value-type="float">
            <text:p>22094</text:p>
          </table:table-cell>
          <table:table-cell office:value-type="float" office:value="16081" calcext:value-type="float">
            <text:p>16081</text:p>
          </table:table-cell>
          <table:table-cell office:value-type="float" office:value="3264" calcext:value-type="float">
            <text:p>3264</text:p>
          </table:table-cell>
          <table:table-cell office:value-type="float" office:value="11523" calcext:value-type="float">
            <text:p>11523</text:p>
          </table:table-cell>
          <table:table-cell office:value-type="float" office:value="53488" calcext:value-type="float">
            <text:p>53488</text:p>
          </table:table-cell>
          <table:table-cell office:value-type="float" office:value="4170" calcext:value-type="float">
            <text:p>4170</text:p>
          </table:table-cell>
          <table:table-cell office:value-type="float" office:value="42525" calcext:value-type="float">
            <text:p>42525</text:p>
          </table:table-cell>
          <table:table-cell office:value-type="float" office:value="9252" calcext:value-type="float">
            <text:p>9252</text:p>
          </table:table-cell>
          <table:table-cell office:value-type="float" office:value="4439" calcext:value-type="float">
            <text:p>4439</text:p>
          </table:table-cell>
          <table:table-cell office:value-type="float" office:value="20079" calcext:value-type="float">
            <text:p>20079</text:p>
          </table:table-cell>
          <table:table-cell office:value-type="float" office:value="55585" calcext:value-type="float">
            <text:p>55585</text:p>
          </table:table-cell>
          <table:table-cell office:value-type="float" office:value="19192" calcext:value-type="float">
            <text:p>19192</text:p>
          </table:table-cell>
          <table:table-cell office:value-type="float" office:value="24105" calcext:value-type="float">
            <text:p>24105</text:p>
          </table:table-cell>
          <table:table-cell office:value-type="float" office:value="13777" calcext:value-type="float">
            <text:p>13777</text:p>
          </table:table-cell>
          <table:table-cell office:value-type="float" office:value="1658" calcext:value-type="float">
            <text:p>1658</text:p>
          </table:table-cell>
          <table:table-cell office:value-type="float" office:value="11830" calcext:value-type="float">
            <text:p>11830</text:p>
          </table:table-cell>
          <table:table-cell office:value-type="float" office:value="2050" calcext:value-type="float">
            <text:p>2050</text:p>
          </table:table-cell>
          <table:table-cell office:value-type="float" office:value="44864" calcext:value-type="float">
            <text:p>44864</text:p>
          </table:table-cell>
          <table:table-cell office:value-type="float" office:value="43257" calcext:value-type="float">
            <text:p>43257</text:p>
          </table:table-cell>
          <table:table-cell office:value-type="float" office:value="18062" calcext:value-type="float">
            <text:p>18062</text:p>
          </table:table-cell>
          <table:table-cell office:value-type="float" office:value="42146" calcext:value-type="float">
            <text:p>42146</text:p>
          </table:table-cell>
          <table:table-cell office:value-type="float" office:value="7379" calcext:value-type="float">
            <text:p>7379</text:p>
          </table:table-cell>
          <table:table-cell office:value-type="float" office:value="12377" calcext:value-type="float">
            <text:p>12377</text:p>
          </table:table-cell>
          <table:table-cell office:value-type="float" office:value="2938" calcext:value-type="float">
            <text:p>2938</text:p>
          </table:table-cell>
          <table:table-cell office:value-type="float" office:value="2367" calcext:value-type="float">
            <text:p>2367</text:p>
          </table:table-cell>
          <table:table-cell office:value-type="float" office:value="42277" calcext:value-type="float">
            <text:p>42277</text:p>
          </table:table-cell>
          <table:table-cell office:value-type="float" office:value="40723" calcext:value-type="float">
            <text:p>40723</text:p>
          </table:table-cell>
          <table:table-cell office:value-type="float" office:value="2695" calcext:value-type="float">
            <text:p>2695</text:p>
          </table:table-cell>
          <table:table-cell office:value-type="float" office:value="2598" calcext:value-type="float">
            <text:p>2598</text:p>
          </table:table-cell>
          <table:table-cell office:value-type="float" office:value="4926" calcext:value-type="float">
            <text:p>4926</text:p>
          </table:table-cell>
          <table:table-cell office:value-type="float" office:value="1975" calcext:value-type="float">
            <text:p>1975</text:p>
          </table:table-cell>
          <table:table-cell office:value-type="float" office:value="2380" calcext:value-type="float">
            <text:p>2380</text:p>
          </table:table-cell>
          <table:table-cell office:value-type="float" office:value="1976" calcext:value-type="float">
            <text:p>1976</text:p>
          </table:table-cell>
          <table:table-cell office:value-type="float" office:value="20419" calcext:value-type="float">
            <text:p>20419</text:p>
          </table:table-cell>
          <table:table-cell office:value-type="float" office:value="42056" calcext:value-type="float">
            <text:p>42056</text:p>
          </table:table-cell>
          <table:table-cell office:value-type="float" office:value="40766" calcext:value-type="float">
            <text:p>40766</text:p>
          </table:table-cell>
          <table:table-cell office:value-type="float" office:value="39985" calcext:value-type="float">
            <text:p>39985</text:p>
          </table:table-cell>
          <table:table-cell office:value-type="float" office:value="11839" calcext:value-type="float">
            <text:p>11839</text:p>
          </table:table-cell>
          <table:table-cell office:value-type="float" office:value="2301" calcext:value-type="float">
            <text:p>2301</text:p>
          </table:table-cell>
          <table:table-cell office:value-type="float" office:value="43209" calcext:value-type="float">
            <text:p>43209</text:p>
          </table:table-cell>
          <table:table-cell office:value-type="float" office:value="40912" calcext:value-type="float">
            <text:p>40912</text:p>
          </table:table-cell>
          <table:table-cell office:value-type="float" office:value="39464" calcext:value-type="float">
            <text:p>39464</text:p>
          </table:table-cell>
          <table:table-cell office:value-type="float" office:value="17190" calcext:value-type="float">
            <text:p>17190</text:p>
          </table:table-cell>
          <table:table-cell office:value-type="float" office:value="40920" calcext:value-type="float">
            <text:p>40920</text:p>
          </table:table-cell>
          <table:table-cell office:value-type="float" office:value="15958" calcext:value-type="float">
            <text:p>15958</text:p>
          </table:table-cell>
          <table:table-cell office:value-type="float" office:value="2280" calcext:value-type="float">
            <text:p>2280</text:p>
          </table:table-cell>
          <table:table-cell office:value-type="float" office:value="43508" calcext:value-type="float">
            <text:p>43508</text:p>
          </table:table-cell>
          <table:table-cell office:value-type="float" office:value="6690" calcext:value-type="float">
            <text:p>6690</text:p>
          </table:table-cell>
          <table:table-cell office:value-type="float" office:value="24630" calcext:value-type="float">
            <text:p>24630</text:p>
          </table:table-cell>
          <table:table-cell office:value-type="float" office:value="42719" calcext:value-type="float">
            <text:p>42719</text:p>
          </table:table-cell>
          <table:table-cell office:value-type="float" office:value="13886" calcext:value-type="float">
            <text:p>13886</text:p>
          </table:table-cell>
          <table:table-cell office:value-type="float" office:value="42072" calcext:value-type="float">
            <text:p>42072</text:p>
          </table:table-cell>
          <table:table-cell office:value-type="float" office:value="2552" calcext:value-type="float">
            <text:p>2552</text:p>
          </table:table-cell>
          <table:table-cell office:value-type="float" office:value="40862" calcext:value-type="float">
            <text:p>40862</text:p>
          </table:table-cell>
          <table:table-cell office:value-type="float" office:value="4818" calcext:value-type="float">
            <text:p>4818</text:p>
          </table:table-cell>
          <table:table-cell office:value-type="float" office:value="5794" calcext:value-type="float">
            <text:p>5794</text:p>
          </table:table-cell>
          <table:table-cell office:value-type="float" office:value="40117" calcext:value-type="float">
            <text:p>40117</text:p>
          </table:table-cell>
          <table:table-cell office:value-type="float" office:value="2197" calcext:value-type="float">
            <text:p>2197</text:p>
          </table:table-cell>
          <table:table-cell/>
          <table:table-cell table:formula="of:=AVERAGE([.A4:.KN4])" office:value-type="float" office:value="22685.57" calcext:value-type="float">
            <text:p>22685,57</text:p>
          </table:table-cell>
          <table:table-cell table:formula="of:=GEOMEAN([.A4:.KN4])" office:value-type="float" office:value="11037.2778854556" calcext:value-type="float">
            <text:p>11037,277885455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0810" calcext:value-type="float">
            <text:p>10810</text:p>
          </table:table-cell>
          <table:table-cell office:value-type="float" office:value="3688" calcext:value-type="float">
            <text:p>3688</text:p>
          </table:table-cell>
          <table:table-cell office:value-type="float" office:value="3106" calcext:value-type="float">
            <text:p>3106</text:p>
          </table:table-cell>
          <table:table-cell office:value-type="float" office:value="21470" calcext:value-type="float">
            <text:p>21470</text:p>
          </table:table-cell>
          <table:table-cell office:value-type="float" office:value="4720" calcext:value-type="float">
            <text:p>4720</text:p>
          </table:table-cell>
          <table:table-cell office:value-type="float" office:value="37995" calcext:value-type="float">
            <text:p>37995</text:p>
          </table:table-cell>
          <table:table-cell office:value-type="float" office:value="14694" calcext:value-type="float">
            <text:p>14694</text:p>
          </table:table-cell>
          <table:table-cell office:value-type="float" office:value="2999" calcext:value-type="float">
            <text:p>2999</text:p>
          </table:table-cell>
          <table:table-cell office:value-type="float" office:value="3126" calcext:value-type="float">
            <text:p>3126</text:p>
          </table:table-cell>
          <table:table-cell office:value-type="float" office:value="9124" calcext:value-type="float">
            <text:p>9124</text:p>
          </table:table-cell>
          <table:table-cell office:value-type="float" office:value="3058" calcext:value-type="float">
            <text:p>3058</text:p>
          </table:table-cell>
          <table:table-cell office:value-type="float" office:value="6557" calcext:value-type="float">
            <text:p>6557</text:p>
          </table:table-cell>
          <table:table-cell office:value-type="float" office:value="28809" calcext:value-type="float">
            <text:p>28809</text:p>
          </table:table-cell>
          <table:table-cell office:value-type="float" office:value="5972" calcext:value-type="float">
            <text:p>5972</text:p>
          </table:table-cell>
          <table:table-cell office:value-type="float" office:value="4970" calcext:value-type="float">
            <text:p>4970</text:p>
          </table:table-cell>
          <table:table-cell office:value-type="float" office:value="3490" calcext:value-type="float">
            <text:p>3490</text:p>
          </table:table-cell>
          <table:table-cell office:value-type="float" office:value="1277" calcext:value-type="float">
            <text:p>1277</text:p>
          </table:table-cell>
          <table:table-cell office:value-type="float" office:value="121742" calcext:value-type="float">
            <text:p>121742</text:p>
          </table:table-cell>
          <table:table-cell office:value-type="float" office:value="5094" calcext:value-type="float">
            <text:p>5094</text:p>
          </table:table-cell>
          <table:table-cell office:value-type="float" office:value="2848" calcext:value-type="float">
            <text:p>2848</text:p>
          </table:table-cell>
          <table:table-cell office:value-type="float" office:value="3260" calcext:value-type="float">
            <text:p>3260</text:p>
          </table:table-cell>
          <table:table-cell office:value-type="float" office:value="56672" calcext:value-type="float">
            <text:p>56672</text:p>
          </table:table-cell>
          <table:table-cell office:value-type="float" office:value="2580" calcext:value-type="float">
            <text:p>2580</text:p>
          </table:table-cell>
          <table:table-cell office:value-type="float" office:value="50019" calcext:value-type="float">
            <text:p>50019</text:p>
          </table:table-cell>
          <table:table-cell office:value-type="float" office:value="49333" calcext:value-type="float">
            <text:p>49333</text:p>
          </table:table-cell>
          <table:table-cell office:value-type="float" office:value="3467" calcext:value-type="float">
            <text:p>3467</text:p>
          </table:table-cell>
          <table:table-cell office:value-type="float" office:value="195601" calcext:value-type="float">
            <text:p>195601</text:p>
          </table:table-cell>
          <table:table-cell office:value-type="float" office:value="176327" calcext:value-type="float">
            <text:p>176327</text:p>
          </table:table-cell>
          <table:table-cell office:value-type="float" office:value="23147" calcext:value-type="float">
            <text:p>23147</text:p>
          </table:table-cell>
          <table:table-cell office:value-type="float" office:value="127960" calcext:value-type="float">
            <text:p>127960</text:p>
          </table:table-cell>
          <table:table-cell office:value-type="float" office:value="5232" calcext:value-type="float">
            <text:p>5232</text:p>
          </table:table-cell>
          <table:table-cell office:value-type="float" office:value="56051" calcext:value-type="float">
            <text:p>56051</text:p>
          </table:table-cell>
          <table:table-cell office:value-type="float" office:value="56934" calcext:value-type="float">
            <text:p>56934</text:p>
          </table:table-cell>
          <table:table-cell office:value-type="float" office:value="7641" calcext:value-type="float">
            <text:p>7641</text:p>
          </table:table-cell>
          <table:table-cell office:value-type="float" office:value="52705" calcext:value-type="float">
            <text:p>52705</text:p>
          </table:table-cell>
          <table:table-cell office:value-type="float" office:value="41321" calcext:value-type="float">
            <text:p>41321</text:p>
          </table:table-cell>
          <table:table-cell office:value-type="float" office:value="4514" calcext:value-type="float">
            <text:p>4514</text:p>
          </table:table-cell>
          <table:table-cell office:value-type="float" office:value="33084" calcext:value-type="float">
            <text:p>33084</text:p>
          </table:table-cell>
          <table:table-cell office:value-type="float" office:value="15347" calcext:value-type="float">
            <text:p>15347</text:p>
          </table:table-cell>
          <table:table-cell office:value-type="float" office:value="3859" calcext:value-type="float">
            <text:p>3859</text:p>
          </table:table-cell>
          <table:table-cell office:value-type="float" office:value="2905" calcext:value-type="float">
            <text:p>2905</text:p>
          </table:table-cell>
          <table:table-cell office:value-type="float" office:value="17534" calcext:value-type="float">
            <text:p>17534</text:p>
          </table:table-cell>
          <table:table-cell office:value-type="float" office:value="38014" calcext:value-type="float">
            <text:p>38014</text:p>
          </table:table-cell>
          <table:table-cell office:value-type="float" office:value="2258" calcext:value-type="float">
            <text:p>2258</text:p>
          </table:table-cell>
          <table:table-cell office:value-type="float" office:value="2675" calcext:value-type="float">
            <text:p>2675</text:p>
          </table:table-cell>
          <table:table-cell office:value-type="float" office:value="9159" calcext:value-type="float">
            <text:p>9159</text:p>
          </table:table-cell>
          <table:table-cell office:value-type="float" office:value="45350" calcext:value-type="float">
            <text:p>45350</text:p>
          </table:table-cell>
          <table:table-cell office:value-type="float" office:value="3262" calcext:value-type="float">
            <text:p>3262</text:p>
          </table:table-cell>
          <table:table-cell office:value-type="float" office:value="1954" calcext:value-type="float">
            <text:p>1954</text:p>
          </table:table-cell>
          <table:table-cell office:value-type="float" office:value="5427" calcext:value-type="float">
            <text:p>5427</text:p>
          </table:table-cell>
          <table:table-cell office:value-type="float" office:value="13732" calcext:value-type="float">
            <text:p>13732</text:p>
          </table:table-cell>
          <table:table-cell office:value-type="float" office:value="3245" calcext:value-type="float">
            <text:p>3245</text:p>
          </table:table-cell>
          <table:table-cell office:value-type="float" office:value="2158" calcext:value-type="float">
            <text:p>2158</text:p>
          </table:table-cell>
          <table:table-cell office:value-type="float" office:value="1716" calcext:value-type="float">
            <text:p>1716</text:p>
          </table:table-cell>
          <table:table-cell office:value-type="float" office:value="7743" calcext:value-type="float">
            <text:p>7743</text:p>
          </table:table-cell>
          <table:table-cell office:value-type="float" office:value="135586" calcext:value-type="float">
            <text:p>135586</text:p>
          </table:table-cell>
          <table:table-cell office:value-type="float" office:value="2650" calcext:value-type="float">
            <text:p>2650</text:p>
          </table:table-cell>
          <table:table-cell office:value-type="float" office:value="1219" calcext:value-type="float">
            <text:p>1219</text:p>
          </table:table-cell>
          <table:table-cell office:value-type="float" office:value="2203" calcext:value-type="float">
            <text:p>2203</text:p>
          </table:table-cell>
          <table:table-cell office:value-type="float" office:value="121452" calcext:value-type="float">
            <text:p>121452</text:p>
          </table:table-cell>
          <table:table-cell office:value-type="float" office:value="125435" calcext:value-type="float">
            <text:p>125435</text:p>
          </table:table-cell>
          <table:table-cell office:value-type="float" office:value="4756" calcext:value-type="float">
            <text:p>4756</text:p>
          </table:table-cell>
          <table:table-cell office:value-type="float" office:value="40428" calcext:value-type="float">
            <text:p>40428</text:p>
          </table:table-cell>
          <table:table-cell office:value-type="float" office:value="14992" calcext:value-type="float">
            <text:p>14992</text:p>
          </table:table-cell>
          <table:table-cell office:value-type="float" office:value="10017" calcext:value-type="float">
            <text:p>10017</text:p>
          </table:table-cell>
          <table:table-cell office:value-type="float" office:value="30457" calcext:value-type="float">
            <text:p>30457</text:p>
          </table:table-cell>
          <table:table-cell office:value-type="float" office:value="4993" calcext:value-type="float">
            <text:p>4993</text:p>
          </table:table-cell>
          <table:table-cell office:value-type="float" office:value="7538" calcext:value-type="float">
            <text:p>7538</text:p>
          </table:table-cell>
          <table:table-cell office:value-type="float" office:value="8718" calcext:value-type="float">
            <text:p>8718</text:p>
          </table:table-cell>
          <table:table-cell office:value-type="float" office:value="3201" calcext:value-type="float">
            <text:p>3201</text:p>
          </table:table-cell>
          <table:table-cell office:value-type="float" office:value="140595" calcext:value-type="float">
            <text:p>140595</text:p>
          </table:table-cell>
          <table:table-cell office:value-type="float" office:value="4081" calcext:value-type="float">
            <text:p>4081</text:p>
          </table:table-cell>
          <table:table-cell office:value-type="float" office:value="7397" calcext:value-type="float">
            <text:p>7397</text:p>
          </table:table-cell>
          <table:table-cell office:value-type="float" office:value="64887" calcext:value-type="float">
            <text:p>64887</text:p>
          </table:table-cell>
          <table:table-cell office:value-type="float" office:value="2679" calcext:value-type="float">
            <text:p>2679</text:p>
          </table:table-cell>
          <table:table-cell office:value-type="float" office:value="3451" calcext:value-type="float">
            <text:p>3451</text:p>
          </table:table-cell>
          <table:table-cell office:value-type="float" office:value="2219" calcext:value-type="float">
            <text:p>2219</text:p>
          </table:table-cell>
          <table:table-cell office:value-type="float" office:value="5650" calcext:value-type="float">
            <text:p>5650</text:p>
          </table:table-cell>
          <table:table-cell office:value-type="float" office:value="5760" calcext:value-type="float">
            <text:p>5760</text:p>
          </table:table-cell>
          <table:table-cell office:value-type="float" office:value="121519" calcext:value-type="float">
            <text:p>121519</text:p>
          </table:table-cell>
          <table:table-cell office:value-type="float" office:value="5795" calcext:value-type="float">
            <text:p>5795</text:p>
          </table:table-cell>
          <table:table-cell office:value-type="float" office:value="20438" calcext:value-type="float">
            <text:p>20438</text:p>
          </table:table-cell>
          <table:table-cell office:value-type="float" office:value="7683" calcext:value-type="float">
            <text:p>7683</text:p>
          </table:table-cell>
          <table:table-cell office:value-type="float" office:value="3631" calcext:value-type="float">
            <text:p>3631</text:p>
          </table:table-cell>
          <table:table-cell office:value-type="float" office:value="11866" calcext:value-type="float">
            <text:p>11866</text:p>
          </table:table-cell>
          <table:table-cell office:value-type="float" office:value="127127" calcext:value-type="float">
            <text:p>127127</text:p>
          </table:table-cell>
          <table:table-cell office:value-type="float" office:value="3383" calcext:value-type="float">
            <text:p>3383</text:p>
          </table:table-cell>
          <table:table-cell office:value-type="float" office:value="20468" calcext:value-type="float">
            <text:p>20468</text:p>
          </table:table-cell>
          <table:table-cell office:value-type="float" office:value="34901" calcext:value-type="float">
            <text:p>34901</text:p>
          </table:table-cell>
          <table:table-cell office:value-type="float" office:value="3517" calcext:value-type="float">
            <text:p>3517</text:p>
          </table:table-cell>
          <table:table-cell office:value-type="float" office:value="2543" calcext:value-type="float">
            <text:p>2543</text:p>
          </table:table-cell>
          <table:table-cell office:value-type="float" office:value="38099" calcext:value-type="float">
            <text:p>38099</text:p>
          </table:table-cell>
          <table:table-cell office:value-type="float" office:value="2969" calcext:value-type="float">
            <text:p>2969</text:p>
          </table:table-cell>
          <table:table-cell office:value-type="float" office:value="4497" calcext:value-type="float">
            <text:p>4497</text:p>
          </table:table-cell>
          <table:table-cell office:value-type="float" office:value="11466" calcext:value-type="float">
            <text:p>11466</text:p>
          </table:table-cell>
          <table:table-cell office:value-type="float" office:value="47600" calcext:value-type="float">
            <text:p>47600</text:p>
          </table:table-cell>
          <table:table-cell office:value-type="float" office:value="2315" calcext:value-type="float">
            <text:p>2315</text:p>
          </table:table-cell>
          <table:table-cell office:value-type="float" office:value="7682" calcext:value-type="float">
            <text:p>7682</text:p>
          </table:table-cell>
          <table:table-cell office:value-type="float" office:value="126204" calcext:value-type="float">
            <text:p>126204</text:p>
          </table:table-cell>
          <table:table-cell office:value-type="float" office:value="8698" calcext:value-type="float">
            <text:p>8698</text:p>
          </table:table-cell>
          <table:table-cell office:value-type="float" office:value="20072" calcext:value-type="float">
            <text:p>20072</text:p>
          </table:table-cell>
          <table:table-cell office:value-type="float" office:value="74449" calcext:value-type="float">
            <text:p>74449</text:p>
          </table:table-cell>
          <table:table-cell office:value-type="float" office:value="2380" calcext:value-type="float">
            <text:p>2380</text:p>
          </table:table-cell>
          <table:table-cell office:value-type="float" office:value="2215" calcext:value-type="float">
            <text:p>2215</text:p>
          </table:table-cell>
          <table:table-cell office:value-type="float" office:value="26238" calcext:value-type="float">
            <text:p>26238</text:p>
          </table:table-cell>
          <table:table-cell office:value-type="float" office:value="7891" calcext:value-type="float">
            <text:p>7891</text:p>
          </table:table-cell>
          <table:table-cell office:value-type="float" office:value="13006" calcext:value-type="float">
            <text:p>13006</text:p>
          </table:table-cell>
          <table:table-cell office:value-type="float" office:value="3410" calcext:value-type="float">
            <text:p>3410</text:p>
          </table:table-cell>
          <table:table-cell office:value-type="float" office:value="36796" calcext:value-type="float">
            <text:p>36796</text:p>
          </table:table-cell>
          <table:table-cell office:value-type="float" office:value="1423" calcext:value-type="float">
            <text:p>1423</text:p>
          </table:table-cell>
          <table:table-cell office:value-type="float" office:value="4499" calcext:value-type="float">
            <text:p>4499</text:p>
          </table:table-cell>
          <table:table-cell office:value-type="float" office:value="78314" calcext:value-type="float">
            <text:p>78314</text:p>
          </table:table-cell>
          <table:table-cell office:value-type="float" office:value="5310" calcext:value-type="float">
            <text:p>5310</text:p>
          </table:table-cell>
          <table:table-cell office:value-type="float" office:value="38401" calcext:value-type="float">
            <text:p>38401</text:p>
          </table:table-cell>
          <table:table-cell office:value-type="float" office:value="17562" calcext:value-type="float">
            <text:p>17562</text:p>
          </table:table-cell>
          <table:table-cell office:value-type="float" office:value="10874" calcext:value-type="float">
            <text:p>10874</text:p>
          </table:table-cell>
          <table:table-cell office:value-type="float" office:value="59043" calcext:value-type="float">
            <text:p>59043</text:p>
          </table:table-cell>
          <table:table-cell office:value-type="float" office:value="4902" calcext:value-type="float">
            <text:p>4902</text:p>
          </table:table-cell>
          <table:table-cell office:value-type="float" office:value="2586" calcext:value-type="float">
            <text:p>2586</text:p>
          </table:table-cell>
          <table:table-cell office:value-type="float" office:value="48631" calcext:value-type="float">
            <text:p>48631</text:p>
          </table:table-cell>
          <table:table-cell office:value-type="float" office:value="2233" calcext:value-type="float">
            <text:p>2233</text:p>
          </table:table-cell>
          <table:table-cell office:value-type="float" office:value="19554" calcext:value-type="float">
            <text:p>19554</text:p>
          </table:table-cell>
          <table:table-cell office:value-type="float" office:value="13350" calcext:value-type="float">
            <text:p>13350</text:p>
          </table:table-cell>
          <table:table-cell office:value-type="float" office:value="52036" calcext:value-type="float">
            <text:p>52036</text:p>
          </table:table-cell>
          <table:table-cell office:value-type="float" office:value="2272" calcext:value-type="float">
            <text:p>2272</text:p>
          </table:table-cell>
          <table:table-cell office:value-type="float" office:value="9171" calcext:value-type="float">
            <text:p>9171</text:p>
          </table:table-cell>
          <table:table-cell office:value-type="float" office:value="49728" calcext:value-type="float">
            <text:p>49728</text:p>
          </table:table-cell>
          <table:table-cell office:value-type="float" office:value="51726" calcext:value-type="float">
            <text:p>51726</text:p>
          </table:table-cell>
          <table:table-cell office:value-type="float" office:value="2814" calcext:value-type="float">
            <text:p>2814</text:p>
          </table:table-cell>
          <table:table-cell office:value-type="float" office:value="7658" calcext:value-type="float">
            <text:p>7658</text:p>
          </table:table-cell>
          <table:table-cell office:value-type="float" office:value="23667" calcext:value-type="float">
            <text:p>23667</text:p>
          </table:table-cell>
          <table:table-cell office:value-type="float" office:value="5680" calcext:value-type="float">
            <text:p>5680</text:p>
          </table:table-cell>
          <table:table-cell office:value-type="float" office:value="2873" calcext:value-type="float">
            <text:p>2873</text:p>
          </table:table-cell>
          <table:table-cell office:value-type="float" office:value="5418" calcext:value-type="float">
            <text:p>5418</text:p>
          </table:table-cell>
          <table:table-cell office:value-type="float" office:value="2570" calcext:value-type="float">
            <text:p>2570</text:p>
          </table:table-cell>
          <table:table-cell office:value-type="float" office:value="7703" calcext:value-type="float">
            <text:p>7703</text:p>
          </table:table-cell>
          <table:table-cell office:value-type="float" office:value="35804" calcext:value-type="float">
            <text:p>35804</text:p>
          </table:table-cell>
          <table:table-cell office:value-type="float" office:value="9047" calcext:value-type="float">
            <text:p>9047</text:p>
          </table:table-cell>
          <table:table-cell office:value-type="float" office:value="11613" calcext:value-type="float">
            <text:p>11613</text:p>
          </table:table-cell>
          <table:table-cell office:value-type="float" office:value="6373" calcext:value-type="float">
            <text:p>6373</text:p>
          </table:table-cell>
          <table:table-cell office:value-type="float" office:value="4352" calcext:value-type="float">
            <text:p>4352</text:p>
          </table:table-cell>
          <table:table-cell office:value-type="float" office:value="25682" calcext:value-type="float">
            <text:p>25682</text:p>
          </table:table-cell>
          <table:table-cell office:value-type="float" office:value="17097" calcext:value-type="float">
            <text:p>17097</text:p>
          </table:table-cell>
          <table:table-cell office:value-type="float" office:value="2414" calcext:value-type="float">
            <text:p>2414</text:p>
          </table:table-cell>
          <table:table-cell office:value-type="float" office:value="9812" calcext:value-type="float">
            <text:p>9812</text:p>
          </table:table-cell>
          <table:table-cell office:value-type="float" office:value="51645" calcext:value-type="float">
            <text:p>51645</text:p>
          </table:table-cell>
          <table:table-cell office:value-type="float" office:value="4176" calcext:value-type="float">
            <text:p>4176</text:p>
          </table:table-cell>
          <table:table-cell office:value-type="float" office:value="52064" calcext:value-type="float">
            <text:p>52064</text:p>
          </table:table-cell>
          <table:table-cell office:value-type="float" office:value="6245" calcext:value-type="float">
            <text:p>6245</text:p>
          </table:table-cell>
          <table:table-cell office:value-type="float" office:value="3802" calcext:value-type="float">
            <text:p>3802</text:p>
          </table:table-cell>
          <table:table-cell office:value-type="float" office:value="15329" calcext:value-type="float">
            <text:p>15329</text:p>
          </table:table-cell>
          <table:table-cell office:value-type="float" office:value="51713" calcext:value-type="float">
            <text:p>51713</text:p>
          </table:table-cell>
          <table:table-cell office:value-type="float" office:value="2207" calcext:value-type="float">
            <text:p>2207</text:p>
          </table:table-cell>
          <table:table-cell office:value-type="float" office:value="19071" calcext:value-type="float">
            <text:p>19071</text:p>
          </table:table-cell>
          <table:table-cell office:value-type="float" office:value="13781" calcext:value-type="float">
            <text:p>13781</text:p>
          </table:table-cell>
          <table:table-cell office:value-type="float" office:value="1332" calcext:value-type="float">
            <text:p>1332</text:p>
          </table:table-cell>
          <table:table-cell office:value-type="float" office:value="12404" calcext:value-type="float">
            <text:p>12404</text:p>
          </table:table-cell>
          <table:table-cell office:value-type="float" office:value="2372" calcext:value-type="float">
            <text:p>2372</text:p>
          </table:table-cell>
          <table:table-cell office:value-type="float" office:value="50263" calcext:value-type="float">
            <text:p>50263</text:p>
          </table:table-cell>
          <table:table-cell office:value-type="float" office:value="48691" calcext:value-type="float">
            <text:p>48691</text:p>
          </table:table-cell>
          <table:table-cell office:value-type="float" office:value="15544" calcext:value-type="float">
            <text:p>15544</text:p>
          </table:table-cell>
          <table:table-cell office:value-type="float" office:value="48648" calcext:value-type="float">
            <text:p>48648</text:p>
          </table:table-cell>
          <table:table-cell office:value-type="float" office:value="6795" calcext:value-type="float">
            <text:p>6795</text:p>
          </table:table-cell>
          <table:table-cell office:value-type="float" office:value="13238" calcext:value-type="float">
            <text:p>13238</text:p>
          </table:table-cell>
          <table:table-cell office:value-type="float" office:value="2339" calcext:value-type="float">
            <text:p>2339</text:p>
          </table:table-cell>
          <table:table-cell office:value-type="float" office:value="1873" calcext:value-type="float">
            <text:p>1873</text:p>
          </table:table-cell>
          <table:table-cell office:value-type="float" office:value="53745" calcext:value-type="float">
            <text:p>53745</text:p>
          </table:table-cell>
          <table:table-cell office:value-type="float" office:value="51670" calcext:value-type="float">
            <text:p>51670</text:p>
          </table:table-cell>
          <table:table-cell office:value-type="float" office:value="2447" calcext:value-type="float">
            <text:p>2447</text:p>
          </table:table-cell>
          <table:table-cell office:value-type="float" office:value="2705" calcext:value-type="float">
            <text:p>2705</text:p>
          </table:table-cell>
          <table:table-cell office:value-type="float" office:value="4695" calcext:value-type="float">
            <text:p>4695</text:p>
          </table:table-cell>
          <table:table-cell office:value-type="float" office:value="2143" calcext:value-type="float">
            <text:p>2143</text:p>
          </table:table-cell>
          <table:table-cell office:value-type="float" office:value="2414" calcext:value-type="float">
            <text:p>2414</text:p>
          </table:table-cell>
          <table:table-cell office:value-type="float" office:value="1825" calcext:value-type="float">
            <text:p>1825</text:p>
          </table:table-cell>
          <table:table-cell office:value-type="float" office:value="18738" calcext:value-type="float">
            <text:p>18738</text:p>
          </table:table-cell>
          <table:table-cell office:value-type="float" office:value="50571" calcext:value-type="float">
            <text:p>50571</text:p>
          </table:table-cell>
          <table:table-cell office:value-type="float" office:value="50915" calcext:value-type="float">
            <text:p>50915</text:p>
          </table:table-cell>
          <table:table-cell office:value-type="float" office:value="51111" calcext:value-type="float">
            <text:p>51111</text:p>
          </table:table-cell>
          <table:table-cell office:value-type="float" office:value="9569" calcext:value-type="float">
            <text:p>9569</text:p>
          </table:table-cell>
          <table:table-cell office:value-type="float" office:value="2232" calcext:value-type="float">
            <text:p>2232</text:p>
          </table:table-cell>
          <table:table-cell office:value-type="float" office:value="50595" calcext:value-type="float">
            <text:p>50595</text:p>
          </table:table-cell>
          <table:table-cell office:value-type="float" office:value="51109" calcext:value-type="float">
            <text:p>51109</text:p>
          </table:table-cell>
          <table:table-cell office:value-type="float" office:value="26730" calcext:value-type="float">
            <text:p>26730</text:p>
          </table:table-cell>
          <table:table-cell office:value-type="float" office:value="17723" calcext:value-type="float">
            <text:p>17723</text:p>
          </table:table-cell>
          <table:table-cell office:value-type="float" office:value="51492" calcext:value-type="float">
            <text:p>51492</text:p>
          </table:table-cell>
          <table:table-cell office:value-type="float" office:value="17841" calcext:value-type="float">
            <text:p>17841</text:p>
          </table:table-cell>
          <table:table-cell office:value-type="float" office:value="2528" calcext:value-type="float">
            <text:p>2528</text:p>
          </table:table-cell>
          <table:table-cell office:value-type="float" office:value="49789" calcext:value-type="float">
            <text:p>49789</text:p>
          </table:table-cell>
          <table:table-cell office:value-type="float" office:value="6699" calcext:value-type="float">
            <text:p>6699</text:p>
          </table:table-cell>
          <table:table-cell office:value-type="float" office:value="25996" calcext:value-type="float">
            <text:p>25996</text:p>
          </table:table-cell>
          <table:table-cell office:value-type="float" office:value="49331" calcext:value-type="float">
            <text:p>49331</text:p>
          </table:table-cell>
          <table:table-cell office:value-type="float" office:value="14168" calcext:value-type="float">
            <text:p>14168</text:p>
          </table:table-cell>
          <table:table-cell office:value-type="float" office:value="49013" calcext:value-type="float">
            <text:p>49013</text:p>
          </table:table-cell>
          <table:table-cell office:value-type="float" office:value="2509" calcext:value-type="float">
            <text:p>2509</text:p>
          </table:table-cell>
          <table:table-cell office:value-type="float" office:value="51489" calcext:value-type="float">
            <text:p>51489</text:p>
          </table:table-cell>
          <table:table-cell office:value-type="float" office:value="4270" calcext:value-type="float">
            <text:p>4270</text:p>
          </table:table-cell>
          <table:table-cell office:value-type="float" office:value="6366" calcext:value-type="float">
            <text:p>6366</text:p>
          </table:table-cell>
          <table:table-cell office:value-type="float" office:value="51230" calcext:value-type="float">
            <text:p>51230</text:p>
          </table:table-cell>
          <table:table-cell office:value-type="float" office:value="1958" calcext:value-type="float">
            <text:p>1958</text:p>
          </table:table-cell>
          <table:table-cell office:value-type="float" office:value="6515" calcext:value-type="float">
            <text:p>6515</text:p>
          </table:table-cell>
          <table:table-cell office:value-type="float" office:value="15076" calcext:value-type="float">
            <text:p>15076</text:p>
          </table:table-cell>
          <table:table-cell office:value-type="float" office:value="44369" calcext:value-type="float">
            <text:p>44369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float" office:value="17723" calcext:value-type="float">
            <text:p>17723</text:p>
          </table:table-cell>
          <table:table-cell office:value-type="float" office:value="6060" calcext:value-type="float">
            <text:p>6060</text:p>
          </table:table-cell>
          <table:table-cell office:value-type="float" office:value="10901" calcext:value-type="float">
            <text:p>10901</text:p>
          </table:table-cell>
          <table:table-cell office:value-type="float" office:value="2847" calcext:value-type="float">
            <text:p>2847</text:p>
          </table:table-cell>
          <table:table-cell office:value-type="float" office:value="10362" calcext:value-type="float">
            <text:p>10362</text:p>
          </table:table-cell>
          <table:table-cell office:value-type="float" office:value="1228" calcext:value-type="float">
            <text:p>1228</text:p>
          </table:table-cell>
          <table:table-cell office:value-type="float" office:value="3784" calcext:value-type="float">
            <text:p>3784</text:p>
          </table:table-cell>
          <table:table-cell office:value-type="float" office:value="43648" calcext:value-type="float">
            <text:p>43648</text:p>
          </table:table-cell>
          <table:table-cell office:value-type="float" office:value="4754" calcext:value-type="float">
            <text:p>4754</text:p>
          </table:table-cell>
          <table:table-cell office:value-type="float" office:value="25016" calcext:value-type="float">
            <text:p>25016</text:p>
          </table:table-cell>
          <table:table-cell office:value-type="float" office:value="14009" calcext:value-type="float">
            <text:p>14009</text:p>
          </table:table-cell>
          <table:table-cell office:value-type="float" office:value="9362" calcext:value-type="float">
            <text:p>9362</text:p>
          </table:table-cell>
          <table:table-cell office:value-type="float" office:value="43428" calcext:value-type="float">
            <text:p>43428</text:p>
          </table:table-cell>
          <table:table-cell office:value-type="float" office:value="5175" calcext:value-type="float">
            <text:p>5175</text:p>
          </table:table-cell>
          <table:table-cell office:value-type="float" office:value="2198" calcext:value-type="float">
            <text:p>2198</text:p>
          </table:table-cell>
          <table:table-cell office:value-type="float" office:value="42112" calcext:value-type="float">
            <text:p>42112</text:p>
          </table:table-cell>
          <table:table-cell office:value-type="float" office:value="2056" calcext:value-type="float">
            <text:p>2056</text:p>
          </table:table-cell>
          <table:table-cell office:value-type="float" office:value="14873" calcext:value-type="float">
            <text:p>14873</text:p>
          </table:table-cell>
          <table:table-cell office:value-type="float" office:value="11770" calcext:value-type="float">
            <text:p>11770</text:p>
          </table:table-cell>
          <table:table-cell office:value-type="float" office:value="40579" calcext:value-type="float">
            <text:p>40579</text:p>
          </table:table-cell>
          <table:table-cell office:value-type="float" office:value="2258" calcext:value-type="float">
            <text:p>2258</text:p>
          </table:table-cell>
          <table:table-cell office:value-type="float" office:value="8387" calcext:value-type="float">
            <text:p>8387</text:p>
          </table:table-cell>
          <table:table-cell office:value-type="float" office:value="71425" calcext:value-type="float">
            <text:p>71425</text:p>
          </table:table-cell>
          <table:table-cell office:value-type="float" office:value="42206" calcext:value-type="float">
            <text:p>42206</text:p>
          </table:table-cell>
          <table:table-cell office:value-type="float" office:value="2727" calcext:value-type="float">
            <text:p>2727</text:p>
          </table:table-cell>
          <table:table-cell office:value-type="float" office:value="8204" calcext:value-type="float">
            <text:p>8204</text:p>
          </table:table-cell>
          <table:table-cell office:value-type="float" office:value="32359" calcext:value-type="float">
            <text:p>32359</text:p>
          </table:table-cell>
          <table:table-cell office:value-type="float" office:value="6045" calcext:value-type="float">
            <text:p>6045</text:p>
          </table:table-cell>
          <table:table-cell office:value-type="float" office:value="3632" calcext:value-type="float">
            <text:p>3632</text:p>
          </table:table-cell>
          <table:table-cell office:value-type="float" office:value="5344" calcext:value-type="float">
            <text:p>5344</text:p>
          </table:table-cell>
          <table:table-cell office:value-type="float" office:value="2420" calcext:value-type="float">
            <text:p>2420</text:p>
          </table:table-cell>
          <table:table-cell office:value-type="float" office:value="5841" calcext:value-type="float">
            <text:p>5841</text:p>
          </table:table-cell>
          <table:table-cell office:value-type="float" office:value="24543" calcext:value-type="float">
            <text:p>24543</text:p>
          </table:table-cell>
          <table:table-cell office:value-type="float" office:value="7357" calcext:value-type="float">
            <text:p>7357</text:p>
          </table:table-cell>
          <table:table-cell office:value-type="float" office:value="9632" calcext:value-type="float">
            <text:p>9632</text:p>
          </table:table-cell>
          <table:table-cell office:value-type="float" office:value="5382" calcext:value-type="float">
            <text:p>5382</text:p>
          </table:table-cell>
          <table:table-cell office:value-type="float" office:value="4238" calcext:value-type="float">
            <text:p>4238</text:p>
          </table:table-cell>
          <table:table-cell office:value-type="float" office:value="20982" calcext:value-type="float">
            <text:p>20982</text:p>
          </table:table-cell>
          <table:table-cell office:value-type="float" office:value="35581" calcext:value-type="float">
            <text:p>35581</text:p>
          </table:table-cell>
          <table:table-cell office:value-type="float" office:value="2222" calcext:value-type="float">
            <text:p>2222</text:p>
          </table:table-cell>
          <table:table-cell office:value-type="float" office:value="9270" calcext:value-type="float">
            <text:p>9270</text:p>
          </table:table-cell>
          <table:table-cell office:value-type="float" office:value="46103" calcext:value-type="float">
            <text:p>46103</text:p>
          </table:table-cell>
          <table:table-cell office:value-type="float" office:value="4264" calcext:value-type="float">
            <text:p>4264</text:p>
          </table:table-cell>
          <table:table-cell office:value-type="float" office:value="42313" calcext:value-type="float">
            <text:p>42313</text:p>
          </table:table-cell>
          <table:table-cell office:value-type="float" office:value="6528" calcext:value-type="float">
            <text:p>6528</text:p>
          </table:table-cell>
          <table:table-cell office:value-type="float" office:value="4301" calcext:value-type="float">
            <text:p>4301</text:p>
          </table:table-cell>
          <table:table-cell office:value-type="float" office:value="15735" calcext:value-type="float">
            <text:p>15735</text:p>
          </table:table-cell>
          <table:table-cell office:value-type="float" office:value="43295" calcext:value-type="float">
            <text:p>43295</text:p>
          </table:table-cell>
          <table:table-cell office:value-type="float" office:value="2283" calcext:value-type="float">
            <text:p>2283</text:p>
          </table:table-cell>
          <table:table-cell office:value-type="float" office:value="20929" calcext:value-type="float">
            <text:p>20929</text:p>
          </table:table-cell>
          <table:table-cell office:value-type="float" office:value="15504" calcext:value-type="float">
            <text:p>15504</text:p>
          </table:table-cell>
          <table:table-cell office:value-type="float" office:value="1284" calcext:value-type="float">
            <text:p>1284</text:p>
          </table:table-cell>
          <table:table-cell office:value-type="float" office:value="11656" calcext:value-type="float">
            <text:p>11656</text:p>
          </table:table-cell>
          <table:table-cell office:value-type="float" office:value="2691" calcext:value-type="float">
            <text:p>2691</text:p>
          </table:table-cell>
          <table:table-cell office:value-type="float" office:value="45137" calcext:value-type="float">
            <text:p>45137</text:p>
          </table:table-cell>
          <table:table-cell office:value-type="float" office:value="44637" calcext:value-type="float">
            <text:p>44637</text:p>
          </table:table-cell>
          <table:table-cell office:value-type="float" office:value="14776" calcext:value-type="float">
            <text:p>14776</text:p>
          </table:table-cell>
          <table:table-cell office:value-type="float" office:value="109465" calcext:value-type="float">
            <text:p>109465</text:p>
          </table:table-cell>
          <table:table-cell office:value-type="float" office:value="6384" calcext:value-type="float">
            <text:p>6384</text:p>
          </table:table-cell>
          <table:table-cell office:value-type="float" office:value="13346" calcext:value-type="float">
            <text:p>13346</text:p>
          </table:table-cell>
          <table:table-cell office:value-type="float" office:value="2342" calcext:value-type="float">
            <text:p>2342</text:p>
          </table:table-cell>
          <table:table-cell office:value-type="float" office:value="1912" calcext:value-type="float">
            <text:p>1912</text:p>
          </table:table-cell>
          <table:table-cell office:value-type="float" office:value="40817" calcext:value-type="float">
            <text:p>40817</text:p>
          </table:table-cell>
          <table:table-cell office:value-type="float" office:value="59374" calcext:value-type="float">
            <text:p>59374</text:p>
          </table:table-cell>
          <table:table-cell office:value-type="float" office:value="2463" calcext:value-type="float">
            <text:p>2463</text:p>
          </table:table-cell>
          <table:table-cell office:value-type="float" office:value="2731" calcext:value-type="float">
            <text:p>2731</text:p>
          </table:table-cell>
          <table:table-cell office:value-type="float" office:value="5037" calcext:value-type="float">
            <text:p>5037</text:p>
          </table:table-cell>
          <table:table-cell office:value-type="float" office:value="1945" calcext:value-type="float">
            <text:p>1945</text:p>
          </table:table-cell>
          <table:table-cell office:value-type="float" office:value="2470" calcext:value-type="float">
            <text:p>2470</text:p>
          </table:table-cell>
          <table:table-cell office:value-type="float" office:value="1939" calcext:value-type="float">
            <text:p>1939</text:p>
          </table:table-cell>
          <table:table-cell office:value-type="float" office:value="19096" calcext:value-type="float">
            <text:p>19096</text:p>
          </table:table-cell>
          <table:table-cell office:value-type="float" office:value="42261" calcext:value-type="float">
            <text:p>42261</text:p>
          </table:table-cell>
          <table:table-cell office:value-type="float" office:value="40666" calcext:value-type="float">
            <text:p>40666</text:p>
          </table:table-cell>
          <table:table-cell office:value-type="float" office:value="39608" calcext:value-type="float">
            <text:p>39608</text:p>
          </table:table-cell>
          <table:table-cell office:value-type="float" office:value="10573" calcext:value-type="float">
            <text:p>10573</text:p>
          </table:table-cell>
          <table:table-cell office:value-type="float" office:value="2518" calcext:value-type="float">
            <text:p>2518</text:p>
          </table:table-cell>
          <table:table-cell office:value-type="float" office:value="43296" calcext:value-type="float">
            <text:p>43296</text:p>
          </table:table-cell>
          <table:table-cell office:value-type="float" office:value="40354" calcext:value-type="float">
            <text:p>40354</text:p>
          </table:table-cell>
          <table:table-cell office:value-type="float" office:value="27663" calcext:value-type="float">
            <text:p>27663</text:p>
          </table:table-cell>
          <table:table-cell office:value-type="float" office:value="17076" calcext:value-type="float">
            <text:p>17076</text:p>
          </table:table-cell>
          <table:table-cell office:value-type="float" office:value="40995" calcext:value-type="float">
            <text:p>40995</text:p>
          </table:table-cell>
          <table:table-cell office:value-type="float" office:value="16234" calcext:value-type="float">
            <text:p>16234</text:p>
          </table:table-cell>
          <table:table-cell office:value-type="float" office:value="2368" calcext:value-type="float">
            <text:p>2368</text:p>
          </table:table-cell>
          <table:table-cell office:value-type="float" office:value="46797" calcext:value-type="float">
            <text:p>46797</text:p>
          </table:table-cell>
          <table:table-cell office:value-type="float" office:value="6578" calcext:value-type="float">
            <text:p>6578</text:p>
          </table:table-cell>
          <table:table-cell office:value-type="float" office:value="22642" calcext:value-type="float">
            <text:p>22642</text:p>
          </table:table-cell>
          <table:table-cell office:value-type="float" office:value="42178" calcext:value-type="float">
            <text:p>42178</text:p>
          </table:table-cell>
          <table:table-cell office:value-type="float" office:value="12923" calcext:value-type="float">
            <text:p>12923</text:p>
          </table:table-cell>
          <table:table-cell office:value-type="float" office:value="41793" calcext:value-type="float">
            <text:p>41793</text:p>
          </table:table-cell>
          <table:table-cell office:value-type="float" office:value="2481" calcext:value-type="float">
            <text:p>2481</text:p>
          </table:table-cell>
          <table:table-cell office:value-type="float" office:value="41078" calcext:value-type="float">
            <text:p>41078</text:p>
          </table:table-cell>
          <table:table-cell office:value-type="float" office:value="4281" calcext:value-type="float">
            <text:p>4281</text:p>
          </table:table-cell>
          <table:table-cell office:value-type="float" office:value="6702" calcext:value-type="float">
            <text:p>6702</text:p>
          </table:table-cell>
          <table:table-cell office:value-type="float" office:value="40116" calcext:value-type="float">
            <text:p>40116</text:p>
          </table:table-cell>
          <table:table-cell office:value-type="float" office:value="2069" calcext:value-type="float">
            <text:p>2069</text:p>
          </table:table-cell>
          <table:table-cell/>
          <table:table-cell table:formula="of:=AVERAGE([.A5:.KN5])" office:value-type="float" office:value="22529.3933333333" calcext:value-type="float">
            <text:p>22529,3933333333</text:p>
          </table:table-cell>
          <table:table-cell table:formula="of:=GEOMEAN([.A5:.KN5])" office:value-type="float" office:value="10679.6233111153" calcext:value-type="float">
            <text:p>10679,6233111153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9988" calcext:value-type="float">
            <text:p>9988</text:p>
          </table:table-cell>
          <table:table-cell office:value-type="float" office:value="3855" calcext:value-type="float">
            <text:p>3855</text:p>
          </table:table-cell>
          <table:table-cell office:value-type="float" office:value="3086" calcext:value-type="float">
            <text:p>3086</text:p>
          </table:table-cell>
          <table:table-cell office:value-type="float" office:value="20617" calcext:value-type="float">
            <text:p>20617</text:p>
          </table:table-cell>
          <table:table-cell office:value-type="float" office:value="4703" calcext:value-type="float">
            <text:p>4703</text:p>
          </table:table-cell>
          <table:table-cell office:value-type="float" office:value="37324" calcext:value-type="float">
            <text:p>37324</text:p>
          </table:table-cell>
          <table:table-cell office:value-type="float" office:value="14271" calcext:value-type="float">
            <text:p>14271</text:p>
          </table:table-cell>
          <table:table-cell office:value-type="float" office:value="3256" calcext:value-type="float">
            <text:p>3256</text:p>
          </table:table-cell>
          <table:table-cell office:value-type="float" office:value="3163" calcext:value-type="float">
            <text:p>3163</text:p>
          </table:table-cell>
          <table:table-cell office:value-type="float" office:value="8271" calcext:value-type="float">
            <text:p>8271</text:p>
          </table:table-cell>
          <table:table-cell office:value-type="float" office:value="2858" calcext:value-type="float">
            <text:p>2858</text:p>
          </table:table-cell>
          <table:table-cell office:value-type="float" office:value="6215" calcext:value-type="float">
            <text:p>6215</text:p>
          </table:table-cell>
          <table:table-cell office:value-type="float" office:value="31141" calcext:value-type="float">
            <text:p>31141</text:p>
          </table:table-cell>
          <table:table-cell office:value-type="float" office:value="5756" calcext:value-type="float">
            <text:p>5756</text:p>
          </table:table-cell>
          <table:table-cell office:value-type="float" office:value="4638" calcext:value-type="float">
            <text:p>4638</text:p>
          </table:table-cell>
          <table:table-cell office:value-type="float" office:value="3037" calcext:value-type="float">
            <text:p>3037</text:p>
          </table:table-cell>
          <table:table-cell office:value-type="float" office:value="1268" calcext:value-type="float">
            <text:p>1268</text:p>
          </table:table-cell>
          <table:table-cell office:value-type="float" office:value="79975" calcext:value-type="float">
            <text:p>79975</text:p>
          </table:table-cell>
          <table:table-cell office:value-type="float" office:value="5267" calcext:value-type="float">
            <text:p>5267</text:p>
          </table:table-cell>
          <table:table-cell office:value-type="float" office:value="2531" calcext:value-type="float">
            <text:p>2531</text:p>
          </table:table-cell>
          <table:table-cell office:value-type="float" office:value="3435" calcext:value-type="float">
            <text:p>3435</text:p>
          </table:table-cell>
          <table:table-cell office:value-type="float" office:value="53588" calcext:value-type="float">
            <text:p>53588</text:p>
          </table:table-cell>
          <table:table-cell office:value-type="float" office:value="2560" calcext:value-type="float">
            <text:p>2560</text:p>
          </table:table-cell>
          <table:table-cell office:value-type="float" office:value="49881" calcext:value-type="float">
            <text:p>49881</text:p>
          </table:table-cell>
          <table:table-cell office:value-type="float" office:value="82857" calcext:value-type="float">
            <text:p>82857</text:p>
          </table:table-cell>
          <table:table-cell office:value-type="float" office:value="3642" calcext:value-type="float">
            <text:p>3642</text:p>
          </table:table-cell>
          <table:table-cell office:value-type="float" office:value="210257" calcext:value-type="float">
            <text:p>210257</text:p>
          </table:table-cell>
          <table:table-cell office:value-type="float" office:value="154939" calcext:value-type="float">
            <text:p>154939</text:p>
          </table:table-cell>
          <table:table-cell office:value-type="float" office:value="24454" calcext:value-type="float">
            <text:p>24454</text:p>
          </table:table-cell>
          <table:table-cell office:value-type="float" office:value="125449" calcext:value-type="float">
            <text:p>125449</text:p>
          </table:table-cell>
          <table:table-cell office:value-type="float" office:value="5173" calcext:value-type="float">
            <text:p>5173</text:p>
          </table:table-cell>
          <table:table-cell office:value-type="float" office:value="63364" calcext:value-type="float">
            <text:p>63364</text:p>
          </table:table-cell>
          <table:table-cell office:value-type="float" office:value="58048" calcext:value-type="float">
            <text:p>58048</text:p>
          </table:table-cell>
          <table:table-cell office:value-type="float" office:value="7400" calcext:value-type="float">
            <text:p>7400</text:p>
          </table:table-cell>
          <table:table-cell office:value-type="float" office:value="51603" calcext:value-type="float">
            <text:p>51603</text:p>
          </table:table-cell>
          <table:table-cell office:value-type="float" office:value="41676" calcext:value-type="float">
            <text:p>41676</text:p>
          </table:table-cell>
          <table:table-cell office:value-type="float" office:value="4386" calcext:value-type="float">
            <text:p>4386</text:p>
          </table:table-cell>
          <table:table-cell office:value-type="float" office:value="31572" calcext:value-type="float">
            <text:p>31572</text:p>
          </table:table-cell>
          <table:table-cell office:value-type="float" office:value="16015" calcext:value-type="float">
            <text:p>16015</text:p>
          </table:table-cell>
          <table:table-cell office:value-type="float" office:value="3269" calcext:value-type="float">
            <text:p>3269</text:p>
          </table:table-cell>
          <table:table-cell office:value-type="float" office:value="2997" calcext:value-type="float">
            <text:p>2997</text:p>
          </table:table-cell>
          <table:table-cell office:value-type="float" office:value="19678" calcext:value-type="float">
            <text:p>19678</text:p>
          </table:table-cell>
          <table:table-cell office:value-type="float" office:value="36833" calcext:value-type="float">
            <text:p>36833</text:p>
          </table:table-cell>
          <table:table-cell office:value-type="float" office:value="2145" calcext:value-type="float">
            <text:p>2145</text:p>
          </table:table-cell>
          <table:table-cell office:value-type="float" office:value="2359" calcext:value-type="float">
            <text:p>2359</text:p>
          </table:table-cell>
          <table:table-cell office:value-type="float" office:value="9448" calcext:value-type="float">
            <text:p>9448</text:p>
          </table:table-cell>
          <table:table-cell office:value-type="float" office:value="31644" calcext:value-type="float">
            <text:p>31644</text:p>
          </table:table-cell>
          <table:table-cell office:value-type="float" office:value="3126" calcext:value-type="float">
            <text:p>3126</text:p>
          </table:table-cell>
          <table:table-cell office:value-type="float" office:value="1921" calcext:value-type="float">
            <text:p>1921</text:p>
          </table:table-cell>
          <table:table-cell office:value-type="float" office:value="5171" calcext:value-type="float">
            <text:p>5171</text:p>
          </table:table-cell>
          <table:table-cell office:value-type="float" office:value="13610" calcext:value-type="float">
            <text:p>13610</text:p>
          </table:table-cell>
          <table:table-cell office:value-type="float" office:value="2951" calcext:value-type="float">
            <text:p>2951</text:p>
          </table:table-cell>
          <table:table-cell office:value-type="float" office:value="1939" calcext:value-type="float">
            <text:p>1939</text:p>
          </table:table-cell>
          <table:table-cell office:value-type="float" office:value="1783" calcext:value-type="float">
            <text:p>1783</text:p>
          </table:table-cell>
          <table:table-cell office:value-type="float" office:value="7949" calcext:value-type="float">
            <text:p>7949</text:p>
          </table:table-cell>
          <table:table-cell office:value-type="float" office:value="133007" calcext:value-type="float">
            <text:p>133007</text:p>
          </table:table-cell>
          <table:table-cell office:value-type="float" office:value="16106" calcext:value-type="float">
            <text:p>16106</text:p>
          </table:table-cell>
          <table:table-cell office:value-type="float" office:value="1214" calcext:value-type="float">
            <text:p>1214</text:p>
          </table:table-cell>
          <table:table-cell office:value-type="float" office:value="1988" calcext:value-type="float">
            <text:p>1988</text:p>
          </table:table-cell>
          <table:table-cell office:value-type="float" office:value="129336" calcext:value-type="float">
            <text:p>129336</text:p>
          </table:table-cell>
          <table:table-cell office:value-type="float" office:value="125809" calcext:value-type="float">
            <text:p>125809</text:p>
          </table:table-cell>
          <table:table-cell office:value-type="float" office:value="3295" calcext:value-type="float">
            <text:p>3295</text:p>
          </table:table-cell>
          <table:table-cell office:value-type="float" office:value="36983" calcext:value-type="float">
            <text:p>36983</text:p>
          </table:table-cell>
          <table:table-cell office:value-type="float" office:value="14077" calcext:value-type="float">
            <text:p>14077</text:p>
          </table:table-cell>
          <table:table-cell office:value-type="float" office:value="9870" calcext:value-type="float">
            <text:p>9870</text:p>
          </table:table-cell>
          <table:table-cell office:value-type="float" office:value="27933" calcext:value-type="float">
            <text:p>27933</text:p>
          </table:table-cell>
          <table:table-cell office:value-type="float" office:value="5545" calcext:value-type="float">
            <text:p>5545</text:p>
          </table:table-cell>
          <table:table-cell office:value-type="float" office:value="7683" calcext:value-type="float">
            <text:p>7683</text:p>
          </table:table-cell>
          <table:table-cell office:value-type="float" office:value="7949" calcext:value-type="float">
            <text:p>7949</text:p>
          </table:table-cell>
          <table:table-cell office:value-type="float" office:value="3490" calcext:value-type="float">
            <text:p>3490</text:p>
          </table:table-cell>
          <table:table-cell office:value-type="float" office:value="125633" calcext:value-type="float">
            <text:p>125633</text:p>
          </table:table-cell>
          <table:table-cell office:value-type="float" office:value="3280" calcext:value-type="float">
            <text:p>3280</text:p>
          </table:table-cell>
          <table:table-cell office:value-type="float" office:value="6511" calcext:value-type="float">
            <text:p>6511</text:p>
          </table:table-cell>
          <table:table-cell office:value-type="float" office:value="56003" calcext:value-type="float">
            <text:p>56003</text:p>
          </table:table-cell>
          <table:table-cell office:value-type="float" office:value="3051" calcext:value-type="float">
            <text:p>3051</text:p>
          </table:table-cell>
          <table:table-cell office:value-type="float" office:value="3535" calcext:value-type="float">
            <text:p>3535</text:p>
          </table:table-cell>
          <table:table-cell office:value-type="float" office:value="2505" calcext:value-type="float">
            <text:p>2505</text:p>
          </table:table-cell>
          <table:table-cell office:value-type="float" office:value="5900" calcext:value-type="float">
            <text:p>5900</text:p>
          </table:table-cell>
          <table:table-cell office:value-type="float" office:value="6430" calcext:value-type="float">
            <text:p>6430</text:p>
          </table:table-cell>
          <table:table-cell office:value-type="float" office:value="136246" calcext:value-type="float">
            <text:p>136246</text:p>
          </table:table-cell>
          <table:table-cell office:value-type="float" office:value="9300" calcext:value-type="float">
            <text:p>9300</text:p>
          </table:table-cell>
          <table:table-cell office:value-type="float" office:value="20476" calcext:value-type="float">
            <text:p>20476</text:p>
          </table:table-cell>
          <table:table-cell office:value-type="float" office:value="7804" calcext:value-type="float">
            <text:p>7804</text:p>
          </table:table-cell>
          <table:table-cell office:value-type="float" office:value="3346" calcext:value-type="float">
            <text:p>3346</text:p>
          </table:table-cell>
          <table:table-cell office:value-type="float" office:value="12760" calcext:value-type="float">
            <text:p>12760</text:p>
          </table:table-cell>
          <table:table-cell office:value-type="float" office:value="125275" calcext:value-type="float">
            <text:p>125275</text:p>
          </table:table-cell>
          <table:table-cell office:value-type="float" office:value="3217" calcext:value-type="float">
            <text:p>3217</text:p>
          </table:table-cell>
          <table:table-cell office:value-type="float" office:value="19170" calcext:value-type="float">
            <text:p>19170</text:p>
          </table:table-cell>
          <table:table-cell office:value-type="float" office:value="34619" calcext:value-type="float">
            <text:p>34619</text:p>
          </table:table-cell>
          <table:table-cell office:value-type="float" office:value="3660" calcext:value-type="float">
            <text:p>3660</text:p>
          </table:table-cell>
          <table:table-cell office:value-type="float" office:value="2644" calcext:value-type="float">
            <text:p>2644</text:p>
          </table:table-cell>
          <table:table-cell office:value-type="float" office:value="13523" calcext:value-type="float">
            <text:p>13523</text:p>
          </table:table-cell>
          <table:table-cell office:value-type="float" office:value="3072" calcext:value-type="float">
            <text:p>3072</text:p>
          </table:table-cell>
          <table:table-cell office:value-type="float" office:value="4589" calcext:value-type="float">
            <text:p>4589</text:p>
          </table:table-cell>
          <table:table-cell office:value-type="float" office:value="11729" calcext:value-type="float">
            <text:p>11729</text:p>
          </table:table-cell>
          <table:table-cell office:value-type="float" office:value="45380" calcext:value-type="float">
            <text:p>45380</text:p>
          </table:table-cell>
          <table:table-cell office:value-type="float" office:value="2176" calcext:value-type="float">
            <text:p>2176</text:p>
          </table:table-cell>
          <table:table-cell office:value-type="float" office:value="7057" calcext:value-type="float">
            <text:p>7057</text:p>
          </table:table-cell>
          <table:table-cell office:value-type="float" office:value="125642" calcext:value-type="float">
            <text:p>125642</text:p>
          </table:table-cell>
          <table:table-cell office:value-type="float" office:value="8755" calcext:value-type="float">
            <text:p>8755</text:p>
          </table:table-cell>
          <table:table-cell office:value-type="float" office:value="19989" calcext:value-type="float">
            <text:p>19989</text:p>
          </table:table-cell>
          <table:table-cell office:value-type="float" office:value="82718" calcext:value-type="float">
            <text:p>82718</text:p>
          </table:table-cell>
          <table:table-cell office:value-type="float" office:value="2413" calcext:value-type="float">
            <text:p>2413</text:p>
          </table:table-cell>
          <table:table-cell office:value-type="float" office:value="2224" calcext:value-type="float">
            <text:p>2224</text:p>
          </table:table-cell>
          <table:table-cell office:value-type="float" office:value="25537" calcext:value-type="float">
            <text:p>25537</text:p>
          </table:table-cell>
          <table:table-cell office:value-type="float" office:value="7553" calcext:value-type="float">
            <text:p>7553</text:p>
          </table:table-cell>
          <table:table-cell office:value-type="float" office:value="13076" calcext:value-type="float">
            <text:p>13076</text:p>
          </table:table-cell>
          <table:table-cell office:value-type="float" office:value="3427" calcext:value-type="float">
            <text:p>3427</text:p>
          </table:table-cell>
          <table:table-cell office:value-type="float" office:value="12242" calcext:value-type="float">
            <text:p>12242</text:p>
          </table:table-cell>
          <table:table-cell office:value-type="float" office:value="1227" calcext:value-type="float">
            <text:p>1227</text:p>
          </table:table-cell>
          <table:table-cell office:value-type="float" office:value="3852" calcext:value-type="float">
            <text:p>3852</text:p>
          </table:table-cell>
          <table:table-cell office:value-type="float" office:value="66754" calcext:value-type="float">
            <text:p>66754</text:p>
          </table:table-cell>
          <table:table-cell office:value-type="float" office:value="5363" calcext:value-type="float">
            <text:p>5363</text:p>
          </table:table-cell>
          <table:table-cell office:value-type="float" office:value="38310" calcext:value-type="float">
            <text:p>38310</text:p>
          </table:table-cell>
          <table:table-cell office:value-type="float" office:value="17527" calcext:value-type="float">
            <text:p>17527</text:p>
          </table:table-cell>
          <table:table-cell office:value-type="float" office:value="11639" calcext:value-type="float">
            <text:p>11639</text:p>
          </table:table-cell>
          <table:table-cell office:value-type="float" office:value="52215" calcext:value-type="float">
            <text:p>52215</text:p>
          </table:table-cell>
          <table:table-cell office:value-type="float" office:value="5783" calcext:value-type="float">
            <text:p>5783</text:p>
          </table:table-cell>
          <table:table-cell office:value-type="float" office:value="3105" calcext:value-type="float">
            <text:p>3105</text:p>
          </table:table-cell>
          <table:table-cell office:value-type="float" office:value="49490" calcext:value-type="float">
            <text:p>49490</text:p>
          </table:table-cell>
          <table:table-cell office:value-type="float" office:value="2461" calcext:value-type="float">
            <text:p>2461</text:p>
          </table:table-cell>
          <table:table-cell office:value-type="float" office:value="25137" calcext:value-type="float">
            <text:p>25137</text:p>
          </table:table-cell>
          <table:table-cell office:value-type="float" office:value="12842" calcext:value-type="float">
            <text:p>12842</text:p>
          </table:table-cell>
          <table:table-cell office:value-type="float" office:value="52354" calcext:value-type="float">
            <text:p>52354</text:p>
          </table:table-cell>
          <table:table-cell office:value-type="float" office:value="2224" calcext:value-type="float">
            <text:p>2224</text:p>
          </table:table-cell>
          <table:table-cell office:value-type="float" office:value="9535" calcext:value-type="float">
            <text:p>9535</text:p>
          </table:table-cell>
          <table:table-cell office:value-type="float" office:value="49834" calcext:value-type="float">
            <text:p>49834</text:p>
          </table:table-cell>
          <table:table-cell office:value-type="float" office:value="51174" calcext:value-type="float">
            <text:p>51174</text:p>
          </table:table-cell>
          <table:table-cell office:value-type="float" office:value="2863" calcext:value-type="float">
            <text:p>2863</text:p>
          </table:table-cell>
          <table:table-cell office:value-type="float" office:value="7022" calcext:value-type="float">
            <text:p>7022</text:p>
          </table:table-cell>
          <table:table-cell office:value-type="float" office:value="41684" calcext:value-type="float">
            <text:p>41684</text:p>
          </table:table-cell>
          <table:table-cell office:value-type="float" office:value="5687" calcext:value-type="float">
            <text:p>5687</text:p>
          </table:table-cell>
          <table:table-cell office:value-type="float" office:value="2889" calcext:value-type="float">
            <text:p>2889</text:p>
          </table:table-cell>
          <table:table-cell office:value-type="float" office:value="5427" calcext:value-type="float">
            <text:p>5427</text:p>
          </table:table-cell>
          <table:table-cell office:value-type="float" office:value="2537" calcext:value-type="float">
            <text:p>2537</text:p>
          </table:table-cell>
          <table:table-cell office:value-type="float" office:value="7567" calcext:value-type="float">
            <text:p>7567</text:p>
          </table:table-cell>
          <table:table-cell office:value-type="float" office:value="31989" calcext:value-type="float">
            <text:p>31989</text:p>
          </table:table-cell>
          <table:table-cell office:value-type="float" office:value="9028" calcext:value-type="float">
            <text:p>9028</text:p>
          </table:table-cell>
          <table:table-cell office:value-type="float" office:value="10108" calcext:value-type="float">
            <text:p>10108</text:p>
          </table:table-cell>
          <table:table-cell office:value-type="float" office:value="6612" calcext:value-type="float">
            <text:p>6612</text:p>
          </table:table-cell>
          <table:table-cell office:value-type="float" office:value="4047" calcext:value-type="float">
            <text:p>4047</text:p>
          </table:table-cell>
          <table:table-cell office:value-type="float" office:value="25627" calcext:value-type="float">
            <text:p>25627</text:p>
          </table:table-cell>
          <table:table-cell office:value-type="float" office:value="16612" calcext:value-type="float">
            <text:p>16612</text:p>
          </table:table-cell>
          <table:table-cell office:value-type="float" office:value="2455" calcext:value-type="float">
            <text:p>2455</text:p>
          </table:table-cell>
          <table:table-cell office:value-type="float" office:value="9656" calcext:value-type="float">
            <text:p>9656</text:p>
          </table:table-cell>
          <table:table-cell office:value-type="float" office:value="50352" calcext:value-type="float">
            <text:p>50352</text:p>
          </table:table-cell>
          <table:table-cell office:value-type="float" office:value="4039" calcext:value-type="float">
            <text:p>4039</text:p>
          </table:table-cell>
          <table:table-cell office:value-type="float" office:value="51434" calcext:value-type="float">
            <text:p>51434</text:p>
          </table:table-cell>
          <table:table-cell office:value-type="float" office:value="6235" calcext:value-type="float">
            <text:p>6235</text:p>
          </table:table-cell>
          <table:table-cell office:value-type="float" office:value="3778" calcext:value-type="float">
            <text:p>3778</text:p>
          </table:table-cell>
          <table:table-cell office:value-type="float" office:value="17155" calcext:value-type="float">
            <text:p>17155</text:p>
          </table:table-cell>
          <table:table-cell office:value-type="float" office:value="52207" calcext:value-type="float">
            <text:p>52207</text:p>
          </table:table-cell>
          <table:table-cell office:value-type="float" office:value="2372" calcext:value-type="float">
            <text:p>2372</text:p>
          </table:table-cell>
          <table:table-cell office:value-type="float" office:value="22241" calcext:value-type="float">
            <text:p>22241</text:p>
          </table:table-cell>
          <table:table-cell office:value-type="float" office:value="14934" calcext:value-type="float">
            <text:p>14934</text:p>
          </table:table-cell>
          <table:table-cell office:value-type="float" office:value="1379" calcext:value-type="float">
            <text:p>1379</text:p>
          </table:table-cell>
          <table:table-cell office:value-type="float" office:value="12718" calcext:value-type="float">
            <text:p>12718</text:p>
          </table:table-cell>
          <table:table-cell office:value-type="float" office:value="2259" calcext:value-type="float">
            <text:p>2259</text:p>
          </table:table-cell>
          <table:table-cell office:value-type="float" office:value="50428" calcext:value-type="float">
            <text:p>50428</text:p>
          </table:table-cell>
          <table:table-cell office:value-type="float" office:value="48615" calcext:value-type="float">
            <text:p>48615</text:p>
          </table:table-cell>
          <table:table-cell office:value-type="float" office:value="16415" calcext:value-type="float">
            <text:p>16415</text:p>
          </table:table-cell>
          <table:table-cell office:value-type="float" office:value="48058" calcext:value-type="float">
            <text:p>48058</text:p>
          </table:table-cell>
          <table:table-cell office:value-type="float" office:value="10755" calcext:value-type="float">
            <text:p>10755</text:p>
          </table:table-cell>
          <table:table-cell office:value-type="float" office:value="14382" calcext:value-type="float">
            <text:p>14382</text:p>
          </table:table-cell>
          <table:table-cell office:value-type="float" office:value="2455" calcext:value-type="float">
            <text:p>2455</text:p>
          </table:table-cell>
          <table:table-cell office:value-type="float" office:value="2026" calcext:value-type="float">
            <text:p>2026</text:p>
          </table:table-cell>
          <table:table-cell office:value-type="float" office:value="51799" calcext:value-type="float">
            <text:p>51799</text:p>
          </table:table-cell>
          <table:table-cell office:value-type="float" office:value="51315" calcext:value-type="float">
            <text:p>51315</text:p>
          </table:table-cell>
          <table:table-cell office:value-type="float" office:value="2476" calcext:value-type="float">
            <text:p>2476</text:p>
          </table:table-cell>
          <table:table-cell office:value-type="float" office:value="2644" calcext:value-type="float">
            <text:p>2644</text:p>
          </table:table-cell>
          <table:table-cell office:value-type="float" office:value="5179" calcext:value-type="float">
            <text:p>5179</text:p>
          </table:table-cell>
          <table:table-cell office:value-type="float" office:value="2031" calcext:value-type="float">
            <text:p>2031</text:p>
          </table:table-cell>
          <table:table-cell office:value-type="float" office:value="2453" calcext:value-type="float">
            <text:p>2453</text:p>
          </table:table-cell>
          <table:table-cell office:value-type="float" office:value="2091" calcext:value-type="float">
            <text:p>2091</text:p>
          </table:table-cell>
          <table:table-cell office:value-type="float" office:value="20099" calcext:value-type="float">
            <text:p>20099</text:p>
          </table:table-cell>
          <table:table-cell office:value-type="float" office:value="89146" calcext:value-type="float">
            <text:p>89146</text:p>
          </table:table-cell>
          <table:table-cell office:value-type="float" office:value="52439" calcext:value-type="float">
            <text:p>52439</text:p>
          </table:table-cell>
          <table:table-cell office:value-type="float" office:value="51012" calcext:value-type="float">
            <text:p>51012</text:p>
          </table:table-cell>
          <table:table-cell office:value-type="float" office:value="10632" calcext:value-type="float">
            <text:p>10632</text:p>
          </table:table-cell>
          <table:table-cell office:value-type="float" office:value="2365" calcext:value-type="float">
            <text:p>2365</text:p>
          </table:table-cell>
          <table:table-cell office:value-type="float" office:value="49342" calcext:value-type="float">
            <text:p>49342</text:p>
          </table:table-cell>
          <table:table-cell office:value-type="float" office:value="50409" calcext:value-type="float">
            <text:p>50409</text:p>
          </table:table-cell>
          <table:table-cell office:value-type="float" office:value="29635" calcext:value-type="float">
            <text:p>29635</text:p>
          </table:table-cell>
          <table:table-cell office:value-type="float" office:value="19130" calcext:value-type="float">
            <text:p>19130</text:p>
          </table:table-cell>
          <table:table-cell office:value-type="float" office:value="51128" calcext:value-type="float">
            <text:p>51128</text:p>
          </table:table-cell>
          <table:table-cell office:value-type="float" office:value="18021" calcext:value-type="float">
            <text:p>18021</text:p>
          </table:table-cell>
          <table:table-cell office:value-type="float" office:value="2598" calcext:value-type="float">
            <text:p>2598</text:p>
          </table:table-cell>
          <table:table-cell office:value-type="float" office:value="79397" calcext:value-type="float">
            <text:p>79397</text:p>
          </table:table-cell>
          <table:table-cell office:value-type="float" office:value="7198" calcext:value-type="float">
            <text:p>7198</text:p>
          </table:table-cell>
          <table:table-cell office:value-type="float" office:value="28867" calcext:value-type="float">
            <text:p>28867</text:p>
          </table:table-cell>
          <table:table-cell office:value-type="float" office:value="49276" calcext:value-type="float">
            <text:p>49276</text:p>
          </table:table-cell>
          <table:table-cell office:value-type="float" office:value="14571" calcext:value-type="float">
            <text:p>14571</text:p>
          </table:table-cell>
          <table:table-cell office:value-type="float" office:value="48863" calcext:value-type="float">
            <text:p>48863</text:p>
          </table:table-cell>
          <table:table-cell office:value-type="float" office:value="2528" calcext:value-type="float">
            <text:p>2528</text:p>
          </table:table-cell>
          <table:table-cell office:value-type="float" office:value="51020" calcext:value-type="float">
            <text:p>51020</text:p>
          </table:table-cell>
          <table:table-cell office:value-type="float" office:value="4536" calcext:value-type="float">
            <text:p>4536</text:p>
          </table:table-cell>
          <table:table-cell office:value-type="float" office:value="6199" calcext:value-type="float">
            <text:p>6199</text:p>
          </table:table-cell>
          <table:table-cell office:value-type="float" office:value="53176" calcext:value-type="float">
            <text:p>53176</text:p>
          </table:table-cell>
          <table:table-cell office:value-type="float" office:value="2184" calcext:value-type="float">
            <text:p>2184</text:p>
          </table:table-cell>
          <table:table-cell office:value-type="float" office:value="6413" calcext:value-type="float">
            <text:p>6413</text:p>
          </table:table-cell>
          <table:table-cell office:value-type="float" office:value="16451" calcext:value-type="float">
            <text:p>16451</text:p>
          </table:table-cell>
          <table:table-cell office:value-type="float" office:value="44174" calcext:value-type="float">
            <text:p>44174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  <table:table-cell office:value-type="float" office:value="18125" calcext:value-type="float">
            <text:p>18125</text:p>
          </table:table-cell>
          <table:table-cell office:value-type="float" office:value="6118" calcext:value-type="float">
            <text:p>6118</text:p>
          </table:table-cell>
          <table:table-cell office:value-type="float" office:value="10492" calcext:value-type="float">
            <text:p>10492</text:p>
          </table:table-cell>
          <table:table-cell office:value-type="float" office:value="2731" calcext:value-type="float">
            <text:p>2731</text:p>
          </table:table-cell>
          <table:table-cell office:value-type="float" office:value="9712" calcext:value-type="float">
            <text:p>9712</text:p>
          </table:table-cell>
          <table:table-cell office:value-type="float" office:value="1191" calcext:value-type="float">
            <text:p>1191</text:p>
          </table:table-cell>
          <table:table-cell office:value-type="float" office:value="3660" calcext:value-type="float">
            <text:p>3660</text:p>
          </table:table-cell>
          <table:table-cell office:value-type="float" office:value="43532" calcext:value-type="float">
            <text:p>43532</text:p>
          </table:table-cell>
          <table:table-cell office:value-type="float" office:value="4958" calcext:value-type="float">
            <text:p>4958</text:p>
          </table:table-cell>
          <table:table-cell office:value-type="float" office:value="25865" calcext:value-type="float">
            <text:p>25865</text:p>
          </table:table-cell>
          <table:table-cell office:value-type="float" office:value="14745" calcext:value-type="float">
            <text:p>14745</text:p>
          </table:table-cell>
          <table:table-cell office:value-type="float" office:value="9114" calcext:value-type="float">
            <text:p>9114</text:p>
          </table:table-cell>
          <table:table-cell office:value-type="float" office:value="42872" calcext:value-type="float">
            <text:p>42872</text:p>
          </table:table-cell>
          <table:table-cell office:value-type="float" office:value="19373" calcext:value-type="float">
            <text:p>19373</text:p>
          </table:table-cell>
          <table:table-cell office:value-type="float" office:value="2350" calcext:value-type="float">
            <text:p>2350</text:p>
          </table:table-cell>
          <table:table-cell office:value-type="float" office:value="41828" calcext:value-type="float">
            <text:p>41828</text:p>
          </table:table-cell>
          <table:table-cell office:value-type="float" office:value="2383" calcext:value-type="float">
            <text:p>2383</text:p>
          </table:table-cell>
          <table:table-cell office:value-type="float" office:value="15148" calcext:value-type="float">
            <text:p>15148</text:p>
          </table:table-cell>
          <table:table-cell office:value-type="float" office:value="11690" calcext:value-type="float">
            <text:p>11690</text:p>
          </table:table-cell>
          <table:table-cell office:value-type="float" office:value="41242" calcext:value-type="float">
            <text:p>41242</text:p>
          </table:table-cell>
          <table:table-cell office:value-type="float" office:value="2234" calcext:value-type="float">
            <text:p>2234</text:p>
          </table:table-cell>
          <table:table-cell office:value-type="float" office:value="8225" calcext:value-type="float">
            <text:p>8225</text:p>
          </table:table-cell>
          <table:table-cell office:value-type="float" office:value="42084" calcext:value-type="float">
            <text:p>42084</text:p>
          </table:table-cell>
          <table:table-cell office:value-type="float" office:value="40613" calcext:value-type="float">
            <text:p>40613</text:p>
          </table:table-cell>
          <table:table-cell office:value-type="float" office:value="2733" calcext:value-type="float">
            <text:p>2733</text:p>
          </table:table-cell>
          <table:table-cell office:value-type="float" office:value="8959" calcext:value-type="float">
            <text:p>8959</text:p>
          </table:table-cell>
          <table:table-cell office:value-type="float" office:value="21740" calcext:value-type="float">
            <text:p>21740</text:p>
          </table:table-cell>
          <table:table-cell office:value-type="float" office:value="5649" calcext:value-type="float">
            <text:p>5649</text:p>
          </table:table-cell>
          <table:table-cell office:value-type="float" office:value="3003" calcext:value-type="float">
            <text:p>3003</text:p>
          </table:table-cell>
          <table:table-cell office:value-type="float" office:value="18553" calcext:value-type="float">
            <text:p>18553</text:p>
          </table:table-cell>
          <table:table-cell office:value-type="float" office:value="17503" calcext:value-type="float">
            <text:p>17503</text:p>
          </table:table-cell>
          <table:table-cell office:value-type="float" office:value="19250" calcext:value-type="float">
            <text:p>19250</text:p>
          </table:table-cell>
          <table:table-cell office:value-type="float" office:value="56842" calcext:value-type="float">
            <text:p>56842</text:p>
          </table:table-cell>
          <table:table-cell office:value-type="float" office:value="8574" calcext:value-type="float">
            <text:p>8574</text:p>
          </table:table-cell>
          <table:table-cell office:value-type="float" office:value="23691" calcext:value-type="float">
            <text:p>23691</text:p>
          </table:table-cell>
          <table:table-cell office:value-type="float" office:value="6277" calcext:value-type="float">
            <text:p>6277</text:p>
          </table:table-cell>
          <table:table-cell office:value-type="float" office:value="4307" calcext:value-type="float">
            <text:p>4307</text:p>
          </table:table-cell>
          <table:table-cell office:value-type="float" office:value="23124" calcext:value-type="float">
            <text:p>23124</text:p>
          </table:table-cell>
          <table:table-cell office:value-type="float" office:value="16249" calcext:value-type="float">
            <text:p>16249</text:p>
          </table:table-cell>
          <table:table-cell office:value-type="float" office:value="3277" calcext:value-type="float">
            <text:p>3277</text:p>
          </table:table-cell>
          <table:table-cell office:value-type="float" office:value="11335" calcext:value-type="float">
            <text:p>11335</text:p>
          </table:table-cell>
          <table:table-cell office:value-type="float" office:value="51403" calcext:value-type="float">
            <text:p>51403</text:p>
          </table:table-cell>
          <table:table-cell office:value-type="float" office:value="3801" calcext:value-type="float">
            <text:p>3801</text:p>
          </table:table-cell>
          <table:table-cell office:value-type="float" office:value="43103" calcext:value-type="float">
            <text:p>43103</text:p>
          </table:table-cell>
          <table:table-cell office:value-type="float" office:value="5928" calcext:value-type="float">
            <text:p>5928</text:p>
          </table:table-cell>
          <table:table-cell office:value-type="float" office:value="3826" calcext:value-type="float">
            <text:p>3826</text:p>
          </table:table-cell>
          <table:table-cell office:value-type="float" office:value="17410" calcext:value-type="float">
            <text:p>17410</text:p>
          </table:table-cell>
          <table:table-cell office:value-type="float" office:value="43778" calcext:value-type="float">
            <text:p>43778</text:p>
          </table:table-cell>
          <table:table-cell office:value-type="float" office:value="2399" calcext:value-type="float">
            <text:p>2399</text:p>
          </table:table-cell>
          <table:table-cell office:value-type="float" office:value="20265" calcext:value-type="float">
            <text:p>20265</text:p>
          </table:table-cell>
          <table:table-cell office:value-type="float" office:value="13752" calcext:value-type="float">
            <text:p>13752</text:p>
          </table:table-cell>
          <table:table-cell office:value-type="float" office:value="1340" calcext:value-type="float">
            <text:p>1340</text:p>
          </table:table-cell>
          <table:table-cell office:value-type="float" office:value="12639" calcext:value-type="float">
            <text:p>12639</text:p>
          </table:table-cell>
          <table:table-cell office:value-type="float" office:value="5892" calcext:value-type="float">
            <text:p>5892</text:p>
          </table:table-cell>
          <table:table-cell office:value-type="float" office:value="45629" calcext:value-type="float">
            <text:p>45629</text:p>
          </table:table-cell>
          <table:table-cell office:value-type="float" office:value="45151" calcext:value-type="float">
            <text:p>45151</text:p>
          </table:table-cell>
          <table:table-cell office:value-type="float" office:value="16011" calcext:value-type="float">
            <text:p>16011</text:p>
          </table:table-cell>
          <table:table-cell office:value-type="float" office:value="43736" calcext:value-type="float">
            <text:p>43736</text:p>
          </table:table-cell>
          <table:table-cell office:value-type="float" office:value="6702" calcext:value-type="float">
            <text:p>6702</text:p>
          </table:table-cell>
          <table:table-cell office:value-type="float" office:value="13565" calcext:value-type="float">
            <text:p>13565</text:p>
          </table:table-cell>
          <table:table-cell office:value-type="float" office:value="2807" calcext:value-type="float">
            <text:p>2807</text:p>
          </table:table-cell>
          <table:table-cell office:value-type="float" office:value="2231" calcext:value-type="float">
            <text:p>2231</text:p>
          </table:table-cell>
          <table:table-cell office:value-type="float" office:value="43075" calcext:value-type="float">
            <text:p>43075</text:p>
          </table:table-cell>
          <table:table-cell office:value-type="float" office:value="42907" calcext:value-type="float">
            <text:p>42907</text:p>
          </table:table-cell>
          <table:table-cell office:value-type="float" office:value="2596" calcext:value-type="float">
            <text:p>2596</text:p>
          </table:table-cell>
          <table:table-cell office:value-type="float" office:value="3011" calcext:value-type="float">
            <text:p>3011</text:p>
          </table:table-cell>
          <table:table-cell office:value-type="float" office:value="4994" calcext:value-type="float">
            <text:p>4994</text:p>
          </table:table-cell>
          <table:table-cell office:value-type="float" office:value="2096" calcext:value-type="float">
            <text:p>2096</text:p>
          </table:table-cell>
          <table:table-cell office:value-type="float" office:value="3030" calcext:value-type="float">
            <text:p>3030</text:p>
          </table:table-cell>
          <table:table-cell office:value-type="float" office:value="2213" calcext:value-type="float">
            <text:p>2213</text:p>
          </table:table-cell>
          <table:table-cell office:value-type="float" office:value="22410" calcext:value-type="float">
            <text:p>22410</text:p>
          </table:table-cell>
          <table:table-cell office:value-type="float" office:value="44057" calcext:value-type="float">
            <text:p>44057</text:p>
          </table:table-cell>
          <table:table-cell office:value-type="float" office:value="44221" calcext:value-type="float">
            <text:p>44221</text:p>
          </table:table-cell>
          <table:table-cell office:value-type="float" office:value="42711" calcext:value-type="float">
            <text:p>42711</text:p>
          </table:table-cell>
          <table:table-cell office:value-type="float" office:value="32871" calcext:value-type="float">
            <text:p>32871</text:p>
          </table:table-cell>
          <table:table-cell office:value-type="float" office:value="2806" calcext:value-type="float">
            <text:p>2806</text:p>
          </table:table-cell>
          <table:table-cell office:value-type="float" office:value="47147" calcext:value-type="float">
            <text:p>47147</text:p>
          </table:table-cell>
          <table:table-cell office:value-type="float" office:value="40631" calcext:value-type="float">
            <text:p>40631</text:p>
          </table:table-cell>
          <table:table-cell office:value-type="float" office:value="31088" calcext:value-type="float">
            <text:p>31088</text:p>
          </table:table-cell>
          <table:table-cell office:value-type="float" office:value="20232" calcext:value-type="float">
            <text:p>20232</text:p>
          </table:table-cell>
          <table:table-cell office:value-type="float" office:value="41260" calcext:value-type="float">
            <text:p>41260</text:p>
          </table:table-cell>
          <table:table-cell office:value-type="float" office:value="18342" calcext:value-type="float">
            <text:p>18342</text:p>
          </table:table-cell>
          <table:table-cell office:value-type="float" office:value="2530" calcext:value-type="float">
            <text:p>2530</text:p>
          </table:table-cell>
          <table:table-cell office:value-type="float" office:value="43513" calcext:value-type="float">
            <text:p>43513</text:p>
          </table:table-cell>
          <table:table-cell office:value-type="float" office:value="7891" calcext:value-type="float">
            <text:p>7891</text:p>
          </table:table-cell>
          <table:table-cell office:value-type="float" office:value="27981" calcext:value-type="float">
            <text:p>27981</text:p>
          </table:table-cell>
          <table:table-cell office:value-type="float" office:value="42611" calcext:value-type="float">
            <text:p>42611</text:p>
          </table:table-cell>
          <table:table-cell office:value-type="float" office:value="17501" calcext:value-type="float">
            <text:p>17501</text:p>
          </table:table-cell>
          <table:table-cell office:value-type="float" office:value="42290" calcext:value-type="float">
            <text:p>42290</text:p>
          </table:table-cell>
          <table:table-cell office:value-type="float" office:value="2635" calcext:value-type="float">
            <text:p>2635</text:p>
          </table:table-cell>
          <table:table-cell office:value-type="float" office:value="41827" calcext:value-type="float">
            <text:p>41827</text:p>
          </table:table-cell>
          <table:table-cell office:value-type="float" office:value="4942" calcext:value-type="float">
            <text:p>4942</text:p>
          </table:table-cell>
          <table:table-cell office:value-type="float" office:value="5702" calcext:value-type="float">
            <text:p>5702</text:p>
          </table:table-cell>
          <table:table-cell office:value-type="float" office:value="55715" calcext:value-type="float">
            <text:p>55715</text:p>
          </table:table-cell>
          <table:table-cell office:value-type="float" office:value="2376" calcext:value-type="float">
            <text:p>2376</text:p>
          </table:table-cell>
          <table:table-cell/>
          <table:table-cell table:formula="of:=AVERAGE([.A6:.KN6])" office:value-type="float" office:value="22778.4533333333" calcext:value-type="float">
            <text:p>22778,4533333333</text:p>
          </table:table-cell>
          <table:table-cell table:formula="of:=GEOMEAN([.A6:.KN6])" office:value-type="float" office:value="11129.2278262786" calcext:value-type="float">
            <text:p>11129,227826278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0933" calcext:value-type="float">
            <text:p>10933</text:p>
          </table:table-cell>
          <table:table-cell office:value-type="float" office:value="20250" calcext:value-type="float">
            <text:p>20250</text:p>
          </table:table-cell>
          <table:table-cell office:value-type="float" office:value="3296" calcext:value-type="float">
            <text:p>3296</text:p>
          </table:table-cell>
          <table:table-cell office:value-type="float" office:value="23003" calcext:value-type="float">
            <text:p>23003</text:p>
          </table:table-cell>
          <table:table-cell office:value-type="float" office:value="4758" calcext:value-type="float">
            <text:p>4758</text:p>
          </table:table-cell>
          <table:table-cell office:value-type="float" office:value="41277" calcext:value-type="float">
            <text:p>41277</text:p>
          </table:table-cell>
          <table:table-cell office:value-type="float" office:value="15444" calcext:value-type="float">
            <text:p>15444</text:p>
          </table:table-cell>
          <table:table-cell office:value-type="float" office:value="3244" calcext:value-type="float">
            <text:p>3244</text:p>
          </table:table-cell>
          <table:table-cell office:value-type="float" office:value="3104" calcext:value-type="float">
            <text:p>3104</text:p>
          </table:table-cell>
          <table:table-cell office:value-type="float" office:value="8818" calcext:value-type="float">
            <text:p>8818</text:p>
          </table:table-cell>
          <table:table-cell office:value-type="float" office:value="3146" calcext:value-type="float">
            <text:p>3146</text:p>
          </table:table-cell>
          <table:table-cell office:value-type="float" office:value="6729" calcext:value-type="float">
            <text:p>6729</text:p>
          </table:table-cell>
          <table:table-cell office:value-type="float" office:value="33357" calcext:value-type="float">
            <text:p>33357</text:p>
          </table:table-cell>
          <table:table-cell office:value-type="float" office:value="5615" calcext:value-type="float">
            <text:p>5615</text:p>
          </table:table-cell>
          <table:table-cell office:value-type="float" office:value="4866" calcext:value-type="float">
            <text:p>4866</text:p>
          </table:table-cell>
          <table:table-cell office:value-type="float" office:value="3161" calcext:value-type="float">
            <text:p>3161</text:p>
          </table:table-cell>
          <table:table-cell office:value-type="float" office:value="1347" calcext:value-type="float">
            <text:p>1347</text:p>
          </table:table-cell>
          <table:table-cell office:value-type="float" office:value="81852" calcext:value-type="float">
            <text:p>81852</text:p>
          </table:table-cell>
          <table:table-cell office:value-type="float" office:value="4848" calcext:value-type="float">
            <text:p>4848</text:p>
          </table:table-cell>
          <table:table-cell office:value-type="float" office:value="2701" calcext:value-type="float">
            <text:p>2701</text:p>
          </table:table-cell>
          <table:table-cell office:value-type="float" office:value="3626" calcext:value-type="float">
            <text:p>3626</text:p>
          </table:table-cell>
          <table:table-cell office:value-type="float" office:value="59547" calcext:value-type="float">
            <text:p>59547</text:p>
          </table:table-cell>
          <table:table-cell office:value-type="float" office:value="2339" calcext:value-type="float">
            <text:p>2339</text:p>
          </table:table-cell>
          <table:table-cell office:value-type="float" office:value="50075" calcext:value-type="float">
            <text:p>50075</text:p>
          </table:table-cell>
          <table:table-cell office:value-type="float" office:value="49383" calcext:value-type="float">
            <text:p>49383</text:p>
          </table:table-cell>
          <table:table-cell office:value-type="float" office:value="3458" calcext:value-type="float">
            <text:p>3458</text:p>
          </table:table-cell>
          <table:table-cell office:value-type="float" office:value="218179" calcext:value-type="float">
            <text:p>218179</text:p>
          </table:table-cell>
          <table:table-cell office:value-type="float" office:value="141752" calcext:value-type="float">
            <text:p>141752</text:p>
          </table:table-cell>
          <table:table-cell office:value-type="float" office:value="22541" calcext:value-type="float">
            <text:p>22541</text:p>
          </table:table-cell>
          <table:table-cell office:value-type="float" office:value="124744" calcext:value-type="float">
            <text:p>124744</text:p>
          </table:table-cell>
          <table:table-cell office:value-type="float" office:value="5006" calcext:value-type="float">
            <text:p>5006</text:p>
          </table:table-cell>
          <table:table-cell office:value-type="float" office:value="53344" calcext:value-type="float">
            <text:p>53344</text:p>
          </table:table-cell>
          <table:table-cell office:value-type="float" office:value="56665" calcext:value-type="float">
            <text:p>56665</text:p>
          </table:table-cell>
          <table:table-cell office:value-type="float" office:value="7933" calcext:value-type="float">
            <text:p>7933</text:p>
          </table:table-cell>
          <table:table-cell office:value-type="float" office:value="51623" calcext:value-type="float">
            <text:p>51623</text:p>
          </table:table-cell>
          <table:table-cell office:value-type="float" office:value="72708" calcext:value-type="float">
            <text:p>72708</text:p>
          </table:table-cell>
          <table:table-cell office:value-type="float" office:value="5078" calcext:value-type="float">
            <text:p>5078</text:p>
          </table:table-cell>
          <table:table-cell office:value-type="float" office:value="35401" calcext:value-type="float">
            <text:p>35401</text:p>
          </table:table-cell>
          <table:table-cell office:value-type="float" office:value="19534" calcext:value-type="float">
            <text:p>19534</text:p>
          </table:table-cell>
          <table:table-cell office:value-type="float" office:value="3736" calcext:value-type="float">
            <text:p>3736</text:p>
          </table:table-cell>
          <table:table-cell office:value-type="float" office:value="2952" calcext:value-type="float">
            <text:p>2952</text:p>
          </table:table-cell>
          <table:table-cell office:value-type="float" office:value="20193" calcext:value-type="float">
            <text:p>20193</text:p>
          </table:table-cell>
          <table:table-cell office:value-type="float" office:value="38843" calcext:value-type="float">
            <text:p>38843</text:p>
          </table:table-cell>
          <table:table-cell office:value-type="float" office:value="2269" calcext:value-type="float">
            <text:p>2269</text:p>
          </table:table-cell>
          <table:table-cell office:value-type="float" office:value="2608" calcext:value-type="float">
            <text:p>2608</text:p>
          </table:table-cell>
          <table:table-cell office:value-type="float" office:value="10284" calcext:value-type="float">
            <text:p>10284</text:p>
          </table:table-cell>
          <table:table-cell office:value-type="float" office:value="37475" calcext:value-type="float">
            <text:p>37475</text:p>
          </table:table-cell>
          <table:table-cell office:value-type="float" office:value="3546" calcext:value-type="float">
            <text:p>3546</text:p>
          </table:table-cell>
          <table:table-cell office:value-type="float" office:value="2119" calcext:value-type="float">
            <text:p>2119</text:p>
          </table:table-cell>
          <table:table-cell office:value-type="float" office:value="6433" calcext:value-type="float">
            <text:p>6433</text:p>
          </table:table-cell>
          <table:table-cell office:value-type="float" office:value="15027" calcext:value-type="float">
            <text:p>15027</text:p>
          </table:table-cell>
          <table:table-cell office:value-type="float" office:value="3453" calcext:value-type="float">
            <text:p>3453</text:p>
          </table:table-cell>
          <table:table-cell office:value-type="float" office:value="2161" calcext:value-type="float">
            <text:p>2161</text:p>
          </table:table-cell>
          <table:table-cell office:value-type="float" office:value="1888" calcext:value-type="float">
            <text:p>1888</text:p>
          </table:table-cell>
          <table:table-cell office:value-type="float" office:value="7912" calcext:value-type="float">
            <text:p>7912</text:p>
          </table:table-cell>
          <table:table-cell office:value-type="float" office:value="153538" calcext:value-type="float">
            <text:p>153538</text:p>
          </table:table-cell>
          <table:table-cell office:value-type="float" office:value="5180" calcext:value-type="float">
            <text:p>5180</text:p>
          </table:table-cell>
          <table:table-cell office:value-type="float" office:value="1724" calcext:value-type="float">
            <text:p>1724</text:p>
          </table:table-cell>
          <table:table-cell office:value-type="float" office:value="2384" calcext:value-type="float">
            <text:p>2384</text:p>
          </table:table-cell>
          <table:table-cell office:value-type="float" office:value="157295" calcext:value-type="float">
            <text:p>157295</text:p>
          </table:table-cell>
          <table:table-cell office:value-type="float" office:value="124605" calcext:value-type="float">
            <text:p>124605</text:p>
          </table:table-cell>
          <table:table-cell office:value-type="float" office:value="3869" calcext:value-type="float">
            <text:p>3869</text:p>
          </table:table-cell>
          <table:table-cell office:value-type="float" office:value="41400" calcext:value-type="float">
            <text:p>41400</text:p>
          </table:table-cell>
          <table:table-cell office:value-type="float" office:value="44751" calcext:value-type="float">
            <text:p>44751</text:p>
          </table:table-cell>
          <table:table-cell office:value-type="float" office:value="25849" calcext:value-type="float">
            <text:p>25849</text:p>
          </table:table-cell>
          <table:table-cell office:value-type="float" office:value="32861" calcext:value-type="float">
            <text:p>32861</text:p>
          </table:table-cell>
          <table:table-cell office:value-type="float" office:value="5284" calcext:value-type="float">
            <text:p>5284</text:p>
          </table:table-cell>
          <table:table-cell office:value-type="float" office:value="8160" calcext:value-type="float">
            <text:p>8160</text:p>
          </table:table-cell>
          <table:table-cell office:value-type="float" office:value="9806" calcext:value-type="float">
            <text:p>9806</text:p>
          </table:table-cell>
          <table:table-cell office:value-type="float" office:value="3496" calcext:value-type="float">
            <text:p>3496</text:p>
          </table:table-cell>
          <table:table-cell office:value-type="float" office:value="131550" calcext:value-type="float">
            <text:p>131550</text:p>
          </table:table-cell>
          <table:table-cell office:value-type="float" office:value="3526" calcext:value-type="float">
            <text:p>3526</text:p>
          </table:table-cell>
          <table:table-cell office:value-type="float" office:value="8419" calcext:value-type="float">
            <text:p>8419</text:p>
          </table:table-cell>
          <table:table-cell office:value-type="float" office:value="104921" calcext:value-type="float">
            <text:p>104921</text:p>
          </table:table-cell>
          <table:table-cell office:value-type="float" office:value="3152" calcext:value-type="float">
            <text:p>3152</text:p>
          </table:table-cell>
          <table:table-cell office:value-type="float" office:value="3456" calcext:value-type="float">
            <text:p>3456</text:p>
          </table:table-cell>
          <table:table-cell office:value-type="float" office:value="2959" calcext:value-type="float">
            <text:p>2959</text:p>
          </table:table-cell>
          <table:table-cell office:value-type="float" office:value="6827" calcext:value-type="float">
            <text:p>6827</text:p>
          </table:table-cell>
          <table:table-cell office:value-type="float" office:value="7790" calcext:value-type="float">
            <text:p>7790</text:p>
          </table:table-cell>
          <table:table-cell office:value-type="float" office:value="125569" calcext:value-type="float">
            <text:p>125569</text:p>
          </table:table-cell>
          <table:table-cell office:value-type="float" office:value="6363" calcext:value-type="float">
            <text:p>6363</text:p>
          </table:table-cell>
          <table:table-cell office:value-type="float" office:value="20949" calcext:value-type="float">
            <text:p>20949</text:p>
          </table:table-cell>
          <table:table-cell office:value-type="float" office:value="7834" calcext:value-type="float">
            <text:p>7834</text:p>
          </table:table-cell>
          <table:table-cell office:value-type="float" office:value="3777" calcext:value-type="float">
            <text:p>3777</text:p>
          </table:table-cell>
          <table:table-cell office:value-type="float" office:value="13551" calcext:value-type="float">
            <text:p>135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3401" calcext:value-type="float">
            <text:p>3401</text:p>
          </table:table-cell>
          <table:table-cell office:value-type="float" office:value="23316" calcext:value-type="float">
            <text:p>23316</text:p>
          </table:table-cell>
          <table:table-cell office:value-type="float" office:value="42356" calcext:value-type="float">
            <text:p>42356</text:p>
          </table:table-cell>
          <table:table-cell office:value-type="float" office:value="4084" calcext:value-type="float">
            <text:p>4084</text:p>
          </table:table-cell>
          <table:table-cell office:value-type="float" office:value="3053" calcext:value-type="float">
            <text:p>3053</text:p>
          </table:table-cell>
          <table:table-cell office:value-type="float" office:value="13879" calcext:value-type="float">
            <text:p>13879</text:p>
          </table:table-cell>
          <table:table-cell office:value-type="float" office:value="3160" calcext:value-type="float">
            <text:p>3160</text:p>
          </table:table-cell>
          <table:table-cell office:value-type="float" office:value="5399" calcext:value-type="float">
            <text:p>5399</text:p>
          </table:table-cell>
          <table:table-cell office:value-type="float" office:value="15170" calcext:value-type="float">
            <text:p>15170</text:p>
          </table:table-cell>
          <table:table-cell office:value-type="float" office:value="56125" calcext:value-type="float">
            <text:p>56125</text:p>
          </table:table-cell>
          <table:table-cell office:value-type="float" office:value="2562" calcext:value-type="float">
            <text:p>2562</text:p>
          </table:table-cell>
          <table:table-cell office:value-type="float" office:value="8649" calcext:value-type="float">
            <text:p>8649</text:p>
          </table:table-cell>
          <table:table-cell office:value-type="float" office:value="183541" calcext:value-type="float">
            <text:p>183541</text:p>
          </table:table-cell>
          <table:table-cell office:value-type="float" office:value="9464" calcext:value-type="float">
            <text:p>9464</text:p>
          </table:table-cell>
          <table:table-cell office:value-type="float" office:value="20414" calcext:value-type="float">
            <text:p>20414</text:p>
          </table:table-cell>
          <table:table-cell office:value-type="float" office:value="78239" calcext:value-type="float">
            <text:p>78239</text:p>
          </table:table-cell>
          <table:table-cell office:value-type="float" office:value="2273" calcext:value-type="float">
            <text:p>2273</text:p>
          </table:table-cell>
          <table:table-cell office:value-type="float" office:value="2438" calcext:value-type="float">
            <text:p>2438</text:p>
          </table:table-cell>
          <table:table-cell office:value-type="float" office:value="26031" calcext:value-type="float">
            <text:p>26031</text:p>
          </table:table-cell>
          <table:table-cell office:value-type="float" office:value="7659" calcext:value-type="float">
            <text:p>7659</text:p>
          </table:table-cell>
          <table:table-cell office:value-type="float" office:value="13519" calcext:value-type="float">
            <text:p>13519</text:p>
          </table:table-cell>
          <table:table-cell office:value-type="float" office:value="3236" calcext:value-type="float">
            <text:p>3236</text:p>
          </table:table-cell>
          <table:table-cell office:value-type="float" office:value="13231" calcext:value-type="float">
            <text:p>13231</text:p>
          </table:table-cell>
          <table:table-cell office:value-type="float" office:value="1299" calcext:value-type="float">
            <text:p>1299</text:p>
          </table:table-cell>
          <table:table-cell office:value-type="float" office:value="3881" calcext:value-type="float">
            <text:p>3881</text:p>
          </table:table-cell>
          <table:table-cell office:value-type="float" office:value="62655" calcext:value-type="float">
            <text:p>62655</text:p>
          </table:table-cell>
          <table:table-cell office:value-type="float" office:value="5075" calcext:value-type="float">
            <text:p>5075</text:p>
          </table:table-cell>
          <table:table-cell office:value-type="float" office:value="38288" calcext:value-type="float">
            <text:p>38288</text:p>
          </table:table-cell>
          <table:table-cell office:value-type="float" office:value="16022" calcext:value-type="float">
            <text:p>16022</text:p>
          </table:table-cell>
          <table:table-cell office:value-type="float" office:value="11583" calcext:value-type="float">
            <text:p>11583</text:p>
          </table:table-cell>
          <table:table-cell office:value-type="float" office:value="50613" calcext:value-type="float">
            <text:p>50613</text:p>
          </table:table-cell>
          <table:table-cell office:value-type="float" office:value="5243" calcext:value-type="float">
            <text:p>5243</text:p>
          </table:table-cell>
          <table:table-cell office:value-type="float" office:value="2661" calcext:value-type="float">
            <text:p>2661</text:p>
          </table:table-cell>
          <table:table-cell office:value-type="float" office:value="49610" calcext:value-type="float">
            <text:p>49610</text:p>
          </table:table-cell>
          <table:table-cell office:value-type="float" office:value="2464" calcext:value-type="float">
            <text:p>2464</text:p>
          </table:table-cell>
          <table:table-cell office:value-type="float" office:value="19487" calcext:value-type="float">
            <text:p>19487</text:p>
          </table:table-cell>
          <table:table-cell office:value-type="float" office:value="12764" calcext:value-type="float">
            <text:p>12764</text:p>
          </table:table-cell>
          <table:table-cell office:value-type="float" office:value="52067" calcext:value-type="float">
            <text:p>52067</text:p>
          </table:table-cell>
          <table:table-cell office:value-type="float" office:value="2255" calcext:value-type="float">
            <text:p>2255</text:p>
          </table:table-cell>
          <table:table-cell office:value-type="float" office:value="9104" calcext:value-type="float">
            <text:p>9104</text:p>
          </table:table-cell>
          <table:table-cell office:value-type="float" office:value="50664" calcext:value-type="float">
            <text:p>50664</text:p>
          </table:table-cell>
          <table:table-cell office:value-type="float" office:value="51716" calcext:value-type="float">
            <text:p>51716</text:p>
          </table:table-cell>
          <table:table-cell office:value-type="float" office:value="2856" calcext:value-type="float">
            <text:p>2856</text:p>
          </table:table-cell>
          <table:table-cell office:value-type="float" office:value="7613" calcext:value-type="float">
            <text:p>7613</text:p>
          </table:table-cell>
          <table:table-cell office:value-type="float" office:value="23829" calcext:value-type="float">
            <text:p>23829</text:p>
          </table:table-cell>
          <table:table-cell office:value-type="float" office:value="5836" calcext:value-type="float">
            <text:p>5836</text:p>
          </table:table-cell>
          <table:table-cell office:value-type="float" office:value="2975" calcext:value-type="float">
            <text:p>2975</text:p>
          </table:table-cell>
          <table:table-cell office:value-type="float" office:value="5879" calcext:value-type="float">
            <text:p>5879</text:p>
          </table:table-cell>
          <table:table-cell office:value-type="float" office:value="2644" calcext:value-type="float">
            <text:p>2644</text:p>
          </table:table-cell>
          <table:table-cell office:value-type="float" office:value="7564" calcext:value-type="float">
            <text:p>7564</text:p>
          </table:table-cell>
          <table:table-cell office:value-type="float" office:value="30945" calcext:value-type="float">
            <text:p>30945</text:p>
          </table:table-cell>
          <table:table-cell office:value-type="float" office:value="9052" calcext:value-type="float">
            <text:p>9052</text:p>
          </table:table-cell>
          <table:table-cell office:value-type="float" office:value="25156" calcext:value-type="float">
            <text:p>25156</text:p>
          </table:table-cell>
          <table:table-cell office:value-type="float" office:value="6326" calcext:value-type="float">
            <text:p>6326</text:p>
          </table:table-cell>
          <table:table-cell office:value-type="float" office:value="4294" calcext:value-type="float">
            <text:p>4294</text:p>
          </table:table-cell>
          <table:table-cell office:value-type="float" office:value="25383" calcext:value-type="float">
            <text:p>25383</text:p>
          </table:table-cell>
          <table:table-cell office:value-type="float" office:value="14790" calcext:value-type="float">
            <text:p>14790</text:p>
          </table:table-cell>
          <table:table-cell office:value-type="float" office:value="2558" calcext:value-type="float">
            <text:p>2558</text:p>
          </table:table-cell>
          <table:table-cell office:value-type="float" office:value="9768" calcext:value-type="float">
            <text:p>9768</text:p>
          </table:table-cell>
          <table:table-cell office:value-type="float" office:value="51039" calcext:value-type="float">
            <text:p>51039</text:p>
          </table:table-cell>
          <table:table-cell office:value-type="float" office:value="4045" calcext:value-type="float">
            <text:p>4045</text:p>
          </table:table-cell>
          <table:table-cell office:value-type="float" office:value="51994" calcext:value-type="float">
            <text:p>51994</text:p>
          </table:table-cell>
          <table:table-cell office:value-type="float" office:value="6278" calcext:value-type="float">
            <text:p>6278</text:p>
          </table:table-cell>
          <table:table-cell office:value-type="float" office:value="3869" calcext:value-type="float">
            <text:p>3869</text:p>
          </table:table-cell>
          <table:table-cell office:value-type="float" office:value="14331" calcext:value-type="float">
            <text:p>14331</text:p>
          </table:table-cell>
          <table:table-cell office:value-type="float" office:value="51703" calcext:value-type="float">
            <text:p>51703</text:p>
          </table:table-cell>
          <table:table-cell office:value-type="float" office:value="2401" calcext:value-type="float">
            <text:p>2401</text:p>
          </table:table-cell>
          <table:table-cell office:value-type="float" office:value="17774" calcext:value-type="float">
            <text:p>17774</text:p>
          </table:table-cell>
          <table:table-cell office:value-type="float" office:value="13819" calcext:value-type="float">
            <text:p>13819</text:p>
          </table:table-cell>
          <table:table-cell office:value-type="float" office:value="1367" calcext:value-type="float">
            <text:p>1367</text:p>
          </table:table-cell>
          <table:table-cell office:value-type="float" office:value="13750" calcext:value-type="float">
            <text:p>13750</text:p>
          </table:table-cell>
          <table:table-cell office:value-type="float" office:value="2272" calcext:value-type="float">
            <text:p>2272</text:p>
          </table:table-cell>
          <table:table-cell office:value-type="float" office:value="49942" calcext:value-type="float">
            <text:p>49942</text:p>
          </table:table-cell>
          <table:table-cell office:value-type="float" office:value="48612" calcext:value-type="float">
            <text:p>48612</text:p>
          </table:table-cell>
          <table:table-cell office:value-type="float" office:value="14539" calcext:value-type="float">
            <text:p>14539</text:p>
          </table:table-cell>
          <table:table-cell office:value-type="float" office:value="48452" calcext:value-type="float">
            <text:p>48452</text:p>
          </table:table-cell>
          <table:table-cell office:value-type="float" office:value="6206" calcext:value-type="float">
            <text:p>6206</text:p>
          </table:table-cell>
          <table:table-cell office:value-type="float" office:value="14161" calcext:value-type="float">
            <text:p>14161</text:p>
          </table:table-cell>
          <table:table-cell office:value-type="float" office:value="2306" calcext:value-type="float">
            <text:p>2306</text:p>
          </table:table-cell>
          <table:table-cell office:value-type="float" office:value="1996" calcext:value-type="float">
            <text:p>1996</text:p>
          </table:table-cell>
          <table:table-cell office:value-type="float" office:value="90999" calcext:value-type="float">
            <text:p>90999</text:p>
          </table:table-cell>
          <table:table-cell office:value-type="float" office:value="64423" calcext:value-type="float">
            <text:p>64423</text:p>
          </table:table-cell>
          <table:table-cell office:value-type="float" office:value="2397" calcext:value-type="float">
            <text:p>2397</text:p>
          </table:table-cell>
          <table:table-cell office:value-type="float" office:value="2817" calcext:value-type="float">
            <text:p>2817</text:p>
          </table:table-cell>
          <table:table-cell office:value-type="float" office:value="4697" calcext:value-type="float">
            <text:p>4697</text:p>
          </table:table-cell>
          <table:table-cell office:value-type="float" office:value="2400" calcext:value-type="float">
            <text:p>2400</text:p>
          </table:table-cell>
          <table:table-cell office:value-type="float" office:value="2720" calcext:value-type="float">
            <text:p>2720</text:p>
          </table:table-cell>
          <table:table-cell office:value-type="float" office:value="2078" calcext:value-type="float">
            <text:p>2078</text:p>
          </table:table-cell>
          <table:table-cell office:value-type="float" office:value="31837" calcext:value-type="float">
            <text:p>31837</text:p>
          </table:table-cell>
          <table:table-cell office:value-type="float" office:value="50496" calcext:value-type="float">
            <text:p>50496</text:p>
          </table:table-cell>
          <table:table-cell office:value-type="float" office:value="52277" calcext:value-type="float">
            <text:p>52277</text:p>
          </table:table-cell>
          <table:table-cell office:value-type="float" office:value="52116" calcext:value-type="float">
            <text:p>52116</text:p>
          </table:table-cell>
          <table:table-cell office:value-type="float" office:value="11017" calcext:value-type="float">
            <text:p>11017</text:p>
          </table:table-cell>
          <table:table-cell office:value-type="float" office:value="2535" calcext:value-type="float">
            <text:p>2535</text:p>
          </table:table-cell>
          <table:table-cell office:value-type="float" office:value="50506" calcext:value-type="float">
            <text:p>50506</text:p>
          </table:table-cell>
          <table:table-cell office:value-type="float" office:value="52174" calcext:value-type="float">
            <text:p>52174</text:p>
          </table:table-cell>
          <table:table-cell office:value-type="float" office:value="61226" calcext:value-type="float">
            <text:p>61226</text:p>
          </table:table-cell>
          <table:table-cell office:value-type="float" office:value="19794" calcext:value-type="float">
            <text:p>19794</text:p>
          </table:table-cell>
          <table:table-cell office:value-type="float" office:value="52106" calcext:value-type="float">
            <text:p>52106</text:p>
          </table:table-cell>
          <table:table-cell office:value-type="float" office:value="19247" calcext:value-type="float">
            <text:p>19247</text:p>
          </table:table-cell>
          <table:table-cell office:value-type="float" office:value="2712" calcext:value-type="float">
            <text:p>2712</text:p>
          </table:table-cell>
          <table:table-cell office:value-type="float" office:value="50005" calcext:value-type="float">
            <text:p>50005</text:p>
          </table:table-cell>
          <table:table-cell office:value-type="float" office:value="7244" calcext:value-type="float">
            <text:p>7244</text:p>
          </table:table-cell>
          <table:table-cell office:value-type="float" office:value="31056" calcext:value-type="float">
            <text:p>31056</text:p>
          </table:table-cell>
          <table:table-cell office:value-type="float" office:value="49028" calcext:value-type="float">
            <text:p>49028</text:p>
          </table:table-cell>
          <table:table-cell office:value-type="float" office:value="17097" calcext:value-type="float">
            <text:p>17097</text:p>
          </table:table-cell>
          <table:table-cell office:value-type="float" office:value="52612" calcext:value-type="float">
            <text:p>52612</text:p>
          </table:table-cell>
          <table:table-cell office:value-type="float" office:value="2460" calcext:value-type="float">
            <text:p>2460</text:p>
          </table:table-cell>
          <table:table-cell office:value-type="float" office:value="51761" calcext:value-type="float">
            <text:p>51761</text:p>
          </table:table-cell>
          <table:table-cell office:value-type="float" office:value="6339" calcext:value-type="float">
            <text:p>6339</text:p>
          </table:table-cell>
          <table:table-cell office:value-type="float" office:value="7005" calcext:value-type="float">
            <text:p>7005</text:p>
          </table:table-cell>
          <table:table-cell office:value-type="float" office:value="51763" calcext:value-type="float">
            <text:p>51763</text:p>
          </table:table-cell>
          <table:table-cell office:value-type="float" office:value="2120" calcext:value-type="float">
            <text:p>2120</text:p>
          </table:table-cell>
          <table:table-cell office:value-type="float" office:value="6490" calcext:value-type="float">
            <text:p>6490</text:p>
          </table:table-cell>
          <table:table-cell office:value-type="float" office:value="17422" calcext:value-type="float">
            <text:p>17422</text:p>
          </table:table-cell>
          <table:table-cell office:value-type="float" office:value="45798" calcext:value-type="float">
            <text:p>45798</text:p>
          </table:table-cell>
          <table:table-cell office:value-type="float" office:value="2593" calcext:value-type="float">
            <text:p>2593</text:p>
          </table:table-cell>
          <table:table-cell office:value-type="float" office:value="2431" calcext:value-type="float">
            <text:p>2431</text:p>
          </table:table-cell>
          <table:table-cell office:value-type="float" office:value="49777" calcext:value-type="float">
            <text:p>49777</text:p>
          </table:table-cell>
          <table:table-cell office:value-type="float" office:value="6680" calcext:value-type="float">
            <text:p>6680</text:p>
          </table:table-cell>
          <table:table-cell office:value-type="float" office:value="11862" calcext:value-type="float">
            <text:p>11862</text:p>
          </table:table-cell>
          <table:table-cell office:value-type="float" office:value="2760" calcext:value-type="float">
            <text:p>2760</text:p>
          </table:table-cell>
          <table:table-cell office:value-type="float" office:value="12592" calcext:value-type="float">
            <text:p>12592</text:p>
          </table:table-cell>
          <table:table-cell office:value-type="float" office:value="1239" calcext:value-type="float">
            <text:p>1239</text:p>
          </table:table-cell>
          <table:table-cell office:value-type="float" office:value="3806" calcext:value-type="float">
            <text:p>3806</text:p>
          </table:table-cell>
          <table:table-cell office:value-type="float" office:value="45173" calcext:value-type="float">
            <text:p>45173</text:p>
          </table:table-cell>
          <table:table-cell office:value-type="float" office:value="5331" calcext:value-type="float">
            <text:p>5331</text:p>
          </table:table-cell>
          <table:table-cell office:value-type="float" office:value="27416" calcext:value-type="float">
            <text:p>27416</text:p>
          </table:table-cell>
          <table:table-cell office:value-type="float" office:value="15162" calcext:value-type="float">
            <text:p>15162</text:p>
          </table:table-cell>
          <table:table-cell office:value-type="float" office:value="11231" calcext:value-type="float">
            <text:p>11231</text:p>
          </table:table-cell>
          <table:table-cell office:value-type="float" office:value="43787" calcext:value-type="float">
            <text:p>43787</text:p>
          </table:table-cell>
          <table:table-cell office:value-type="float" office:value="5848" calcext:value-type="float">
            <text:p>5848</text:p>
          </table:table-cell>
          <table:table-cell office:value-type="float" office:value="2448" calcext:value-type="float">
            <text:p>2448</text:p>
          </table:table-cell>
          <table:table-cell office:value-type="float" office:value="42610" calcext:value-type="float">
            <text:p>42610</text:p>
          </table:table-cell>
          <table:table-cell office:value-type="float" office:value="2044" calcext:value-type="float">
            <text:p>2044</text:p>
          </table:table-cell>
          <table:table-cell office:value-type="float" office:value="18296" calcext:value-type="float">
            <text:p>18296</text:p>
          </table:table-cell>
          <table:table-cell office:value-type="float" office:value="11779" calcext:value-type="float">
            <text:p>11779</text:p>
          </table:table-cell>
          <table:table-cell office:value-type="float" office:value="40930" calcext:value-type="float">
            <text:p>40930</text:p>
          </table:table-cell>
          <table:table-cell office:value-type="float" office:value="2309" calcext:value-type="float">
            <text:p>2309</text:p>
          </table:table-cell>
          <table:table-cell office:value-type="float" office:value="8534" calcext:value-type="float">
            <text:p>8534</text:p>
          </table:table-cell>
          <table:table-cell office:value-type="float" office:value="42172" calcext:value-type="float">
            <text:p>42172</text:p>
          </table:table-cell>
          <table:table-cell office:value-type="float" office:value="40543" calcext:value-type="float">
            <text:p>40543</text:p>
          </table:table-cell>
          <table:table-cell office:value-type="float" office:value="2652" calcext:value-type="float">
            <text:p>2652</text:p>
          </table:table-cell>
          <table:table-cell office:value-type="float" office:value="6767" calcext:value-type="float">
            <text:p>6767</text:p>
          </table:table-cell>
          <table:table-cell office:value-type="float" office:value="20036" calcext:value-type="float">
            <text:p>20036</text:p>
          </table:table-cell>
          <table:table-cell office:value-type="float" office:value="5506" calcext:value-type="float">
            <text:p>5506</text:p>
          </table:table-cell>
          <table:table-cell office:value-type="float" office:value="2602" calcext:value-type="float">
            <text:p>2602</text:p>
          </table:table-cell>
          <table:table-cell office:value-type="float" office:value="5211" calcext:value-type="float">
            <text:p>5211</text:p>
          </table:table-cell>
          <table:table-cell office:value-type="float" office:value="2368" calcext:value-type="float">
            <text:p>2368</text:p>
          </table:table-cell>
          <table:table-cell office:value-type="float" office:value="6283" calcext:value-type="float">
            <text:p>6283</text:p>
          </table:table-cell>
          <table:table-cell office:value-type="float" office:value="53624" calcext:value-type="float">
            <text:p>53624</text:p>
          </table:table-cell>
          <table:table-cell office:value-type="float" office:value="8055" calcext:value-type="float">
            <text:p>8055</text:p>
          </table:table-cell>
          <table:table-cell office:value-type="float" office:value="10335" calcext:value-type="float">
            <text:p>10335</text:p>
          </table:table-cell>
          <table:table-cell office:value-type="float" office:value="5457" calcext:value-type="float">
            <text:p>5457</text:p>
          </table:table-cell>
          <table:table-cell office:value-type="float" office:value="4369" calcext:value-type="float">
            <text:p>4369</text:p>
          </table:table-cell>
          <table:table-cell office:value-type="float" office:value="21107" calcext:value-type="float">
            <text:p>21107</text:p>
          </table:table-cell>
          <table:table-cell office:value-type="float" office:value="14575" calcext:value-type="float">
            <text:p>14575</text:p>
          </table:table-cell>
          <table:table-cell office:value-type="float" office:value="2309" calcext:value-type="float">
            <text:p>2309</text:p>
          </table:table-cell>
          <table:table-cell office:value-type="float" office:value="8779" calcext:value-type="float">
            <text:p>8779</text:p>
          </table:table-cell>
          <table:table-cell office:value-type="float" office:value="44229" calcext:value-type="float">
            <text:p>44229</text:p>
          </table:table-cell>
          <table:table-cell office:value-type="float" office:value="3978" calcext:value-type="float">
            <text:p>3978</text:p>
          </table:table-cell>
          <table:table-cell office:value-type="float" office:value="41773" calcext:value-type="float">
            <text:p>41773</text:p>
          </table:table-cell>
          <table:table-cell office:value-type="float" office:value="5622" calcext:value-type="float">
            <text:p>5622</text:p>
          </table:table-cell>
          <table:table-cell office:value-type="float" office:value="18364" calcext:value-type="float">
            <text:p>18364</text:p>
          </table:table-cell>
          <table:table-cell office:value-type="float" office:value="16601" calcext:value-type="float">
            <text:p>16601</text:p>
          </table:table-cell>
          <table:table-cell office:value-type="float" office:value="41839" calcext:value-type="float">
            <text:p>41839</text:p>
          </table:table-cell>
          <table:table-cell office:value-type="float" office:value="1990" calcext:value-type="float">
            <text:p>1990</text:p>
          </table:table-cell>
          <table:table-cell office:value-type="float" office:value="19147" calcext:value-type="float">
            <text:p>19147</text:p>
          </table:table-cell>
          <table:table-cell office:value-type="float" office:value="12249" calcext:value-type="float">
            <text:p>12249</text:p>
          </table:table-cell>
          <table:table-cell office:value-type="float" office:value="1247" calcext:value-type="float">
            <text:p>1247</text:p>
          </table:table-cell>
          <table:table-cell office:value-type="float" office:value="11222" calcext:value-type="float">
            <text:p>11222</text:p>
          </table:table-cell>
          <table:table-cell office:value-type="float" office:value="2108" calcext:value-type="float">
            <text:p>2108</text:p>
          </table:table-cell>
          <table:table-cell office:value-type="float" office:value="43031" calcext:value-type="float">
            <text:p>43031</text:p>
          </table:table-cell>
          <table:table-cell office:value-type="float" office:value="43731" calcext:value-type="float">
            <text:p>43731</text:p>
          </table:table-cell>
          <table:table-cell office:value-type="float" office:value="13862" calcext:value-type="float">
            <text:p>13862</text:p>
          </table:table-cell>
          <table:table-cell office:value-type="float" office:value="42398" calcext:value-type="float">
            <text:p>42398</text:p>
          </table:table-cell>
          <table:table-cell office:value-type="float" office:value="5727" calcext:value-type="float">
            <text:p>5727</text:p>
          </table:table-cell>
          <table:table-cell office:value-type="float" office:value="12364" calcext:value-type="float">
            <text:p>12364</text:p>
          </table:table-cell>
          <table:table-cell office:value-type="float" office:value="2408" calcext:value-type="float">
            <text:p>2408</text:p>
          </table:table-cell>
          <table:table-cell office:value-type="float" office:value="1809" calcext:value-type="float">
            <text:p>1809</text:p>
          </table:table-cell>
          <table:table-cell office:value-type="float" office:value="40990" calcext:value-type="float">
            <text:p>40990</text:p>
          </table:table-cell>
          <table:table-cell office:value-type="float" office:value="40818" calcext:value-type="float">
            <text:p>40818</text:p>
          </table:table-cell>
          <table:table-cell office:value-type="float" office:value="2205" calcext:value-type="float">
            <text:p>2205</text:p>
          </table:table-cell>
          <table:table-cell office:value-type="float" office:value="2580" calcext:value-type="float">
            <text:p>2580</text:p>
          </table:table-cell>
          <table:table-cell office:value-type="float" office:value="4684" calcext:value-type="float">
            <text:p>4684</text:p>
          </table:table-cell>
          <table:table-cell office:value-type="float" office:value="1937" calcext:value-type="float">
            <text:p>1937</text:p>
          </table:table-cell>
          <table:table-cell office:value-type="float" office:value="2577" calcext:value-type="float">
            <text:p>2577</text:p>
          </table:table-cell>
          <table:table-cell office:value-type="float" office:value="1994" calcext:value-type="float">
            <text:p>1994</text:p>
          </table:table-cell>
          <table:table-cell office:value-type="float" office:value="17860" calcext:value-type="float">
            <text:p>17860</text:p>
          </table:table-cell>
          <table:table-cell office:value-type="float" office:value="42415" calcext:value-type="float">
            <text:p>42415</text:p>
          </table:table-cell>
          <table:table-cell office:value-type="float" office:value="40573" calcext:value-type="float">
            <text:p>40573</text:p>
          </table:table-cell>
          <table:table-cell office:value-type="float" office:value="39792" calcext:value-type="float">
            <text:p>39792</text:p>
          </table:table-cell>
          <table:table-cell office:value-type="float" office:value="10258" calcext:value-type="float">
            <text:p>10258</text:p>
          </table:table-cell>
          <table:table-cell office:value-type="float" office:value="2037" calcext:value-type="float">
            <text:p>2037</text:p>
          </table:table-cell>
          <table:table-cell office:value-type="float" office:value="43018" calcext:value-type="float">
            <text:p>43018</text:p>
          </table:table-cell>
          <table:table-cell office:value-type="float" office:value="40346" calcext:value-type="float">
            <text:p>40346</text:p>
          </table:table-cell>
          <table:table-cell office:value-type="float" office:value="24196" calcext:value-type="float">
            <text:p>24196</text:p>
          </table:table-cell>
          <table:table-cell office:value-type="float" office:value="24025" calcext:value-type="float">
            <text:p>24025</text:p>
          </table:table-cell>
          <table:table-cell office:value-type="float" office:value="41228" calcext:value-type="float">
            <text:p>41228</text:p>
          </table:table-cell>
          <table:table-cell office:value-type="float" office:value="16439" calcext:value-type="float">
            <text:p>16439</text:p>
          </table:table-cell>
          <table:table-cell office:value-type="float" office:value="2375" calcext:value-type="float">
            <text:p>2375</text:p>
          </table:table-cell>
          <table:table-cell office:value-type="float" office:value="43148" calcext:value-type="float">
            <text:p>43148</text:p>
          </table:table-cell>
          <table:table-cell office:value-type="float" office:value="6321" calcext:value-type="float">
            <text:p>6321</text:p>
          </table:table-cell>
          <table:table-cell office:value-type="float" office:value="22984" calcext:value-type="float">
            <text:p>22984</text:p>
          </table:table-cell>
          <table:table-cell office:value-type="float" office:value="42520" calcext:value-type="float">
            <text:p>42520</text:p>
          </table:table-cell>
          <table:table-cell office:value-type="float" office:value="12725" calcext:value-type="float">
            <text:p>12725</text:p>
          </table:table-cell>
          <table:table-cell office:value-type="float" office:value="42308" calcext:value-type="float">
            <text:p>42308</text:p>
          </table:table-cell>
          <table:table-cell office:value-type="float" office:value="3128" calcext:value-type="float">
            <text:p>3128</text:p>
          </table:table-cell>
          <table:table-cell office:value-type="float" office:value="40900" calcext:value-type="float">
            <text:p>40900</text:p>
          </table:table-cell>
          <table:table-cell office:value-type="float" office:value="4402" calcext:value-type="float">
            <text:p>4402</text:p>
          </table:table-cell>
          <table:table-cell office:value-type="float" office:value="5907" calcext:value-type="float">
            <text:p>5907</text:p>
          </table:table-cell>
          <table:table-cell office:value-type="float" office:value="40307" calcext:value-type="float">
            <text:p>40307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AVERAGE([.A7:.KN7])" office:value-type="float" office:value="23293.5633333333" calcext:value-type="float">
            <text:p>23293,5633333333</text:p>
          </table:table-cell>
          <table:table-cell table:formula="of:=GEOMEAN([.A7:.KN7])" office:value-type="float" office:value="11142.8019062631" calcext:value-type="float">
            <text:p>11142,8019062631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10086" calcext:value-type="float">
            <text:p>10086</text:p>
          </table:table-cell>
          <table:table-cell office:value-type="float" office:value="3890" calcext:value-type="float">
            <text:p>3890</text:p>
          </table:table-cell>
          <table:table-cell office:value-type="float" office:value="3393" calcext:value-type="float">
            <text:p>3393</text:p>
          </table:table-cell>
          <table:table-cell office:value-type="float" office:value="21070" calcext:value-type="float">
            <text:p>21070</text:p>
          </table:table-cell>
          <table:table-cell office:value-type="float" office:value="4371" calcext:value-type="float">
            <text:p>4371</text:p>
          </table:table-cell>
          <table:table-cell office:value-type="float" office:value="41869" calcext:value-type="float">
            <text:p>41869</text:p>
          </table:table-cell>
          <table:table-cell office:value-type="float" office:value="13920" calcext:value-type="float">
            <text:p>13920</text:p>
          </table:table-cell>
          <table:table-cell office:value-type="float" office:value="2832" calcext:value-type="float">
            <text:p>2832</text:p>
          </table:table-cell>
          <table:table-cell office:value-type="float" office:value="3408" calcext:value-type="float">
            <text:p>3408</text:p>
          </table:table-cell>
          <table:table-cell office:value-type="float" office:value="8451" calcext:value-type="float">
            <text:p>8451</text:p>
          </table:table-cell>
          <table:table-cell office:value-type="float" office:value="3360" calcext:value-type="float">
            <text:p>3360</text:p>
          </table:table-cell>
          <table:table-cell office:value-type="float" office:value="6454" calcext:value-type="float">
            <text:p>6454</text:p>
          </table:table-cell>
          <table:table-cell office:value-type="float" office:value="31435" calcext:value-type="float">
            <text:p>31435</text:p>
          </table:table-cell>
          <table:table-cell office:value-type="float" office:value="5884" calcext:value-type="float">
            <text:p>5884</text:p>
          </table:table-cell>
          <table:table-cell office:value-type="float" office:value="4874" calcext:value-type="float">
            <text:p>4874</text:p>
          </table:table-cell>
          <table:table-cell office:value-type="float" office:value="3204" calcext:value-type="float">
            <text:p>3204</text:p>
          </table:table-cell>
          <table:table-cell office:value-type="float" office:value="1328" calcext:value-type="float">
            <text:p>1328</text:p>
          </table:table-cell>
          <table:table-cell office:value-type="float" office:value="82286" calcext:value-type="float">
            <text:p>82286</text:p>
          </table:table-cell>
          <table:table-cell office:value-type="float" office:value="5264" calcext:value-type="float">
            <text:p>5264</text:p>
          </table:table-cell>
          <table:table-cell office:value-type="float" office:value="2711" calcext:value-type="float">
            <text:p>2711</text:p>
          </table:table-cell>
          <table:table-cell office:value-type="float" office:value="3240" calcext:value-type="float">
            <text:p>3240</text:p>
          </table:table-cell>
          <table:table-cell office:value-type="float" office:value="59725" calcext:value-type="float">
            <text:p>59725</text:p>
          </table:table-cell>
          <table:table-cell office:value-type="float" office:value="2670" calcext:value-type="float">
            <text:p>2670</text:p>
          </table:table-cell>
          <table:table-cell office:value-type="float" office:value="50345" calcext:value-type="float">
            <text:p>50345</text:p>
          </table:table-cell>
          <table:table-cell office:value-type="float" office:value="49162" calcext:value-type="float">
            <text:p>49162</text:p>
          </table:table-cell>
          <table:table-cell office:value-type="float" office:value="3318" calcext:value-type="float">
            <text:p>3318</text:p>
          </table:table-cell>
          <table:table-cell office:value-type="float" office:value="188234" calcext:value-type="float">
            <text:p>188234</text:p>
          </table:table-cell>
          <table:table-cell office:value-type="float" office:value="141166" calcext:value-type="float">
            <text:p>141166</text:p>
          </table:table-cell>
          <table:table-cell office:value-type="float" office:value="23280" calcext:value-type="float">
            <text:p>23280</text:p>
          </table:table-cell>
          <table:table-cell office:value-type="float" office:value="125859" calcext:value-type="float">
            <text:p>125859</text:p>
          </table:table-cell>
          <table:table-cell office:value-type="float" office:value="5871" calcext:value-type="float">
            <text:p>5871</text:p>
          </table:table-cell>
          <table:table-cell office:value-type="float" office:value="54384" calcext:value-type="float">
            <text:p>54384</text:p>
          </table:table-cell>
          <table:table-cell office:value-type="float" office:value="82220" calcext:value-type="float">
            <text:p>82220</text:p>
          </table:table-cell>
          <table:table-cell office:value-type="float" office:value="7599" calcext:value-type="float">
            <text:p>7599</text:p>
          </table:table-cell>
          <table:table-cell office:value-type="float" office:value="50968" calcext:value-type="float">
            <text:p>50968</text:p>
          </table:table-cell>
          <table:table-cell office:value-type="float" office:value="43214" calcext:value-type="float">
            <text:p>43214</text:p>
          </table:table-cell>
          <table:table-cell office:value-type="float" office:value="4491" calcext:value-type="float">
            <text:p>4491</text:p>
          </table:table-cell>
          <table:table-cell office:value-type="float" office:value="31855" calcext:value-type="float">
            <text:p>31855</text:p>
          </table:table-cell>
          <table:table-cell office:value-type="float" office:value="15846" calcext:value-type="float">
            <text:p>15846</text:p>
          </table:table-cell>
          <table:table-cell office:value-type="float" office:value="3194" calcext:value-type="float">
            <text:p>3194</text:p>
          </table:table-cell>
          <table:table-cell office:value-type="float" office:value="2870" calcext:value-type="float">
            <text:p>2870</text:p>
          </table:table-cell>
          <table:table-cell office:value-type="float" office:value="18990" calcext:value-type="float">
            <text:p>18990</text:p>
          </table:table-cell>
          <table:table-cell office:value-type="float" office:value="37571" calcext:value-type="float">
            <text:p>37571</text:p>
          </table:table-cell>
          <table:table-cell office:value-type="float" office:value="2326" calcext:value-type="float">
            <text:p>2326</text:p>
          </table:table-cell>
          <table:table-cell office:value-type="float" office:value="2494" calcext:value-type="float">
            <text:p>2494</text:p>
          </table:table-cell>
          <table:table-cell office:value-type="float" office:value="9048" calcext:value-type="float">
            <text:p>9048</text:p>
          </table:table-cell>
          <table:table-cell office:value-type="float" office:value="32884" calcext:value-type="float">
            <text:p>32884</text:p>
          </table:table-cell>
          <table:table-cell office:value-type="float" office:value="3380" calcext:value-type="float">
            <text:p>3380</text:p>
          </table:table-cell>
          <table:table-cell office:value-type="float" office:value="2107" calcext:value-type="float">
            <text:p>2107</text:p>
          </table:table-cell>
          <table:table-cell office:value-type="float" office:value="5785" calcext:value-type="float">
            <text:p>5785</text:p>
          </table:table-cell>
          <table:table-cell office:value-type="float" office:value="14087" calcext:value-type="float">
            <text:p>14087</text:p>
          </table:table-cell>
          <table:table-cell office:value-type="float" office:value="3474" calcext:value-type="float">
            <text:p>3474</text:p>
          </table:table-cell>
          <table:table-cell office:value-type="float" office:value="2137" calcext:value-type="float">
            <text:p>2137</text:p>
          </table:table-cell>
          <table:table-cell office:value-type="float" office:value="1848" calcext:value-type="float">
            <text:p>1848</text:p>
          </table:table-cell>
          <table:table-cell office:value-type="float" office:value="7606" calcext:value-type="float">
            <text:p>7606</text:p>
          </table:table-cell>
          <table:table-cell office:value-type="float" office:value="132366" calcext:value-type="float">
            <text:p>132366</text:p>
          </table:table-cell>
          <table:table-cell office:value-type="float" office:value="3424" calcext:value-type="float">
            <text:p>3424</text:p>
          </table:table-cell>
          <table:table-cell office:value-type="float" office:value="1275" calcext:value-type="float">
            <text:p>1275</text:p>
          </table:table-cell>
          <table:table-cell office:value-type="float" office:value="2019" calcext:value-type="float">
            <text:p>2019</text:p>
          </table:table-cell>
          <table:table-cell office:value-type="float" office:value="128706" calcext:value-type="float">
            <text:p>128706</text:p>
          </table:table-cell>
          <table:table-cell office:value-type="float" office:value="124204" calcext:value-type="float">
            <text:p>124204</text:p>
          </table:table-cell>
          <table:table-cell office:value-type="float" office:value="3562" calcext:value-type="float">
            <text:p>3562</text:p>
          </table:table-cell>
          <table:table-cell office:value-type="float" office:value="39724" calcext:value-type="float">
            <text:p>39724</text:p>
          </table:table-cell>
          <table:table-cell office:value-type="float" office:value="17058" calcext:value-type="float">
            <text:p>17058</text:p>
          </table:table-cell>
          <table:table-cell office:value-type="float" office:value="10235" calcext:value-type="float">
            <text:p>10235</text:p>
          </table:table-cell>
          <table:table-cell office:value-type="float" office:value="31958" calcext:value-type="float">
            <text:p>31958</text:p>
          </table:table-cell>
          <table:table-cell office:value-type="float" office:value="5599" calcext:value-type="float">
            <text:p>5599</text:p>
          </table:table-cell>
          <table:table-cell office:value-type="float" office:value="8173" calcext:value-type="float">
            <text:p>8173</text:p>
          </table:table-cell>
          <table:table-cell office:value-type="float" office:value="8934" calcext:value-type="float">
            <text:p>8934</text:p>
          </table:table-cell>
          <table:table-cell office:value-type="float" office:value="3510" calcext:value-type="float">
            <text:p>3510</text:p>
          </table:table-cell>
          <table:table-cell office:value-type="float" office:value="132678" calcext:value-type="float">
            <text:p>132678</text:p>
          </table:table-cell>
          <table:table-cell office:value-type="float" office:value="3445" calcext:value-type="float">
            <text:p>3445</text:p>
          </table:table-cell>
          <table:table-cell office:value-type="float" office:value="6773" calcext:value-type="float">
            <text:p>6773</text:p>
          </table:table-cell>
          <table:table-cell office:value-type="float" office:value="62249" calcext:value-type="float">
            <text:p>62249</text:p>
          </table:table-cell>
          <table:table-cell office:value-type="float" office:value="2837" calcext:value-type="float">
            <text:p>2837</text:p>
          </table:table-cell>
          <table:table-cell office:value-type="float" office:value="3237" calcext:value-type="float">
            <text:p>3237</text:p>
          </table:table-cell>
          <table:table-cell office:value-type="float" office:value="3221" calcext:value-type="float">
            <text:p>3221</text:p>
          </table:table-cell>
          <table:table-cell office:value-type="float" office:value="22171" calcext:value-type="float">
            <text:p>22171</text:p>
          </table:table-cell>
          <table:table-cell office:value-type="float" office:value="5786" calcext:value-type="float">
            <text:p>5786</text:p>
          </table:table-cell>
          <table:table-cell office:value-type="float" office:value="138422" calcext:value-type="float">
            <text:p>138422</text:p>
          </table:table-cell>
          <table:table-cell office:value-type="float" office:value="5744" calcext:value-type="float">
            <text:p>5744</text:p>
          </table:table-cell>
          <table:table-cell office:value-type="float" office:value="21117" calcext:value-type="float">
            <text:p>21117</text:p>
          </table:table-cell>
          <table:table-cell office:value-type="float" office:value="7765" calcext:value-type="float">
            <text:p>7765</text:p>
          </table:table-cell>
          <table:table-cell office:value-type="float" office:value="3491" calcext:value-type="float">
            <text:p>3491</text:p>
          </table:table-cell>
          <table:table-cell office:value-type="float" office:value="13120" calcext:value-type="float">
            <text:p>13120</text:p>
          </table:table-cell>
          <table:table-cell office:value-type="float" office:value="127846" calcext:value-type="float">
            <text:p>127846</text:p>
          </table:table-cell>
          <table:table-cell office:value-type="float" office:value="3170" calcext:value-type="float">
            <text:p>3170</text:p>
          </table:table-cell>
          <table:table-cell office:value-type="float" office:value="21000" calcext:value-type="float">
            <text:p>21000</text:p>
          </table:table-cell>
          <table:table-cell office:value-type="float" office:value="39564" calcext:value-type="float">
            <text:p>39564</text:p>
          </table:table-cell>
          <table:table-cell office:value-type="float" office:value="3645" calcext:value-type="float">
            <text:p>3645</text:p>
          </table:table-cell>
          <table:table-cell office:value-type="float" office:value="2854" calcext:value-type="float">
            <text:p>2854</text:p>
          </table:table-cell>
          <table:table-cell office:value-type="float" office:value="13511" calcext:value-type="float">
            <text:p>13511</text:p>
          </table:table-cell>
          <table:table-cell office:value-type="float" office:value="2955" calcext:value-type="float">
            <text:p>2955</text:p>
          </table:table-cell>
          <table:table-cell office:value-type="float" office:value="4977" calcext:value-type="float">
            <text:p>4977</text:p>
          </table:table-cell>
          <table:table-cell office:value-type="float" office:value="12984" calcext:value-type="float">
            <text:p>12984</text:p>
          </table:table-cell>
          <table:table-cell office:value-type="float" office:value="52139" calcext:value-type="float">
            <text:p>52139</text:p>
          </table:table-cell>
          <table:table-cell office:value-type="float" office:value="2429" calcext:value-type="float">
            <text:p>2429</text:p>
          </table:table-cell>
          <table:table-cell office:value-type="float" office:value="7349" calcext:value-type="float">
            <text:p>7349</text:p>
          </table:table-cell>
          <table:table-cell office:value-type="float" office:value="146790" calcext:value-type="float">
            <text:p>146790</text:p>
          </table:table-cell>
          <table:table-cell office:value-type="float" office:value="9375" calcext:value-type="float">
            <text:p>9375</text:p>
          </table:table-cell>
          <table:table-cell office:value-type="float" office:value="21861" calcext:value-type="float">
            <text:p>21861</text:p>
          </table:table-cell>
          <table:table-cell office:value-type="float" office:value="79498" calcext:value-type="float">
            <text:p>79498</text:p>
          </table:table-cell>
          <table:table-cell office:value-type="float" office:value="2541" calcext:value-type="float">
            <text:p>2541</text:p>
          </table:table-cell>
          <table:table-cell office:value-type="float" office:value="2326" calcext:value-type="float">
            <text:p>2326</text:p>
          </table:table-cell>
          <table:table-cell office:value-type="float" office:value="27180" calcext:value-type="float">
            <text:p>27180</text:p>
          </table:table-cell>
          <table:table-cell office:value-type="float" office:value="8569" calcext:value-type="float">
            <text:p>8569</text:p>
          </table:table-cell>
          <table:table-cell office:value-type="float" office:value="13859" calcext:value-type="float">
            <text:p>13859</text:p>
          </table:table-cell>
          <table:table-cell office:value-type="float" office:value="3620" calcext:value-type="float">
            <text:p>3620</text:p>
          </table:table-cell>
          <table:table-cell office:value-type="float" office:value="15140" calcext:value-type="float">
            <text:p>15140</text:p>
          </table:table-cell>
          <table:table-cell office:value-type="float" office:value="1283" calcext:value-type="float">
            <text:p>1283</text:p>
          </table:table-cell>
          <table:table-cell office:value-type="float" office:value="4017" calcext:value-type="float">
            <text:p>4017</text:p>
          </table:table-cell>
          <table:table-cell office:value-type="float" office:value="71115" calcext:value-type="float">
            <text:p>71115</text:p>
          </table:table-cell>
          <table:table-cell office:value-type="float" office:value="6012" calcext:value-type="float">
            <text:p>6012</text:p>
          </table:table-cell>
          <table:table-cell office:value-type="float" office:value="42488" calcext:value-type="float">
            <text:p>42488</text:p>
          </table:table-cell>
          <table:table-cell office:value-type="float" office:value="19811" calcext:value-type="float">
            <text:p>19811</text:p>
          </table:table-cell>
          <table:table-cell office:value-type="float" office:value="12392" calcext:value-type="float">
            <text:p>12392</text:p>
          </table:table-cell>
          <table:table-cell office:value-type="float" office:value="53113" calcext:value-type="float">
            <text:p>53113</text:p>
          </table:table-cell>
          <table:table-cell office:value-type="float" office:value="5581" calcext:value-type="float">
            <text:p>5581</text:p>
          </table:table-cell>
          <table:table-cell office:value-type="float" office:value="2831" calcext:value-type="float">
            <text:p>2831</text:p>
          </table:table-cell>
          <table:table-cell office:value-type="float" office:value="50468" calcext:value-type="float">
            <text:p>50468</text:p>
          </table:table-cell>
          <table:table-cell office:value-type="float" office:value="2754" calcext:value-type="float">
            <text:p>2754</text:p>
          </table:table-cell>
          <table:table-cell office:value-type="float" office:value="31006" calcext:value-type="float">
            <text:p>31006</text:p>
          </table:table-cell>
          <table:table-cell office:value-type="float" office:value="12713" calcext:value-type="float">
            <text:p>12713</text:p>
          </table:table-cell>
          <table:table-cell office:value-type="float" office:value="52628" calcext:value-type="float">
            <text:p>52628</text:p>
          </table:table-cell>
          <table:table-cell office:value-type="float" office:value="2183" calcext:value-type="float">
            <text:p>2183</text:p>
          </table:table-cell>
          <table:table-cell office:value-type="float" office:value="9886" calcext:value-type="float">
            <text:p>9886</text:p>
          </table:table-cell>
          <table:table-cell office:value-type="float" office:value="50156" calcext:value-type="float">
            <text:p>50156</text:p>
          </table:table-cell>
          <table:table-cell office:value-type="float" office:value="51632" calcext:value-type="float">
            <text:p>51632</text:p>
          </table:table-cell>
          <table:table-cell office:value-type="float" office:value="2878" calcext:value-type="float">
            <text:p>2878</text:p>
          </table:table-cell>
          <table:table-cell office:value-type="float" office:value="7706" calcext:value-type="float">
            <text:p>7706</text:p>
          </table:table-cell>
          <table:table-cell office:value-type="float" office:value="25618" calcext:value-type="float">
            <text:p>25618</text:p>
          </table:table-cell>
          <table:table-cell office:value-type="float" office:value="5888" calcext:value-type="float">
            <text:p>5888</text:p>
          </table:table-cell>
          <table:table-cell office:value-type="float" office:value="3244" calcext:value-type="float">
            <text:p>3244</text:p>
          </table:table-cell>
          <table:table-cell office:value-type="float" office:value="6576" calcext:value-type="float">
            <text:p>6576</text:p>
          </table:table-cell>
          <table:table-cell office:value-type="float" office:value="2899" calcext:value-type="float">
            <text:p>2899</text:p>
          </table:table-cell>
          <table:table-cell office:value-type="float" office:value="9705" calcext:value-type="float">
            <text:p>9705</text:p>
          </table:table-cell>
          <table:table-cell office:value-type="float" office:value="37010" calcext:value-type="float">
            <text:p>37010</text:p>
          </table:table-cell>
          <table:table-cell office:value-type="float" office:value="11125" calcext:value-type="float">
            <text:p>11125</text:p>
          </table:table-cell>
          <table:table-cell office:value-type="float" office:value="13860" calcext:value-type="float">
            <text:p>13860</text:p>
          </table:table-cell>
          <table:table-cell office:value-type="float" office:value="6098" calcext:value-type="float">
            <text:p>6098</text:p>
          </table:table-cell>
          <table:table-cell office:value-type="float" office:value="4467" calcext:value-type="float">
            <text:p>4467</text:p>
          </table:table-cell>
          <table:table-cell office:value-type="float" office:value="25959" calcext:value-type="float">
            <text:p>25959</text:p>
          </table:table-cell>
          <table:table-cell office:value-type="float" office:value="19678" calcext:value-type="float">
            <text:p>19678</text:p>
          </table:table-cell>
          <table:table-cell office:value-type="float" office:value="2572" calcext:value-type="float">
            <text:p>2572</text:p>
          </table:table-cell>
          <table:table-cell office:value-type="float" office:value="11022" calcext:value-type="float">
            <text:p>11022</text:p>
          </table:table-cell>
          <table:table-cell office:value-type="float" office:value="53289" calcext:value-type="float">
            <text:p>53289</text:p>
          </table:table-cell>
          <table:table-cell office:value-type="float" office:value="4202" calcext:value-type="float">
            <text:p>4202</text:p>
          </table:table-cell>
          <table:table-cell office:value-type="float" office:value="152516" calcext:value-type="float">
            <text:p>152516</text:p>
          </table:table-cell>
          <table:table-cell office:value-type="float" office:value="6698" calcext:value-type="float">
            <text:p>6698</text:p>
          </table:table-cell>
          <table:table-cell office:value-type="float" office:value="4017" calcext:value-type="float">
            <text:p>4017</text:p>
          </table:table-cell>
          <table:table-cell office:value-type="float" office:value="18046" calcext:value-type="float">
            <text:p>18046</text:p>
          </table:table-cell>
          <table:table-cell office:value-type="float" office:value="52045" calcext:value-type="float">
            <text:p>52045</text:p>
          </table:table-cell>
          <table:table-cell office:value-type="float" office:value="3074" calcext:value-type="float">
            <text:p>3074</text:p>
          </table:table-cell>
          <table:table-cell office:value-type="float" office:value="23824" calcext:value-type="float">
            <text:p>23824</text:p>
          </table:table-cell>
          <table:table-cell office:value-type="float" office:value="15297" calcext:value-type="float">
            <text:p>15297</text:p>
          </table:table-cell>
          <table:table-cell office:value-type="float" office:value="1295" calcext:value-type="float">
            <text:p>1295</text:p>
          </table:table-cell>
          <table:table-cell office:value-type="float" office:value="12428" calcext:value-type="float">
            <text:p>12428</text:p>
          </table:table-cell>
          <table:table-cell office:value-type="float" office:value="2180" calcext:value-type="float">
            <text:p>2180</text:p>
          </table:table-cell>
          <table:table-cell office:value-type="float" office:value="50687" calcext:value-type="float">
            <text:p>50687</text:p>
          </table:table-cell>
          <table:table-cell office:value-type="float" office:value="49331" calcext:value-type="float">
            <text:p>49331</text:p>
          </table:table-cell>
          <table:table-cell office:value-type="float" office:value="18338" calcext:value-type="float">
            <text:p>18338</text:p>
          </table:table-cell>
          <table:table-cell office:value-type="float" office:value="49278" calcext:value-type="float">
            <text:p>49278</text:p>
          </table:table-cell>
          <table:table-cell office:value-type="float" office:value="6920" calcext:value-type="float">
            <text:p>6920</text:p>
          </table:table-cell>
          <table:table-cell office:value-type="float" office:value="13659" calcext:value-type="float">
            <text:p>13659</text:p>
          </table:table-cell>
          <table:table-cell office:value-type="float" office:value="2468" calcext:value-type="float">
            <text:p>2468</text:p>
          </table:table-cell>
          <table:table-cell office:value-type="float" office:value="1953" calcext:value-type="float">
            <text:p>1953</text:p>
          </table:table-cell>
          <table:table-cell office:value-type="float" office:value="52176" calcext:value-type="float">
            <text:p>52176</text:p>
          </table:table-cell>
          <table:table-cell office:value-type="float" office:value="51119" calcext:value-type="float">
            <text:p>51119</text:p>
          </table:table-cell>
          <table:table-cell office:value-type="float" office:value="2291" calcext:value-type="float">
            <text:p>2291</text:p>
          </table:table-cell>
          <table:table-cell office:value-type="float" office:value="8242" calcext:value-type="float">
            <text:p>8242</text:p>
          </table:table-cell>
          <table:table-cell office:value-type="float" office:value="5847" calcext:value-type="float">
            <text:p>5847</text:p>
          </table:table-cell>
          <table:table-cell office:value-type="float" office:value="2071" calcext:value-type="float">
            <text:p>2071</text:p>
          </table:table-cell>
          <table:table-cell office:value-type="float" office:value="2836" calcext:value-type="float">
            <text:p>2836</text:p>
          </table:table-cell>
          <table:table-cell office:value-type="float" office:value="1967" calcext:value-type="float">
            <text:p>1967</text:p>
          </table:table-cell>
          <table:table-cell office:value-type="float" office:value="21850" calcext:value-type="float">
            <text:p>21850</text:p>
          </table:table-cell>
          <table:table-cell office:value-type="float" office:value="49706" calcext:value-type="float">
            <text:p>49706</text:p>
          </table:table-cell>
          <table:table-cell office:value-type="float" office:value="51218" calcext:value-type="float">
            <text:p>51218</text:p>
          </table:table-cell>
          <table:table-cell office:value-type="float" office:value="51004" calcext:value-type="float">
            <text:p>51004</text:p>
          </table:table-cell>
          <table:table-cell office:value-type="float" office:value="11962" calcext:value-type="float">
            <text:p>11962</text:p>
          </table:table-cell>
          <table:table-cell office:value-type="float" office:value="2189" calcext:value-type="float">
            <text:p>2189</text:p>
          </table:table-cell>
          <table:table-cell office:value-type="float" office:value="69886" calcext:value-type="float">
            <text:p>69886</text:p>
          </table:table-cell>
          <table:table-cell office:value-type="float" office:value="52198" calcext:value-type="float">
            <text:p>52198</text:p>
          </table:table-cell>
          <table:table-cell office:value-type="float" office:value="33408" calcext:value-type="float">
            <text:p>33408</text:p>
          </table:table-cell>
          <table:table-cell office:value-type="float" office:value="19058" calcext:value-type="float">
            <text:p>19058</text:p>
          </table:table-cell>
          <table:table-cell office:value-type="float" office:value="65136" calcext:value-type="float">
            <text:p>65136</text:p>
          </table:table-cell>
          <table:table-cell office:value-type="float" office:value="18194" calcext:value-type="float">
            <text:p>18194</text:p>
          </table:table-cell>
          <table:table-cell office:value-type="float" office:value="2473" calcext:value-type="float">
            <text:p>2473</text:p>
          </table:table-cell>
          <table:table-cell office:value-type="float" office:value="50053" calcext:value-type="float">
            <text:p>50053</text:p>
          </table:table-cell>
          <table:table-cell office:value-type="float" office:value="7521" calcext:value-type="float">
            <text:p>7521</text:p>
          </table:table-cell>
          <table:table-cell office:value-type="float" office:value="28993" calcext:value-type="float">
            <text:p>28993</text:p>
          </table:table-cell>
          <table:table-cell office:value-type="float" office:value="50035" calcext:value-type="float">
            <text:p>50035</text:p>
          </table:table-cell>
          <table:table-cell office:value-type="float" office:value="15260" calcext:value-type="float">
            <text:p>15260</text:p>
          </table:table-cell>
          <table:table-cell office:value-type="float" office:value="48801" calcext:value-type="float">
            <text:p>48801</text:p>
          </table:table-cell>
          <table:table-cell office:value-type="float" office:value="2451" calcext:value-type="float">
            <text:p>2451</text:p>
          </table:table-cell>
          <table:table-cell office:value-type="float" office:value="51419" calcext:value-type="float">
            <text:p>51419</text:p>
          </table:table-cell>
          <table:table-cell office:value-type="float" office:value="4641" calcext:value-type="float">
            <text:p>4641</text:p>
          </table:table-cell>
          <table:table-cell office:value-type="float" office:value="6771" calcext:value-type="float">
            <text:p>6771</text:p>
          </table:table-cell>
          <table:table-cell office:value-type="float" office:value="52058" calcext:value-type="float">
            <text:p>52058</text:p>
          </table:table-cell>
          <table:table-cell office:value-type="float" office:value="2016" calcext:value-type="float">
            <text:p>2016</text:p>
          </table:table-cell>
          <table:table-cell office:value-type="float" office:value="6551" calcext:value-type="float">
            <text:p>6551</text:p>
          </table:table-cell>
          <table:table-cell office:value-type="float" office:value="17666" calcext:value-type="float">
            <text:p>17666</text:p>
          </table:table-cell>
          <table:table-cell office:value-type="float" office:value="44712" calcext:value-type="float">
            <text:p>44712</text:p>
          </table:table-cell>
          <table:table-cell office:value-type="float" office:value="2033" calcext:value-type="float">
            <text:p>2033</text:p>
          </table:table-cell>
          <table:table-cell office:value-type="float" office:value="2166" calcext:value-type="float">
            <text:p>2166</text:p>
          </table:table-cell>
          <table:table-cell office:value-type="float" office:value="17833" calcext:value-type="float">
            <text:p>17833</text:p>
          </table:table-cell>
          <table:table-cell office:value-type="float" office:value="6295" calcext:value-type="float">
            <text:p>6295</text:p>
          </table:table-cell>
          <table:table-cell office:value-type="float" office:value="11715" calcext:value-type="float">
            <text:p>11715</text:p>
          </table:table-cell>
          <table:table-cell office:value-type="float" office:value="2891" calcext:value-type="float">
            <text:p>2891</text:p>
          </table:table-cell>
          <table:table-cell office:value-type="float" office:value="11046" calcext:value-type="float">
            <text:p>11046</text:p>
          </table:table-cell>
          <table:table-cell office:value-type="float" office:value="1236" calcext:value-type="float">
            <text:p>1236</text:p>
          </table:table-cell>
          <table:table-cell office:value-type="float" office:value="3857" calcext:value-type="float">
            <text:p>3857</text:p>
          </table:table-cell>
          <table:table-cell office:value-type="float" office:value="65833" calcext:value-type="float">
            <text:p>65833</text:p>
          </table:table-cell>
          <table:table-cell office:value-type="float" office:value="5246" calcext:value-type="float">
            <text:p>5246</text:p>
          </table:table-cell>
          <table:table-cell office:value-type="float" office:value="26611" calcext:value-type="float">
            <text:p>26611</text:p>
          </table:table-cell>
          <table:table-cell office:value-type="float" office:value="27847" calcext:value-type="float">
            <text:p>27847</text:p>
          </table:table-cell>
          <table:table-cell office:value-type="float" office:value="9883" calcext:value-type="float">
            <text:p>9883</text:p>
          </table:table-cell>
          <table:table-cell office:value-type="float" office:value="52601" calcext:value-type="float">
            <text:p>52601</text:p>
          </table:table-cell>
          <table:table-cell office:value-type="float" office:value="5326" calcext:value-type="float">
            <text:p>5326</text:p>
          </table:table-cell>
          <table:table-cell office:value-type="float" office:value="2328" calcext:value-type="float">
            <text:p>2328</text:p>
          </table:table-cell>
          <table:table-cell office:value-type="float" office:value="69937" calcext:value-type="float">
            <text:p>69937</text:p>
          </table:table-cell>
          <table:table-cell office:value-type="float" office:value="2045" calcext:value-type="float">
            <text:p>2045</text:p>
          </table:table-cell>
          <table:table-cell office:value-type="float" office:value="14844" calcext:value-type="float">
            <text:p>14844</text:p>
          </table:table-cell>
          <table:table-cell office:value-type="float" office:value="11791" calcext:value-type="float">
            <text:p>11791</text:p>
          </table:table-cell>
          <table:table-cell office:value-type="float" office:value="40597" calcext:value-type="float">
            <text:p>40597</text:p>
          </table:table-cell>
          <table:table-cell office:value-type="float" office:value="3502" calcext:value-type="float">
            <text:p>3502</text:p>
          </table:table-cell>
          <table:table-cell office:value-type="float" office:value="8327" calcext:value-type="float">
            <text:p>8327</text:p>
          </table:table-cell>
          <table:table-cell office:value-type="float" office:value="42154" calcext:value-type="float">
            <text:p>42154</text:p>
          </table:table-cell>
          <table:table-cell office:value-type="float" office:value="57001" calcext:value-type="float">
            <text:p>57001</text:p>
          </table:table-cell>
          <table:table-cell office:value-type="float" office:value="2796" calcext:value-type="float">
            <text:p>2796</text:p>
          </table:table-cell>
          <table:table-cell office:value-type="float" office:value="6272" calcext:value-type="float">
            <text:p>6272</text:p>
          </table:table-cell>
          <table:table-cell office:value-type="float" office:value="17756" calcext:value-type="float">
            <text:p>17756</text:p>
          </table:table-cell>
          <table:table-cell office:value-type="float" office:value="5139" calcext:value-type="float">
            <text:p>5139</text:p>
          </table:table-cell>
          <table:table-cell office:value-type="float" office:value="2693" calcext:value-type="float">
            <text:p>2693</text:p>
          </table:table-cell>
          <table:table-cell office:value-type="float" office:value="4690" calcext:value-type="float">
            <text:p>4690</text:p>
          </table:table-cell>
          <table:table-cell office:value-type="float" office:value="2189" calcext:value-type="float">
            <text:p>2189</text:p>
          </table:table-cell>
          <table:table-cell office:value-type="float" office:value="5922" calcext:value-type="float">
            <text:p>5922</text:p>
          </table:table-cell>
          <table:table-cell office:value-type="float" office:value="24133" calcext:value-type="float">
            <text:p>24133</text:p>
          </table:table-cell>
          <table:table-cell office:value-type="float" office:value="8025" calcext:value-type="float">
            <text:p>8025</text:p>
          </table:table-cell>
          <table:table-cell office:value-type="float" office:value="9373" calcext:value-type="float">
            <text:p>9373</text:p>
          </table:table-cell>
          <table:table-cell office:value-type="float" office:value="5399" calcext:value-type="float">
            <text:p>5399</text:p>
          </table:table-cell>
          <table:table-cell office:value-type="float" office:value="3953" calcext:value-type="float">
            <text:p>3953</text:p>
          </table:table-cell>
          <table:table-cell office:value-type="float" office:value="21102" calcext:value-type="float">
            <text:p>21102</text:p>
          </table:table-cell>
          <table:table-cell office:value-type="float" office:value="12665" calcext:value-type="float">
            <text:p>12665</text:p>
          </table:table-cell>
          <table:table-cell office:value-type="float" office:value="2256" calcext:value-type="float">
            <text:p>2256</text:p>
          </table:table-cell>
          <table:table-cell office:value-type="float" office:value="8322" calcext:value-type="float">
            <text:p>8322</text:p>
          </table:table-cell>
          <table:table-cell office:value-type="float" office:value="43958" calcext:value-type="float">
            <text:p>43958</text:p>
          </table:table-cell>
          <table:table-cell office:value-type="float" office:value="3738" calcext:value-type="float">
            <text:p>3738</text:p>
          </table:table-cell>
          <table:table-cell office:value-type="float" office:value="40737" calcext:value-type="float">
            <text:p>40737</text:p>
          </table:table-cell>
          <table:table-cell office:value-type="float" office:value="5724" calcext:value-type="float">
            <text:p>5724</text:p>
          </table:table-cell>
          <table:table-cell office:value-type="float" office:value="4254" calcext:value-type="float">
            <text:p>4254</text:p>
          </table:table-cell>
          <table:table-cell office:value-type="float" office:value="13544" calcext:value-type="float">
            <text:p>13544</text:p>
          </table:table-cell>
          <table:table-cell office:value-type="float" office:value="41852" calcext:value-type="float">
            <text:p>41852</text:p>
          </table:table-cell>
          <table:table-cell office:value-type="float" office:value="1818" calcext:value-type="float">
            <text:p>1818</text:p>
          </table:table-cell>
          <table:table-cell office:value-type="float" office:value="37841" calcext:value-type="float">
            <text:p>37841</text:p>
          </table:table-cell>
          <table:table-cell office:value-type="float" office:value="13419" calcext:value-type="float">
            <text:p>13419</text:p>
          </table:table-cell>
          <table:table-cell office:value-type="float" office:value="1323" calcext:value-type="float">
            <text:p>1323</text:p>
          </table:table-cell>
          <table:table-cell office:value-type="float" office:value="11664" calcext:value-type="float">
            <text:p>11664</text:p>
          </table:table-cell>
          <table:table-cell office:value-type="float" office:value="2035" calcext:value-type="float">
            <text:p>2035</text:p>
          </table:table-cell>
          <table:table-cell office:value-type="float" office:value="55429" calcext:value-type="float">
            <text:p>55429</text:p>
          </table:table-cell>
          <table:table-cell office:value-type="float" office:value="43008" calcext:value-type="float">
            <text:p>43008</text:p>
          </table:table-cell>
          <table:table-cell office:value-type="float" office:value="12770" calcext:value-type="float">
            <text:p>12770</text:p>
          </table:table-cell>
          <table:table-cell office:value-type="float" office:value="42106" calcext:value-type="float">
            <text:p>42106</text:p>
          </table:table-cell>
          <table:table-cell office:value-type="float" office:value="5691" calcext:value-type="float">
            <text:p>5691</text:p>
          </table:table-cell>
          <table:table-cell office:value-type="float" office:value="12409" calcext:value-type="float">
            <text:p>12409</text:p>
          </table:table-cell>
          <table:table-cell office:value-type="float" office:value="2270" calcext:value-type="float">
            <text:p>2270</text:p>
          </table:table-cell>
          <table:table-cell office:value-type="float" office:value="1864" calcext:value-type="float">
            <text:p>1864</text:p>
          </table:table-cell>
          <table:table-cell office:value-type="float" office:value="41501" calcext:value-type="float">
            <text:p>41501</text:p>
          </table:table-cell>
          <table:table-cell office:value-type="float" office:value="41015" calcext:value-type="float">
            <text:p>41015</text:p>
          </table:table-cell>
          <table:table-cell office:value-type="float" office:value="2117" calcext:value-type="float">
            <text:p>2117</text:p>
          </table:table-cell>
          <table:table-cell office:value-type="float" office:value="2974" calcext:value-type="float">
            <text:p>2974</text:p>
          </table:table-cell>
          <table:table-cell office:value-type="float" office:value="4249" calcext:value-type="float">
            <text:p>4249</text:p>
          </table:table-cell>
          <table:table-cell office:value-type="float" office:value="2093" calcext:value-type="float">
            <text:p>2093</text:p>
          </table:table-cell>
          <table:table-cell office:value-type="float" office:value="2637" calcext:value-type="float">
            <text:p>2637</text:p>
          </table:table-cell>
          <table:table-cell office:value-type="float" office:value="1842" calcext:value-type="float">
            <text:p>1842</text:p>
          </table:table-cell>
          <table:table-cell office:value-type="float" office:value="17661" calcext:value-type="float">
            <text:p>17661</text:p>
          </table:table-cell>
          <table:table-cell office:value-type="float" office:value="42773" calcext:value-type="float">
            <text:p>42773</text:p>
          </table:table-cell>
          <table:table-cell office:value-type="float" office:value="41286" calcext:value-type="float">
            <text:p>41286</text:p>
          </table:table-cell>
          <table:table-cell office:value-type="float" office:value="40268" calcext:value-type="float">
            <text:p>40268</text:p>
          </table:table-cell>
          <table:table-cell office:value-type="float" office:value="9929" calcext:value-type="float">
            <text:p>9929</text:p>
          </table:table-cell>
          <table:table-cell office:value-type="float" office:value="2023" calcext:value-type="float">
            <text:p>2023</text:p>
          </table:table-cell>
          <table:table-cell office:value-type="float" office:value="43569" calcext:value-type="float">
            <text:p>43569</text:p>
          </table:table-cell>
          <table:table-cell office:value-type="float" office:value="40375" calcext:value-type="float">
            <text:p>40375</text:p>
          </table:table-cell>
          <table:table-cell office:value-type="float" office:value="46375" calcext:value-type="float">
            <text:p>46375</text:p>
          </table:table-cell>
          <table:table-cell office:value-type="float" office:value="17075" calcext:value-type="float">
            <text:p>17075</text:p>
          </table:table-cell>
          <table:table-cell office:value-type="float" office:value="41157" calcext:value-type="float">
            <text:p>41157</text:p>
          </table:table-cell>
          <table:table-cell office:value-type="float" office:value="16117" calcext:value-type="float">
            <text:p>16117</text:p>
          </table:table-cell>
          <table:table-cell office:value-type="float" office:value="2513" calcext:value-type="float">
            <text:p>2513</text:p>
          </table:table-cell>
          <table:table-cell office:value-type="float" office:value="43365" calcext:value-type="float">
            <text:p>43365</text:p>
          </table:table-cell>
          <table:table-cell office:value-type="float" office:value="6304" calcext:value-type="float">
            <text:p>6304</text:p>
          </table:table-cell>
          <table:table-cell office:value-type="float" office:value="22731" calcext:value-type="float">
            <text:p>22731</text:p>
          </table:table-cell>
          <table:table-cell office:value-type="float" office:value="42680" calcext:value-type="float">
            <text:p>42680</text:p>
          </table:table-cell>
          <table:table-cell office:value-type="float" office:value="13288" calcext:value-type="float">
            <text:p>13288</text:p>
          </table:table-cell>
          <table:table-cell office:value-type="float" office:value="42195" calcext:value-type="float">
            <text:p>42195</text:p>
          </table:table-cell>
          <table:table-cell office:value-type="float" office:value="2504" calcext:value-type="float">
            <text:p>2504</text:p>
          </table:table-cell>
          <table:table-cell office:value-type="float" office:value="41162" calcext:value-type="float">
            <text:p>41162</text:p>
          </table:table-cell>
          <table:table-cell office:value-type="float" office:value="4349" calcext:value-type="float">
            <text:p>4349</text:p>
          </table:table-cell>
          <table:table-cell office:value-type="float" office:value="5556" calcext:value-type="float">
            <text:p>5556</text:p>
          </table:table-cell>
          <table:table-cell office:value-type="float" office:value="41489" calcext:value-type="float">
            <text:p>41489</text:p>
          </table:table-cell>
          <table:table-cell office:value-type="float" office:value="1989" calcext:value-type="float">
            <text:p>1989</text:p>
          </table:table-cell>
          <table:table-cell/>
          <table:table-cell table:formula="of:=AVERAGE([.A8:.KN8])" office:value-type="float" office:value="22974.5133333333" calcext:value-type="float">
            <text:p>22974,5133333333</text:p>
          </table:table-cell>
          <table:table-cell table:formula="of:=GEOMEAN([.A8:.KN8])" office:value-type="float" office:value="10932.9841723119" calcext:value-type="float">
            <text:p>10932,9841723119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0159" calcext:value-type="float">
            <text:p>10159</text:p>
          </table:table-cell>
          <table:table-cell office:value-type="float" office:value="3825" calcext:value-type="float">
            <text:p>3825</text:p>
          </table:table-cell>
          <table:table-cell office:value-type="float" office:value="2995" calcext:value-type="float">
            <text:p>2995</text:p>
          </table:table-cell>
          <table:table-cell office:value-type="float" office:value="20408" calcext:value-type="float">
            <text:p>20408</text:p>
          </table:table-cell>
          <table:table-cell office:value-type="float" office:value="4454" calcext:value-type="float">
            <text:p>4454</text:p>
          </table:table-cell>
          <table:table-cell office:value-type="float" office:value="37473" calcext:value-type="float">
            <text:p>37473</text:p>
          </table:table-cell>
          <table:table-cell office:value-type="float" office:value="14619" calcext:value-type="float">
            <text:p>14619</text:p>
          </table:table-cell>
          <table:table-cell office:value-type="float" office:value="3174" calcext:value-type="float">
            <text:p>3174</text:p>
          </table:table-cell>
          <table:table-cell office:value-type="float" office:value="3226" calcext:value-type="float">
            <text:p>3226</text:p>
          </table:table-cell>
          <table:table-cell office:value-type="float" office:value="9232" calcext:value-type="float">
            <text:p>9232</text:p>
          </table:table-cell>
          <table:table-cell office:value-type="float" office:value="3002" calcext:value-type="float">
            <text:p>3002</text:p>
          </table:table-cell>
          <table:table-cell office:value-type="float" office:value="5969" calcext:value-type="float">
            <text:p>5969</text:p>
          </table:table-cell>
          <table:table-cell office:value-type="float" office:value="29988" calcext:value-type="float">
            <text:p>29988</text:p>
          </table:table-cell>
          <table:table-cell office:value-type="float" office:value="5323" calcext:value-type="float">
            <text:p>5323</text:p>
          </table:table-cell>
          <table:table-cell office:value-type="float" office:value="4501" calcext:value-type="float">
            <text:p>4501</text:p>
          </table:table-cell>
          <table:table-cell office:value-type="float" office:value="3101" calcext:value-type="float">
            <text:p>3101</text:p>
          </table:table-cell>
          <table:table-cell office:value-type="float" office:value="1304" calcext:value-type="float">
            <text:p>1304</text:p>
          </table:table-cell>
          <table:table-cell office:value-type="float" office:value="77076" calcext:value-type="float">
            <text:p>77076</text:p>
          </table:table-cell>
          <table:table-cell office:value-type="float" office:value="4854" calcext:value-type="float">
            <text:p>4854</text:p>
          </table:table-cell>
          <table:table-cell office:value-type="float" office:value="2586" calcext:value-type="float">
            <text:p>2586</text:p>
          </table:table-cell>
          <table:table-cell office:value-type="float" office:value="2909" calcext:value-type="float">
            <text:p>2909</text:p>
          </table:table-cell>
          <table:table-cell office:value-type="float" office:value="53895" calcext:value-type="float">
            <text:p>53895</text:p>
          </table:table-cell>
          <table:table-cell office:value-type="float" office:value="2343" calcext:value-type="float">
            <text:p>2343</text:p>
          </table:table-cell>
          <table:table-cell office:value-type="float" office:value="50153" calcext:value-type="float">
            <text:p>50153</text:p>
          </table:table-cell>
          <table:table-cell office:value-type="float" office:value="49452" calcext:value-type="float">
            <text:p>49452</text:p>
          </table:table-cell>
          <table:table-cell office:value-type="float" office:value="3544" calcext:value-type="float">
            <text:p>3544</text:p>
          </table:table-cell>
          <table:table-cell office:value-type="float" office:value="208569" calcext:value-type="float">
            <text:p>208569</text:p>
          </table:table-cell>
          <table:table-cell office:value-type="float" office:value="142189" calcext:value-type="float">
            <text:p>142189</text:p>
          </table:table-cell>
          <table:table-cell office:value-type="float" office:value="22155" calcext:value-type="float">
            <text:p>22155</text:p>
          </table:table-cell>
          <table:table-cell office:value-type="float" office:value="125840" calcext:value-type="float">
            <text:p>125840</text:p>
          </table:table-cell>
          <table:table-cell office:value-type="float" office:value="4958" calcext:value-type="float">
            <text:p>4958</text:p>
          </table:table-cell>
          <table:table-cell office:value-type="float" office:value="56594" calcext:value-type="float">
            <text:p>56594</text:p>
          </table:table-cell>
          <table:table-cell office:value-type="float" office:value="70477" calcext:value-type="float">
            <text:p>70477</text:p>
          </table:table-cell>
          <table:table-cell office:value-type="float" office:value="7295" calcext:value-type="float">
            <text:p>7295</text:p>
          </table:table-cell>
          <table:table-cell office:value-type="float" office:value="79551" calcext:value-type="float">
            <text:p>79551</text:p>
          </table:table-cell>
          <table:table-cell office:value-type="float" office:value="44633" calcext:value-type="float">
            <text:p>44633</text:p>
          </table:table-cell>
          <table:table-cell office:value-type="float" office:value="4298" calcext:value-type="float">
            <text:p>4298</text:p>
          </table:table-cell>
          <table:table-cell office:value-type="float" office:value="31487" calcext:value-type="float">
            <text:p>31487</text:p>
          </table:table-cell>
          <table:table-cell office:value-type="float" office:value="15240" calcext:value-type="float">
            <text:p>15240</text:p>
          </table:table-cell>
          <table:table-cell office:value-type="float" office:value="3270" calcext:value-type="float">
            <text:p>3270</text:p>
          </table:table-cell>
          <table:table-cell office:value-type="float" office:value="3094" calcext:value-type="float">
            <text:p>3094</text:p>
          </table:table-cell>
          <table:table-cell office:value-type="float" office:value="19573" calcext:value-type="float">
            <text:p>19573</text:p>
          </table:table-cell>
          <table:table-cell office:value-type="float" office:value="64517" calcext:value-type="float">
            <text:p>64517</text:p>
          </table:table-cell>
          <table:table-cell office:value-type="float" office:value="2515" calcext:value-type="float">
            <text:p>2515</text:p>
          </table:table-cell>
          <table:table-cell office:value-type="float" office:value="2612" calcext:value-type="float">
            <text:p>2612</text:p>
          </table:table-cell>
          <table:table-cell office:value-type="float" office:value="9087" calcext:value-type="float">
            <text:p>9087</text:p>
          </table:table-cell>
          <table:table-cell office:value-type="float" office:value="34321" calcext:value-type="float">
            <text:p>34321</text:p>
          </table:table-cell>
          <table:table-cell office:value-type="float" office:value="3310" calcext:value-type="float">
            <text:p>3310</text:p>
          </table:table-cell>
          <table:table-cell office:value-type="float" office:value="1950" calcext:value-type="float">
            <text:p>1950</text:p>
          </table:table-cell>
          <table:table-cell office:value-type="float" office:value="5563" calcext:value-type="float">
            <text:p>5563</text:p>
          </table:table-cell>
          <table:table-cell office:value-type="float" office:value="13874" calcext:value-type="float">
            <text:p>13874</text:p>
          </table:table-cell>
          <table:table-cell office:value-type="float" office:value="3052" calcext:value-type="float">
            <text:p>3052</text:p>
          </table:table-cell>
          <table:table-cell office:value-type="float" office:value="2076" calcext:value-type="float">
            <text:p>2076</text:p>
          </table:table-cell>
          <table:table-cell office:value-type="float" office:value="1781" calcext:value-type="float">
            <text:p>1781</text:p>
          </table:table-cell>
          <table:table-cell office:value-type="float" office:value="9207" calcext:value-type="float">
            <text:p>9207</text:p>
          </table:table-cell>
          <table:table-cell office:value-type="float" office:value="141081" calcext:value-type="float">
            <text:p>141081</text:p>
          </table:table-cell>
          <table:table-cell office:value-type="float" office:value="2640" calcext:value-type="float">
            <text:p>2640</text:p>
          </table:table-cell>
          <table:table-cell office:value-type="float" office:value="1300" calcext:value-type="float">
            <text:p>1300</text:p>
          </table:table-cell>
          <table:table-cell office:value-type="float" office:value="2049" calcext:value-type="float">
            <text:p>2049</text:p>
          </table:table-cell>
          <table:table-cell office:value-type="float" office:value="128110" calcext:value-type="float">
            <text:p>128110</text:p>
          </table:table-cell>
          <table:table-cell office:value-type="float" office:value="124124" calcext:value-type="float">
            <text:p>124124</text:p>
          </table:table-cell>
          <table:table-cell office:value-type="float" office:value="3320" calcext:value-type="float">
            <text:p>3320</text:p>
          </table:table-cell>
          <table:table-cell office:value-type="float" office:value="36155" calcext:value-type="float">
            <text:p>36155</text:p>
          </table:table-cell>
          <table:table-cell office:value-type="float" office:value="13912" calcext:value-type="float">
            <text:p>13912</text:p>
          </table:table-cell>
          <table:table-cell office:value-type="float" office:value="10233" calcext:value-type="float">
            <text:p>10233</text:p>
          </table:table-cell>
          <table:table-cell office:value-type="float" office:value="27441" calcext:value-type="float">
            <text:p>27441</text:p>
          </table:table-cell>
          <table:table-cell office:value-type="float" office:value="5025" calcext:value-type="float">
            <text:p>5025</text:p>
          </table:table-cell>
          <table:table-cell office:value-type="float" office:value="7106" calcext:value-type="float">
            <text:p>7106</text:p>
          </table:table-cell>
          <table:table-cell office:value-type="float" office:value="7579" calcext:value-type="float">
            <text:p>7579</text:p>
          </table:table-cell>
          <table:table-cell office:value-type="float" office:value="3384" calcext:value-type="float">
            <text:p>3384</text:p>
          </table:table-cell>
          <table:table-cell office:value-type="float" office:value="126254" calcext:value-type="float">
            <text:p>126254</text:p>
          </table:table-cell>
          <table:table-cell office:value-type="float" office:value="2916" calcext:value-type="float">
            <text:p>2916</text:p>
          </table:table-cell>
          <table:table-cell office:value-type="float" office:value="6792" calcext:value-type="float">
            <text:p>6792</text:p>
          </table:table-cell>
          <table:table-cell office:value-type="float" office:value="59317" calcext:value-type="float">
            <text:p>59317</text:p>
          </table:table-cell>
          <table:table-cell office:value-type="float" office:value="2928" calcext:value-type="float">
            <text:p>2928</text:p>
          </table:table-cell>
          <table:table-cell office:value-type="float" office:value="3113" calcext:value-type="float">
            <text:p>3113</text:p>
          </table:table-cell>
          <table:table-cell office:value-type="float" office:value="2437" calcext:value-type="float">
            <text:p>2437</text:p>
          </table:table-cell>
          <table:table-cell office:value-type="float" office:value="5681" calcext:value-type="float">
            <text:p>5681</text:p>
          </table:table-cell>
          <table:table-cell office:value-type="float" office:value="7520" calcext:value-type="float">
            <text:p>7520</text:p>
          </table:table-cell>
          <table:table-cell office:value-type="float" office:value="119603" calcext:value-type="float">
            <text:p>119603</text:p>
          </table:table-cell>
          <table:table-cell office:value-type="float" office:value="5717" calcext:value-type="float">
            <text:p>5717</text:p>
          </table:table-cell>
          <table:table-cell office:value-type="float" office:value="24221" calcext:value-type="float">
            <text:p>24221</text:p>
          </table:table-cell>
          <table:table-cell office:value-type="float" office:value="7230" calcext:value-type="float">
            <text:p>7230</text:p>
          </table:table-cell>
          <table:table-cell office:value-type="float" office:value="3767" calcext:value-type="float">
            <text:p>3767</text:p>
          </table:table-cell>
          <table:table-cell office:value-type="float" office:value="11779" calcext:value-type="float">
            <text:p>11779</text:p>
          </table:table-cell>
          <table:table-cell office:value-type="float" office:value="125557" calcext:value-type="float">
            <text:p>125557</text:p>
          </table:table-cell>
          <table:table-cell office:value-type="float" office:value="3226" calcext:value-type="float">
            <text:p>3226</text:p>
          </table:table-cell>
          <table:table-cell office:value-type="float" office:value="20638" calcext:value-type="float">
            <text:p>20638</text:p>
          </table:table-cell>
          <table:table-cell office:value-type="float" office:value="34351" calcext:value-type="float">
            <text:p>34351</text:p>
          </table:table-cell>
          <table:table-cell office:value-type="float" office:value="3506" calcext:value-type="float">
            <text:p>3506</text:p>
          </table:table-cell>
          <table:table-cell office:value-type="float" office:value="2568" calcext:value-type="float">
            <text:p>2568</text:p>
          </table:table-cell>
          <table:table-cell office:value-type="float" office:value="13402" calcext:value-type="float">
            <text:p>13402</text:p>
          </table:table-cell>
          <table:table-cell office:value-type="float" office:value="3090" calcext:value-type="float">
            <text:p>3090</text:p>
          </table:table-cell>
          <table:table-cell office:value-type="float" office:value="4498" calcext:value-type="float">
            <text:p>4498</text:p>
          </table:table-cell>
          <table:table-cell office:value-type="float" office:value="12157" calcext:value-type="float">
            <text:p>12157</text:p>
          </table:table-cell>
          <table:table-cell office:value-type="float" office:value="48571" calcext:value-type="float">
            <text:p>48571</text:p>
          </table:table-cell>
          <table:table-cell office:value-type="float" office:value="2361" calcext:value-type="float">
            <text:p>2361</text:p>
          </table:table-cell>
          <table:table-cell office:value-type="float" office:value="7581" calcext:value-type="float">
            <text:p>7581</text:p>
          </table:table-cell>
          <table:table-cell office:value-type="float" office:value="196468" calcext:value-type="float">
            <text:p>196468</text:p>
          </table:table-cell>
          <table:table-cell office:value-type="float" office:value="9773" calcext:value-type="float">
            <text:p>9773</text:p>
          </table:table-cell>
          <table:table-cell office:value-type="float" office:value="25537" calcext:value-type="float">
            <text:p>25537</text:p>
          </table:table-cell>
          <table:table-cell office:value-type="float" office:value="81268" calcext:value-type="float">
            <text:p>81268</text:p>
          </table:table-cell>
          <table:table-cell office:value-type="float" office:value="2420" calcext:value-type="float">
            <text:p>2420</text:p>
          </table:table-cell>
          <table:table-cell office:value-type="float" office:value="2564" calcext:value-type="float">
            <text:p>2564</text:p>
          </table:table-cell>
          <table:table-cell office:value-type="float" office:value="27205" calcext:value-type="float">
            <text:p>27205</text:p>
          </table:table-cell>
          <table:table-cell office:value-type="float" office:value="9025" calcext:value-type="float">
            <text:p>9025</text:p>
          </table:table-cell>
          <table:table-cell office:value-type="float" office:value="13480" calcext:value-type="float">
            <text:p>13480</text:p>
          </table:table-cell>
          <table:table-cell office:value-type="float" office:value="3417" calcext:value-type="float">
            <text:p>3417</text:p>
          </table:table-cell>
          <table:table-cell office:value-type="float" office:value="15010" calcext:value-type="float">
            <text:p>15010</text:p>
          </table:table-cell>
          <table:table-cell office:value-type="float" office:value="1351" calcext:value-type="float">
            <text:p>1351</text:p>
          </table:table-cell>
          <table:table-cell office:value-type="float" office:value="4130" calcext:value-type="float">
            <text:p>4130</text:p>
          </table:table-cell>
          <table:table-cell office:value-type="float" office:value="67445" calcext:value-type="float">
            <text:p>67445</text:p>
          </table:table-cell>
          <table:table-cell office:value-type="float" office:value="5422" calcext:value-type="float">
            <text:p>5422</text:p>
          </table:table-cell>
          <table:table-cell office:value-type="float" office:value="70272" calcext:value-type="float">
            <text:p>70272</text:p>
          </table:table-cell>
          <table:table-cell office:value-type="float" office:value="18539" calcext:value-type="float">
            <text:p>18539</text:p>
          </table:table-cell>
          <table:table-cell office:value-type="float" office:value="12807" calcext:value-type="float">
            <text:p>12807</text:p>
          </table:table-cell>
          <table:table-cell office:value-type="float" office:value="53544" calcext:value-type="float">
            <text:p>53544</text:p>
          </table:table-cell>
          <table:table-cell office:value-type="float" office:value="5555" calcext:value-type="float">
            <text:p>5555</text:p>
          </table:table-cell>
          <table:table-cell office:value-type="float" office:value="2829" calcext:value-type="float">
            <text:p>2829</text:p>
          </table:table-cell>
          <table:table-cell office:value-type="float" office:value="58839" calcext:value-type="float">
            <text:p>58839</text:p>
          </table:table-cell>
          <table:table-cell office:value-type="float" office:value="2316" calcext:value-type="float">
            <text:p>2316</text:p>
          </table:table-cell>
          <table:table-cell office:value-type="float" office:value="20958" calcext:value-type="float">
            <text:p>20958</text:p>
          </table:table-cell>
          <table:table-cell office:value-type="float" office:value="12676" calcext:value-type="float">
            <text:p>12676</text:p>
          </table:table-cell>
          <table:table-cell office:value-type="float" office:value="52755" calcext:value-type="float">
            <text:p>52755</text:p>
          </table:table-cell>
          <table:table-cell office:value-type="float" office:value="2797" calcext:value-type="float">
            <text:p>2797</text:p>
          </table:table-cell>
          <table:table-cell office:value-type="float" office:value="9657" calcext:value-type="float">
            <text:p>9657</text:p>
          </table:table-cell>
          <table:table-cell office:value-type="float" office:value="49681" calcext:value-type="float">
            <text:p>49681</text:p>
          </table:table-cell>
          <table:table-cell office:value-type="float" office:value="51542" calcext:value-type="float">
            <text:p>51542</text:p>
          </table:table-cell>
          <table:table-cell office:value-type="float" office:value="2805" calcext:value-type="float">
            <text:p>2805</text:p>
          </table:table-cell>
          <table:table-cell office:value-type="float" office:value="8227" calcext:value-type="float">
            <text:p>8227</text:p>
          </table:table-cell>
          <table:table-cell office:value-type="float" office:value="27524" calcext:value-type="float">
            <text:p>27524</text:p>
          </table:table-cell>
          <table:table-cell office:value-type="float" office:value="5774" calcext:value-type="float">
            <text:p>5774</text:p>
          </table:table-cell>
          <table:table-cell office:value-type="float" office:value="2732" calcext:value-type="float">
            <text:p>2732</text:p>
          </table:table-cell>
          <table:table-cell office:value-type="float" office:value="6277" calcext:value-type="float">
            <text:p>6277</text:p>
          </table:table-cell>
          <table:table-cell office:value-type="float" office:value="2711" calcext:value-type="float">
            <text:p>2711</text:p>
          </table:table-cell>
          <table:table-cell office:value-type="float" office:value="8153" calcext:value-type="float">
            <text:p>8153</text:p>
          </table:table-cell>
          <table:table-cell office:value-type="float" office:value="37749" calcext:value-type="float">
            <text:p>37749</text:p>
          </table:table-cell>
          <table:table-cell office:value-type="float" office:value="9069" calcext:value-type="float">
            <text:p>9069</text:p>
          </table:table-cell>
          <table:table-cell office:value-type="float" office:value="14053" calcext:value-type="float">
            <text:p>14053</text:p>
          </table:table-cell>
          <table:table-cell office:value-type="float" office:value="6349" calcext:value-type="float">
            <text:p>6349</text:p>
          </table:table-cell>
          <table:table-cell office:value-type="float" office:value="5092" calcext:value-type="float">
            <text:p>5092</text:p>
          </table:table-cell>
          <table:table-cell office:value-type="float" office:value="30263" calcext:value-type="float">
            <text:p>30263</text:p>
          </table:table-cell>
          <table:table-cell office:value-type="float" office:value="18486" calcext:value-type="float">
            <text:p>18486</text:p>
          </table:table-cell>
          <table:table-cell office:value-type="float" office:value="2444" calcext:value-type="float">
            <text:p>2444</text:p>
          </table:table-cell>
          <table:table-cell office:value-type="float" office:value="10218" calcext:value-type="float">
            <text:p>10218</text:p>
          </table:table-cell>
          <table:table-cell office:value-type="float" office:value="54083" calcext:value-type="float">
            <text:p>54083</text:p>
          </table:table-cell>
          <table:table-cell office:value-type="float" office:value="4175" calcext:value-type="float">
            <text:p>4175</text:p>
          </table:table-cell>
          <table:table-cell office:value-type="float" office:value="54376" calcext:value-type="float">
            <text:p>54376</text:p>
          </table:table-cell>
          <table:table-cell office:value-type="float" office:value="6299" calcext:value-type="float">
            <text:p>6299</text:p>
          </table:table-cell>
          <table:table-cell office:value-type="float" office:value="3770" calcext:value-type="float">
            <text:p>3770</text:p>
          </table:table-cell>
          <table:table-cell office:value-type="float" office:value="16792" calcext:value-type="float">
            <text:p>16792</text:p>
          </table:table-cell>
          <table:table-cell office:value-type="float" office:value="51896" calcext:value-type="float">
            <text:p>51896</text:p>
          </table:table-cell>
          <table:table-cell office:value-type="float" office:value="2328" calcext:value-type="float">
            <text:p>2328</text:p>
          </table:table-cell>
          <table:table-cell office:value-type="float" office:value="21426" calcext:value-type="float">
            <text:p>21426</text:p>
          </table:table-cell>
          <table:table-cell office:value-type="float" office:value="14337" calcext:value-type="float">
            <text:p>14337</text:p>
          </table:table-cell>
          <table:table-cell office:value-type="float" office:value="1283" calcext:value-type="float">
            <text:p>1283</text:p>
          </table:table-cell>
          <table:table-cell office:value-type="float" office:value="12167" calcext:value-type="float">
            <text:p>12167</text:p>
          </table:table-cell>
          <table:table-cell office:value-type="float" office:value="2054" calcext:value-type="float">
            <text:p>2054</text:p>
          </table:table-cell>
          <table:table-cell office:value-type="float" office:value="78941" calcext:value-type="float">
            <text:p>78941</text:p>
          </table:table-cell>
          <table:table-cell office:value-type="float" office:value="48285" calcext:value-type="float">
            <text:p>48285</text:p>
          </table:table-cell>
          <table:table-cell office:value-type="float" office:value="16781" calcext:value-type="float">
            <text:p>16781</text:p>
          </table:table-cell>
          <table:table-cell office:value-type="float" office:value="48089" calcext:value-type="float">
            <text:p>48089</text:p>
          </table:table-cell>
          <table:table-cell office:value-type="float" office:value="6775" calcext:value-type="float">
            <text:p>6775</text:p>
          </table:table-cell>
          <table:table-cell office:value-type="float" office:value="13264" calcext:value-type="float">
            <text:p>13264</text:p>
          </table:table-cell>
          <table:table-cell office:value-type="float" office:value="2603" calcext:value-type="float">
            <text:p>2603</text:p>
          </table:table-cell>
          <table:table-cell office:value-type="float" office:value="1654" calcext:value-type="float">
            <text:p>1654</text:p>
          </table:table-cell>
          <table:table-cell office:value-type="float" office:value="51783" calcext:value-type="float">
            <text:p>51783</text:p>
          </table:table-cell>
          <table:table-cell office:value-type="float" office:value="51088" calcext:value-type="float">
            <text:p>51088</text:p>
          </table:table-cell>
          <table:table-cell office:value-type="float" office:value="2493" calcext:value-type="float">
            <text:p>2493</text:p>
          </table:table-cell>
          <table:table-cell office:value-type="float" office:value="2798" calcext:value-type="float">
            <text:p>2798</text:p>
          </table:table-cell>
          <table:table-cell office:value-type="float" office:value="4837" calcext:value-type="float">
            <text:p>4837</text:p>
          </table:table-cell>
          <table:table-cell office:value-type="float" office:value="2349" calcext:value-type="float">
            <text:p>2349</text:p>
          </table:table-cell>
          <table:table-cell office:value-type="float" office:value="2439" calcext:value-type="float">
            <text:p>2439</text:p>
          </table:table-cell>
          <table:table-cell office:value-type="float" office:value="1817" calcext:value-type="float">
            <text:p>1817</text:p>
          </table:table-cell>
          <table:table-cell office:value-type="float" office:value="21606" calcext:value-type="float">
            <text:p>21606</text:p>
          </table:table-cell>
          <table:table-cell office:value-type="float" office:value="50140" calcext:value-type="float">
            <text:p>50140</text:p>
          </table:table-cell>
          <table:table-cell office:value-type="float" office:value="54762" calcext:value-type="float">
            <text:p>54762</text:p>
          </table:table-cell>
          <table:table-cell office:value-type="float" office:value="51481" calcext:value-type="float">
            <text:p>51481</text:p>
          </table:table-cell>
          <table:table-cell office:value-type="float" office:value="12091" calcext:value-type="float">
            <text:p>12091</text:p>
          </table:table-cell>
          <table:table-cell office:value-type="float" office:value="2190" calcext:value-type="float">
            <text:p>2190</text:p>
          </table:table-cell>
          <table:table-cell office:value-type="float" office:value="49648" calcext:value-type="float">
            <text:p>49648</text:p>
          </table:table-cell>
          <table:table-cell office:value-type="float" office:value="50307" calcext:value-type="float">
            <text:p>50307</text:p>
          </table:table-cell>
          <table:table-cell office:value-type="float" office:value="52055" calcext:value-type="float">
            <text:p>52055</text:p>
          </table:table-cell>
          <table:table-cell office:value-type="float" office:value="21104" calcext:value-type="float">
            <text:p>21104</text:p>
          </table:table-cell>
          <table:table-cell office:value-type="float" office:value="52183" calcext:value-type="float">
            <text:p>52183</text:p>
          </table:table-cell>
          <table:table-cell office:value-type="float" office:value="18317" calcext:value-type="float">
            <text:p>18317</text:p>
          </table:table-cell>
          <table:table-cell office:value-type="float" office:value="2350" calcext:value-type="float">
            <text:p>2350</text:p>
          </table:table-cell>
          <table:table-cell office:value-type="float" office:value="49997" calcext:value-type="float">
            <text:p>49997</text:p>
          </table:table-cell>
          <table:table-cell office:value-type="float" office:value="7405" calcext:value-type="float">
            <text:p>7405</text:p>
          </table:table-cell>
          <table:table-cell office:value-type="float" office:value="29218" calcext:value-type="float">
            <text:p>29218</text:p>
          </table:table-cell>
          <table:table-cell office:value-type="float" office:value="49962" calcext:value-type="float">
            <text:p>49962</text:p>
          </table:table-cell>
          <table:table-cell office:value-type="float" office:value="16856" calcext:value-type="float">
            <text:p>16856</text:p>
          </table:table-cell>
          <table:table-cell office:value-type="float" office:value="48660" calcext:value-type="float">
            <text:p>48660</text:p>
          </table:table-cell>
          <table:table-cell office:value-type="float" office:value="3472" calcext:value-type="float">
            <text:p>3472</text:p>
          </table:table-cell>
          <table:table-cell office:value-type="float" office:value="51636" calcext:value-type="float">
            <text:p>51636</text:p>
          </table:table-cell>
          <table:table-cell office:value-type="float" office:value="5351" calcext:value-type="float">
            <text:p>5351</text:p>
          </table:table-cell>
          <table:table-cell office:value-type="float" office:value="14968" calcext:value-type="float">
            <text:p>14968</text:p>
          </table:table-cell>
          <table:table-cell office:value-type="float" office:value="54659" calcext:value-type="float">
            <text:p>54659</text:p>
          </table:table-cell>
          <table:table-cell office:value-type="float" office:value="2184" calcext:value-type="float">
            <text:p>2184</text:p>
          </table:table-cell>
          <table:table-cell office:value-type="float" office:value="6630" calcext:value-type="float">
            <text:p>6630</text:p>
          </table:table-cell>
          <table:table-cell office:value-type="float" office:value="17773" calcext:value-type="float">
            <text:p>17773</text:p>
          </table:table-cell>
          <table:table-cell office:value-type="float" office:value="44249" calcext:value-type="float">
            <text:p>44249</text:p>
          </table:table-cell>
          <table:table-cell office:value-type="float" office:value="2272" calcext:value-type="float">
            <text:p>2272</text:p>
          </table:table-cell>
          <table:table-cell office:value-type="float" office:value="2091" calcext:value-type="float">
            <text:p>2091</text:p>
          </table:table-cell>
          <table:table-cell office:value-type="float" office:value="19287" calcext:value-type="float">
            <text:p>19287</text:p>
          </table:table-cell>
          <table:table-cell office:value-type="float" office:value="6694" calcext:value-type="float">
            <text:p>6694</text:p>
          </table:table-cell>
          <table:table-cell office:value-type="float" office:value="11837" calcext:value-type="float">
            <text:p>11837</text:p>
          </table:table-cell>
          <table:table-cell office:value-type="float" office:value="2782" calcext:value-type="float">
            <text:p>2782</text:p>
          </table:table-cell>
          <table:table-cell office:value-type="float" office:value="11749" calcext:value-type="float">
            <text:p>11749</text:p>
          </table:table-cell>
          <table:table-cell office:value-type="float" office:value="1251" calcext:value-type="float">
            <text:p>1251</text:p>
          </table:table-cell>
          <table:table-cell office:value-type="float" office:value="3830" calcext:value-type="float">
            <text:p>3830</text:p>
          </table:table-cell>
          <table:table-cell office:value-type="float" office:value="69989" calcext:value-type="float">
            <text:p>69989</text:p>
          </table:table-cell>
          <table:table-cell office:value-type="float" office:value="5376" calcext:value-type="float">
            <text:p>5376</text:p>
          </table:table-cell>
          <table:table-cell office:value-type="float" office:value="28765" calcext:value-type="float">
            <text:p>28765</text:p>
          </table:table-cell>
          <table:table-cell office:value-type="float" office:value="28832" calcext:value-type="float">
            <text:p>28832</text:p>
          </table:table-cell>
          <table:table-cell office:value-type="float" office:value="10485" calcext:value-type="float">
            <text:p>10485</text:p>
          </table:table-cell>
          <table:table-cell office:value-type="float" office:value="43398" calcext:value-type="float">
            <text:p>43398</text:p>
          </table:table-cell>
          <table:table-cell office:value-type="float" office:value="5426" calcext:value-type="float">
            <text:p>5426</text:p>
          </table:table-cell>
          <table:table-cell office:value-type="float" office:value="2240" calcext:value-type="float">
            <text:p>2240</text:p>
          </table:table-cell>
          <table:table-cell office:value-type="float" office:value="42585" calcext:value-type="float">
            <text:p>42585</text:p>
          </table:table-cell>
          <table:table-cell office:value-type="float" office:value="1921" calcext:value-type="float">
            <text:p>1921</text:p>
          </table:table-cell>
          <table:table-cell office:value-type="float" office:value="16029" calcext:value-type="float">
            <text:p>16029</text:p>
          </table:table-cell>
          <table:table-cell office:value-type="float" office:value="12471" calcext:value-type="float">
            <text:p>12471</text:p>
          </table:table-cell>
          <table:table-cell office:value-type="float" office:value="41126" calcext:value-type="float">
            <text:p>41126</text:p>
          </table:table-cell>
          <table:table-cell office:value-type="float" office:value="2219" calcext:value-type="float">
            <text:p>2219</text:p>
          </table:table-cell>
          <table:table-cell office:value-type="float" office:value="8660" calcext:value-type="float">
            <text:p>8660</text:p>
          </table:table-cell>
          <table:table-cell office:value-type="float" office:value="42021" calcext:value-type="float">
            <text:p>42021</text:p>
          </table:table-cell>
          <table:table-cell office:value-type="float" office:value="40743" calcext:value-type="float">
            <text:p>40743</text:p>
          </table:table-cell>
          <table:table-cell office:value-type="float" office:value="2772" calcext:value-type="float">
            <text:p>2772</text:p>
          </table:table-cell>
          <table:table-cell office:value-type="float" office:value="18021" calcext:value-type="float">
            <text:p>18021</text:p>
          </table:table-cell>
          <table:table-cell office:value-type="float" office:value="19016" calcext:value-type="float">
            <text:p>19016</text:p>
          </table:table-cell>
          <table:table-cell office:value-type="float" office:value="5046" calcext:value-type="float">
            <text:p>5046</text:p>
          </table:table-cell>
          <table:table-cell office:value-type="float" office:value="2803" calcext:value-type="float">
            <text:p>2803</text:p>
          </table:table-cell>
          <table:table-cell office:value-type="float" office:value="6732" calcext:value-type="float">
            <text:p>6732</text:p>
          </table:table-cell>
          <table:table-cell office:value-type="float" office:value="5246" calcext:value-type="float">
            <text:p>5246</text:p>
          </table:table-cell>
          <table:table-cell office:value-type="float" office:value="9299" calcext:value-type="float">
            <text:p>9299</text:p>
          </table:table-cell>
          <table:table-cell office:value-type="float" office:value="26588" calcext:value-type="float">
            <text:p>26588</text:p>
          </table:table-cell>
          <table:table-cell office:value-type="float" office:value="8180" calcext:value-type="float">
            <text:p>8180</text:p>
          </table:table-cell>
          <table:table-cell office:value-type="float" office:value="11117" calcext:value-type="float">
            <text:p>11117</text:p>
          </table:table-cell>
          <table:table-cell office:value-type="float" office:value="5229" calcext:value-type="float">
            <text:p>5229</text:p>
          </table:table-cell>
          <table:table-cell office:value-type="float" office:value="3918" calcext:value-type="float">
            <text:p>3918</text:p>
          </table:table-cell>
          <table:table-cell office:value-type="float" office:value="20338" calcext:value-type="float">
            <text:p>20338</text:p>
          </table:table-cell>
          <table:table-cell office:value-type="float" office:value="14259" calcext:value-type="float">
            <text:p>14259</text:p>
          </table:table-cell>
          <table:table-cell office:value-type="float" office:value="2248" calcext:value-type="float">
            <text:p>2248</text:p>
          </table:table-cell>
          <table:table-cell office:value-type="float" office:value="9368" calcext:value-type="float">
            <text:p>9368</text:p>
          </table:table-cell>
          <table:table-cell office:value-type="float" office:value="44291" calcext:value-type="float">
            <text:p>44291</text:p>
          </table:table-cell>
          <table:table-cell office:value-type="float" office:value="3791" calcext:value-type="float">
            <text:p>3791</text:p>
          </table:table-cell>
          <table:table-cell office:value-type="float" office:value="40379" calcext:value-type="float">
            <text:p>40379</text:p>
          </table:table-cell>
          <table:table-cell office:value-type="float" office:value="5658" calcext:value-type="float">
            <text:p>5658</text:p>
          </table:table-cell>
          <table:table-cell office:value-type="float" office:value="3522" calcext:value-type="float">
            <text:p>3522</text:p>
          </table:table-cell>
          <table:table-cell office:value-type="float" office:value="14097" calcext:value-type="float">
            <text:p>14097</text:p>
          </table:table-cell>
          <table:table-cell office:value-type="float" office:value="42206" calcext:value-type="float">
            <text:p>42206</text:p>
          </table:table-cell>
          <table:table-cell office:value-type="float" office:value="2164" calcext:value-type="float">
            <text:p>2164</text:p>
          </table:table-cell>
          <table:table-cell office:value-type="float" office:value="17745" calcext:value-type="float">
            <text:p>17745</text:p>
          </table:table-cell>
          <table:table-cell office:value-type="float" office:value="12491" calcext:value-type="float">
            <text:p>12491</text:p>
          </table:table-cell>
          <table:table-cell office:value-type="float" office:value="1192" calcext:value-type="float">
            <text:p>1192</text:p>
          </table:table-cell>
          <table:table-cell office:value-type="float" office:value="11334" calcext:value-type="float">
            <text:p>11334</text:p>
          </table:table-cell>
          <table:table-cell office:value-type="float" office:value="1935" calcext:value-type="float">
            <text:p>1935</text:p>
          </table:table-cell>
          <table:table-cell office:value-type="float" office:value="69675" calcext:value-type="float">
            <text:p>69675</text:p>
          </table:table-cell>
          <table:table-cell office:value-type="float" office:value="43348" calcext:value-type="float">
            <text:p>43348</text:p>
          </table:table-cell>
          <table:table-cell office:value-type="float" office:value="13112" calcext:value-type="float">
            <text:p>13112</text:p>
          </table:table-cell>
          <table:table-cell office:value-type="float" office:value="41953" calcext:value-type="float">
            <text:p>41953</text:p>
          </table:table-cell>
          <table:table-cell office:value-type="float" office:value="5733" calcext:value-type="float">
            <text:p>5733</text:p>
          </table:table-cell>
          <table:table-cell office:value-type="float" office:value="12320" calcext:value-type="float">
            <text:p>12320</text:p>
          </table:table-cell>
          <table:table-cell office:value-type="float" office:value="2398" calcext:value-type="float">
            <text:p>2398</text:p>
          </table:table-cell>
          <table:table-cell office:value-type="float" office:value="1873" calcext:value-type="float">
            <text:p>1873</text:p>
          </table:table-cell>
          <table:table-cell office:value-type="float" office:value="40419" calcext:value-type="float">
            <text:p>40419</text:p>
          </table:table-cell>
          <table:table-cell office:value-type="float" office:value="40666" calcext:value-type="float">
            <text:p>40666</text:p>
          </table:table-cell>
          <table:table-cell office:value-type="float" office:value="2323" calcext:value-type="float">
            <text:p>2323</text:p>
          </table:table-cell>
          <table:table-cell office:value-type="float" office:value="2612" calcext:value-type="float">
            <text:p>2612</text:p>
          </table:table-cell>
          <table:table-cell office:value-type="float" office:value="4692" calcext:value-type="float">
            <text:p>4692</text:p>
          </table:table-cell>
          <table:table-cell office:value-type="float" office:value="2079" calcext:value-type="float">
            <text:p>2079</text:p>
          </table:table-cell>
          <table:table-cell office:value-type="float" office:value="2464" calcext:value-type="float">
            <text:p>2464</text:p>
          </table:table-cell>
          <table:table-cell office:value-type="float" office:value="1887" calcext:value-type="float">
            <text:p>1887</text:p>
          </table:table-cell>
          <table:table-cell office:value-type="float" office:value="16862" calcext:value-type="float">
            <text:p>16862</text:p>
          </table:table-cell>
          <table:table-cell office:value-type="float" office:value="42370" calcext:value-type="float">
            <text:p>42370</text:p>
          </table:table-cell>
          <table:table-cell office:value-type="float" office:value="40125" calcext:value-type="float">
            <text:p>40125</text:p>
          </table:table-cell>
          <table:table-cell office:value-type="float" office:value="39617" calcext:value-type="float">
            <text:p>39617</text:p>
          </table:table-cell>
          <table:table-cell office:value-type="float" office:value="8924" calcext:value-type="float">
            <text:p>8924</text:p>
          </table:table-cell>
          <table:table-cell office:value-type="float" office:value="1970" calcext:value-type="float">
            <text:p>1970</text:p>
          </table:table-cell>
          <table:table-cell office:value-type="float" office:value="43351" calcext:value-type="float">
            <text:p>43351</text:p>
          </table:table-cell>
          <table:table-cell office:value-type="float" office:value="40807" calcext:value-type="float">
            <text:p>40807</text:p>
          </table:table-cell>
          <table:table-cell office:value-type="float" office:value="24108" calcext:value-type="float">
            <text:p>24108</text:p>
          </table:table-cell>
          <table:table-cell office:value-type="float" office:value="15673" calcext:value-type="float">
            <text:p>15673</text:p>
          </table:table-cell>
          <table:table-cell office:value-type="float" office:value="40777" calcext:value-type="float">
            <text:p>40777</text:p>
          </table:table-cell>
          <table:table-cell office:value-type="float" office:value="15821" calcext:value-type="float">
            <text:p>15821</text:p>
          </table:table-cell>
          <table:table-cell office:value-type="float" office:value="2294" calcext:value-type="float">
            <text:p>2294</text:p>
          </table:table-cell>
          <table:table-cell office:value-type="float" office:value="42980" calcext:value-type="float">
            <text:p>42980</text:p>
          </table:table-cell>
          <table:table-cell office:value-type="float" office:value="6042" calcext:value-type="float">
            <text:p>6042</text:p>
          </table:table-cell>
          <table:table-cell office:value-type="float" office:value="22717" calcext:value-type="float">
            <text:p>22717</text:p>
          </table:table-cell>
          <table:table-cell office:value-type="float" office:value="42104" calcext:value-type="float">
            <text:p>42104</text:p>
          </table:table-cell>
          <table:table-cell office:value-type="float" office:value="12492" calcext:value-type="float">
            <text:p>12492</text:p>
          </table:table-cell>
          <table:table-cell office:value-type="float" office:value="41832" calcext:value-type="float">
            <text:p>41832</text:p>
          </table:table-cell>
          <table:table-cell office:value-type="float" office:value="2554" calcext:value-type="float">
            <text:p>2554</text:p>
          </table:table-cell>
          <table:table-cell office:value-type="float" office:value="40263" calcext:value-type="float">
            <text:p>40263</text:p>
          </table:table-cell>
          <table:table-cell office:value-type="float" office:value="3784" calcext:value-type="float">
            <text:p>3784</text:p>
          </table:table-cell>
          <table:table-cell office:value-type="float" office:value="5395" calcext:value-type="float">
            <text:p>5395</text:p>
          </table:table-cell>
          <table:table-cell office:value-type="float" office:value="40323" calcext:value-type="float">
            <text:p>40323</text:p>
          </table:table-cell>
          <table:table-cell office:value-type="float" office:value="44172" calcext:value-type="float">
            <text:p>44172</text:p>
          </table:table-cell>
          <table:table-cell/>
          <table:table-cell table:formula="of:=AVERAGE([.A9:.KN9])" office:value-type="float" office:value="22868.69" calcext:value-type="float">
            <text:p>22868,69</text:p>
          </table:table-cell>
          <table:table-cell table:formula="of:=GEOMEAN([.A9:.KN9])" office:value-type="float" office:value="10879.1332319055" calcext:value-type="float">
            <text:p>10879,1332319055</text:p>
          </table:table-cell>
        </table:table-row>
        <table:table-row table:style-name="ro1">
          <table:table-cell office:value-type="float" office:value="19933" calcext:value-type="float">
            <text:p>19933</text:p>
          </table:table-cell>
          <table:table-cell office:value-type="float" office:value="24818" calcext:value-type="float">
            <text:p>24818</text:p>
          </table:table-cell>
          <table:table-cell office:value-type="float" office:value="3882" calcext:value-type="float">
            <text:p>3882</text:p>
          </table:table-cell>
          <table:table-cell office:value-type="float" office:value="3156" calcext:value-type="float">
            <text:p>3156</text:p>
          </table:table-cell>
          <table:table-cell office:value-type="float" office:value="22074" calcext:value-type="float">
            <text:p>22074</text:p>
          </table:table-cell>
          <table:table-cell office:value-type="float" office:value="4551" calcext:value-type="float">
            <text:p>4551</text:p>
          </table:table-cell>
          <table:table-cell office:value-type="float" office:value="38884" calcext:value-type="float">
            <text:p>38884</text:p>
          </table:table-cell>
          <table:table-cell office:value-type="float" office:value="15507" calcext:value-type="float">
            <text:p>15507</text:p>
          </table:table-cell>
          <table:table-cell office:value-type="float" office:value="2748" calcext:value-type="float">
            <text:p>2748</text:p>
          </table:table-cell>
          <table:table-cell office:value-type="float" office:value="3044" calcext:value-type="float">
            <text:p>3044</text:p>
          </table:table-cell>
          <table:table-cell office:value-type="float" office:value="7789" calcext:value-type="float">
            <text:p>7789</text:p>
          </table:table-cell>
          <table:table-cell office:value-type="float" office:value="2909" calcext:value-type="float">
            <text:p>2909</text:p>
          </table:table-cell>
          <table:table-cell office:value-type="float" office:value="6066" calcext:value-type="float">
            <text:p>6066</text:p>
          </table:table-cell>
          <table:table-cell office:value-type="float" office:value="26475" calcext:value-type="float">
            <text:p>26475</text:p>
          </table:table-cell>
          <table:table-cell office:value-type="float" office:value="5323" calcext:value-type="float">
            <text:p>5323</text:p>
          </table:table-cell>
          <table:table-cell office:value-type="float" office:value="4521" calcext:value-type="float">
            <text:p>4521</text:p>
          </table:table-cell>
          <table:table-cell office:value-type="float" office:value="3030" calcext:value-type="float">
            <text:p>3030</text:p>
          </table:table-cell>
          <table:table-cell office:value-type="float" office:value="1229" calcext:value-type="float">
            <text:p>1229</text:p>
          </table:table-cell>
          <table:table-cell office:value-type="float" office:value="77040" calcext:value-type="float">
            <text:p>77040</text:p>
          </table:table-cell>
          <table:table-cell office:value-type="float" office:value="4928" calcext:value-type="float">
            <text:p>4928</text:p>
          </table:table-cell>
          <table:table-cell office:value-type="float" office:value="2578" calcext:value-type="float">
            <text:p>2578</text:p>
          </table:table-cell>
          <table:table-cell office:value-type="float" office:value="3170" calcext:value-type="float">
            <text:p>3170</text:p>
          </table:table-cell>
          <table:table-cell office:value-type="float" office:value="51915" calcext:value-type="float">
            <text:p>51915</text:p>
          </table:table-cell>
          <table:table-cell office:value-type="float" office:value="2383" calcext:value-type="float">
            <text:p>2383</text:p>
          </table:table-cell>
          <table:table-cell office:value-type="float" office:value="49662" calcext:value-type="float">
            <text:p>49662</text:p>
          </table:table-cell>
          <table:table-cell office:value-type="float" office:value="48776" calcext:value-type="float">
            <text:p>48776</text:p>
          </table:table-cell>
          <table:table-cell office:value-type="float" office:value="3472" calcext:value-type="float">
            <text:p>3472</text:p>
          </table:table-cell>
          <table:table-cell office:value-type="float" office:value="252149" calcext:value-type="float">
            <text:p>252149</text:p>
          </table:table-cell>
          <table:table-cell office:value-type="float" office:value="138672" calcext:value-type="float">
            <text:p>138672</text:p>
          </table:table-cell>
          <table:table-cell office:value-type="float" office:value="30516" calcext:value-type="float">
            <text:p>30516</text:p>
          </table:table-cell>
          <table:table-cell office:value-type="float" office:value="126980" calcext:value-type="float">
            <text:p>126980</text:p>
          </table:table-cell>
          <table:table-cell office:value-type="float" office:value="5171" calcext:value-type="float">
            <text:p>5171</text:p>
          </table:table-cell>
          <table:table-cell office:value-type="float" office:value="53247" calcext:value-type="float">
            <text:p>53247</text:p>
          </table:table-cell>
          <table:table-cell office:value-type="float" office:value="55532" calcext:value-type="float">
            <text:p>55532</text:p>
          </table:table-cell>
          <table:table-cell office:value-type="float" office:value="7423" calcext:value-type="float">
            <text:p>7423</text:p>
          </table:table-cell>
          <table:table-cell office:value-type="float" office:value="51587" calcext:value-type="float">
            <text:p>51587</text:p>
          </table:table-cell>
          <table:table-cell office:value-type="float" office:value="41079" calcext:value-type="float">
            <text:p>41079</text:p>
          </table:table-cell>
          <table:table-cell office:value-type="float" office:value="4815" calcext:value-type="float">
            <text:p>4815</text:p>
          </table:table-cell>
          <table:table-cell office:value-type="float" office:value="77966" calcext:value-type="float">
            <text:p>77966</text:p>
          </table:table-cell>
          <table:table-cell office:value-type="float" office:value="15626" calcext:value-type="float">
            <text:p>15626</text:p>
          </table:table-cell>
          <table:table-cell office:value-type="float" office:value="3243" calcext:value-type="float">
            <text:p>3243</text:p>
          </table:table-cell>
          <table:table-cell office:value-type="float" office:value="3041" calcext:value-type="float">
            <text:p>3041</text:p>
          </table:table-cell>
          <table:table-cell office:value-type="float" office:value="19017" calcext:value-type="float">
            <text:p>19017</text:p>
          </table:table-cell>
          <table:table-cell office:value-type="float" office:value="36806" calcext:value-type="float">
            <text:p>36806</text:p>
          </table:table-cell>
          <table:table-cell office:value-type="float" office:value="2266" calcext:value-type="float">
            <text:p>2266</text:p>
          </table:table-cell>
          <table:table-cell office:value-type="float" office:value="2543" calcext:value-type="float">
            <text:p>2543</text:p>
          </table:table-cell>
          <table:table-cell office:value-type="float" office:value="9082" calcext:value-type="float">
            <text:p>9082</text:p>
          </table:table-cell>
          <table:table-cell office:value-type="float" office:value="32330" calcext:value-type="float">
            <text:p>32330</text:p>
          </table:table-cell>
          <table:table-cell office:value-type="float" office:value="3546" calcext:value-type="float">
            <text:p>3546</text:p>
          </table:table-cell>
          <table:table-cell office:value-type="float" office:value="1963" calcext:value-type="float">
            <text:p>1963</text:p>
          </table:table-cell>
          <table:table-cell office:value-type="float" office:value="5498" calcext:value-type="float">
            <text:p>5498</text:p>
          </table:table-cell>
          <table:table-cell office:value-type="float" office:value="13924" calcext:value-type="float">
            <text:p>13924</text:p>
          </table:table-cell>
          <table:table-cell office:value-type="float" office:value="3157" calcext:value-type="float">
            <text:p>3157</text:p>
          </table:table-cell>
          <table:table-cell office:value-type="float" office:value="2491" calcext:value-type="float">
            <text:p>2491</text:p>
          </table:table-cell>
          <table:table-cell office:value-type="float" office:value="1711" calcext:value-type="float">
            <text:p>1711</text:p>
          </table:table-cell>
          <table:table-cell office:value-type="float" office:value="7918" calcext:value-type="float">
            <text:p>7918</text:p>
          </table:table-cell>
          <table:table-cell office:value-type="float" office:value="135249" calcext:value-type="float">
            <text:p>135249</text:p>
          </table:table-cell>
          <table:table-cell office:value-type="float" office:value="2839" calcext:value-type="float">
            <text:p>2839</text:p>
          </table:table-cell>
          <table:table-cell office:value-type="float" office:value="1210" calcext:value-type="float">
            <text:p>1210</text:p>
          </table:table-cell>
          <table:table-cell office:value-type="float" office:value="1994" calcext:value-type="float">
            <text:p>1994</text:p>
          </table:table-cell>
          <table:table-cell office:value-type="float" office:value="123051" calcext:value-type="float">
            <text:p>123051</text:p>
          </table:table-cell>
          <table:table-cell office:value-type="float" office:value="126626" calcext:value-type="float">
            <text:p>126626</text:p>
          </table:table-cell>
          <table:table-cell office:value-type="float" office:value="3783" calcext:value-type="float">
            <text:p>3783</text:p>
          </table:table-cell>
          <table:table-cell office:value-type="float" office:value="36845" calcext:value-type="float">
            <text:p>36845</text:p>
          </table:table-cell>
          <table:table-cell office:value-type="float" office:value="29514" calcext:value-type="float">
            <text:p>29514</text:p>
          </table:table-cell>
          <table:table-cell office:value-type="float" office:value="10309" calcext:value-type="float">
            <text:p>10309</text:p>
          </table:table-cell>
          <table:table-cell office:value-type="float" office:value="30120" calcext:value-type="float">
            <text:p>30120</text:p>
          </table:table-cell>
          <table:table-cell office:value-type="float" office:value="5502" calcext:value-type="float">
            <text:p>5502</text:p>
          </table:table-cell>
          <table:table-cell office:value-type="float" office:value="7910" calcext:value-type="float">
            <text:p>7910</text:p>
          </table:table-cell>
          <table:table-cell office:value-type="float" office:value="9497" calcext:value-type="float">
            <text:p>9497</text:p>
          </table:table-cell>
          <table:table-cell office:value-type="float" office:value="3587" calcext:value-type="float">
            <text:p>3587</text:p>
          </table:table-cell>
          <table:table-cell office:value-type="float" office:value="135772" calcext:value-type="float">
            <text:p>135772</text:p>
          </table:table-cell>
          <table:table-cell office:value-type="float" office:value="3372" calcext:value-type="float">
            <text:p>3372</text:p>
          </table:table-cell>
          <table:table-cell office:value-type="float" office:value="7185" calcext:value-type="float">
            <text:p>7185</text:p>
          </table:table-cell>
          <table:table-cell office:value-type="float" office:value="72372" calcext:value-type="float">
            <text:p>72372</text:p>
          </table:table-cell>
          <table:table-cell office:value-type="float" office:value="2891" calcext:value-type="float">
            <text:p>2891</text:p>
          </table:table-cell>
          <table:table-cell office:value-type="float" office:value="3261" calcext:value-type="float">
            <text:p>3261</text:p>
          </table:table-cell>
          <table:table-cell office:value-type="float" office:value="2628" calcext:value-type="float">
            <text:p>2628</text:p>
          </table:table-cell>
          <table:table-cell office:value-type="float" office:value="5916" calcext:value-type="float">
            <text:p>5916</text:p>
          </table:table-cell>
          <table:table-cell office:value-type="float" office:value="6214" calcext:value-type="float">
            <text:p>6214</text:p>
          </table:table-cell>
          <table:table-cell office:value-type="float" office:value="148643" calcext:value-type="float">
            <text:p>148643</text:p>
          </table:table-cell>
          <table:table-cell office:value-type="float" office:value="5567" calcext:value-type="float">
            <text:p>5567</text:p>
          </table:table-cell>
          <table:table-cell office:value-type="float" office:value="20204" calcext:value-type="float">
            <text:p>20204</text:p>
          </table:table-cell>
          <table:table-cell office:value-type="float" office:value="7988" calcext:value-type="float">
            <text:p>7988</text:p>
          </table:table-cell>
          <table:table-cell office:value-type="float" office:value="18546" calcext:value-type="float">
            <text:p>18546</text:p>
          </table:table-cell>
          <table:table-cell office:value-type="float" office:value="14367" calcext:value-type="float">
            <text:p>14367</text:p>
          </table:table-cell>
          <table:table-cell office:value-type="float" office:value="133664" calcext:value-type="float">
            <text:p>133664</text:p>
          </table:table-cell>
          <table:table-cell office:value-type="float" office:value="3443" calcext:value-type="float">
            <text:p>3443</text:p>
          </table:table-cell>
          <table:table-cell office:value-type="float" office:value="22740" calcext:value-type="float">
            <text:p>22740</text:p>
          </table:table-cell>
          <table:table-cell office:value-type="float" office:value="36582" calcext:value-type="float">
            <text:p>36582</text:p>
          </table:table-cell>
          <table:table-cell office:value-type="float" office:value="3536" calcext:value-type="float">
            <text:p>3536</text:p>
          </table:table-cell>
          <table:table-cell office:value-type="float" office:value="3360" calcext:value-type="float">
            <text:p>3360</text:p>
          </table:table-cell>
          <table:table-cell office:value-type="float" office:value="13172" calcext:value-type="float">
            <text:p>13172</text:p>
          </table:table-cell>
          <table:table-cell office:value-type="float" office:value="3158" calcext:value-type="float">
            <text:p>3158</text:p>
          </table:table-cell>
          <table:table-cell office:value-type="float" office:value="4453" calcext:value-type="float">
            <text:p>4453</text:p>
          </table:table-cell>
          <table:table-cell office:value-type="float" office:value="12354" calcext:value-type="float">
            <text:p>12354</text:p>
          </table:table-cell>
          <table:table-cell office:value-type="float" office:value="53430" calcext:value-type="float">
            <text:p>53430</text:p>
          </table:table-cell>
          <table:table-cell office:value-type="float" office:value="2327" calcext:value-type="float">
            <text:p>2327</text:p>
          </table:table-cell>
          <table:table-cell office:value-type="float" office:value="8347" calcext:value-type="float">
            <text:p>8347</text:p>
          </table:table-cell>
          <table:table-cell office:value-type="float" office:value="130225" calcext:value-type="float">
            <text:p>130225</text:p>
          </table:table-cell>
          <table:table-cell office:value-type="float" office:value="9084" calcext:value-type="float">
            <text:p>9084</text:p>
          </table:table-cell>
          <table:table-cell office:value-type="float" office:value="20466" calcext:value-type="float">
            <text:p>20466</text:p>
          </table:table-cell>
          <table:table-cell office:value-type="float" office:value="80544" calcext:value-type="float">
            <text:p>80544</text:p>
          </table:table-cell>
          <table:table-cell office:value-type="float" office:value="2595" calcext:value-type="float">
            <text:p>2595</text:p>
          </table:table-cell>
          <table:table-cell office:value-type="float" office:value="2262" calcext:value-type="float">
            <text:p>2262</text:p>
          </table:table-cell>
          <table:table-cell office:value-type="float" office:value="26443" calcext:value-type="float">
            <text:p>26443</text:p>
          </table:table-cell>
          <table:table-cell office:value-type="float" office:value="8375" calcext:value-type="float">
            <text:p>8375</text:p>
          </table:table-cell>
          <table:table-cell office:value-type="float" office:value="13687" calcext:value-type="float">
            <text:p>13687</text:p>
          </table:table-cell>
          <table:table-cell office:value-type="float" office:value="3328" calcext:value-type="float">
            <text:p>3328</text:p>
          </table:table-cell>
          <table:table-cell office:value-type="float" office:value="13134" calcext:value-type="float">
            <text:p>13134</text:p>
          </table:table-cell>
          <table:table-cell office:value-type="float" office:value="1215" calcext:value-type="float">
            <text:p>1215</text:p>
          </table:table-cell>
          <table:table-cell office:value-type="float" office:value="4049" calcext:value-type="float">
            <text:p>4049</text:p>
          </table:table-cell>
          <table:table-cell office:value-type="float" office:value="62764" calcext:value-type="float">
            <text:p>62764</text:p>
          </table:table-cell>
          <table:table-cell office:value-type="float" office:value="19425" calcext:value-type="float">
            <text:p>19425</text:p>
          </table:table-cell>
          <table:table-cell office:value-type="float" office:value="39397" calcext:value-type="float">
            <text:p>39397</text:p>
          </table:table-cell>
          <table:table-cell office:value-type="float" office:value="29993" calcext:value-type="float">
            <text:p>29993</text:p>
          </table:table-cell>
          <table:table-cell office:value-type="float" office:value="11464" calcext:value-type="float">
            <text:p>11464</text:p>
          </table:table-cell>
          <table:table-cell office:value-type="float" office:value="51628" calcext:value-type="float">
            <text:p>51628</text:p>
          </table:table-cell>
          <table:table-cell office:value-type="float" office:value="5299" calcext:value-type="float">
            <text:p>5299</text:p>
          </table:table-cell>
          <table:table-cell office:value-type="float" office:value="2708" calcext:value-type="float">
            <text:p>2708</text:p>
          </table:table-cell>
          <table:table-cell office:value-type="float" office:value="48988" calcext:value-type="float">
            <text:p>48988</text:p>
          </table:table-cell>
          <table:table-cell office:value-type="float" office:value="2265" calcext:value-type="float">
            <text:p>2265</text:p>
          </table:table-cell>
          <table:table-cell office:value-type="float" office:value="18824" calcext:value-type="float">
            <text:p>18824</text:p>
          </table:table-cell>
          <table:table-cell office:value-type="float" office:value="12584" calcext:value-type="float">
            <text:p>12584</text:p>
          </table:table-cell>
          <table:table-cell office:value-type="float" office:value="52323" calcext:value-type="float">
            <text:p>52323</text:p>
          </table:table-cell>
          <table:table-cell office:value-type="float" office:value="2277" calcext:value-type="float">
            <text:p>2277</text:p>
          </table:table-cell>
          <table:table-cell office:value-type="float" office:value="9118" calcext:value-type="float">
            <text:p>9118</text:p>
          </table:table-cell>
          <table:table-cell office:value-type="float" office:value="50196" calcext:value-type="float">
            <text:p>50196</text:p>
          </table:table-cell>
          <table:table-cell office:value-type="float" office:value="51377" calcext:value-type="float">
            <text:p>51377</text:p>
          </table:table-cell>
          <table:table-cell office:value-type="float" office:value="2824" calcext:value-type="float">
            <text:p>2824</text:p>
          </table:table-cell>
          <table:table-cell office:value-type="float" office:value="7304" calcext:value-type="float">
            <text:p>7304</text:p>
          </table:table-cell>
          <table:table-cell office:value-type="float" office:value="25027" calcext:value-type="float">
            <text:p>25027</text:p>
          </table:table-cell>
          <table:table-cell office:value-type="float" office:value="6699" calcext:value-type="float">
            <text:p>6699</text:p>
          </table:table-cell>
          <table:table-cell office:value-type="float" office:value="3822" calcext:value-type="float">
            <text:p>3822</text:p>
          </table:table-cell>
          <table:table-cell office:value-type="float" office:value="8031" calcext:value-type="float">
            <text:p>8031</text:p>
          </table:table-cell>
          <table:table-cell office:value-type="float" office:value="2585" calcext:value-type="float">
            <text:p>2585</text:p>
          </table:table-cell>
          <table:table-cell office:value-type="float" office:value="8118" calcext:value-type="float">
            <text:p>8118</text:p>
          </table:table-cell>
          <table:table-cell office:value-type="float" office:value="37362" calcext:value-type="float">
            <text:p>37362</text:p>
          </table:table-cell>
          <table:table-cell office:value-type="float" office:value="9220" calcext:value-type="float">
            <text:p>9220</text:p>
          </table:table-cell>
          <table:table-cell office:value-type="float" office:value="11400" calcext:value-type="float">
            <text:p>11400</text:p>
          </table:table-cell>
          <table:table-cell office:value-type="float" office:value="6111" calcext:value-type="float">
            <text:p>6111</text:p>
          </table:table-cell>
          <table:table-cell office:value-type="float" office:value="4314" calcext:value-type="float">
            <text:p>4314</text:p>
          </table:table-cell>
          <table:table-cell office:value-type="float" office:value="25824" calcext:value-type="float">
            <text:p>25824</text:p>
          </table:table-cell>
          <table:table-cell office:value-type="float" office:value="16630" calcext:value-type="float">
            <text:p>16630</text:p>
          </table:table-cell>
          <table:table-cell office:value-type="float" office:value="2404" calcext:value-type="float">
            <text:p>2404</text:p>
          </table:table-cell>
          <table:table-cell office:value-type="float" office:value="9695" calcext:value-type="float">
            <text:p>9695</text:p>
          </table:table-cell>
          <table:table-cell office:value-type="float" office:value="50785" calcext:value-type="float">
            <text:p>50785</text:p>
          </table:table-cell>
          <table:table-cell office:value-type="float" office:value="4074" calcext:value-type="float">
            <text:p>4074</text:p>
          </table:table-cell>
          <table:table-cell office:value-type="float" office:value="51631" calcext:value-type="float">
            <text:p>51631</text:p>
          </table:table-cell>
          <table:table-cell office:value-type="float" office:value="5979" calcext:value-type="float">
            <text:p>5979</text:p>
          </table:table-cell>
          <table:table-cell office:value-type="float" office:value="3771" calcext:value-type="float">
            <text:p>3771</text:p>
          </table:table-cell>
          <table:table-cell office:value-type="float" office:value="18192" calcext:value-type="float">
            <text:p>18192</text:p>
          </table:table-cell>
          <table:table-cell office:value-type="float" office:value="66628" calcext:value-type="float">
            <text:p>66628</text:p>
          </table:table-cell>
          <table:table-cell office:value-type="float" office:value="2247" calcext:value-type="float">
            <text:p>2247</text:p>
          </table:table-cell>
          <table:table-cell office:value-type="float" office:value="20952" calcext:value-type="float">
            <text:p>20952</text:p>
          </table:table-cell>
          <table:table-cell office:value-type="float" office:value="16231" calcext:value-type="float">
            <text:p>16231</text:p>
          </table:table-cell>
          <table:table-cell office:value-type="float" office:value="1415" calcext:value-type="float">
            <text:p>1415</text:p>
          </table:table-cell>
          <table:table-cell office:value-type="float" office:value="13065" calcext:value-type="float">
            <text:p>13065</text:p>
          </table:table-cell>
          <table:table-cell office:value-type="float" office:value="2366" calcext:value-type="float">
            <text:p>2366</text:p>
          </table:table-cell>
          <table:table-cell office:value-type="float" office:value="71636" calcext:value-type="float">
            <text:p>71636</text:p>
          </table:table-cell>
          <table:table-cell office:value-type="float" office:value="49550" calcext:value-type="float">
            <text:p>49550</text:p>
          </table:table-cell>
          <table:table-cell office:value-type="float" office:value="17078" calcext:value-type="float">
            <text:p>17078</text:p>
          </table:table-cell>
          <table:table-cell office:value-type="float" office:value="48553" calcext:value-type="float">
            <text:p>48553</text:p>
          </table:table-cell>
          <table:table-cell office:value-type="float" office:value="6709" calcext:value-type="float">
            <text:p>6709</text:p>
          </table:table-cell>
          <table:table-cell office:value-type="float" office:value="29233" calcext:value-type="float">
            <text:p>29233</text:p>
          </table:table-cell>
          <table:table-cell office:value-type="float" office:value="2483" calcext:value-type="float">
            <text:p>2483</text:p>
          </table:table-cell>
          <table:table-cell office:value-type="float" office:value="1913" calcext:value-type="float">
            <text:p>1913</text:p>
          </table:table-cell>
          <table:table-cell office:value-type="float" office:value="52304" calcext:value-type="float">
            <text:p>52304</text:p>
          </table:table-cell>
          <table:table-cell office:value-type="float" office:value="52042" calcext:value-type="float">
            <text:p>52042</text:p>
          </table:table-cell>
          <table:table-cell office:value-type="float" office:value="2293" calcext:value-type="float">
            <text:p>2293</text:p>
          </table:table-cell>
          <table:table-cell office:value-type="float" office:value="2742" calcext:value-type="float">
            <text:p>2742</text:p>
          </table:table-cell>
          <table:table-cell office:value-type="float" office:value="5262" calcext:value-type="float">
            <text:p>5262</text:p>
          </table:table-cell>
          <table:table-cell office:value-type="float" office:value="2084" calcext:value-type="float">
            <text:p>2084</text:p>
          </table:table-cell>
          <table:table-cell office:value-type="float" office:value="3064" calcext:value-type="float">
            <text:p>3064</text:p>
          </table:table-cell>
          <table:table-cell office:value-type="float" office:value="2018" calcext:value-type="float">
            <text:p>2018</text:p>
          </table:table-cell>
          <table:table-cell office:value-type="float" office:value="21883" calcext:value-type="float">
            <text:p>21883</text:p>
          </table:table-cell>
          <table:table-cell office:value-type="float" office:value="49879" calcext:value-type="float">
            <text:p>49879</text:p>
          </table:table-cell>
          <table:table-cell office:value-type="float" office:value="50654" calcext:value-type="float">
            <text:p>50654</text:p>
          </table:table-cell>
          <table:table-cell office:value-type="float" office:value="50768" calcext:value-type="float">
            <text:p>50768</text:p>
          </table:table-cell>
          <table:table-cell office:value-type="float" office:value="12332" calcext:value-type="float">
            <text:p>12332</text:p>
          </table:table-cell>
          <table:table-cell office:value-type="float" office:value="2294" calcext:value-type="float">
            <text:p>2294</text:p>
          </table:table-cell>
          <table:table-cell office:value-type="float" office:value="50085" calcext:value-type="float">
            <text:p>50085</text:p>
          </table:table-cell>
          <table:table-cell office:value-type="float" office:value="50531" calcext:value-type="float">
            <text:p>50531</text:p>
          </table:table-cell>
          <table:table-cell office:value-type="float" office:value="78225" calcext:value-type="float">
            <text:p>78225</text:p>
          </table:table-cell>
          <table:table-cell office:value-type="float" office:value="22038" calcext:value-type="float">
            <text:p>22038</text:p>
          </table:table-cell>
          <table:table-cell office:value-type="float" office:value="64588" calcext:value-type="float">
            <text:p>64588</text:p>
          </table:table-cell>
          <table:table-cell office:value-type="float" office:value="19041" calcext:value-type="float">
            <text:p>19041</text:p>
          </table:table-cell>
          <table:table-cell office:value-type="float" office:value="2426" calcext:value-type="float">
            <text:p>2426</text:p>
          </table:table-cell>
          <table:table-cell office:value-type="float" office:value="49609" calcext:value-type="float">
            <text:p>49609</text:p>
          </table:table-cell>
          <table:table-cell office:value-type="float" office:value="8069" calcext:value-type="float">
            <text:p>8069</text:p>
          </table:table-cell>
          <table:table-cell office:value-type="float" office:value="31009" calcext:value-type="float">
            <text:p>31009</text:p>
          </table:table-cell>
          <table:table-cell office:value-type="float" office:value="49281" calcext:value-type="float">
            <text:p>49281</text:p>
          </table:table-cell>
          <table:table-cell office:value-type="float" office:value="15928" calcext:value-type="float">
            <text:p>15928</text:p>
          </table:table-cell>
          <table:table-cell office:value-type="float" office:value="48580" calcext:value-type="float">
            <text:p>48580</text:p>
          </table:table-cell>
          <table:table-cell office:value-type="float" office:value="2463" calcext:value-type="float">
            <text:p>2463</text:p>
          </table:table-cell>
          <table:table-cell office:value-type="float" office:value="50993" calcext:value-type="float">
            <text:p>50993</text:p>
          </table:table-cell>
          <table:table-cell office:value-type="float" office:value="5178" calcext:value-type="float">
            <text:p>5178</text:p>
          </table:table-cell>
          <table:table-cell office:value-type="float" office:value="6255" calcext:value-type="float">
            <text:p>6255</text:p>
          </table:table-cell>
          <table:table-cell office:value-type="float" office:value="51112" calcext:value-type="float">
            <text:p>51112</text:p>
          </table:table-cell>
          <table:table-cell office:value-type="float" office:value="2110" calcext:value-type="float">
            <text:p>2110</text:p>
          </table:table-cell>
          <table:table-cell office:value-type="float" office:value="6456" calcext:value-type="float">
            <text:p>6456</text:p>
          </table:table-cell>
          <table:table-cell office:value-type="float" office:value="17084" calcext:value-type="float">
            <text:p>17084</text:p>
          </table:table-cell>
          <table:table-cell office:value-type="float" office:value="44686" calcext:value-type="float">
            <text:p>44686</text:p>
          </table:table-cell>
          <table:table-cell office:value-type="float" office:value="2094" calcext:value-type="float">
            <text:p>2094</text:p>
          </table:table-cell>
          <table:table-cell office:value-type="float" office:value="2132" calcext:value-type="float">
            <text:p>2132</text:p>
          </table:table-cell>
          <table:table-cell office:value-type="float" office:value="17490" calcext:value-type="float">
            <text:p>17490</text:p>
          </table:table-cell>
          <table:table-cell office:value-type="float" office:value="6307" calcext:value-type="float">
            <text:p>6307</text:p>
          </table:table-cell>
          <table:table-cell office:value-type="float" office:value="11199" calcext:value-type="float">
            <text:p>11199</text:p>
          </table:table-cell>
          <table:table-cell office:value-type="float" office:value="2603" calcext:value-type="float">
            <text:p>2603</text:p>
          </table:table-cell>
          <table:table-cell office:value-type="float" office:value="10963" calcext:value-type="float">
            <text:p>10963</text:p>
          </table:table-cell>
          <table:table-cell office:value-type="float" office:value="1225" calcext:value-type="float">
            <text:p>1225</text:p>
          </table:table-cell>
          <table:table-cell office:value-type="float" office:value="3753" calcext:value-type="float">
            <text:p>3753</text:p>
          </table:table-cell>
          <table:table-cell office:value-type="float" office:value="51840" calcext:value-type="float">
            <text:p>51840</text:p>
          </table:table-cell>
          <table:table-cell office:value-type="float" office:value="4597" calcext:value-type="float">
            <text:p>4597</text:p>
          </table:table-cell>
          <table:table-cell office:value-type="float" office:value="24542" calcext:value-type="float">
            <text:p>24542</text:p>
          </table:table-cell>
          <table:table-cell office:value-type="float" office:value="15314" calcext:value-type="float">
            <text:p>15314</text:p>
          </table:table-cell>
          <table:table-cell office:value-type="float" office:value="9152" calcext:value-type="float">
            <text:p>9152</text:p>
          </table:table-cell>
          <table:table-cell office:value-type="float" office:value="42882" calcext:value-type="float">
            <text:p>42882</text:p>
          </table:table-cell>
          <table:table-cell office:value-type="float" office:value="5208" calcext:value-type="float">
            <text:p>5208</text:p>
          </table:table-cell>
          <table:table-cell office:value-type="float" office:value="2358" calcext:value-type="float">
            <text:p>2358</text:p>
          </table:table-cell>
          <table:table-cell office:value-type="float" office:value="42517" calcext:value-type="float">
            <text:p>42517</text:p>
          </table:table-cell>
          <table:table-cell office:value-type="float" office:value="1978" calcext:value-type="float">
            <text:p>1978</text:p>
          </table:table-cell>
          <table:table-cell office:value-type="float" office:value="14367" calcext:value-type="float">
            <text:p>14367</text:p>
          </table:table-cell>
          <table:table-cell office:value-type="float" office:value="29096" calcext:value-type="float">
            <text:p>29096</text:p>
          </table:table-cell>
          <table:table-cell office:value-type="float" office:value="41128" calcext:value-type="float">
            <text:p>41128</text:p>
          </table:table-cell>
          <table:table-cell office:value-type="float" office:value="2377" calcext:value-type="float">
            <text:p>2377</text:p>
          </table:table-cell>
          <table:table-cell office:value-type="float" office:value="8274" calcext:value-type="float">
            <text:p>8274</text:p>
          </table:table-cell>
          <table:table-cell office:value-type="float" office:value="41834" calcext:value-type="float">
            <text:p>41834</text:p>
          </table:table-cell>
          <table:table-cell office:value-type="float" office:value="40771" calcext:value-type="float">
            <text:p>40771</text:p>
          </table:table-cell>
          <table:table-cell office:value-type="float" office:value="2658" calcext:value-type="float">
            <text:p>2658</text:p>
          </table:table-cell>
          <table:table-cell office:value-type="float" office:value="5760" calcext:value-type="float">
            <text:p>5760</text:p>
          </table:table-cell>
          <table:table-cell office:value-type="float" office:value="17451" calcext:value-type="float">
            <text:p>17451</text:p>
          </table:table-cell>
          <table:table-cell office:value-type="float" office:value="5109" calcext:value-type="float">
            <text:p>5109</text:p>
          </table:table-cell>
          <table:table-cell office:value-type="float" office:value="2470" calcext:value-type="float">
            <text:p>2470</text:p>
          </table:table-cell>
          <table:table-cell office:value-type="float" office:value="4284" calcext:value-type="float">
            <text:p>4284</text:p>
          </table:table-cell>
          <table:table-cell office:value-type="float" office:value="3414" calcext:value-type="float">
            <text:p>3414</text:p>
          </table:table-cell>
          <table:table-cell office:value-type="float" office:value="5904" calcext:value-type="float">
            <text:p>5904</text:p>
          </table:table-cell>
          <table:table-cell office:value-type="float" office:value="23996" calcext:value-type="float">
            <text:p>23996</text:p>
          </table:table-cell>
          <table:table-cell office:value-type="float" office:value="7765" calcext:value-type="float">
            <text:p>7765</text:p>
          </table:table-cell>
          <table:table-cell office:value-type="float" office:value="8942" calcext:value-type="float">
            <text:p>8942</text:p>
          </table:table-cell>
          <table:table-cell office:value-type="float" office:value="5785" calcext:value-type="float">
            <text:p>5785</text:p>
          </table:table-cell>
          <table:table-cell office:value-type="float" office:value="4001" calcext:value-type="float">
            <text:p>4001</text:p>
          </table:table-cell>
          <table:table-cell office:value-type="float" office:value="36091" calcext:value-type="float">
            <text:p>36091</text:p>
          </table:table-cell>
          <table:table-cell office:value-type="float" office:value="13732" calcext:value-type="float">
            <text:p>13732</text:p>
          </table:table-cell>
          <table:table-cell office:value-type="float" office:value="2224" calcext:value-type="float">
            <text:p>2224</text:p>
          </table:table-cell>
          <table:table-cell office:value-type="float" office:value="8622" calcext:value-type="float">
            <text:p>8622</text:p>
          </table:table-cell>
          <table:table-cell office:value-type="float" office:value="44076" calcext:value-type="float">
            <text:p>44076</text:p>
          </table:table-cell>
          <table:table-cell office:value-type="float" office:value="3665" calcext:value-type="float">
            <text:p>3665</text:p>
          </table:table-cell>
          <table:table-cell office:value-type="float" office:value="41288" calcext:value-type="float">
            <text:p>41288</text:p>
          </table:table-cell>
          <table:table-cell office:value-type="float" office:value="5586" calcext:value-type="float">
            <text:p>5586</text:p>
          </table:table-cell>
          <table:table-cell office:value-type="float" office:value="3463" calcext:value-type="float">
            <text:p>3463</text:p>
          </table:table-cell>
          <table:table-cell office:value-type="float" office:value="28826" calcext:value-type="float">
            <text:p>28826</text:p>
          </table:table-cell>
          <table:table-cell office:value-type="float" office:value="55491" calcext:value-type="float">
            <text:p>55491</text:p>
          </table:table-cell>
          <table:table-cell office:value-type="float" office:value="1848" calcext:value-type="float">
            <text:p>1848</text:p>
          </table:table-cell>
          <table:table-cell office:value-type="float" office:value="17155" calcext:value-type="float">
            <text:p>17155</text:p>
          </table:table-cell>
          <table:table-cell office:value-type="float" office:value="12206" calcext:value-type="float">
            <text:p>12206</text:p>
          </table:table-cell>
          <table:table-cell office:value-type="float" office:value="1157" calcext:value-type="float">
            <text:p>1157</text:p>
          </table:table-cell>
          <table:table-cell office:value-type="float" office:value="11168" calcext:value-type="float">
            <text:p>11168</text:p>
          </table:table-cell>
          <table:table-cell office:value-type="float" office:value="1941" calcext:value-type="float">
            <text:p>1941</text:p>
          </table:table-cell>
          <table:table-cell office:value-type="float" office:value="42631" calcext:value-type="float">
            <text:p>42631</text:p>
          </table:table-cell>
          <table:table-cell office:value-type="float" office:value="42656" calcext:value-type="float">
            <text:p>42656</text:p>
          </table:table-cell>
          <table:table-cell office:value-type="float" office:value="12736" calcext:value-type="float">
            <text:p>12736</text:p>
          </table:table-cell>
          <table:table-cell office:value-type="float" office:value="41778" calcext:value-type="float">
            <text:p>41778</text:p>
          </table:table-cell>
          <table:table-cell office:value-type="float" office:value="5662" calcext:value-type="float">
            <text:p>5662</text:p>
          </table:table-cell>
          <table:table-cell office:value-type="float" office:value="12208" calcext:value-type="float">
            <text:p>12208</text:p>
          </table:table-cell>
          <table:table-cell office:value-type="float" office:value="2196" calcext:value-type="float">
            <text:p>2196</text:p>
          </table:table-cell>
          <table:table-cell office:value-type="float" office:value="1683" calcext:value-type="float">
            <text:p>1683</text:p>
          </table:table-cell>
          <table:table-cell office:value-type="float" office:value="40910" calcext:value-type="float">
            <text:p>40910</text:p>
          </table:table-cell>
          <table:table-cell office:value-type="float" office:value="40973" calcext:value-type="float">
            <text:p>40973</text:p>
          </table:table-cell>
          <table:table-cell office:value-type="float" office:value="2199" calcext:value-type="float">
            <text:p>2199</text:p>
          </table:table-cell>
          <table:table-cell office:value-type="float" office:value="2301" calcext:value-type="float">
            <text:p>2301</text:p>
          </table:table-cell>
          <table:table-cell office:value-type="float" office:value="5251" calcext:value-type="float">
            <text:p>5251</text:p>
          </table:table-cell>
          <table:table-cell office:value-type="float" office:value="2550" calcext:value-type="float">
            <text:p>2550</text:p>
          </table:table-cell>
          <table:table-cell office:value-type="float" office:value="3100" calcext:value-type="float">
            <text:p>3100</text:p>
          </table:table-cell>
          <table:table-cell office:value-type="float" office:value="2115" calcext:value-type="float">
            <text:p>2115</text:p>
          </table:table-cell>
          <table:table-cell office:value-type="float" office:value="17978" calcext:value-type="float">
            <text:p>17978</text:p>
          </table:table-cell>
          <table:table-cell office:value-type="float" office:value="42306" calcext:value-type="float">
            <text:p>42306</text:p>
          </table:table-cell>
          <table:table-cell office:value-type="float" office:value="40730" calcext:value-type="float">
            <text:p>40730</text:p>
          </table:table-cell>
          <table:table-cell office:value-type="float" office:value="40598" calcext:value-type="float">
            <text:p>40598</text:p>
          </table:table-cell>
          <table:table-cell office:value-type="float" office:value="9439" calcext:value-type="float">
            <text:p>9439</text:p>
          </table:table-cell>
          <table:table-cell office:value-type="float" office:value="1983" calcext:value-type="float">
            <text:p>1983</text:p>
          </table:table-cell>
          <table:table-cell office:value-type="float" office:value="42985" calcext:value-type="float">
            <text:p>42985</text:p>
          </table:table-cell>
          <table:table-cell office:value-type="float" office:value="40376" calcext:value-type="float">
            <text:p>40376</text:p>
          </table:table-cell>
          <table:table-cell office:value-type="float" office:value="23884" calcext:value-type="float">
            <text:p>23884</text:p>
          </table:table-cell>
          <table:table-cell office:value-type="float" office:value="16347" calcext:value-type="float">
            <text:p>16347</text:p>
          </table:table-cell>
          <table:table-cell office:value-type="float" office:value="40954" calcext:value-type="float">
            <text:p>40954</text:p>
          </table:table-cell>
          <table:table-cell office:value-type="float" office:value="16044" calcext:value-type="float">
            <text:p>16044</text:p>
          </table:table-cell>
          <table:table-cell office:value-type="float" office:value="2204" calcext:value-type="float">
            <text:p>2204</text:p>
          </table:table-cell>
          <table:table-cell office:value-type="float" office:value="43283" calcext:value-type="float">
            <text:p>43283</text:p>
          </table:table-cell>
          <table:table-cell office:value-type="float" office:value="5875" calcext:value-type="float">
            <text:p>5875</text:p>
          </table:table-cell>
          <table:table-cell office:value-type="float" office:value="23070" calcext:value-type="float">
            <text:p>23070</text:p>
          </table:table-cell>
          <table:table-cell office:value-type="float" office:value="69506" calcext:value-type="float">
            <text:p>69506</text:p>
          </table:table-cell>
          <table:table-cell office:value-type="float" office:value="13611" calcext:value-type="float">
            <text:p>13611</text:p>
          </table:table-cell>
          <table:table-cell office:value-type="float" office:value="42522" calcext:value-type="float">
            <text:p>42522</text:p>
          </table:table-cell>
          <table:table-cell office:value-type="float" office:value="2459" calcext:value-type="float">
            <text:p>2459</text:p>
          </table:table-cell>
          <table:table-cell office:value-type="float" office:value="40607" calcext:value-type="float">
            <text:p>40607</text:p>
          </table:table-cell>
          <table:table-cell office:value-type="float" office:value="4425" calcext:value-type="float">
            <text:p>4425</text:p>
          </table:table-cell>
          <table:table-cell office:value-type="float" office:value="5719" calcext:value-type="float">
            <text:p>5719</text:p>
          </table:table-cell>
          <table:table-cell office:value-type="float" office:value="40126" calcext:value-type="float">
            <text:p>40126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AVERAGE([.A10:.KN10])" office:value-type="float" office:value="22959.6766666667" calcext:value-type="float">
            <text:p>22959,6766666667</text:p>
          </table:table-cell>
          <table:table-cell table:formula="of:=GEOMEAN([.A10:.KN10])" office:value-type="float" office:value="10920.3935488894" calcext:value-type="float">
            <text:p>10920,3935488894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089" calcext:value-type="float">
            <text:p>10089</text:p>
          </table:table-cell>
          <table:table-cell office:value-type="float" office:value="3733" calcext:value-type="float">
            <text:p>3733</text:p>
          </table:table-cell>
          <table:table-cell office:value-type="float" office:value="3080" calcext:value-type="float">
            <text:p>3080</text:p>
          </table:table-cell>
          <table:table-cell office:value-type="float" office:value="20542" calcext:value-type="float">
            <text:p>20542</text:p>
          </table:table-cell>
          <table:table-cell office:value-type="float" office:value="4424" calcext:value-type="float">
            <text:p>4424</text:p>
          </table:table-cell>
          <table:table-cell office:value-type="float" office:value="38482" calcext:value-type="float">
            <text:p>38482</text:p>
          </table:table-cell>
          <table:table-cell office:value-type="float" office:value="14296" calcext:value-type="float">
            <text:p>14296</text:p>
          </table:table-cell>
          <table:table-cell office:value-type="float" office:value="2745" calcext:value-type="float">
            <text:p>2745</text:p>
          </table:table-cell>
          <table:table-cell office:value-type="float" office:value="3239" calcext:value-type="float">
            <text:p>3239</text:p>
          </table:table-cell>
          <table:table-cell office:value-type="float" office:value="8196" calcext:value-type="float">
            <text:p>8196</text:p>
          </table:table-cell>
          <table:table-cell office:value-type="float" office:value="2910" calcext:value-type="float">
            <text:p>2910</text:p>
          </table:table-cell>
          <table:table-cell office:value-type="float" office:value="22162" calcext:value-type="float">
            <text:p>22162</text:p>
          </table:table-cell>
          <table:table-cell office:value-type="float" office:value="30452" calcext:value-type="float">
            <text:p>30452</text:p>
          </table:table-cell>
          <table:table-cell office:value-type="float" office:value="5309" calcext:value-type="float">
            <text:p>5309</text:p>
          </table:table-cell>
          <table:table-cell office:value-type="float" office:value="4340" calcext:value-type="float">
            <text:p>4340</text:p>
          </table:table-cell>
          <table:table-cell office:value-type="float" office:value="3021" calcext:value-type="float">
            <text:p>3021</text:p>
          </table:table-cell>
          <table:table-cell office:value-type="float" office:value="1251" calcext:value-type="float">
            <text:p>1251</text:p>
          </table:table-cell>
          <table:table-cell office:value-type="float" office:value="79030" calcext:value-type="float">
            <text:p>79030</text:p>
          </table:table-cell>
          <table:table-cell office:value-type="float" office:value="4680" calcext:value-type="float">
            <text:p>4680</text:p>
          </table:table-cell>
          <table:table-cell office:value-type="float" office:value="2707" calcext:value-type="float">
            <text:p>2707</text:p>
          </table:table-cell>
          <table:table-cell office:value-type="float" office:value="3422" calcext:value-type="float">
            <text:p>3422</text:p>
          </table:table-cell>
          <table:table-cell office:value-type="float" office:value="52671" calcext:value-type="float">
            <text:p>52671</text:p>
          </table:table-cell>
          <table:table-cell office:value-type="float" office:value="2286" calcext:value-type="float">
            <text:p>2286</text:p>
          </table:table-cell>
          <table:table-cell office:value-type="float" office:value="49901" calcext:value-type="float">
            <text:p>49901</text:p>
          </table:table-cell>
          <table:table-cell office:value-type="float" office:value="49712" calcext:value-type="float">
            <text:p>49712</text:p>
          </table:table-cell>
          <table:table-cell office:value-type="float" office:value="3229" calcext:value-type="float">
            <text:p>3229</text:p>
          </table:table-cell>
          <table:table-cell office:value-type="float" office:value="189030" calcext:value-type="float">
            <text:p>189030</text:p>
          </table:table-cell>
          <table:table-cell office:value-type="float" office:value="141737" calcext:value-type="float">
            <text:p>141737</text:p>
          </table:table-cell>
          <table:table-cell office:value-type="float" office:value="50332" calcext:value-type="float">
            <text:p>50332</text:p>
          </table:table-cell>
          <table:table-cell office:value-type="float" office:value="124806" calcext:value-type="float">
            <text:p>124806</text:p>
          </table:table-cell>
          <table:table-cell office:value-type="float" office:value="7978" calcext:value-type="float">
            <text:p>7978</text:p>
          </table:table-cell>
          <table:table-cell office:value-type="float" office:value="58682" calcext:value-type="float">
            <text:p>58682</text:p>
          </table:table-cell>
          <table:table-cell office:value-type="float" office:value="56102" calcext:value-type="float">
            <text:p>56102</text:p>
          </table:table-cell>
          <table:table-cell office:value-type="float" office:value="7435" calcext:value-type="float">
            <text:p>7435</text:p>
          </table:table-cell>
          <table:table-cell office:value-type="float" office:value="51954" calcext:value-type="float">
            <text:p>51954</text:p>
          </table:table-cell>
          <table:table-cell office:value-type="float" office:value="41663" calcext:value-type="float">
            <text:p>41663</text:p>
          </table:table-cell>
          <table:table-cell office:value-type="float" office:value="4626" calcext:value-type="float">
            <text:p>4626</text:p>
          </table:table-cell>
          <table:table-cell office:value-type="float" office:value="30770" calcext:value-type="float">
            <text:p>30770</text:p>
          </table:table-cell>
          <table:table-cell office:value-type="float" office:value="14942" calcext:value-type="float">
            <text:p>14942</text:p>
          </table:table-cell>
          <table:table-cell office:value-type="float" office:value="3282" calcext:value-type="float">
            <text:p>3282</text:p>
          </table:table-cell>
          <table:table-cell office:value-type="float" office:value="2980" calcext:value-type="float">
            <text:p>2980</text:p>
          </table:table-cell>
          <table:table-cell office:value-type="float" office:value="19820" calcext:value-type="float">
            <text:p>19820</text:p>
          </table:table-cell>
          <table:table-cell office:value-type="float" office:value="37453" calcext:value-type="float">
            <text:p>37453</text:p>
          </table:table-cell>
          <table:table-cell office:value-type="float" office:value="2303" calcext:value-type="float">
            <text:p>2303</text:p>
          </table:table-cell>
          <table:table-cell office:value-type="float" office:value="2489" calcext:value-type="float">
            <text:p>2489</text:p>
          </table:table-cell>
          <table:table-cell office:value-type="float" office:value="9688" calcext:value-type="float">
            <text:p>9688</text:p>
          </table:table-cell>
          <table:table-cell office:value-type="float" office:value="33159" calcext:value-type="float">
            <text:p>33159</text:p>
          </table:table-cell>
          <table:table-cell office:value-type="float" office:value="3321" calcext:value-type="float">
            <text:p>3321</text:p>
          </table:table-cell>
          <table:table-cell office:value-type="float" office:value="1933" calcext:value-type="float">
            <text:p>1933</text:p>
          </table:table-cell>
          <table:table-cell office:value-type="float" office:value="5412" calcext:value-type="float">
            <text:p>5412</text:p>
          </table:table-cell>
          <table:table-cell office:value-type="float" office:value="13473" calcext:value-type="float">
            <text:p>13473</text:p>
          </table:table-cell>
          <table:table-cell office:value-type="float" office:value="3241" calcext:value-type="float">
            <text:p>3241</text:p>
          </table:table-cell>
          <table:table-cell office:value-type="float" office:value="2263" calcext:value-type="float">
            <text:p>2263</text:p>
          </table:table-cell>
          <table:table-cell office:value-type="float" office:value="1711" calcext:value-type="float">
            <text:p>1711</text:p>
          </table:table-cell>
          <table:table-cell office:value-type="float" office:value="7197" calcext:value-type="float">
            <text:p>7197</text:p>
          </table:table-cell>
          <table:table-cell office:value-type="float" office:value="152731" calcext:value-type="float">
            <text:p>152731</text:p>
          </table:table-cell>
          <table:table-cell office:value-type="float" office:value="2740" calcext:value-type="float">
            <text:p>2740</text:p>
          </table:table-cell>
          <table:table-cell office:value-type="float" office:value="1227" calcext:value-type="float">
            <text:p>1227</text:p>
          </table:table-cell>
          <table:table-cell office:value-type="float" office:value="20166" calcext:value-type="float">
            <text:p>20166</text:p>
          </table:table-cell>
          <table:table-cell office:value-type="float" office:value="118677" calcext:value-type="float">
            <text:p>118677</text:p>
          </table:table-cell>
          <table:table-cell office:value-type="float" office:value="123776" calcext:value-type="float">
            <text:p>123776</text:p>
          </table:table-cell>
          <table:table-cell office:value-type="float" office:value="3286" calcext:value-type="float">
            <text:p>3286</text:p>
          </table:table-cell>
          <table:table-cell office:value-type="float" office:value="39142" calcext:value-type="float">
            <text:p>39142</text:p>
          </table:table-cell>
          <table:table-cell office:value-type="float" office:value="13969" calcext:value-type="float">
            <text:p>13969</text:p>
          </table:table-cell>
          <table:table-cell office:value-type="float" office:value="10948" calcext:value-type="float">
            <text:p>10948</text:p>
          </table:table-cell>
          <table:table-cell office:value-type="float" office:value="46919" calcext:value-type="float">
            <text:p>46919</text:p>
          </table:table-cell>
          <table:table-cell office:value-type="float" office:value="5057" calcext:value-type="float">
            <text:p>5057</text:p>
          </table:table-cell>
          <table:table-cell office:value-type="float" office:value="7845" calcext:value-type="float">
            <text:p>7845</text:p>
          </table:table-cell>
          <table:table-cell office:value-type="float" office:value="8037" calcext:value-type="float">
            <text:p>8037</text:p>
          </table:table-cell>
          <table:table-cell office:value-type="float" office:value="3688" calcext:value-type="float">
            <text:p>3688</text:p>
          </table:table-cell>
          <table:table-cell office:value-type="float" office:value="160530" calcext:value-type="float">
            <text:p>160530</text:p>
          </table:table-cell>
          <table:table-cell office:value-type="float" office:value="3873" calcext:value-type="float">
            <text:p>3873</text:p>
          </table:table-cell>
          <table:table-cell office:value-type="float" office:value="7729" calcext:value-type="float">
            <text:p>7729</text:p>
          </table:table-cell>
          <table:table-cell office:value-type="float" office:value="65997" calcext:value-type="float">
            <text:p>65997</text:p>
          </table:table-cell>
          <table:table-cell office:value-type="float" office:value="2921" calcext:value-type="float">
            <text:p>2921</text:p>
          </table:table-cell>
          <table:table-cell office:value-type="float" office:value="3346" calcext:value-type="float">
            <text:p>3346</text:p>
          </table:table-cell>
          <table:table-cell office:value-type="float" office:value="2421" calcext:value-type="float">
            <text:p>2421</text:p>
          </table:table-cell>
          <table:table-cell office:value-type="float" office:value="5495" calcext:value-type="float">
            <text:p>5495</text:p>
          </table:table-cell>
          <table:table-cell office:value-type="float" office:value="6333" calcext:value-type="float">
            <text:p>6333</text:p>
          </table:table-cell>
          <table:table-cell office:value-type="float" office:value="128034" calcext:value-type="float">
            <text:p>128034</text:p>
          </table:table-cell>
          <table:table-cell office:value-type="float" office:value="6111" calcext:value-type="float">
            <text:p>6111</text:p>
          </table:table-cell>
          <table:table-cell office:value-type="float" office:value="20781" calcext:value-type="float">
            <text:p>20781</text:p>
          </table:table-cell>
          <table:table-cell office:value-type="float" office:value="8455" calcext:value-type="float">
            <text:p>8455</text:p>
          </table:table-cell>
          <table:table-cell office:value-type="float" office:value="3907" calcext:value-type="float">
            <text:p>3907</text:p>
          </table:table-cell>
          <table:table-cell office:value-type="float" office:value="12699" calcext:value-type="float">
            <text:p>12699</text:p>
          </table:table-cell>
          <table:table-cell office:value-type="float" office:value="134571" calcext:value-type="float">
            <text:p>134571</text:p>
          </table:table-cell>
          <table:table-cell office:value-type="float" office:value="3311" calcext:value-type="float">
            <text:p>3311</text:p>
          </table:table-cell>
          <table:table-cell office:value-type="float" office:value="21502" calcext:value-type="float">
            <text:p>21502</text:p>
          </table:table-cell>
          <table:table-cell office:value-type="float" office:value="36237" calcext:value-type="float">
            <text:p>36237</text:p>
          </table:table-cell>
          <table:table-cell office:value-type="float" office:value="3572" calcext:value-type="float">
            <text:p>3572</text:p>
          </table:table-cell>
          <table:table-cell office:value-type="float" office:value="8170" calcext:value-type="float">
            <text:p>8170</text:p>
          </table:table-cell>
          <table:table-cell office:value-type="float" office:value="29252" calcext:value-type="float">
            <text:p>29252</text:p>
          </table:table-cell>
          <table:table-cell office:value-type="float" office:value="3280" calcext:value-type="float">
            <text:p>3280</text:p>
          </table:table-cell>
          <table:table-cell office:value-type="float" office:value="5174" calcext:value-type="float">
            <text:p>5174</text:p>
          </table:table-cell>
          <table:table-cell office:value-type="float" office:value="11828" calcext:value-type="float">
            <text:p>11828</text:p>
          </table:table-cell>
          <table:table-cell office:value-type="float" office:value="51436" calcext:value-type="float">
            <text:p>51436</text:p>
          </table:table-cell>
          <table:table-cell office:value-type="float" office:value="2303" calcext:value-type="float">
            <text:p>2303</text:p>
          </table:table-cell>
          <table:table-cell office:value-type="float" office:value="23167" calcext:value-type="float">
            <text:p>23167</text:p>
          </table:table-cell>
          <table:table-cell office:value-type="float" office:value="158100" calcext:value-type="float">
            <text:p>158100</text:p>
          </table:table-cell>
          <table:table-cell office:value-type="float" office:value="9724" calcext:value-type="float">
            <text:p>9724</text:p>
          </table:table-cell>
          <table:table-cell office:value-type="float" office:value="20608" calcext:value-type="float">
            <text:p>20608</text:p>
          </table:table-cell>
          <table:table-cell office:value-type="float" office:value="77529" calcext:value-type="float">
            <text:p>77529</text:p>
          </table:table-cell>
          <table:table-cell office:value-type="float" office:value="2620" calcext:value-type="float">
            <text:p>2620</text:p>
          </table:table-cell>
          <table:table-cell office:value-type="float" office:value="2497" calcext:value-type="float">
            <text:p>2497</text:p>
          </table:table-cell>
          <table:table-cell office:value-type="float" office:value="26993" calcext:value-type="float">
            <text:p>26993</text:p>
          </table:table-cell>
          <table:table-cell office:value-type="float" office:value="8657" calcext:value-type="float">
            <text:p>8657</text:p>
          </table:table-cell>
          <table:table-cell office:value-type="float" office:value="13590" calcext:value-type="float">
            <text:p>13590</text:p>
          </table:table-cell>
          <table:table-cell office:value-type="float" office:value="3829" calcext:value-type="float">
            <text:p>3829</text:p>
          </table:table-cell>
          <table:table-cell office:value-type="float" office:value="27507" calcext:value-type="float">
            <text:p>27507</text:p>
          </table:table-cell>
          <table:table-cell office:value-type="float" office:value="1240" calcext:value-type="float">
            <text:p>1240</text:p>
          </table:table-cell>
          <table:table-cell office:value-type="float" office:value="4172" calcext:value-type="float">
            <text:p>4172</text:p>
          </table:table-cell>
          <table:table-cell office:value-type="float" office:value="64246" calcext:value-type="float">
            <text:p>64246</text:p>
          </table:table-cell>
          <table:table-cell office:value-type="float" office:value="5977" calcext:value-type="float">
            <text:p>5977</text:p>
          </table:table-cell>
          <table:table-cell office:value-type="float" office:value="70213" calcext:value-type="float">
            <text:p>70213</text:p>
          </table:table-cell>
          <table:table-cell office:value-type="float" office:value="18598" calcext:value-type="float">
            <text:p>18598</text:p>
          </table:table-cell>
          <table:table-cell office:value-type="float" office:value="12532" calcext:value-type="float">
            <text:p>12532</text:p>
          </table:table-cell>
          <table:table-cell office:value-type="float" office:value="52775" calcext:value-type="float">
            <text:p>52775</text:p>
          </table:table-cell>
          <table:table-cell office:value-type="float" office:value="5392" calcext:value-type="float">
            <text:p>5392</text:p>
          </table:table-cell>
          <table:table-cell office:value-type="float" office:value="2962" calcext:value-type="float">
            <text:p>2962</text:p>
          </table:table-cell>
          <table:table-cell office:value-type="float" office:value="63469" calcext:value-type="float">
            <text:p>63469</text:p>
          </table:table-cell>
          <table:table-cell office:value-type="float" office:value="2148" calcext:value-type="float">
            <text:p>2148</text:p>
          </table:table-cell>
          <table:table-cell office:value-type="float" office:value="20820" calcext:value-type="float">
            <text:p>20820</text:p>
          </table:table-cell>
          <table:table-cell office:value-type="float" office:value="12493" calcext:value-type="float">
            <text:p>12493</text:p>
          </table:table-cell>
          <table:table-cell office:value-type="float" office:value="84252" calcext:value-type="float">
            <text:p>84252</text:p>
          </table:table-cell>
          <table:table-cell office:value-type="float" office:value="2248" calcext:value-type="float">
            <text:p>2248</text:p>
          </table:table-cell>
          <table:table-cell office:value-type="float" office:value="9588" calcext:value-type="float">
            <text:p>9588</text:p>
          </table:table-cell>
          <table:table-cell office:value-type="float" office:value="50267" calcext:value-type="float">
            <text:p>50267</text:p>
          </table:table-cell>
          <table:table-cell office:value-type="float" office:value="51323" calcext:value-type="float">
            <text:p>51323</text:p>
          </table:table-cell>
          <table:table-cell office:value-type="float" office:value="2912" calcext:value-type="float">
            <text:p>2912</text:p>
          </table:table-cell>
          <table:table-cell office:value-type="float" office:value="8170" calcext:value-type="float">
            <text:p>8170</text:p>
          </table:table-cell>
          <table:table-cell office:value-type="float" office:value="24962" calcext:value-type="float">
            <text:p>24962</text:p>
          </table:table-cell>
          <table:table-cell office:value-type="float" office:value="6092" calcext:value-type="float">
            <text:p>6092</text:p>
          </table:table-cell>
          <table:table-cell office:value-type="float" office:value="2898" calcext:value-type="float">
            <text:p>2898</text:p>
          </table:table-cell>
          <table:table-cell office:value-type="float" office:value="6090" calcext:value-type="float">
            <text:p>6090</text:p>
          </table:table-cell>
          <table:table-cell office:value-type="float" office:value="2548" calcext:value-type="float">
            <text:p>2548</text:p>
          </table:table-cell>
          <table:table-cell office:value-type="float" office:value="8098" calcext:value-type="float">
            <text:p>8098</text:p>
          </table:table-cell>
          <table:table-cell office:value-type="float" office:value="38000" calcext:value-type="float">
            <text:p>38000</text:p>
          </table:table-cell>
          <table:table-cell office:value-type="float" office:value="9468" calcext:value-type="float">
            <text:p>9468</text:p>
          </table:table-cell>
          <table:table-cell office:value-type="float" office:value="11894" calcext:value-type="float">
            <text:p>11894</text:p>
          </table:table-cell>
          <table:table-cell office:value-type="float" office:value="6856" calcext:value-type="float">
            <text:p>6856</text:p>
          </table:table-cell>
          <table:table-cell office:value-type="float" office:value="4547" calcext:value-type="float">
            <text:p>4547</text:p>
          </table:table-cell>
          <table:table-cell office:value-type="float" office:value="26223" calcext:value-type="float">
            <text:p>26223</text:p>
          </table:table-cell>
          <table:table-cell office:value-type="float" office:value="19674" calcext:value-type="float">
            <text:p>19674</text:p>
          </table:table-cell>
          <table:table-cell office:value-type="float" office:value="2528" calcext:value-type="float">
            <text:p>2528</text:p>
          </table:table-cell>
          <table:table-cell office:value-type="float" office:value="10240" calcext:value-type="float">
            <text:p>10240</text:p>
          </table:table-cell>
          <table:table-cell office:value-type="float" office:value="51467" calcext:value-type="float">
            <text:p>51467</text:p>
          </table:table-cell>
          <table:table-cell office:value-type="float" office:value="4059" calcext:value-type="float">
            <text:p>4059</text:p>
          </table:table-cell>
          <table:table-cell office:value-type="float" office:value="51383" calcext:value-type="float">
            <text:p>51383</text:p>
          </table:table-cell>
          <table:table-cell office:value-type="float" office:value="6212" calcext:value-type="float">
            <text:p>6212</text:p>
          </table:table-cell>
          <table:table-cell office:value-type="float" office:value="3863" calcext:value-type="float">
            <text:p>3863</text:p>
          </table:table-cell>
          <table:table-cell office:value-type="float" office:value="19901" calcext:value-type="float">
            <text:p>19901</text:p>
          </table:table-cell>
          <table:table-cell office:value-type="float" office:value="51723" calcext:value-type="float">
            <text:p>51723</text:p>
          </table:table-cell>
          <table:table-cell office:value-type="float" office:value="2125" calcext:value-type="float">
            <text:p>2125</text:p>
          </table:table-cell>
          <table:table-cell office:value-type="float" office:value="22100" calcext:value-type="float">
            <text:p>22100</text:p>
          </table:table-cell>
          <table:table-cell office:value-type="float" office:value="13575" calcext:value-type="float">
            <text:p>13575</text:p>
          </table:table-cell>
          <table:table-cell office:value-type="float" office:value="1564" calcext:value-type="float">
            <text:p>1564</text:p>
          </table:table-cell>
          <table:table-cell office:value-type="float" office:value="12507" calcext:value-type="float">
            <text:p>12507</text:p>
          </table:table-cell>
          <table:table-cell office:value-type="float" office:value="2129" calcext:value-type="float">
            <text:p>2129</text:p>
          </table:table-cell>
          <table:table-cell office:value-type="float" office:value="49822" calcext:value-type="float">
            <text:p>49822</text:p>
          </table:table-cell>
          <table:table-cell office:value-type="float" office:value="48535" calcext:value-type="float">
            <text:p>48535</text:p>
          </table:table-cell>
          <table:table-cell office:value-type="float" office:value="16028" calcext:value-type="float">
            <text:p>16028</text:p>
          </table:table-cell>
          <table:table-cell office:value-type="float" office:value="48839" calcext:value-type="float">
            <text:p>48839</text:p>
          </table:table-cell>
          <table:table-cell office:value-type="float" office:value="6436" calcext:value-type="float">
            <text:p>6436</text:p>
          </table:table-cell>
          <table:table-cell office:value-type="float" office:value="13357" calcext:value-type="float">
            <text:p>13357</text:p>
          </table:table-cell>
          <table:table-cell office:value-type="float" office:value="2482" calcext:value-type="float">
            <text:p>2482</text:p>
          </table:table-cell>
          <table:table-cell office:value-type="float" office:value="1748" calcext:value-type="float">
            <text:p>1748</text:p>
          </table:table-cell>
          <table:table-cell office:value-type="float" office:value="52143" calcext:value-type="float">
            <text:p>52143</text:p>
          </table:table-cell>
          <table:table-cell office:value-type="float" office:value="51608" calcext:value-type="float">
            <text:p>51608</text:p>
          </table:table-cell>
          <table:table-cell office:value-type="float" office:value="2431" calcext:value-type="float">
            <text:p>2431</text:p>
          </table:table-cell>
          <table:table-cell office:value-type="float" office:value="2788" calcext:value-type="float">
            <text:p>2788</text:p>
          </table:table-cell>
          <table:table-cell office:value-type="float" office:value="13907" calcext:value-type="float">
            <text:p>13907</text:p>
          </table:table-cell>
          <table:table-cell office:value-type="float" office:value="2392" calcext:value-type="float">
            <text:p>2392</text:p>
          </table:table-cell>
          <table:table-cell office:value-type="float" office:value="2465" calcext:value-type="float">
            <text:p>2465</text:p>
          </table:table-cell>
          <table:table-cell office:value-type="float" office:value="17195" calcext:value-type="float">
            <text:p>17195</text:p>
          </table:table-cell>
          <table:table-cell office:value-type="float" office:value="33687" calcext:value-type="float">
            <text:p>33687</text:p>
          </table:table-cell>
          <table:table-cell office:value-type="float" office:value="50131" calcext:value-type="float">
            <text:p>50131</text:p>
          </table:table-cell>
          <table:table-cell office:value-type="float" office:value="51313" calcext:value-type="float">
            <text:p>51313</text:p>
          </table:table-cell>
          <table:table-cell office:value-type="float" office:value="50963" calcext:value-type="float">
            <text:p>50963</text:p>
          </table:table-cell>
          <table:table-cell office:value-type="float" office:value="28298" calcext:value-type="float">
            <text:p>28298</text:p>
          </table:table-cell>
          <table:table-cell office:value-type="float" office:value="2438" calcext:value-type="float">
            <text:p>2438</text:p>
          </table:table-cell>
          <table:table-cell office:value-type="float" office:value="51122" calcext:value-type="float">
            <text:p>51122</text:p>
          </table:table-cell>
          <table:table-cell office:value-type="float" office:value="50403" calcext:value-type="float">
            <text:p>50403</text:p>
          </table:table-cell>
          <table:table-cell office:value-type="float" office:value="32120" calcext:value-type="float">
            <text:p>32120</text:p>
          </table:table-cell>
          <table:table-cell office:value-type="float" office:value="19699" calcext:value-type="float">
            <text:p>19699</text:p>
          </table:table-cell>
          <table:table-cell office:value-type="float" office:value="51179" calcext:value-type="float">
            <text:p>51179</text:p>
          </table:table-cell>
          <table:table-cell office:value-type="float" office:value="18398" calcext:value-type="float">
            <text:p>18398</text:p>
          </table:table-cell>
          <table:table-cell office:value-type="float" office:value="2512" calcext:value-type="float">
            <text:p>2512</text:p>
          </table:table-cell>
          <table:table-cell office:value-type="float" office:value="49799" calcext:value-type="float">
            <text:p>49799</text:p>
          </table:table-cell>
          <table:table-cell office:value-type="float" office:value="7335" calcext:value-type="float">
            <text:p>7335</text:p>
          </table:table-cell>
          <table:table-cell office:value-type="float" office:value="27958" calcext:value-type="float">
            <text:p>27958</text:p>
          </table:table-cell>
          <table:table-cell office:value-type="float" office:value="77831" calcext:value-type="float">
            <text:p>77831</text:p>
          </table:table-cell>
          <table:table-cell office:value-type="float" office:value="15480" calcext:value-type="float">
            <text:p>15480</text:p>
          </table:table-cell>
          <table:table-cell office:value-type="float" office:value="48801" calcext:value-type="float">
            <text:p>48801</text:p>
          </table:table-cell>
          <table:table-cell office:value-type="float" office:value="2410" calcext:value-type="float">
            <text:p>2410</text:p>
          </table:table-cell>
          <table:table-cell office:value-type="float" office:value="58802" calcext:value-type="float">
            <text:p>58802</text:p>
          </table:table-cell>
          <table:table-cell office:value-type="float" office:value="4695" calcext:value-type="float">
            <text:p>4695</text:p>
          </table:table-cell>
          <table:table-cell office:value-type="float" office:value="6688" calcext:value-type="float">
            <text:p>6688</text:p>
          </table:table-cell>
          <table:table-cell office:value-type="float" office:value="51553" calcext:value-type="float">
            <text:p>51553</text:p>
          </table:table-cell>
          <table:table-cell office:value-type="float" office:value="2010" calcext:value-type="float">
            <text:p>2010</text:p>
          </table:table-cell>
          <table:table-cell office:value-type="float" office:value="6571" calcext:value-type="float">
            <text:p>6571</text:p>
          </table:table-cell>
          <table:table-cell office:value-type="float" office:value="17511" calcext:value-type="float">
            <text:p>17511</text:p>
          </table:table-cell>
          <table:table-cell office:value-type="float" office:value="45869" calcext:value-type="float">
            <text:p>45869</text:p>
          </table:table-cell>
          <table:table-cell office:value-type="float" office:value="2327" calcext:value-type="float">
            <text:p>2327</text:p>
          </table:table-cell>
          <table:table-cell office:value-type="float" office:value="2139" calcext:value-type="float">
            <text:p>2139</text:p>
          </table:table-cell>
          <table:table-cell office:value-type="float" office:value="17969" calcext:value-type="float">
            <text:p>17969</text:p>
          </table:table-cell>
          <table:table-cell office:value-type="float" office:value="6276" calcext:value-type="float">
            <text:p>6276</text:p>
          </table:table-cell>
          <table:table-cell office:value-type="float" office:value="11116" calcext:value-type="float">
            <text:p>11116</text:p>
          </table:table-cell>
          <table:table-cell office:value-type="float" office:value="2757" calcext:value-type="float">
            <text:p>2757</text:p>
          </table:table-cell>
          <table:table-cell office:value-type="float" office:value="11177" calcext:value-type="float">
            <text:p>11177</text:p>
          </table:table-cell>
          <table:table-cell office:value-type="float" office:value="1273" calcext:value-type="float">
            <text:p>1273</text:p>
          </table:table-cell>
          <table:table-cell office:value-type="float" office:value="3956" calcext:value-type="float">
            <text:p>3956</text:p>
          </table:table-cell>
          <table:table-cell office:value-type="float" office:value="44321" calcext:value-type="float">
            <text:p>44321</text:p>
          </table:table-cell>
          <table:table-cell office:value-type="float" office:value="4979" calcext:value-type="float">
            <text:p>4979</text:p>
          </table:table-cell>
          <table:table-cell office:value-type="float" office:value="25703" calcext:value-type="float">
            <text:p>25703</text:p>
          </table:table-cell>
          <table:table-cell office:value-type="float" office:value="14244" calcext:value-type="float">
            <text:p>14244</text:p>
          </table:table-cell>
          <table:table-cell office:value-type="float" office:value="9568" calcext:value-type="float">
            <text:p>9568</text:p>
          </table:table-cell>
          <table:table-cell office:value-type="float" office:value="42980" calcext:value-type="float">
            <text:p>42980</text:p>
          </table:table-cell>
          <table:table-cell office:value-type="float" office:value="5251" calcext:value-type="float">
            <text:p>5251</text:p>
          </table:table-cell>
          <table:table-cell office:value-type="float" office:value="2388" calcext:value-type="float">
            <text:p>2388</text:p>
          </table:table-cell>
          <table:table-cell office:value-type="float" office:value="41818" calcext:value-type="float">
            <text:p>41818</text:p>
          </table:table-cell>
          <table:table-cell office:value-type="float" office:value="1920" calcext:value-type="float">
            <text:p>1920</text:p>
          </table:table-cell>
          <table:table-cell office:value-type="float" office:value="15938" calcext:value-type="float">
            <text:p>15938</text:p>
          </table:table-cell>
          <table:table-cell office:value-type="float" office:value="11651" calcext:value-type="float">
            <text:p>11651</text:p>
          </table:table-cell>
          <table:table-cell office:value-type="float" office:value="40693" calcext:value-type="float">
            <text:p>40693</text:p>
          </table:table-cell>
          <table:table-cell office:value-type="float" office:value="2392" calcext:value-type="float">
            <text:p>2392</text:p>
          </table:table-cell>
          <table:table-cell office:value-type="float" office:value="8337" calcext:value-type="float">
            <text:p>8337</text:p>
          </table:table-cell>
          <table:table-cell office:value-type="float" office:value="41924" calcext:value-type="float">
            <text:p>41924</text:p>
          </table:table-cell>
          <table:table-cell office:value-type="float" office:value="40404" calcext:value-type="float">
            <text:p>40404</text:p>
          </table:table-cell>
          <table:table-cell office:value-type="float" office:value="2795" calcext:value-type="float">
            <text:p>2795</text:p>
          </table:table-cell>
          <table:table-cell office:value-type="float" office:value="5819" calcext:value-type="float">
            <text:p>5819</text:p>
          </table:table-cell>
          <table:table-cell office:value-type="float" office:value="17260" calcext:value-type="float">
            <text:p>17260</text:p>
          </table:table-cell>
          <table:table-cell office:value-type="float" office:value="5003" calcext:value-type="float">
            <text:p>5003</text:p>
          </table:table-cell>
          <table:table-cell office:value-type="float" office:value="2492" calcext:value-type="float">
            <text:p>2492</text:p>
          </table:table-cell>
          <table:table-cell office:value-type="float" office:value="4561" calcext:value-type="float">
            <text:p>4561</text:p>
          </table:table-cell>
          <table:table-cell office:value-type="float" office:value="2323" calcext:value-type="float">
            <text:p>2323</text:p>
          </table:table-cell>
          <table:table-cell office:value-type="float" office:value="5782" calcext:value-type="float">
            <text:p>5782</text:p>
          </table:table-cell>
          <table:table-cell office:value-type="float" office:value="22814" calcext:value-type="float">
            <text:p>22814</text:p>
          </table:table-cell>
          <table:table-cell office:value-type="float" office:value="8576" calcext:value-type="float">
            <text:p>8576</text:p>
          </table:table-cell>
          <table:table-cell office:value-type="float" office:value="9702" calcext:value-type="float">
            <text:p>9702</text:p>
          </table:table-cell>
          <table:table-cell office:value-type="float" office:value="5204" calcext:value-type="float">
            <text:p>5204</text:p>
          </table:table-cell>
          <table:table-cell office:value-type="float" office:value="3884" calcext:value-type="float">
            <text:p>3884</text:p>
          </table:table-cell>
          <table:table-cell office:value-type="float" office:value="20207" calcext:value-type="float">
            <text:p>20207</text:p>
          </table:table-cell>
          <table:table-cell office:value-type="float" office:value="12385" calcext:value-type="float">
            <text:p>12385</text:p>
          </table:table-cell>
          <table:table-cell office:value-type="float" office:value="2094" calcext:value-type="float">
            <text:p>2094</text:p>
          </table:table-cell>
          <table:table-cell office:value-type="float" office:value="8125" calcext:value-type="float">
            <text:p>8125</text:p>
          </table:table-cell>
          <table:table-cell office:value-type="float" office:value="43939" calcext:value-type="float">
            <text:p>43939</text:p>
          </table:table-cell>
          <table:table-cell office:value-type="float" office:value="3691" calcext:value-type="float">
            <text:p>3691</text:p>
          </table:table-cell>
          <table:table-cell office:value-type="float" office:value="40712" calcext:value-type="float">
            <text:p>40712</text:p>
          </table:table-cell>
          <table:table-cell office:value-type="float" office:value="5872" calcext:value-type="float">
            <text:p>5872</text:p>
          </table:table-cell>
          <table:table-cell office:value-type="float" office:value="3616" calcext:value-type="float">
            <text:p>3616</text:p>
          </table:table-cell>
          <table:table-cell office:value-type="float" office:value="13187" calcext:value-type="float">
            <text:p>13187</text:p>
          </table:table-cell>
          <table:table-cell office:value-type="float" office:value="42344" calcext:value-type="float">
            <text:p>42344</text:p>
          </table:table-cell>
          <table:table-cell office:value-type="float" office:value="1999" calcext:value-type="float">
            <text:p>1999</text:p>
          </table:table-cell>
          <table:table-cell office:value-type="float" office:value="16639" calcext:value-type="float">
            <text:p>16639</text:p>
          </table:table-cell>
          <table:table-cell office:value-type="float" office:value="12114" calcext:value-type="float">
            <text:p>12114</text:p>
          </table:table-cell>
          <table:table-cell office:value-type="float" office:value="1233" calcext:value-type="float">
            <text:p>1233</text:p>
          </table:table-cell>
          <table:table-cell office:value-type="float" office:value="11241" calcext:value-type="float">
            <text:p>11241</text:p>
          </table:table-cell>
          <table:table-cell office:value-type="float" office:value="2096" calcext:value-type="float">
            <text:p>2096</text:p>
          </table:table-cell>
          <table:table-cell office:value-type="float" office:value="42758" calcext:value-type="float">
            <text:p>42758</text:p>
          </table:table-cell>
          <table:table-cell office:value-type="float" office:value="42725" calcext:value-type="float">
            <text:p>42725</text:p>
          </table:table-cell>
          <table:table-cell office:value-type="float" office:value="12345" calcext:value-type="float">
            <text:p>12345</text:p>
          </table:table-cell>
          <table:table-cell office:value-type="float" office:value="41816" calcext:value-type="float">
            <text:p>41816</text:p>
          </table:table-cell>
          <table:table-cell office:value-type="float" office:value="5373" calcext:value-type="float">
            <text:p>5373</text:p>
          </table:table-cell>
          <table:table-cell office:value-type="float" office:value="12456" calcext:value-type="float">
            <text:p>12456</text:p>
          </table:table-cell>
          <table:table-cell office:value-type="float" office:value="2295" calcext:value-type="float">
            <text:p>2295</text:p>
          </table:table-cell>
          <table:table-cell office:value-type="float" office:value="1770" calcext:value-type="float">
            <text:p>1770</text:p>
          </table:table-cell>
          <table:table-cell office:value-type="float" office:value="61243" calcext:value-type="float">
            <text:p>61243</text:p>
          </table:table-cell>
          <table:table-cell office:value-type="float" office:value="40755" calcext:value-type="float">
            <text:p>40755</text:p>
          </table:table-cell>
          <table:table-cell office:value-type="float" office:value="2328" calcext:value-type="float">
            <text:p>2328</text:p>
          </table:table-cell>
          <table:table-cell office:value-type="float" office:value="2466" calcext:value-type="float">
            <text:p>2466</text:p>
          </table:table-cell>
          <table:table-cell office:value-type="float" office:value="4391" calcext:value-type="float">
            <text:p>4391</text:p>
          </table:table-cell>
          <table:table-cell office:value-type="float" office:value="1871" calcext:value-type="float">
            <text:p>1871</text:p>
          </table:table-cell>
          <table:table-cell office:value-type="float" office:value="2274" calcext:value-type="float">
            <text:p>2274</text:p>
          </table:table-cell>
          <table:table-cell office:value-type="float" office:value="1903" calcext:value-type="float">
            <text:p>1903</text:p>
          </table:table-cell>
          <table:table-cell office:value-type="float" office:value="16236" calcext:value-type="float">
            <text:p>16236</text:p>
          </table:table-cell>
          <table:table-cell office:value-type="float" office:value="42297" calcext:value-type="float">
            <text:p>42297</text:p>
          </table:table-cell>
          <table:table-cell office:value-type="float" office:value="42992" calcext:value-type="float">
            <text:p>42992</text:p>
          </table:table-cell>
          <table:table-cell office:value-type="float" office:value="39661" calcext:value-type="float">
            <text:p>39661</text:p>
          </table:table-cell>
          <table:table-cell office:value-type="float" office:value="8302" calcext:value-type="float">
            <text:p>8302</text:p>
          </table:table-cell>
          <table:table-cell office:value-type="float" office:value="1940" calcext:value-type="float">
            <text:p>1940</text:p>
          </table:table-cell>
          <table:table-cell office:value-type="float" office:value="42734" calcext:value-type="float">
            <text:p>42734</text:p>
          </table:table-cell>
          <table:table-cell office:value-type="float" office:value="40097" calcext:value-type="float">
            <text:p>40097</text:p>
          </table:table-cell>
          <table:table-cell office:value-type="float" office:value="23169" calcext:value-type="float">
            <text:p>23169</text:p>
          </table:table-cell>
          <table:table-cell office:value-type="float" office:value="15164" calcext:value-type="float">
            <text:p>15164</text:p>
          </table:table-cell>
          <table:table-cell office:value-type="float" office:value="40719" calcext:value-type="float">
            <text:p>40719</text:p>
          </table:table-cell>
          <table:table-cell office:value-type="float" office:value="16444" calcext:value-type="float">
            <text:p>16444</text:p>
          </table:table-cell>
          <table:table-cell office:value-type="float" office:value="2174" calcext:value-type="float">
            <text:p>2174</text:p>
          </table:table-cell>
          <table:table-cell office:value-type="float" office:value="42965" calcext:value-type="float">
            <text:p>42965</text:p>
          </table:table-cell>
          <table:table-cell office:value-type="float" office:value="5751" calcext:value-type="float">
            <text:p>5751</text:p>
          </table:table-cell>
          <table:table-cell office:value-type="float" office:value="21406" calcext:value-type="float">
            <text:p>21406</text:p>
          </table:table-cell>
          <table:table-cell office:value-type="float" office:value="42038" calcext:value-type="float">
            <text:p>42038</text:p>
          </table:table-cell>
          <table:table-cell office:value-type="float" office:value="12589" calcext:value-type="float">
            <text:p>12589</text:p>
          </table:table-cell>
          <table:table-cell office:value-type="float" office:value="42739" calcext:value-type="float">
            <text:p>42739</text:p>
          </table:table-cell>
          <table:table-cell office:value-type="float" office:value="2415" calcext:value-type="float">
            <text:p>2415</text:p>
          </table:table-cell>
          <table:table-cell office:value-type="float" office:value="40975" calcext:value-type="float">
            <text:p>40975</text:p>
          </table:table-cell>
          <table:table-cell office:value-type="float" office:value="3810" calcext:value-type="float">
            <text:p>3810</text:p>
          </table:table-cell>
          <table:table-cell office:value-type="float" office:value="5352" calcext:value-type="float">
            <text:p>5352</text:p>
          </table:table-cell>
          <table:table-cell office:value-type="float" office:value="39996" calcext:value-type="float">
            <text:p>39996</text:p>
          </table:table-cell>
          <table:table-cell office:value-type="float" office:value="1765" calcext:value-type="float">
            <text:p>1765</text:p>
          </table:table-cell>
          <table:table-cell/>
          <table:table-cell table:formula="of:=AVERAGE([.A11:.KN11])" office:value-type="float" office:value="22773.64" calcext:value-type="float">
            <text:p>22773,64</text:p>
          </table:table-cell>
          <table:table-cell table:formula="of:=GEOMEAN([.A11:.KN11])" office:value-type="float" office:value="10939.2411032444" calcext:value-type="float">
            <text:p>10939,2411032444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9997" calcext:value-type="float">
            <text:p>9997</text:p>
          </table:table-cell>
          <table:table-cell office:value-type="float" office:value="3928" calcext:value-type="float">
            <text:p>3928</text:p>
          </table:table-cell>
          <table:table-cell office:value-type="float" office:value="2790" calcext:value-type="float">
            <text:p>2790</text:p>
          </table:table-cell>
          <table:table-cell office:value-type="float" office:value="20223" calcext:value-type="float">
            <text:p>20223</text:p>
          </table:table-cell>
          <table:table-cell office:value-type="float" office:value="4284" calcext:value-type="float">
            <text:p>4284</text:p>
          </table:table-cell>
          <table:table-cell office:value-type="float" office:value="37222" calcext:value-type="float">
            <text:p>37222</text:p>
          </table:table-cell>
          <table:table-cell office:value-type="float" office:value="14168" calcext:value-type="float">
            <text:p>14168</text:p>
          </table:table-cell>
          <table:table-cell office:value-type="float" office:value="2744" calcext:value-type="float">
            <text:p>2744</text:p>
          </table:table-cell>
          <table:table-cell office:value-type="float" office:value="3409" calcext:value-type="float">
            <text:p>3409</text:p>
          </table:table-cell>
          <table:table-cell office:value-type="float" office:value="8015" calcext:value-type="float">
            <text:p>8015</text:p>
          </table:table-cell>
          <table:table-cell office:value-type="float" office:value="2955" calcext:value-type="float">
            <text:p>2955</text:p>
          </table:table-cell>
          <table:table-cell office:value-type="float" office:value="5896" calcext:value-type="float">
            <text:p>5896</text:p>
          </table:table-cell>
          <table:table-cell office:value-type="float" office:value="26952" calcext:value-type="float">
            <text:p>26952</text:p>
          </table:table-cell>
          <table:table-cell office:value-type="float" office:value="5211" calcext:value-type="float">
            <text:p>5211</text:p>
          </table:table-cell>
          <table:table-cell office:value-type="float" office:value="4801" calcext:value-type="float">
            <text:p>4801</text:p>
          </table:table-cell>
          <table:table-cell office:value-type="float" office:value="3050" calcext:value-type="float">
            <text:p>3050</text:p>
          </table:table-cell>
          <table:table-cell office:value-type="float" office:value="1208" calcext:value-type="float">
            <text:p>1208</text:p>
          </table:table-cell>
          <table:table-cell office:value-type="float" office:value="78677" calcext:value-type="float">
            <text:p>78677</text:p>
          </table:table-cell>
          <table:table-cell office:value-type="float" office:value="4559" calcext:value-type="float">
            <text:p>4559</text:p>
          </table:table-cell>
          <table:table-cell office:value-type="float" office:value="2554" calcext:value-type="float">
            <text:p>2554</text:p>
          </table:table-cell>
          <table:table-cell office:value-type="float" office:value="3127" calcext:value-type="float">
            <text:p>3127</text:p>
          </table:table-cell>
          <table:table-cell office:value-type="float" office:value="51981" calcext:value-type="float">
            <text:p>51981</text:p>
          </table:table-cell>
          <table:table-cell office:value-type="float" office:value="2411" calcext:value-type="float">
            <text:p>2411</text:p>
          </table:table-cell>
          <table:table-cell office:value-type="float" office:value="49923" calcext:value-type="float">
            <text:p>49923</text:p>
          </table:table-cell>
          <table:table-cell office:value-type="float" office:value="49713" calcext:value-type="float">
            <text:p>49713</text:p>
          </table:table-cell>
          <table:table-cell office:value-type="float" office:value="3366" calcext:value-type="float">
            <text:p>3366</text:p>
          </table:table-cell>
          <table:table-cell office:value-type="float" office:value="194010" calcext:value-type="float">
            <text:p>194010</text:p>
          </table:table-cell>
          <table:table-cell office:value-type="float" office:value="170455" calcext:value-type="float">
            <text:p>170455</text:p>
          </table:table-cell>
          <table:table-cell office:value-type="float" office:value="23544" calcext:value-type="float">
            <text:p>23544</text:p>
          </table:table-cell>
          <table:table-cell office:value-type="float" office:value="124569" calcext:value-type="float">
            <text:p>124569</text:p>
          </table:table-cell>
          <table:table-cell office:value-type="float" office:value="5283" calcext:value-type="float">
            <text:p>5283</text:p>
          </table:table-cell>
          <table:table-cell office:value-type="float" office:value="89145" calcext:value-type="float">
            <text:p>89145</text:p>
          </table:table-cell>
          <table:table-cell office:value-type="float" office:value="53725" calcext:value-type="float">
            <text:p>53725</text:p>
          </table:table-cell>
          <table:table-cell office:value-type="float" office:value="7371" calcext:value-type="float">
            <text:p>7371</text:p>
          </table:table-cell>
          <table:table-cell office:value-type="float" office:value="51056" calcext:value-type="float">
            <text:p>51056</text:p>
          </table:table-cell>
          <table:table-cell office:value-type="float" office:value="47423" calcext:value-type="float">
            <text:p>47423</text:p>
          </table:table-cell>
          <table:table-cell office:value-type="float" office:value="4771" calcext:value-type="float">
            <text:p>4771</text:p>
          </table:table-cell>
          <table:table-cell office:value-type="float" office:value="35524" calcext:value-type="float">
            <text:p>35524</text:p>
          </table:table-cell>
          <table:table-cell office:value-type="float" office:value="17880" calcext:value-type="float">
            <text:p>17880</text:p>
          </table:table-cell>
          <table:table-cell office:value-type="float" office:value="3813" calcext:value-type="float">
            <text:p>3813</text:p>
          </table:table-cell>
          <table:table-cell office:value-type="float" office:value="2856" calcext:value-type="float">
            <text:p>2856</text:p>
          </table:table-cell>
          <table:table-cell office:value-type="float" office:value="21230" calcext:value-type="float">
            <text:p>21230</text:p>
          </table:table-cell>
          <table:table-cell office:value-type="float" office:value="39615" calcext:value-type="float">
            <text:p>39615</text:p>
          </table:table-cell>
          <table:table-cell office:value-type="float" office:value="2322" calcext:value-type="float">
            <text:p>2322</text:p>
          </table:table-cell>
          <table:table-cell office:value-type="float" office:value="2531" calcext:value-type="float">
            <text:p>2531</text:p>
          </table:table-cell>
          <table:table-cell office:value-type="float" office:value="10191" calcext:value-type="float">
            <text:p>10191</text:p>
          </table:table-cell>
          <table:table-cell office:value-type="float" office:value="33481" calcext:value-type="float">
            <text:p>33481</text:p>
          </table:table-cell>
          <table:table-cell office:value-type="float" office:value="3252" calcext:value-type="float">
            <text:p>3252</text:p>
          </table:table-cell>
          <table:table-cell office:value-type="float" office:value="2234" calcext:value-type="float">
            <text:p>2234</text:p>
          </table:table-cell>
          <table:table-cell office:value-type="float" office:value="5701" calcext:value-type="float">
            <text:p>5701</text:p>
          </table:table-cell>
          <table:table-cell office:value-type="float" office:value="13698" calcext:value-type="float">
            <text:p>13698</text:p>
          </table:table-cell>
          <table:table-cell office:value-type="float" office:value="3055" calcext:value-type="float">
            <text:p>3055</text:p>
          </table:table-cell>
          <table:table-cell office:value-type="float" office:value="2130" calcext:value-type="float">
            <text:p>2130</text:p>
          </table:table-cell>
          <table:table-cell office:value-type="float" office:value="1760" calcext:value-type="float">
            <text:p>1760</text:p>
          </table:table-cell>
          <table:table-cell office:value-type="float" office:value="8227" calcext:value-type="float">
            <text:p>8227</text:p>
          </table:table-cell>
          <table:table-cell office:value-type="float" office:value="140529" calcext:value-type="float">
            <text:p>140529</text:p>
          </table:table-cell>
          <table:table-cell office:value-type="float" office:value="2895" calcext:value-type="float">
            <text:p>2895</text:p>
          </table:table-cell>
          <table:table-cell office:value-type="float" office:value="1137" calcext:value-type="float">
            <text:p>1137</text:p>
          </table:table-cell>
          <table:table-cell office:value-type="float" office:value="2019" calcext:value-type="float">
            <text:p>2019</text:p>
          </table:table-cell>
          <table:table-cell office:value-type="float" office:value="124561" calcext:value-type="float">
            <text:p>124561</text:p>
          </table:table-cell>
          <table:table-cell office:value-type="float" office:value="174335" calcext:value-type="float">
            <text:p>174335</text:p>
          </table:table-cell>
          <table:table-cell office:value-type="float" office:value="4074" calcext:value-type="float">
            <text:p>4074</text:p>
          </table:table-cell>
          <table:table-cell office:value-type="float" office:value="37545" calcext:value-type="float">
            <text:p>37545</text:p>
          </table:table-cell>
          <table:table-cell office:value-type="float" office:value="15093" calcext:value-type="float">
            <text:p>15093</text:p>
          </table:table-cell>
          <table:table-cell office:value-type="float" office:value="9860" calcext:value-type="float">
            <text:p>9860</text:p>
          </table:table-cell>
          <table:table-cell office:value-type="float" office:value="30300" calcext:value-type="float">
            <text:p>30300</text:p>
          </table:table-cell>
          <table:table-cell office:value-type="float" office:value="5364" calcext:value-type="float">
            <text:p>5364</text:p>
          </table:table-cell>
          <table:table-cell office:value-type="float" office:value="7175" calcext:value-type="float">
            <text:p>7175</text:p>
          </table:table-cell>
          <table:table-cell office:value-type="float" office:value="8337" calcext:value-type="float">
            <text:p>8337</text:p>
          </table:table-cell>
          <table:table-cell office:value-type="float" office:value="3319" calcext:value-type="float">
            <text:p>3319</text:p>
          </table:table-cell>
          <table:table-cell office:value-type="float" office:value="127565" calcext:value-type="float">
            <text:p>127565</text:p>
          </table:table-cell>
          <table:table-cell office:value-type="float" office:value="3096" calcext:value-type="float">
            <text:p>3096</text:p>
          </table:table-cell>
          <table:table-cell office:value-type="float" office:value="6955" calcext:value-type="float">
            <text:p>6955</text:p>
          </table:table-cell>
          <table:table-cell office:value-type="float" office:value="64810" calcext:value-type="float">
            <text:p>64810</text:p>
          </table:table-cell>
          <table:table-cell office:value-type="float" office:value="2777" calcext:value-type="float">
            <text:p>2777</text:p>
          </table:table-cell>
          <table:table-cell office:value-type="float" office:value="3325" calcext:value-type="float">
            <text:p>3325</text:p>
          </table:table-cell>
          <table:table-cell office:value-type="float" office:value="2746" calcext:value-type="float">
            <text:p>2746</text:p>
          </table:table-cell>
          <table:table-cell office:value-type="float" office:value="5521" calcext:value-type="float">
            <text:p>5521</text:p>
          </table:table-cell>
          <table:table-cell office:value-type="float" office:value="5953" calcext:value-type="float">
            <text:p>5953</text:p>
          </table:table-cell>
          <table:table-cell office:value-type="float" office:value="148393" calcext:value-type="float">
            <text:p>148393</text:p>
          </table:table-cell>
          <table:table-cell office:value-type="float" office:value="5445" calcext:value-type="float">
            <text:p>5445</text:p>
          </table:table-cell>
          <table:table-cell office:value-type="float" office:value="20021" calcext:value-type="float">
            <text:p>20021</text:p>
          </table:table-cell>
          <table:table-cell office:value-type="float" office:value="7932" calcext:value-type="float">
            <text:p>7932</text:p>
          </table:table-cell>
          <table:table-cell office:value-type="float" office:value="3394" calcext:value-type="float">
            <text:p>3394</text:p>
          </table:table-cell>
          <table:table-cell office:value-type="float" office:value="11974" calcext:value-type="float">
            <text:p>11974</text:p>
          </table:table-cell>
          <table:table-cell office:value-type="float" office:value="125221" calcext:value-type="float">
            <text:p>125221</text:p>
          </table:table-cell>
          <table:table-cell office:value-type="float" office:value="3230" calcext:value-type="float">
            <text:p>3230</text:p>
          </table:table-cell>
          <table:table-cell office:value-type="float" office:value="20713" calcext:value-type="float">
            <text:p>20713</text:p>
          </table:table-cell>
          <table:table-cell office:value-type="float" office:value="58727" calcext:value-type="float">
            <text:p>58727</text:p>
          </table:table-cell>
          <table:table-cell office:value-type="float" office:value="3891" calcext:value-type="float">
            <text:p>3891</text:p>
          </table:table-cell>
          <table:table-cell office:value-type="float" office:value="2558" calcext:value-type="float">
            <text:p>2558</text:p>
          </table:table-cell>
          <table:table-cell office:value-type="float" office:value="13200" calcext:value-type="float">
            <text:p>13200</text:p>
          </table:table-cell>
          <table:table-cell office:value-type="float" office:value="3037" calcext:value-type="float">
            <text:p>3037</text:p>
          </table:table-cell>
          <table:table-cell office:value-type="float" office:value="4659" calcext:value-type="float">
            <text:p>4659</text:p>
          </table:table-cell>
          <table:table-cell office:value-type="float" office:value="12695" calcext:value-type="float">
            <text:p>12695</text:p>
          </table:table-cell>
          <table:table-cell office:value-type="float" office:value="51432" calcext:value-type="float">
            <text:p>51432</text:p>
          </table:table-cell>
          <table:table-cell office:value-type="float" office:value="2410" calcext:value-type="float">
            <text:p>2410</text:p>
          </table:table-cell>
          <table:table-cell office:value-type="float" office:value="7269" calcext:value-type="float">
            <text:p>7269</text:p>
          </table:table-cell>
          <table:table-cell office:value-type="float" office:value="128936" calcext:value-type="float">
            <text:p>128936</text:p>
          </table:table-cell>
          <table:table-cell office:value-type="float" office:value="8699" calcext:value-type="float">
            <text:p>8699</text:p>
          </table:table-cell>
          <table:table-cell office:value-type="float" office:value="20003" calcext:value-type="float">
            <text:p>20003</text:p>
          </table:table-cell>
          <table:table-cell office:value-type="float" office:value="97942" calcext:value-type="float">
            <text:p>97942</text:p>
          </table:table-cell>
          <table:table-cell office:value-type="float" office:value="2269" calcext:value-type="float">
            <text:p>2269</text:p>
          </table:table-cell>
          <table:table-cell office:value-type="float" office:value="2297" calcext:value-type="float">
            <text:p>2297</text:p>
          </table:table-cell>
          <table:table-cell office:value-type="float" office:value="25001" calcext:value-type="float">
            <text:p>25001</text:p>
          </table:table-cell>
          <table:table-cell office:value-type="float" office:value="7843" calcext:value-type="float">
            <text:p>7843</text:p>
          </table:table-cell>
          <table:table-cell office:value-type="float" office:value="13017" calcext:value-type="float">
            <text:p>13017</text:p>
          </table:table-cell>
          <table:table-cell office:value-type="float" office:value="3272" calcext:value-type="float">
            <text:p>3272</text:p>
          </table:table-cell>
          <table:table-cell office:value-type="float" office:value="12583" calcext:value-type="float">
            <text:p>12583</text:p>
          </table:table-cell>
          <table:table-cell office:value-type="float" office:value="1289" calcext:value-type="float">
            <text:p>1289</text:p>
          </table:table-cell>
          <table:table-cell office:value-type="float" office:value="3881" calcext:value-type="float">
            <text:p>3881</text:p>
          </table:table-cell>
          <table:table-cell office:value-type="float" office:value="60035" calcext:value-type="float">
            <text:p>60035</text:p>
          </table:table-cell>
          <table:table-cell office:value-type="float" office:value="5363" calcext:value-type="float">
            <text:p>5363</text:p>
          </table:table-cell>
          <table:table-cell office:value-type="float" office:value="37930" calcext:value-type="float">
            <text:p>37930</text:p>
          </table:table-cell>
          <table:table-cell office:value-type="float" office:value="17250" calcext:value-type="float">
            <text:p>17250</text:p>
          </table:table-cell>
          <table:table-cell office:value-type="float" office:value="10787" calcext:value-type="float">
            <text:p>10787</text:p>
          </table:table-cell>
          <table:table-cell office:value-type="float" office:value="51150" calcext:value-type="float">
            <text:p>51150</text:p>
          </table:table-cell>
          <table:table-cell office:value-type="float" office:value="4931" calcext:value-type="float">
            <text:p>4931</text:p>
          </table:table-cell>
          <table:table-cell office:value-type="float" office:value="2803" calcext:value-type="float">
            <text:p>2803</text:p>
          </table:table-cell>
          <table:table-cell office:value-type="float" office:value="48837" calcext:value-type="float">
            <text:p>48837</text:p>
          </table:table-cell>
          <table:table-cell office:value-type="float" office:value="2555" calcext:value-type="float">
            <text:p>2555</text:p>
          </table:table-cell>
          <table:table-cell office:value-type="float" office:value="18507" calcext:value-type="float">
            <text:p>18507</text:p>
          </table:table-cell>
          <table:table-cell office:value-type="float" office:value="12443" calcext:value-type="float">
            <text:p>12443</text:p>
          </table:table-cell>
          <table:table-cell office:value-type="float" office:value="52203" calcext:value-type="float">
            <text:p>52203</text:p>
          </table:table-cell>
          <table:table-cell office:value-type="float" office:value="2556" calcext:value-type="float">
            <text:p>2556</text:p>
          </table:table-cell>
          <table:table-cell office:value-type="float" office:value="9085" calcext:value-type="float">
            <text:p>9085</text:p>
          </table:table-cell>
          <table:table-cell office:value-type="float" office:value="49510" calcext:value-type="float">
            <text:p>49510</text:p>
          </table:table-cell>
          <table:table-cell office:value-type="float" office:value="50973" calcext:value-type="float">
            <text:p>50973</text:p>
          </table:table-cell>
          <table:table-cell office:value-type="float" office:value="3080" calcext:value-type="float">
            <text:p>3080</text:p>
          </table:table-cell>
          <table:table-cell office:value-type="float" office:value="7247" calcext:value-type="float">
            <text:p>7247</text:p>
          </table:table-cell>
          <table:table-cell office:value-type="float" office:value="22840" calcext:value-type="float">
            <text:p>22840</text:p>
          </table:table-cell>
          <table:table-cell office:value-type="float" office:value="6211" calcext:value-type="float">
            <text:p>6211</text:p>
          </table:table-cell>
          <table:table-cell office:value-type="float" office:value="10715" calcext:value-type="float">
            <text:p>10715</text:p>
          </table:table-cell>
          <table:table-cell office:value-type="float" office:value="6213" calcext:value-type="float">
            <text:p>6213</text:p>
          </table:table-cell>
          <table:table-cell office:value-type="float" office:value="2581" calcext:value-type="float">
            <text:p>2581</text:p>
          </table:table-cell>
          <table:table-cell office:value-type="float" office:value="7532" calcext:value-type="float">
            <text:p>7532</text:p>
          </table:table-cell>
          <table:table-cell office:value-type="float" office:value="30995" calcext:value-type="float">
            <text:p>30995</text:p>
          </table:table-cell>
          <table:table-cell office:value-type="float" office:value="9162" calcext:value-type="float">
            <text:p>9162</text:p>
          </table:table-cell>
          <table:table-cell office:value-type="float" office:value="10889" calcext:value-type="float">
            <text:p>10889</text:p>
          </table:table-cell>
          <table:table-cell office:value-type="float" office:value="6290" calcext:value-type="float">
            <text:p>6290</text:p>
          </table:table-cell>
          <table:table-cell office:value-type="float" office:value="4078" calcext:value-type="float">
            <text:p>4078</text:p>
          </table:table-cell>
          <table:table-cell office:value-type="float" office:value="25090" calcext:value-type="float">
            <text:p>25090</text:p>
          </table:table-cell>
          <table:table-cell office:value-type="float" office:value="16113" calcext:value-type="float">
            <text:p>16113</text:p>
          </table:table-cell>
          <table:table-cell office:value-type="float" office:value="2427" calcext:value-type="float">
            <text:p>2427</text:p>
          </table:table-cell>
          <table:table-cell office:value-type="float" office:value="9524" calcext:value-type="float">
            <text:p>9524</text:p>
          </table:table-cell>
          <table:table-cell office:value-type="float" office:value="60374" calcext:value-type="float">
            <text:p>60374</text:p>
          </table:table-cell>
          <table:table-cell office:value-type="float" office:value="3963" calcext:value-type="float">
            <text:p>3963</text:p>
          </table:table-cell>
          <table:table-cell office:value-type="float" office:value="51936" calcext:value-type="float">
            <text:p>51936</text:p>
          </table:table-cell>
          <table:table-cell office:value-type="float" office:value="6715" calcext:value-type="float">
            <text:p>6715</text:p>
          </table:table-cell>
          <table:table-cell office:value-type="float" office:value="3752" calcext:value-type="float">
            <text:p>3752</text:p>
          </table:table-cell>
          <table:table-cell office:value-type="float" office:value="17727" calcext:value-type="float">
            <text:p>17727</text:p>
          </table:table-cell>
          <table:table-cell office:value-type="float" office:value="53125" calcext:value-type="float">
            <text:p>53125</text:p>
          </table:table-cell>
          <table:table-cell office:value-type="float" office:value="2646" calcext:value-type="float">
            <text:p>2646</text:p>
          </table:table-cell>
          <table:table-cell office:value-type="float" office:value="26082" calcext:value-type="float">
            <text:p>26082</text:p>
          </table:table-cell>
          <table:table-cell office:value-type="float" office:value="18246" calcext:value-type="float">
            <text:p>18246</text:p>
          </table:table-cell>
          <table:table-cell office:value-type="float" office:value="1343" calcext:value-type="float">
            <text:p>1343</text:p>
          </table:table-cell>
          <table:table-cell office:value-type="float" office:value="12342" calcext:value-type="float">
            <text:p>12342</text:p>
          </table:table-cell>
          <table:table-cell office:value-type="float" office:value="2084" calcext:value-type="float">
            <text:p>2084</text:p>
          </table:table-cell>
          <table:table-cell office:value-type="float" office:value="51014" calcext:value-type="float">
            <text:p>51014</text:p>
          </table:table-cell>
          <table:table-cell office:value-type="float" office:value="48418" calcext:value-type="float">
            <text:p>48418</text:p>
          </table:table-cell>
          <table:table-cell office:value-type="float" office:value="16328" calcext:value-type="float">
            <text:p>16328</text:p>
          </table:table-cell>
          <table:table-cell office:value-type="float" office:value="49212" calcext:value-type="float">
            <text:p>49212</text:p>
          </table:table-cell>
          <table:table-cell office:value-type="float" office:value="12516" calcext:value-type="float">
            <text:p>12516</text:p>
          </table:table-cell>
          <table:table-cell office:value-type="float" office:value="13507" calcext:value-type="float">
            <text:p>13507</text:p>
          </table:table-cell>
          <table:table-cell office:value-type="float" office:value="2303" calcext:value-type="float">
            <text:p>2303</text:p>
          </table:table-cell>
          <table:table-cell office:value-type="float" office:value="2189" calcext:value-type="float">
            <text:p>2189</text:p>
          </table:table-cell>
          <table:table-cell office:value-type="float" office:value="52170" calcext:value-type="float">
            <text:p>52170</text:p>
          </table:table-cell>
          <table:table-cell office:value-type="float" office:value="86844" calcext:value-type="float">
            <text:p>86844</text:p>
          </table:table-cell>
          <table:table-cell office:value-type="float" office:value="2650" calcext:value-type="float">
            <text:p>2650</text:p>
          </table:table-cell>
          <table:table-cell office:value-type="float" office:value="2710" calcext:value-type="float">
            <text:p>2710</text:p>
          </table:table-cell>
          <table:table-cell office:value-type="float" office:value="5150" calcext:value-type="float">
            <text:p>5150</text:p>
          </table:table-cell>
          <table:table-cell office:value-type="float" office:value="2080" calcext:value-type="float">
            <text:p>2080</text:p>
          </table:table-cell>
          <table:table-cell office:value-type="float" office:value="2354" calcext:value-type="float">
            <text:p>2354</text:p>
          </table:table-cell>
          <table:table-cell office:value-type="float" office:value="1785" calcext:value-type="float">
            <text:p>1785</text:p>
          </table:table-cell>
          <table:table-cell office:value-type="float" office:value="19837" calcext:value-type="float">
            <text:p>19837</text:p>
          </table:table-cell>
          <table:table-cell office:value-type="float" office:value="50015" calcext:value-type="float">
            <text:p>50015</text:p>
          </table:table-cell>
          <table:table-cell office:value-type="float" office:value="51580" calcext:value-type="float">
            <text:p>51580</text:p>
          </table:table-cell>
          <table:table-cell office:value-type="float" office:value="51301" calcext:value-type="float">
            <text:p>51301</text:p>
          </table:table-cell>
          <table:table-cell office:value-type="float" office:value="12416" calcext:value-type="float">
            <text:p>12416</text:p>
          </table:table-cell>
          <table:table-cell office:value-type="float" office:value="2143" calcext:value-type="float">
            <text:p>2143</text:p>
          </table:table-cell>
          <table:table-cell office:value-type="float" office:value="49741" calcext:value-type="float">
            <text:p>49741</text:p>
          </table:table-cell>
          <table:table-cell office:value-type="float" office:value="51270" calcext:value-type="float">
            <text:p>51270</text:p>
          </table:table-cell>
          <table:table-cell office:value-type="float" office:value="34633" calcext:value-type="float">
            <text:p>34633</text:p>
          </table:table-cell>
          <table:table-cell office:value-type="float" office:value="18636" calcext:value-type="float">
            <text:p>18636</text:p>
          </table:table-cell>
          <table:table-cell office:value-type="float" office:value="80434" calcext:value-type="float">
            <text:p>80434</text:p>
          </table:table-cell>
          <table:table-cell office:value-type="float" office:value="18168" calcext:value-type="float">
            <text:p>18168</text:p>
          </table:table-cell>
          <table:table-cell office:value-type="float" office:value="2471" calcext:value-type="float">
            <text:p>2471</text:p>
          </table:table-cell>
          <table:table-cell office:value-type="float" office:value="50014" calcext:value-type="float">
            <text:p>50014</text:p>
          </table:table-cell>
          <table:table-cell office:value-type="float" office:value="7241" calcext:value-type="float">
            <text:p>7241</text:p>
          </table:table-cell>
          <table:table-cell office:value-type="float" office:value="28777" calcext:value-type="float">
            <text:p>28777</text:p>
          </table:table-cell>
          <table:table-cell office:value-type="float" office:value="49343" calcext:value-type="float">
            <text:p>49343</text:p>
          </table:table-cell>
          <table:table-cell office:value-type="float" office:value="15662" calcext:value-type="float">
            <text:p>15662</text:p>
          </table:table-cell>
          <table:table-cell office:value-type="float" office:value="48594" calcext:value-type="float">
            <text:p>48594</text:p>
          </table:table-cell>
          <table:table-cell office:value-type="float" office:value="2433" calcext:value-type="float">
            <text:p>2433</text:p>
          </table:table-cell>
          <table:table-cell office:value-type="float" office:value="51319" calcext:value-type="float">
            <text:p>51319</text:p>
          </table:table-cell>
          <table:table-cell office:value-type="float" office:value="5617" calcext:value-type="float">
            <text:p>5617</text:p>
          </table:table-cell>
          <table:table-cell office:value-type="float" office:value="7184" calcext:value-type="float">
            <text:p>7184</text:p>
          </table:table-cell>
          <table:table-cell office:value-type="float" office:value="51460" calcext:value-type="float">
            <text:p>51460</text:p>
          </table:table-cell>
          <table:table-cell office:value-type="float" office:value="2074" calcext:value-type="float">
            <text:p>2074</text:p>
          </table:table-cell>
          <table:table-cell office:value-type="float" office:value="6918" calcext:value-type="float">
            <text:p>6918</text:p>
          </table:table-cell>
          <table:table-cell office:value-type="float" office:value="17931" calcext:value-type="float">
            <text:p>17931</text:p>
          </table:table-cell>
          <table:table-cell office:value-type="float" office:value="47151" calcext:value-type="float">
            <text:p>47151</text:p>
          </table:table-cell>
          <table:table-cell office:value-type="float" office:value="2143" calcext:value-type="float">
            <text:p>2143</text:p>
          </table:table-cell>
          <table:table-cell office:value-type="float" office:value="2328" calcext:value-type="float">
            <text:p>2328</text:p>
          </table:table-cell>
          <table:table-cell office:value-type="float" office:value="20056" calcext:value-type="float">
            <text:p>20056</text:p>
          </table:table-cell>
          <table:table-cell office:value-type="float" office:value="6995" calcext:value-type="float">
            <text:p>6995</text:p>
          </table:table-cell>
          <table:table-cell office:value-type="float" office:value="12633" calcext:value-type="float">
            <text:p>12633</text:p>
          </table:table-cell>
          <table:table-cell office:value-type="float" office:value="2961" calcext:value-type="float">
            <text:p>2961</text:p>
          </table:table-cell>
          <table:table-cell office:value-type="float" office:value="11213" calcext:value-type="float">
            <text:p>11213</text:p>
          </table:table-cell>
          <table:table-cell office:value-type="float" office:value="1245" calcext:value-type="float">
            <text:p>1245</text:p>
          </table:table-cell>
          <table:table-cell office:value-type="float" office:value="4326" calcext:value-type="float">
            <text:p>4326</text:p>
          </table:table-cell>
          <table:table-cell office:value-type="float" office:value="46434" calcext:value-type="float">
            <text:p>46434</text:p>
          </table:table-cell>
          <table:table-cell office:value-type="float" office:value="5100" calcext:value-type="float">
            <text:p>5100</text:p>
          </table:table-cell>
          <table:table-cell office:value-type="float" office:value="28298" calcext:value-type="float">
            <text:p>28298</text:p>
          </table:table-cell>
          <table:table-cell office:value-type="float" office:value="16446" calcext:value-type="float">
            <text:p>16446</text:p>
          </table:table-cell>
          <table:table-cell office:value-type="float" office:value="20110" calcext:value-type="float">
            <text:p>20110</text:p>
          </table:table-cell>
          <table:table-cell office:value-type="float" office:value="46299" calcext:value-type="float">
            <text:p>46299</text:p>
          </table:table-cell>
          <table:table-cell office:value-type="float" office:value="5393" calcext:value-type="float">
            <text:p>5393</text:p>
          </table:table-cell>
          <table:table-cell office:value-type="float" office:value="2597" calcext:value-type="float">
            <text:p>2597</text:p>
          </table:table-cell>
          <table:table-cell office:value-type="float" office:value="42479" calcext:value-type="float">
            <text:p>42479</text:p>
          </table:table-cell>
          <table:table-cell office:value-type="float" office:value="1986" calcext:value-type="float">
            <text:p>1986</text:p>
          </table:table-cell>
          <table:table-cell office:value-type="float" office:value="15589" calcext:value-type="float">
            <text:p>15589</text:p>
          </table:table-cell>
          <table:table-cell office:value-type="float" office:value="11471" calcext:value-type="float">
            <text:p>11471</text:p>
          </table:table-cell>
          <table:table-cell office:value-type="float" office:value="40775" calcext:value-type="float">
            <text:p>40775</text:p>
          </table:table-cell>
          <table:table-cell office:value-type="float" office:value="2309" calcext:value-type="float">
            <text:p>2309</text:p>
          </table:table-cell>
          <table:table-cell office:value-type="float" office:value="8798" calcext:value-type="float">
            <text:p>8798</text:p>
          </table:table-cell>
          <table:table-cell office:value-type="float" office:value="41367" calcext:value-type="float">
            <text:p>41367</text:p>
          </table:table-cell>
          <table:table-cell office:value-type="float" office:value="40865" calcext:value-type="float">
            <text:p>40865</text:p>
          </table:table-cell>
          <table:table-cell office:value-type="float" office:value="2678" calcext:value-type="float">
            <text:p>2678</text:p>
          </table:table-cell>
          <table:table-cell office:value-type="float" office:value="5979" calcext:value-type="float">
            <text:p>5979</text:p>
          </table:table-cell>
          <table:table-cell office:value-type="float" office:value="18649" calcext:value-type="float">
            <text:p>18649</text:p>
          </table:table-cell>
          <table:table-cell office:value-type="float" office:value="23608" calcext:value-type="float">
            <text:p>23608</text:p>
          </table:table-cell>
          <table:table-cell office:value-type="float" office:value="2819" calcext:value-type="float">
            <text:p>2819</text:p>
          </table:table-cell>
          <table:table-cell office:value-type="float" office:value="5212" calcext:value-type="float">
            <text:p>5212</text:p>
          </table:table-cell>
          <table:table-cell office:value-type="float" office:value="2303" calcext:value-type="float">
            <text:p>2303</text:p>
          </table:table-cell>
          <table:table-cell office:value-type="float" office:value="6717" calcext:value-type="float">
            <text:p>6717</text:p>
          </table:table-cell>
          <table:table-cell office:value-type="float" office:value="26847" calcext:value-type="float">
            <text:p>26847</text:p>
          </table:table-cell>
          <table:table-cell office:value-type="float" office:value="8090" calcext:value-type="float">
            <text:p>8090</text:p>
          </table:table-cell>
          <table:table-cell office:value-type="float" office:value="11134" calcext:value-type="float">
            <text:p>11134</text:p>
          </table:table-cell>
          <table:table-cell office:value-type="float" office:value="5523" calcext:value-type="float">
            <text:p>5523</text:p>
          </table:table-cell>
          <table:table-cell office:value-type="float" office:value="4112" calcext:value-type="float">
            <text:p>4112</text:p>
          </table:table-cell>
          <table:table-cell office:value-type="float" office:value="21396" calcext:value-type="float">
            <text:p>21396</text:p>
          </table:table-cell>
          <table:table-cell office:value-type="float" office:value="15343" calcext:value-type="float">
            <text:p>15343</text:p>
          </table:table-cell>
          <table:table-cell office:value-type="float" office:value="2162" calcext:value-type="float">
            <text:p>2162</text:p>
          </table:table-cell>
          <table:table-cell office:value-type="float" office:value="8842" calcext:value-type="float">
            <text:p>8842</text:p>
          </table:table-cell>
          <table:table-cell office:value-type="float" office:value="44496" calcext:value-type="float">
            <text:p>44496</text:p>
          </table:table-cell>
          <table:table-cell office:value-type="float" office:value="3931" calcext:value-type="float">
            <text:p>3931</text:p>
          </table:table-cell>
          <table:table-cell office:value-type="float" office:value="40530" calcext:value-type="float">
            <text:p>40530</text:p>
          </table:table-cell>
          <table:table-cell office:value-type="float" office:value="5544" calcext:value-type="float">
            <text:p>5544</text:p>
          </table:table-cell>
          <table:table-cell office:value-type="float" office:value="3474" calcext:value-type="float">
            <text:p>3474</text:p>
          </table:table-cell>
          <table:table-cell office:value-type="float" office:value="15051" calcext:value-type="float">
            <text:p>15051</text:p>
          </table:table-cell>
          <table:table-cell office:value-type="float" office:value="41871" calcext:value-type="float">
            <text:p>41871</text:p>
          </table:table-cell>
          <table:table-cell office:value-type="float" office:value="2224" calcext:value-type="float">
            <text:p>2224</text:p>
          </table:table-cell>
          <table:table-cell office:value-type="float" office:value="36369" calcext:value-type="float">
            <text:p>36369</text:p>
          </table:table-cell>
          <table:table-cell office:value-type="float" office:value="12378" calcext:value-type="float">
            <text:p>12378</text:p>
          </table:table-cell>
          <table:table-cell office:value-type="float" office:value="1194" calcext:value-type="float">
            <text:p>1194</text:p>
          </table:table-cell>
          <table:table-cell office:value-type="float" office:value="11009" calcext:value-type="float">
            <text:p>11009</text:p>
          </table:table-cell>
          <table:table-cell office:value-type="float" office:value="2019" calcext:value-type="float">
            <text:p>2019</text:p>
          </table:table-cell>
          <table:table-cell office:value-type="float" office:value="42410" calcext:value-type="float">
            <text:p>42410</text:p>
          </table:table-cell>
          <table:table-cell office:value-type="float" office:value="42545" calcext:value-type="float">
            <text:p>42545</text:p>
          </table:table-cell>
          <table:table-cell office:value-type="float" office:value="14053" calcext:value-type="float">
            <text:p>14053</text:p>
          </table:table-cell>
          <table:table-cell office:value-type="float" office:value="41988" calcext:value-type="float">
            <text:p>41988</text:p>
          </table:table-cell>
          <table:table-cell office:value-type="float" office:value="5668" calcext:value-type="float">
            <text:p>5668</text:p>
          </table:table-cell>
          <table:table-cell office:value-type="float" office:value="12675" calcext:value-type="float">
            <text:p>12675</text:p>
          </table:table-cell>
          <table:table-cell office:value-type="float" office:value="2393" calcext:value-type="float">
            <text:p>2393</text:p>
          </table:table-cell>
          <table:table-cell office:value-type="float" office:value="1837" calcext:value-type="float">
            <text:p>1837</text:p>
          </table:table-cell>
          <table:table-cell office:value-type="float" office:value="40626" calcext:value-type="float">
            <text:p>40626</text:p>
          </table:table-cell>
          <table:table-cell office:value-type="float" office:value="40652" calcext:value-type="float">
            <text:p>40652</text:p>
          </table:table-cell>
          <table:table-cell office:value-type="float" office:value="2570" calcext:value-type="float">
            <text:p>2570</text:p>
          </table:table-cell>
          <table:table-cell office:value-type="float" office:value="3274" calcext:value-type="float">
            <text:p>3274</text:p>
          </table:table-cell>
          <table:table-cell office:value-type="float" office:value="4458" calcext:value-type="float">
            <text:p>4458</text:p>
          </table:table-cell>
          <table:table-cell office:value-type="float" office:value="1886" calcext:value-type="float">
            <text:p>1886</text:p>
          </table:table-cell>
          <table:table-cell office:value-type="float" office:value="2415" calcext:value-type="float">
            <text:p>2415</text:p>
          </table:table-cell>
          <table:table-cell office:value-type="float" office:value="2191" calcext:value-type="float">
            <text:p>2191</text:p>
          </table:table-cell>
          <table:table-cell office:value-type="float" office:value="16835" calcext:value-type="float">
            <text:p>16835</text:p>
          </table:table-cell>
          <table:table-cell office:value-type="float" office:value="42782" calcext:value-type="float">
            <text:p>42782</text:p>
          </table:table-cell>
          <table:table-cell office:value-type="float" office:value="40309" calcext:value-type="float">
            <text:p>40309</text:p>
          </table:table-cell>
          <table:table-cell office:value-type="float" office:value="39447" calcext:value-type="float">
            <text:p>39447</text:p>
          </table:table-cell>
          <table:table-cell office:value-type="float" office:value="9703" calcext:value-type="float">
            <text:p>9703</text:p>
          </table:table-cell>
          <table:table-cell office:value-type="float" office:value="2000" calcext:value-type="float">
            <text:p>2000</text:p>
          </table:table-cell>
          <table:table-cell office:value-type="float" office:value="43088" calcext:value-type="float">
            <text:p>43088</text:p>
          </table:table-cell>
          <table:table-cell office:value-type="float" office:value="40336" calcext:value-type="float">
            <text:p>40336</text:p>
          </table:table-cell>
          <table:table-cell office:value-type="float" office:value="53684" calcext:value-type="float">
            <text:p>53684</text:p>
          </table:table-cell>
          <table:table-cell office:value-type="float" office:value="29220" calcext:value-type="float">
            <text:p>29220</text:p>
          </table:table-cell>
          <table:table-cell office:value-type="float" office:value="40901" calcext:value-type="float">
            <text:p>40901</text:p>
          </table:table-cell>
          <table:table-cell office:value-type="float" office:value="15851" calcext:value-type="float">
            <text:p>15851</text:p>
          </table:table-cell>
          <table:table-cell office:value-type="float" office:value="2307" calcext:value-type="float">
            <text:p>2307</text:p>
          </table:table-cell>
          <table:table-cell office:value-type="float" office:value="43030" calcext:value-type="float">
            <text:p>43030</text:p>
          </table:table-cell>
          <table:table-cell office:value-type="float" office:value="6196" calcext:value-type="float">
            <text:p>6196</text:p>
          </table:table-cell>
          <table:table-cell office:value-type="float" office:value="22417" calcext:value-type="float">
            <text:p>22417</text:p>
          </table:table-cell>
          <table:table-cell office:value-type="float" office:value="42152" calcext:value-type="float">
            <text:p>42152</text:p>
          </table:table-cell>
          <table:table-cell office:value-type="float" office:value="13024" calcext:value-type="float">
            <text:p>13024</text:p>
          </table:table-cell>
          <table:table-cell office:value-type="float" office:value="41860" calcext:value-type="float">
            <text:p>41860</text:p>
          </table:table-cell>
          <table:table-cell office:value-type="float" office:value="2539" calcext:value-type="float">
            <text:p>2539</text:p>
          </table:table-cell>
          <table:table-cell office:value-type="float" office:value="40299" calcext:value-type="float">
            <text:p>40299</text:p>
          </table:table-cell>
          <table:table-cell office:value-type="float" office:value="4328" calcext:value-type="float">
            <text:p>4328</text:p>
          </table:table-cell>
          <table:table-cell office:value-type="float" office:value="5245" calcext:value-type="float">
            <text:p>5245</text:p>
          </table:table-cell>
          <table:table-cell office:value-type="float" office:value="72509" calcext:value-type="float">
            <text:p>72509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AVERAGE([.A12:.KN12])" office:value-type="float" office:value="22799.6566666667" calcext:value-type="float">
            <text:p>22799,6566666667</text:p>
          </table:table-cell>
          <table:table-cell table:formula="of:=GEOMEAN([.A12:.KN12])" office:value-type="float" office:value="10784.9662532541" calcext:value-type="float">
            <text:p>10784,9662532541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11617" calcext:value-type="float">
            <text:p>11617</text:p>
          </table:table-cell>
          <table:table-cell office:value-type="float" office:value="4274" calcext:value-type="float">
            <text:p>4274</text:p>
          </table:table-cell>
          <table:table-cell office:value-type="float" office:value="3080" calcext:value-type="float">
            <text:p>3080</text:p>
          </table:table-cell>
          <table:table-cell office:value-type="float" office:value="22185" calcext:value-type="float">
            <text:p>22185</text:p>
          </table:table-cell>
          <table:table-cell office:value-type="float" office:value="4607" calcext:value-type="float">
            <text:p>4607</text:p>
          </table:table-cell>
          <table:table-cell office:value-type="float" office:value="41304" calcext:value-type="float">
            <text:p>41304</text:p>
          </table:table-cell>
          <table:table-cell office:value-type="float" office:value="15896" calcext:value-type="float">
            <text:p>15896</text:p>
          </table:table-cell>
          <table:table-cell office:value-type="float" office:value="2808" calcext:value-type="float">
            <text:p>2808</text:p>
          </table:table-cell>
          <table:table-cell office:value-type="float" office:value="3443" calcext:value-type="float">
            <text:p>3443</text:p>
          </table:table-cell>
          <table:table-cell office:value-type="float" office:value="8500" calcext:value-type="float">
            <text:p>8500</text:p>
          </table:table-cell>
          <table:table-cell office:value-type="float" office:value="3284" calcext:value-type="float">
            <text:p>3284</text:p>
          </table:table-cell>
          <table:table-cell office:value-type="float" office:value="6319" calcext:value-type="float">
            <text:p>6319</text:p>
          </table:table-cell>
          <table:table-cell office:value-type="float" office:value="28348" calcext:value-type="float">
            <text:p>28348</text:p>
          </table:table-cell>
          <table:table-cell office:value-type="float" office:value="5902" calcext:value-type="float">
            <text:p>5902</text:p>
          </table:table-cell>
          <table:table-cell office:value-type="float" office:value="4899" calcext:value-type="float">
            <text:p>4899</text:p>
          </table:table-cell>
          <table:table-cell office:value-type="float" office:value="2928" calcext:value-type="float">
            <text:p>2928</text:p>
          </table:table-cell>
          <table:table-cell office:value-type="float" office:value="1201" calcext:value-type="float">
            <text:p>1201</text:p>
          </table:table-cell>
          <table:table-cell office:value-type="float" office:value="98621" calcext:value-type="float">
            <text:p>98621</text:p>
          </table:table-cell>
          <table:table-cell office:value-type="float" office:value="13953" calcext:value-type="float">
            <text:p>13953</text:p>
          </table:table-cell>
          <table:table-cell office:value-type="float" office:value="2568" calcext:value-type="float">
            <text:p>2568</text:p>
          </table:table-cell>
          <table:table-cell office:value-type="float" office:value="3394" calcext:value-type="float">
            <text:p>3394</text:p>
          </table:table-cell>
          <table:table-cell office:value-type="float" office:value="54851" calcext:value-type="float">
            <text:p>54851</text:p>
          </table:table-cell>
          <table:table-cell office:value-type="float" office:value="2324" calcext:value-type="float">
            <text:p>2324</text:p>
          </table:table-cell>
          <table:table-cell office:value-type="float" office:value="50351" calcext:value-type="float">
            <text:p>50351</text:p>
          </table:table-cell>
          <table:table-cell office:value-type="float" office:value="49660" calcext:value-type="float">
            <text:p>49660</text:p>
          </table:table-cell>
          <table:table-cell office:value-type="float" office:value="3847" calcext:value-type="float">
            <text:p>3847</text:p>
          </table:table-cell>
          <table:table-cell office:value-type="float" office:value="190419" calcext:value-type="float">
            <text:p>190419</text:p>
          </table:table-cell>
          <table:table-cell office:value-type="float" office:value="143344" calcext:value-type="float">
            <text:p>143344</text:p>
          </table:table-cell>
          <table:table-cell office:value-type="float" office:value="22437" calcext:value-type="float">
            <text:p>22437</text:p>
          </table:table-cell>
          <table:table-cell office:value-type="float" office:value="126023" calcext:value-type="float">
            <text:p>126023</text:p>
          </table:table-cell>
          <table:table-cell office:value-type="float" office:value="17269" calcext:value-type="float">
            <text:p>17269</text:p>
          </table:table-cell>
          <table:table-cell office:value-type="float" office:value="66087" calcext:value-type="float">
            <text:p>66087</text:p>
          </table:table-cell>
          <table:table-cell office:value-type="float" office:value="56098" calcext:value-type="float">
            <text:p>56098</text:p>
          </table:table-cell>
          <table:table-cell office:value-type="float" office:value="7435" calcext:value-type="float">
            <text:p>7435</text:p>
          </table:table-cell>
          <table:table-cell office:value-type="float" office:value="51642" calcext:value-type="float">
            <text:p>51642</text:p>
          </table:table-cell>
          <table:table-cell office:value-type="float" office:value="40172" calcext:value-type="float">
            <text:p>40172</text:p>
          </table:table-cell>
          <table:table-cell office:value-type="float" office:value="4516" calcext:value-type="float">
            <text:p>4516</text:p>
          </table:table-cell>
          <table:table-cell office:value-type="float" office:value="31587" calcext:value-type="float">
            <text:p>31587</text:p>
          </table:table-cell>
          <table:table-cell office:value-type="float" office:value="15920" calcext:value-type="float">
            <text:p>15920</text:p>
          </table:table-cell>
          <table:table-cell office:value-type="float" office:value="3252" calcext:value-type="float">
            <text:p>3252</text:p>
          </table:table-cell>
          <table:table-cell office:value-type="float" office:value="2719" calcext:value-type="float">
            <text:p>2719</text:p>
          </table:table-cell>
          <table:table-cell office:value-type="float" office:value="18680" calcext:value-type="float">
            <text:p>18680</text:p>
          </table:table-cell>
          <table:table-cell office:value-type="float" office:value="37480" calcext:value-type="float">
            <text:p>37480</text:p>
          </table:table-cell>
          <table:table-cell office:value-type="float" office:value="2202" calcext:value-type="float">
            <text:p>2202</text:p>
          </table:table-cell>
          <table:table-cell office:value-type="float" office:value="2441" calcext:value-type="float">
            <text:p>2441</text:p>
          </table:table-cell>
          <table:table-cell office:value-type="float" office:value="9343" calcext:value-type="float">
            <text:p>9343</text:p>
          </table:table-cell>
          <table:table-cell office:value-type="float" office:value="32952" calcext:value-type="float">
            <text:p>32952</text:p>
          </table:table-cell>
          <table:table-cell office:value-type="float" office:value="3408" calcext:value-type="float">
            <text:p>3408</text:p>
          </table:table-cell>
          <table:table-cell office:value-type="float" office:value="2004" calcext:value-type="float">
            <text:p>2004</text:p>
          </table:table-cell>
          <table:table-cell office:value-type="float" office:value="5221" calcext:value-type="float">
            <text:p>5221</text:p>
          </table:table-cell>
          <table:table-cell office:value-type="float" office:value="18348" calcext:value-type="float">
            <text:p>18348</text:p>
          </table:table-cell>
          <table:table-cell office:value-type="float" office:value="3183" calcext:value-type="float">
            <text:p>3183</text:p>
          </table:table-cell>
          <table:table-cell office:value-type="float" office:value="1982" calcext:value-type="float">
            <text:p>1982</text:p>
          </table:table-cell>
          <table:table-cell office:value-type="float" office:value="1762" calcext:value-type="float">
            <text:p>1762</text:p>
          </table:table-cell>
          <table:table-cell office:value-type="float" office:value="8251" calcext:value-type="float">
            <text:p>8251</text:p>
          </table:table-cell>
          <table:table-cell office:value-type="float" office:value="136790" calcext:value-type="float">
            <text:p>136790</text:p>
          </table:table-cell>
          <table:table-cell office:value-type="float" office:value="2726" calcext:value-type="float">
            <text:p>2726</text:p>
          </table:table-cell>
          <table:table-cell office:value-type="float" office:value="1126" calcext:value-type="float">
            <text:p>1126</text:p>
          </table:table-cell>
          <table:table-cell office:value-type="float" office:value="1959" calcext:value-type="float">
            <text:p>1959</text:p>
          </table:table-cell>
          <table:table-cell office:value-type="float" office:value="135445" calcext:value-type="float">
            <text:p>135445</text:p>
          </table:table-cell>
          <table:table-cell office:value-type="float" office:value="152264" calcext:value-type="float">
            <text:p>152264</text:p>
          </table:table-cell>
          <table:table-cell office:value-type="float" office:value="3448" calcext:value-type="float">
            <text:p>3448</text:p>
          </table:table-cell>
          <table:table-cell office:value-type="float" office:value="37723" calcext:value-type="float">
            <text:p>37723</text:p>
          </table:table-cell>
          <table:table-cell office:value-type="float" office:value="14365" calcext:value-type="float">
            <text:p>14365</text:p>
          </table:table-cell>
          <table:table-cell office:value-type="float" office:value="10153" calcext:value-type="float">
            <text:p>10153</text:p>
          </table:table-cell>
          <table:table-cell office:value-type="float" office:value="28833" calcext:value-type="float">
            <text:p>28833</text:p>
          </table:table-cell>
          <table:table-cell office:value-type="float" office:value="4841" calcext:value-type="float">
            <text:p>4841</text:p>
          </table:table-cell>
          <table:table-cell office:value-type="float" office:value="7346" calcext:value-type="float">
            <text:p>7346</text:p>
          </table:table-cell>
          <table:table-cell office:value-type="float" office:value="8433" calcext:value-type="float">
            <text:p>8433</text:p>
          </table:table-cell>
          <table:table-cell office:value-type="float" office:value="3154" calcext:value-type="float">
            <text:p>3154</text:p>
          </table:table-cell>
          <table:table-cell office:value-type="float" office:value="128866" calcext:value-type="float">
            <text:p>128866</text:p>
          </table:table-cell>
          <table:table-cell office:value-type="float" office:value="3290" calcext:value-type="float">
            <text:p>3290</text:p>
          </table:table-cell>
          <table:table-cell office:value-type="float" office:value="6796" calcext:value-type="float">
            <text:p>6796</text:p>
          </table:table-cell>
          <table:table-cell office:value-type="float" office:value="63747" calcext:value-type="float">
            <text:p>63747</text:p>
          </table:table-cell>
          <table:table-cell office:value-type="float" office:value="2817" calcext:value-type="float">
            <text:p>2817</text:p>
          </table:table-cell>
          <table:table-cell office:value-type="float" office:value="3382" calcext:value-type="float">
            <text:p>3382</text:p>
          </table:table-cell>
          <table:table-cell office:value-type="float" office:value="2404" calcext:value-type="float">
            <text:p>2404</text:p>
          </table:table-cell>
          <table:table-cell office:value-type="float" office:value="6037" calcext:value-type="float">
            <text:p>6037</text:p>
          </table:table-cell>
          <table:table-cell office:value-type="float" office:value="5692" calcext:value-type="float">
            <text:p>5692</text:p>
          </table:table-cell>
          <table:table-cell office:value-type="float" office:value="127053" calcext:value-type="float">
            <text:p>127053</text:p>
          </table:table-cell>
          <table:table-cell office:value-type="float" office:value="5254" calcext:value-type="float">
            <text:p>5254</text:p>
          </table:table-cell>
          <table:table-cell office:value-type="float" office:value="19812" calcext:value-type="float">
            <text:p>19812</text:p>
          </table:table-cell>
          <table:table-cell office:value-type="float" office:value="7119" calcext:value-type="float">
            <text:p>7119</text:p>
          </table:table-cell>
          <table:table-cell office:value-type="float" office:value="3462" calcext:value-type="float">
            <text:p>3462</text:p>
          </table:table-cell>
          <table:table-cell office:value-type="float" office:value="11777" calcext:value-type="float">
            <text:p>11777</text:p>
          </table:table-cell>
          <table:table-cell office:value-type="float" office:value="125670" calcext:value-type="float">
            <text:p>125670</text:p>
          </table:table-cell>
          <table:table-cell office:value-type="float" office:value="3470" calcext:value-type="float">
            <text:p>3470</text:p>
          </table:table-cell>
          <table:table-cell office:value-type="float" office:value="19709" calcext:value-type="float">
            <text:p>19709</text:p>
          </table:table-cell>
          <table:table-cell office:value-type="float" office:value="42628" calcext:value-type="float">
            <text:p>42628</text:p>
          </table:table-cell>
          <table:table-cell office:value-type="float" office:value="3484" calcext:value-type="float">
            <text:p>3484</text:p>
          </table:table-cell>
          <table:table-cell office:value-type="float" office:value="2716" calcext:value-type="float">
            <text:p>2716</text:p>
          </table:table-cell>
          <table:table-cell office:value-type="float" office:value="12811" calcext:value-type="float">
            <text:p>12811</text:p>
          </table:table-cell>
          <table:table-cell office:value-type="float" office:value="2908" calcext:value-type="float">
            <text:p>2908</text:p>
          </table:table-cell>
          <table:table-cell office:value-type="float" office:value="4371" calcext:value-type="float">
            <text:p>4371</text:p>
          </table:table-cell>
          <table:table-cell office:value-type="float" office:value="11420" calcext:value-type="float">
            <text:p>11420</text:p>
          </table:table-cell>
          <table:table-cell office:value-type="float" office:value="48389" calcext:value-type="float">
            <text:p>48389</text:p>
          </table:table-cell>
          <table:table-cell office:value-type="float" office:value="2433" calcext:value-type="float">
            <text:p>2433</text:p>
          </table:table-cell>
          <table:table-cell office:value-type="float" office:value="6894" calcext:value-type="float">
            <text:p>6894</text:p>
          </table:table-cell>
          <table:table-cell office:value-type="float" office:value="126499" calcext:value-type="float">
            <text:p>126499</text:p>
          </table:table-cell>
          <table:table-cell office:value-type="float" office:value="8418" calcext:value-type="float">
            <text:p>8418</text:p>
          </table:table-cell>
          <table:table-cell office:value-type="float" office:value="19566" calcext:value-type="float">
            <text:p>19566</text:p>
          </table:table-cell>
          <table:table-cell office:value-type="float" office:value="74069" calcext:value-type="float">
            <text:p>74069</text:p>
          </table:table-cell>
          <table:table-cell office:value-type="float" office:value="2872" calcext:value-type="float">
            <text:p>2872</text:p>
          </table:table-cell>
          <table:table-cell office:value-type="float" office:value="2490" calcext:value-type="float">
            <text:p>2490</text:p>
          </table:table-cell>
          <table:table-cell office:value-type="float" office:value="27683" calcext:value-type="float">
            <text:p>27683</text:p>
          </table:table-cell>
          <table:table-cell office:value-type="float" office:value="7836" calcext:value-type="float">
            <text:p>7836</text:p>
          </table:table-cell>
          <table:table-cell office:value-type="float" office:value="13318" calcext:value-type="float">
            <text:p>13318</text:p>
          </table:table-cell>
          <table:table-cell office:value-type="float" office:value="3233" calcext:value-type="float">
            <text:p>3233</text:p>
          </table:table-cell>
          <table:table-cell office:value-type="float" office:value="13812" calcext:value-type="float">
            <text:p>13812</text:p>
          </table:table-cell>
          <table:table-cell office:value-type="float" office:value="1255" calcext:value-type="float">
            <text:p>1255</text:p>
          </table:table-cell>
          <table:table-cell office:value-type="float" office:value="4640" calcext:value-type="float">
            <text:p>4640</text:p>
          </table:table-cell>
          <table:table-cell office:value-type="float" office:value="64581" calcext:value-type="float">
            <text:p>64581</text:p>
          </table:table-cell>
          <table:table-cell office:value-type="float" office:value="5296" calcext:value-type="float">
            <text:p>5296</text:p>
          </table:table-cell>
          <table:table-cell office:value-type="float" office:value="39785" calcext:value-type="float">
            <text:p>39785</text:p>
          </table:table-cell>
          <table:table-cell office:value-type="float" office:value="18255" calcext:value-type="float">
            <text:p>18255</text:p>
          </table:table-cell>
          <table:table-cell office:value-type="float" office:value="12891" calcext:value-type="float">
            <text:p>12891</text:p>
          </table:table-cell>
          <table:table-cell office:value-type="float" office:value="52371" calcext:value-type="float">
            <text:p>52371</text:p>
          </table:table-cell>
          <table:table-cell office:value-type="float" office:value="5120" calcext:value-type="float">
            <text:p>5120</text:p>
          </table:table-cell>
          <table:table-cell office:value-type="float" office:value="2703" calcext:value-type="float">
            <text:p>2703</text:p>
          </table:table-cell>
          <table:table-cell office:value-type="float" office:value="49573" calcext:value-type="float">
            <text:p>49573</text:p>
          </table:table-cell>
          <table:table-cell office:value-type="float" office:value="2292" calcext:value-type="float">
            <text:p>2292</text:p>
          </table:table-cell>
          <table:table-cell office:value-type="float" office:value="20944" calcext:value-type="float">
            <text:p>20944</text:p>
          </table:table-cell>
          <table:table-cell office:value-type="float" office:value="12476" calcext:value-type="float">
            <text:p>12476</text:p>
          </table:table-cell>
          <table:table-cell office:value-type="float" office:value="52457" calcext:value-type="float">
            <text:p>52457</text:p>
          </table:table-cell>
          <table:table-cell office:value-type="float" office:value="2284" calcext:value-type="float">
            <text:p>2284</text:p>
          </table:table-cell>
          <table:table-cell office:value-type="float" office:value="9517" calcext:value-type="float">
            <text:p>9517</text:p>
          </table:table-cell>
          <table:table-cell office:value-type="float" office:value="51087" calcext:value-type="float">
            <text:p>51087</text:p>
          </table:table-cell>
          <table:table-cell office:value-type="float" office:value="52296" calcext:value-type="float">
            <text:p>52296</text:p>
          </table:table-cell>
          <table:table-cell office:value-type="float" office:value="3646" calcext:value-type="float">
            <text:p>3646</text:p>
          </table:table-cell>
          <table:table-cell office:value-type="float" office:value="8489" calcext:value-type="float">
            <text:p>8489</text:p>
          </table:table-cell>
          <table:table-cell office:value-type="float" office:value="26337" calcext:value-type="float">
            <text:p>26337</text:p>
          </table:table-cell>
          <table:table-cell office:value-type="float" office:value="5557" calcext:value-type="float">
            <text:p>5557</text:p>
          </table:table-cell>
          <table:table-cell office:value-type="float" office:value="8366" calcext:value-type="float">
            <text:p>8366</text:p>
          </table:table-cell>
          <table:table-cell office:value-type="float" office:value="16617" calcext:value-type="float">
            <text:p>16617</text:p>
          </table:table-cell>
          <table:table-cell office:value-type="float" office:value="2581" calcext:value-type="float">
            <text:p>2581</text:p>
          </table:table-cell>
          <table:table-cell office:value-type="float" office:value="8139" calcext:value-type="float">
            <text:p>8139</text:p>
          </table:table-cell>
          <table:table-cell office:value-type="float" office:value="66116" calcext:value-type="float">
            <text:p>66116</text:p>
          </table:table-cell>
          <table:table-cell office:value-type="float" office:value="9487" calcext:value-type="float">
            <text:p>9487</text:p>
          </table:table-cell>
          <table:table-cell office:value-type="float" office:value="13165" calcext:value-type="float">
            <text:p>13165</text:p>
          </table:table-cell>
          <table:table-cell office:value-type="float" office:value="6366" calcext:value-type="float">
            <text:p>6366</text:p>
          </table:table-cell>
          <table:table-cell office:value-type="float" office:value="4344" calcext:value-type="float">
            <text:p>4344</text:p>
          </table:table-cell>
          <table:table-cell office:value-type="float" office:value="26229" calcext:value-type="float">
            <text:p>26229</text:p>
          </table:table-cell>
          <table:table-cell office:value-type="float" office:value="18249" calcext:value-type="float">
            <text:p>18249</text:p>
          </table:table-cell>
          <table:table-cell office:value-type="float" office:value="3053" calcext:value-type="float">
            <text:p>3053</text:p>
          </table:table-cell>
          <table:table-cell office:value-type="float" office:value="10472" calcext:value-type="float">
            <text:p>10472</text:p>
          </table:table-cell>
          <table:table-cell office:value-type="float" office:value="52899" calcext:value-type="float">
            <text:p>52899</text:p>
          </table:table-cell>
          <table:table-cell office:value-type="float" office:value="4297" calcext:value-type="float">
            <text:p>4297</text:p>
          </table:table-cell>
          <table:table-cell office:value-type="float" office:value="51476" calcext:value-type="float">
            <text:p>51476</text:p>
          </table:table-cell>
          <table:table-cell office:value-type="float" office:value="7215" calcext:value-type="float">
            <text:p>7215</text:p>
          </table:table-cell>
          <table:table-cell office:value-type="float" office:value="4508" calcext:value-type="float">
            <text:p>4508</text:p>
          </table:table-cell>
          <table:table-cell office:value-type="float" office:value="27406" calcext:value-type="float">
            <text:p>27406</text:p>
          </table:table-cell>
          <table:table-cell office:value-type="float" office:value="52724" calcext:value-type="float">
            <text:p>52724</text:p>
          </table:table-cell>
          <table:table-cell office:value-type="float" office:value="2407" calcext:value-type="float">
            <text:p>2407</text:p>
          </table:table-cell>
          <table:table-cell office:value-type="float" office:value="22893" calcext:value-type="float">
            <text:p>22893</text:p>
          </table:table-cell>
          <table:table-cell office:value-type="float" office:value="15422" calcext:value-type="float">
            <text:p>15422</text:p>
          </table:table-cell>
          <table:table-cell office:value-type="float" office:value="1321" calcext:value-type="float">
            <text:p>1321</text:p>
          </table:table-cell>
          <table:table-cell office:value-type="float" office:value="12142" calcext:value-type="float">
            <text:p>12142</text:p>
          </table:table-cell>
          <table:table-cell office:value-type="float" office:value="2329" calcext:value-type="float">
            <text:p>2329</text:p>
          </table:table-cell>
          <table:table-cell office:value-type="float" office:value="50520" calcext:value-type="float">
            <text:p>50520</text:p>
          </table:table-cell>
          <table:table-cell office:value-type="float" office:value="48152" calcext:value-type="float">
            <text:p>48152</text:p>
          </table:table-cell>
          <table:table-cell office:value-type="float" office:value="17308" calcext:value-type="float">
            <text:p>17308</text:p>
          </table:table-cell>
          <table:table-cell office:value-type="float" office:value="48381" calcext:value-type="float">
            <text:p>48381</text:p>
          </table:table-cell>
          <table:table-cell office:value-type="float" office:value="6658" calcext:value-type="float">
            <text:p>6658</text:p>
          </table:table-cell>
          <table:table-cell office:value-type="float" office:value="17863" calcext:value-type="float">
            <text:p>17863</text:p>
          </table:table-cell>
          <table:table-cell office:value-type="float" office:value="3013" calcext:value-type="float">
            <text:p>3013</text:p>
          </table:table-cell>
          <table:table-cell office:value-type="float" office:value="1693" calcext:value-type="float">
            <text:p>1693</text:p>
          </table:table-cell>
          <table:table-cell office:value-type="float" office:value="51822" calcext:value-type="float">
            <text:p>51822</text:p>
          </table:table-cell>
          <table:table-cell office:value-type="float" office:value="51149" calcext:value-type="float">
            <text:p>51149</text:p>
          </table:table-cell>
          <table:table-cell office:value-type="float" office:value="2713" calcext:value-type="float">
            <text:p>2713</text:p>
          </table:table-cell>
          <table:table-cell office:value-type="float" office:value="3447" calcext:value-type="float">
            <text:p>3447</text:p>
          </table:table-cell>
          <table:table-cell office:value-type="float" office:value="6578" calcext:value-type="float">
            <text:p>6578</text:p>
          </table:table-cell>
          <table:table-cell office:value-type="float" office:value="2314" calcext:value-type="float">
            <text:p>2314</text:p>
          </table:table-cell>
          <table:table-cell office:value-type="float" office:value="2840" calcext:value-type="float">
            <text:p>2840</text:p>
          </table:table-cell>
          <table:table-cell office:value-type="float" office:value="2535" calcext:value-type="float">
            <text:p>2535</text:p>
          </table:table-cell>
          <table:table-cell office:value-type="float" office:value="21575" calcext:value-type="float">
            <text:p>21575</text:p>
          </table:table-cell>
          <table:table-cell office:value-type="float" office:value="50278" calcext:value-type="float">
            <text:p>50278</text:p>
          </table:table-cell>
          <table:table-cell office:value-type="float" office:value="50224" calcext:value-type="float">
            <text:p>50224</text:p>
          </table:table-cell>
          <table:table-cell office:value-type="float" office:value="50779" calcext:value-type="float">
            <text:p>50779</text:p>
          </table:table-cell>
          <table:table-cell office:value-type="float" office:value="12757" calcext:value-type="float">
            <text:p>12757</text:p>
          </table:table-cell>
          <table:table-cell office:value-type="float" office:value="2562" calcext:value-type="float">
            <text:p>2562</text:p>
          </table:table-cell>
          <table:table-cell office:value-type="float" office:value="49807" calcext:value-type="float">
            <text:p>49807</text:p>
          </table:table-cell>
          <table:table-cell office:value-type="float" office:value="50338" calcext:value-type="float">
            <text:p>50338</text:p>
          </table:table-cell>
          <table:table-cell office:value-type="float" office:value="36413" calcext:value-type="float">
            <text:p>36413</text:p>
          </table:table-cell>
          <table:table-cell office:value-type="float" office:value="20790" calcext:value-type="float">
            <text:p>20790</text:p>
          </table:table-cell>
          <table:table-cell office:value-type="float" office:value="51999" calcext:value-type="float">
            <text:p>51999</text:p>
          </table:table-cell>
          <table:table-cell office:value-type="float" office:value="18225" calcext:value-type="float">
            <text:p>18225</text:p>
          </table:table-cell>
          <table:table-cell office:value-type="float" office:value="2683" calcext:value-type="float">
            <text:p>2683</text:p>
          </table:table-cell>
          <table:table-cell office:value-type="float" office:value="49553" calcext:value-type="float">
            <text:p>49553</text:p>
          </table:table-cell>
          <table:table-cell office:value-type="float" office:value="25945" calcext:value-type="float">
            <text:p>25945</text:p>
          </table:table-cell>
          <table:table-cell office:value-type="float" office:value="29062" calcext:value-type="float">
            <text:p>29062</text:p>
          </table:table-cell>
          <table:table-cell office:value-type="float" office:value="49829" calcext:value-type="float">
            <text:p>49829</text:p>
          </table:table-cell>
          <table:table-cell office:value-type="float" office:value="16964" calcext:value-type="float">
            <text:p>16964</text:p>
          </table:table-cell>
          <table:table-cell office:value-type="float" office:value="64382" calcext:value-type="float">
            <text:p>64382</text:p>
          </table:table-cell>
          <table:table-cell office:value-type="float" office:value="3395" calcext:value-type="float">
            <text:p>3395</text:p>
          </table:table-cell>
          <table:table-cell office:value-type="float" office:value="53778" calcext:value-type="float">
            <text:p>53778</text:p>
          </table:table-cell>
          <table:table-cell office:value-type="float" office:value="5690" calcext:value-type="float">
            <text:p>5690</text:p>
          </table:table-cell>
          <table:table-cell office:value-type="float" office:value="20061" calcext:value-type="float">
            <text:p>20061</text:p>
          </table:table-cell>
          <table:table-cell office:value-type="float" office:value="75603" calcext:value-type="float">
            <text:p>75603</text:p>
          </table:table-cell>
          <table:table-cell office:value-type="float" office:value="2160" calcext:value-type="float">
            <text:p>2160</text:p>
          </table:table-cell>
          <table:table-cell office:value-type="float" office:value="6450" calcext:value-type="float">
            <text:p>6450</text:p>
          </table:table-cell>
          <table:table-cell office:value-type="float" office:value="18558" calcext:value-type="float">
            <text:p>18558</text:p>
          </table:table-cell>
          <table:table-cell office:value-type="float" office:value="44777" calcext:value-type="float">
            <text:p>44777</text:p>
          </table:table-cell>
          <table:table-cell office:value-type="float" office:value="2131" calcext:value-type="float">
            <text:p>2131</text:p>
          </table:table-cell>
          <table:table-cell office:value-type="float" office:value="2101" calcext:value-type="float">
            <text:p>2101</text:p>
          </table:table-cell>
          <table:table-cell office:value-type="float" office:value="18395" calcext:value-type="float">
            <text:p>18395</text:p>
          </table:table-cell>
          <table:table-cell office:value-type="float" office:value="6885" calcext:value-type="float">
            <text:p>6885</text:p>
          </table:table-cell>
          <table:table-cell office:value-type="float" office:value="12292" calcext:value-type="float">
            <text:p>12292</text:p>
          </table:table-cell>
          <table:table-cell office:value-type="float" office:value="2807" calcext:value-type="float">
            <text:p>2807</text:p>
          </table:table-cell>
          <table:table-cell office:value-type="float" office:value="11743" calcext:value-type="float">
            <text:p>11743</text:p>
          </table:table-cell>
          <table:table-cell office:value-type="float" office:value="1197" calcext:value-type="float">
            <text:p>1197</text:p>
          </table:table-cell>
          <table:table-cell office:value-type="float" office:value="3920" calcext:value-type="float">
            <text:p>3920</text:p>
          </table:table-cell>
          <table:table-cell office:value-type="float" office:value="44455" calcext:value-type="float">
            <text:p>44455</text:p>
          </table:table-cell>
          <table:table-cell office:value-type="float" office:value="5497" calcext:value-type="float">
            <text:p>5497</text:p>
          </table:table-cell>
          <table:table-cell office:value-type="float" office:value="27501" calcext:value-type="float">
            <text:p>27501</text:p>
          </table:table-cell>
          <table:table-cell office:value-type="float" office:value="15841" calcext:value-type="float">
            <text:p>15841</text:p>
          </table:table-cell>
          <table:table-cell office:value-type="float" office:value="9838" calcext:value-type="float">
            <text:p>9838</text:p>
          </table:table-cell>
          <table:table-cell office:value-type="float" office:value="51129" calcext:value-type="float">
            <text:p>51129</text:p>
          </table:table-cell>
          <table:table-cell office:value-type="float" office:value="5380" calcext:value-type="float">
            <text:p>5380</text:p>
          </table:table-cell>
          <table:table-cell office:value-type="float" office:value="2673" calcext:value-type="float">
            <text:p>2673</text:p>
          </table:table-cell>
          <table:table-cell office:value-type="float" office:value="42964" calcext:value-type="float">
            <text:p>42964</text:p>
          </table:table-cell>
          <table:table-cell office:value-type="float" office:value="1989" calcext:value-type="float">
            <text:p>1989</text:p>
          </table:table-cell>
          <table:table-cell office:value-type="float" office:value="16348" calcext:value-type="float">
            <text:p>16348</text:p>
          </table:table-cell>
          <table:table-cell office:value-type="float" office:value="11512" calcext:value-type="float">
            <text:p>11512</text:p>
          </table:table-cell>
          <table:table-cell office:value-type="float" office:value="40694" calcext:value-type="float">
            <text:p>40694</text:p>
          </table:table-cell>
          <table:table-cell office:value-type="float" office:value="2665" calcext:value-type="float">
            <text:p>2665</text:p>
          </table:table-cell>
          <table:table-cell office:value-type="float" office:value="26865" calcext:value-type="float">
            <text:p>26865</text:p>
          </table:table-cell>
          <table:table-cell office:value-type="float" office:value="42943" calcext:value-type="float">
            <text:p>42943</text:p>
          </table:table-cell>
          <table:table-cell office:value-type="float" office:value="41741" calcext:value-type="float">
            <text:p>41741</text:p>
          </table:table-cell>
          <table:table-cell office:value-type="float" office:value="2554" calcext:value-type="float">
            <text:p>2554</text:p>
          </table:table-cell>
          <table:table-cell office:value-type="float" office:value="6415" calcext:value-type="float">
            <text:p>6415</text:p>
          </table:table-cell>
          <table:table-cell office:value-type="float" office:value="18742" calcext:value-type="float">
            <text:p>18742</text:p>
          </table:table-cell>
          <table:table-cell office:value-type="float" office:value="5167" calcext:value-type="float">
            <text:p>5167</text:p>
          </table:table-cell>
          <table:table-cell office:value-type="float" office:value="2547" calcext:value-type="float">
            <text:p>2547</text:p>
          </table:table-cell>
          <table:table-cell office:value-type="float" office:value="5063" calcext:value-type="float">
            <text:p>5063</text:p>
          </table:table-cell>
          <table:table-cell office:value-type="float" office:value="2171" calcext:value-type="float">
            <text:p>2171</text:p>
          </table:table-cell>
          <table:table-cell office:value-type="float" office:value="6268" calcext:value-type="float">
            <text:p>6268</text:p>
          </table:table-cell>
          <table:table-cell office:value-type="float" office:value="25266" calcext:value-type="float">
            <text:p>25266</text:p>
          </table:table-cell>
          <table:table-cell office:value-type="float" office:value="8242" calcext:value-type="float">
            <text:p>8242</text:p>
          </table:table-cell>
          <table:table-cell office:value-type="float" office:value="10406" calcext:value-type="float">
            <text:p>10406</text:p>
          </table:table-cell>
          <table:table-cell office:value-type="float" office:value="5462" calcext:value-type="float">
            <text:p>5462</text:p>
          </table:table-cell>
          <table:table-cell office:value-type="float" office:value="3868" calcext:value-type="float">
            <text:p>3868</text:p>
          </table:table-cell>
          <table:table-cell office:value-type="float" office:value="20852" calcext:value-type="float">
            <text:p>20852</text:p>
          </table:table-cell>
          <table:table-cell office:value-type="float" office:value="14312" calcext:value-type="float">
            <text:p>14312</text:p>
          </table:table-cell>
          <table:table-cell office:value-type="float" office:value="2529" calcext:value-type="float">
            <text:p>2529</text:p>
          </table:table-cell>
          <table:table-cell office:value-type="float" office:value="8759" calcext:value-type="float">
            <text:p>8759</text:p>
          </table:table-cell>
          <table:table-cell office:value-type="float" office:value="44133" calcext:value-type="float">
            <text:p>44133</text:p>
          </table:table-cell>
          <table:table-cell office:value-type="float" office:value="3831" calcext:value-type="float">
            <text:p>3831</text:p>
          </table:table-cell>
          <table:table-cell office:value-type="float" office:value="40171" calcext:value-type="float">
            <text:p>40171</text:p>
          </table:table-cell>
          <table:table-cell office:value-type="float" office:value="6094" calcext:value-type="float">
            <text:p>6094</text:p>
          </table:table-cell>
          <table:table-cell office:value-type="float" office:value="3535" calcext:value-type="float">
            <text:p>3535</text:p>
          </table:table-cell>
          <table:table-cell office:value-type="float" office:value="15181" calcext:value-type="float">
            <text:p>15181</text:p>
          </table:table-cell>
          <table:table-cell office:value-type="float" office:value="41675" calcext:value-type="float">
            <text:p>41675</text:p>
          </table:table-cell>
          <table:table-cell office:value-type="float" office:value="1978" calcext:value-type="float">
            <text:p>1978</text:p>
          </table:table-cell>
          <table:table-cell office:value-type="float" office:value="17045" calcext:value-type="float">
            <text:p>17045</text:p>
          </table:table-cell>
          <table:table-cell office:value-type="float" office:value="12840" calcext:value-type="float">
            <text:p>12840</text:p>
          </table:table-cell>
          <table:table-cell office:value-type="float" office:value="1233" calcext:value-type="float">
            <text:p>1233</text:p>
          </table:table-cell>
          <table:table-cell office:value-type="float" office:value="11122" calcext:value-type="float">
            <text:p>11122</text:p>
          </table:table-cell>
          <table:table-cell office:value-type="float" office:value="2066" calcext:value-type="float">
            <text:p>2066</text:p>
          </table:table-cell>
          <table:table-cell office:value-type="float" office:value="46224" calcext:value-type="float">
            <text:p>46224</text:p>
          </table:table-cell>
          <table:table-cell office:value-type="float" office:value="42963" calcext:value-type="float">
            <text:p>42963</text:p>
          </table:table-cell>
          <table:table-cell office:value-type="float" office:value="14268" calcext:value-type="float">
            <text:p>14268</text:p>
          </table:table-cell>
          <table:table-cell office:value-type="float" office:value="41928" calcext:value-type="float">
            <text:p>41928</text:p>
          </table:table-cell>
          <table:table-cell office:value-type="float" office:value="5898" calcext:value-type="float">
            <text:p>5898</text:p>
          </table:table-cell>
          <table:table-cell office:value-type="float" office:value="12307" calcext:value-type="float">
            <text:p>12307</text:p>
          </table:table-cell>
          <table:table-cell office:value-type="float" office:value="2403" calcext:value-type="float">
            <text:p>2403</text:p>
          </table:table-cell>
          <table:table-cell office:value-type="float" office:value="1761" calcext:value-type="float">
            <text:p>1761</text:p>
          </table:table-cell>
          <table:table-cell office:value-type="float" office:value="40727" calcext:value-type="float">
            <text:p>40727</text:p>
          </table:table-cell>
          <table:table-cell office:value-type="float" office:value="40558" calcext:value-type="float">
            <text:p>40558</text:p>
          </table:table-cell>
          <table:table-cell office:value-type="float" office:value="2034" calcext:value-type="float">
            <text:p>2034</text:p>
          </table:table-cell>
          <table:table-cell office:value-type="float" office:value="2453" calcext:value-type="float">
            <text:p>2453</text:p>
          </table:table-cell>
          <table:table-cell office:value-type="float" office:value="4535" calcext:value-type="float">
            <text:p>4535</text:p>
          </table:table-cell>
          <table:table-cell office:value-type="float" office:value="2133" calcext:value-type="float">
            <text:p>2133</text:p>
          </table:table-cell>
          <table:table-cell office:value-type="float" office:value="2582" calcext:value-type="float">
            <text:p>2582</text:p>
          </table:table-cell>
          <table:table-cell office:value-type="float" office:value="1925" calcext:value-type="float">
            <text:p>1925</text:p>
          </table:table-cell>
          <table:table-cell office:value-type="float" office:value="17017" calcext:value-type="float">
            <text:p>17017</text:p>
          </table:table-cell>
          <table:table-cell office:value-type="float" office:value="42183" calcext:value-type="float">
            <text:p>42183</text:p>
          </table:table-cell>
          <table:table-cell office:value-type="float" office:value="57725" calcext:value-type="float">
            <text:p>57725</text:p>
          </table:table-cell>
          <table:table-cell office:value-type="float" office:value="39908" calcext:value-type="float">
            <text:p>39908</text:p>
          </table:table-cell>
          <table:table-cell office:value-type="float" office:value="9326" calcext:value-type="float">
            <text:p>9326</text:p>
          </table:table-cell>
          <table:table-cell office:value-type="float" office:value="2066" calcext:value-type="float">
            <text:p>2066</text:p>
          </table:table-cell>
          <table:table-cell office:value-type="float" office:value="42992" calcext:value-type="float">
            <text:p>42992</text:p>
          </table:table-cell>
          <table:table-cell office:value-type="float" office:value="40157" calcext:value-type="float">
            <text:p>40157</text:p>
          </table:table-cell>
          <table:table-cell office:value-type="float" office:value="22934" calcext:value-type="float">
            <text:p>22934</text:p>
          </table:table-cell>
          <table:table-cell office:value-type="float" office:value="15664" calcext:value-type="float">
            <text:p>15664</text:p>
          </table:table-cell>
          <table:table-cell office:value-type="float" office:value="40694" calcext:value-type="float">
            <text:p>40694</text:p>
          </table:table-cell>
          <table:table-cell office:value-type="float" office:value="15740" calcext:value-type="float">
            <text:p>15740</text:p>
          </table:table-cell>
          <table:table-cell office:value-type="float" office:value="5090" calcext:value-type="float">
            <text:p>5090</text:p>
          </table:table-cell>
          <table:table-cell office:value-type="float" office:value="42606" calcext:value-type="float">
            <text:p>42606</text:p>
          </table:table-cell>
          <table:table-cell office:value-type="float" office:value="6016" calcext:value-type="float">
            <text:p>6016</text:p>
          </table:table-cell>
          <table:table-cell office:value-type="float" office:value="21521" calcext:value-type="float">
            <text:p>21521</text:p>
          </table:table-cell>
          <table:table-cell office:value-type="float" office:value="42226" calcext:value-type="float">
            <text:p>42226</text:p>
          </table:table-cell>
          <table:table-cell office:value-type="float" office:value="12898" calcext:value-type="float">
            <text:p>12898</text:p>
          </table:table-cell>
          <table:table-cell office:value-type="float" office:value="41720" calcext:value-type="float">
            <text:p>41720</text:p>
          </table:table-cell>
          <table:table-cell office:value-type="float" office:value="2381" calcext:value-type="float">
            <text:p>2381</text:p>
          </table:table-cell>
          <table:table-cell office:value-type="float" office:value="40762" calcext:value-type="float">
            <text:p>40762</text:p>
          </table:table-cell>
          <table:table-cell office:value-type="float" office:value="4237" calcext:value-type="float">
            <text:p>4237</text:p>
          </table:table-cell>
          <table:table-cell office:value-type="float" office:value="5521" calcext:value-type="float">
            <text:p>5521</text:p>
          </table:table-cell>
          <table:table-cell office:value-type="float" office:value="41420" calcext:value-type="float">
            <text:p>41420</text:p>
          </table:table-cell>
          <table:table-cell office:value-type="float" office:value="2079" calcext:value-type="float">
            <text:p>2079</text:p>
          </table:table-cell>
          <table:table-cell/>
          <table:table-cell table:formula="of:=AVERAGE([.A13:.KN13])" office:value-type="float" office:value="22502.8266666667" calcext:value-type="float">
            <text:p>22502,8266666667</text:p>
          </table:table-cell>
          <table:table-cell table:formula="of:=GEOMEAN([.A13:.KN13])" office:value-type="float" office:value="10973.1557346985" calcext:value-type="float">
            <text:p>10973,1557346985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0155" calcext:value-type="float">
            <text:p>10155</text:p>
          </table:table-cell>
          <table:table-cell office:value-type="float" office:value="3949" calcext:value-type="float">
            <text:p>3949</text:p>
          </table:table-cell>
          <table:table-cell office:value-type="float" office:value="2884" calcext:value-type="float">
            <text:p>2884</text:p>
          </table:table-cell>
          <table:table-cell office:value-type="float" office:value="21115" calcext:value-type="float">
            <text:p>21115</text:p>
          </table:table-cell>
          <table:table-cell office:value-type="float" office:value="4351" calcext:value-type="float">
            <text:p>4351</text:p>
          </table:table-cell>
          <table:table-cell office:value-type="float" office:value="37901" calcext:value-type="float">
            <text:p>37901</text:p>
          </table:table-cell>
          <table:table-cell office:value-type="float" office:value="14561" calcext:value-type="float">
            <text:p>14561</text:p>
          </table:table-cell>
          <table:table-cell office:value-type="float" office:value="2995" calcext:value-type="float">
            <text:p>2995</text:p>
          </table:table-cell>
          <table:table-cell office:value-type="float" office:value="3088" calcext:value-type="float">
            <text:p>3088</text:p>
          </table:table-cell>
          <table:table-cell office:value-type="float" office:value="8265" calcext:value-type="float">
            <text:p>8265</text:p>
          </table:table-cell>
          <table:table-cell office:value-type="float" office:value="2846" calcext:value-type="float">
            <text:p>2846</text:p>
          </table:table-cell>
          <table:table-cell office:value-type="float" office:value="6340" calcext:value-type="float">
            <text:p>6340</text:p>
          </table:table-cell>
          <table:table-cell office:value-type="float" office:value="26029" calcext:value-type="float">
            <text:p>26029</text:p>
          </table:table-cell>
          <table:table-cell office:value-type="float" office:value="5401" calcext:value-type="float">
            <text:p>5401</text:p>
          </table:table-cell>
          <table:table-cell office:value-type="float" office:value="4527" calcext:value-type="float">
            <text:p>4527</text:p>
          </table:table-cell>
          <table:table-cell office:value-type="float" office:value="3026" calcext:value-type="float">
            <text:p>3026</text:p>
          </table:table-cell>
          <table:table-cell office:value-type="float" office:value="1197" calcext:value-type="float">
            <text:p>1197</text:p>
          </table:table-cell>
          <table:table-cell office:value-type="float" office:value="77870" calcext:value-type="float">
            <text:p>77870</text:p>
          </table:table-cell>
          <table:table-cell office:value-type="float" office:value="5116" calcext:value-type="float">
            <text:p>5116</text:p>
          </table:table-cell>
          <table:table-cell office:value-type="float" office:value="2905" calcext:value-type="float">
            <text:p>2905</text:p>
          </table:table-cell>
          <table:table-cell office:value-type="float" office:value="3066" calcext:value-type="float">
            <text:p>3066</text:p>
          </table:table-cell>
          <table:table-cell office:value-type="float" office:value="54284" calcext:value-type="float">
            <text:p>54284</text:p>
          </table:table-cell>
          <table:table-cell office:value-type="float" office:value="2318" calcext:value-type="float">
            <text:p>2318</text:p>
          </table:table-cell>
          <table:table-cell office:value-type="float" office:value="50331" calcext:value-type="float">
            <text:p>50331</text:p>
          </table:table-cell>
          <table:table-cell office:value-type="float" office:value="49060" calcext:value-type="float">
            <text:p>49060</text:p>
          </table:table-cell>
          <table:table-cell office:value-type="float" office:value="3360" calcext:value-type="float">
            <text:p>3360</text:p>
          </table:table-cell>
          <table:table-cell office:value-type="float" office:value="187593" calcext:value-type="float">
            <text:p>187593</text:p>
          </table:table-cell>
          <table:table-cell office:value-type="float" office:value="140067" calcext:value-type="float">
            <text:p>140067</text:p>
          </table:table-cell>
          <table:table-cell office:value-type="float" office:value="23115" calcext:value-type="float">
            <text:p>23115</text:p>
          </table:table-cell>
          <table:table-cell office:value-type="float" office:value="124421" calcext:value-type="float">
            <text:p>124421</text:p>
          </table:table-cell>
          <table:table-cell office:value-type="float" office:value="5722" calcext:value-type="float">
            <text:p>5722</text:p>
          </table:table-cell>
          <table:table-cell office:value-type="float" office:value="51545" calcext:value-type="float">
            <text:p>51545</text:p>
          </table:table-cell>
          <table:table-cell office:value-type="float" office:value="76640" calcext:value-type="float">
            <text:p>76640</text:p>
          </table:table-cell>
          <table:table-cell office:value-type="float" office:value="28076" calcext:value-type="float">
            <text:p>28076</text:p>
          </table:table-cell>
          <table:table-cell office:value-type="float" office:value="50836" calcext:value-type="float">
            <text:p>50836</text:p>
          </table:table-cell>
          <table:table-cell office:value-type="float" office:value="40479" calcext:value-type="float">
            <text:p>40479</text:p>
          </table:table-cell>
          <table:table-cell office:value-type="float" office:value="4468" calcext:value-type="float">
            <text:p>4468</text:p>
          </table:table-cell>
          <table:table-cell office:value-type="float" office:value="36379" calcext:value-type="float">
            <text:p>36379</text:p>
          </table:table-cell>
          <table:table-cell office:value-type="float" office:value="21338" calcext:value-type="float">
            <text:p>21338</text:p>
          </table:table-cell>
          <table:table-cell office:value-type="float" office:value="3946" calcext:value-type="float">
            <text:p>3946</text:p>
          </table:table-cell>
          <table:table-cell office:value-type="float" office:value="3635" calcext:value-type="float">
            <text:p>3635</text:p>
          </table:table-cell>
          <table:table-cell office:value-type="float" office:value="21977" calcext:value-type="float">
            <text:p>21977</text:p>
          </table:table-cell>
          <table:table-cell office:value-type="float" office:value="39052" calcext:value-type="float">
            <text:p>39052</text:p>
          </table:table-cell>
          <table:table-cell office:value-type="float" office:value="2657" calcext:value-type="float">
            <text:p>2657</text:p>
          </table:table-cell>
          <table:table-cell office:value-type="float" office:value="3330" calcext:value-type="float">
            <text:p>3330</text:p>
          </table:table-cell>
          <table:table-cell office:value-type="float" office:value="12878" calcext:value-type="float">
            <text:p>12878</text:p>
          </table:table-cell>
          <table:table-cell office:value-type="float" office:value="34772" calcext:value-type="float">
            <text:p>34772</text:p>
          </table:table-cell>
          <table:table-cell office:value-type="float" office:value="3602" calcext:value-type="float">
            <text:p>3602</text:p>
          </table:table-cell>
          <table:table-cell office:value-type="float" office:value="1983" calcext:value-type="float">
            <text:p>1983</text:p>
          </table:table-cell>
          <table:table-cell office:value-type="float" office:value="5637" calcext:value-type="float">
            <text:p>5637</text:p>
          </table:table-cell>
          <table:table-cell office:value-type="float" office:value="13411" calcext:value-type="float">
            <text:p>13411</text:p>
          </table:table-cell>
          <table:table-cell office:value-type="float" office:value="3034" calcext:value-type="float">
            <text:p>3034</text:p>
          </table:table-cell>
          <table:table-cell office:value-type="float" office:value="2156" calcext:value-type="float">
            <text:p>2156</text:p>
          </table:table-cell>
          <table:table-cell office:value-type="float" office:value="1742" calcext:value-type="float">
            <text:p>1742</text:p>
          </table:table-cell>
          <table:table-cell office:value-type="float" office:value="8046" calcext:value-type="float">
            <text:p>8046</text:p>
          </table:table-cell>
          <table:table-cell office:value-type="float" office:value="150133" calcext:value-type="float">
            <text:p>150133</text:p>
          </table:table-cell>
          <table:table-cell office:value-type="float" office:value="3291" calcext:value-type="float">
            <text:p>3291</text:p>
          </table:table-cell>
          <table:table-cell office:value-type="float" office:value="1189" calcext:value-type="float">
            <text:p>1189</text:p>
          </table:table-cell>
          <table:table-cell office:value-type="float" office:value="2076" calcext:value-type="float">
            <text:p>2076</text:p>
          </table:table-cell>
          <table:table-cell office:value-type="float" office:value="122091" calcext:value-type="float">
            <text:p>122091</text:p>
          </table:table-cell>
          <table:table-cell office:value-type="float" office:value="124815" calcext:value-type="float">
            <text:p>124815</text:p>
          </table:table-cell>
          <table:table-cell office:value-type="float" office:value="3455" calcext:value-type="float">
            <text:p>3455</text:p>
          </table:table-cell>
          <table:table-cell office:value-type="float" office:value="36925" calcext:value-type="float">
            <text:p>36925</text:p>
          </table:table-cell>
          <table:table-cell office:value-type="float" office:value="13808" calcext:value-type="float">
            <text:p>13808</text:p>
          </table:table-cell>
          <table:table-cell office:value-type="float" office:value="9798" calcext:value-type="float">
            <text:p>9798</text:p>
          </table:table-cell>
          <table:table-cell office:value-type="float" office:value="28906" calcext:value-type="float">
            <text:p>28906</text:p>
          </table:table-cell>
          <table:table-cell office:value-type="float" office:value="4843" calcext:value-type="float">
            <text:p>4843</text:p>
          </table:table-cell>
          <table:table-cell office:value-type="float" office:value="7298" calcext:value-type="float">
            <text:p>7298</text:p>
          </table:table-cell>
          <table:table-cell office:value-type="float" office:value="8470" calcext:value-type="float">
            <text:p>8470</text:p>
          </table:table-cell>
          <table:table-cell office:value-type="float" office:value="3294" calcext:value-type="float">
            <text:p>3294</text:p>
          </table:table-cell>
          <table:table-cell office:value-type="float" office:value="124807" calcext:value-type="float">
            <text:p>124807</text:p>
          </table:table-cell>
          <table:table-cell office:value-type="float" office:value="3083" calcext:value-type="float">
            <text:p>3083</text:p>
          </table:table-cell>
          <table:table-cell office:value-type="float" office:value="6899" calcext:value-type="float">
            <text:p>6899</text:p>
          </table:table-cell>
          <table:table-cell office:value-type="float" office:value="59576" calcext:value-type="float">
            <text:p>59576</text:p>
          </table:table-cell>
          <table:table-cell office:value-type="float" office:value="2815" calcext:value-type="float">
            <text:p>2815</text:p>
          </table:table-cell>
          <table:table-cell office:value-type="float" office:value="3847" calcext:value-type="float">
            <text:p>3847</text:p>
          </table:table-cell>
          <table:table-cell office:value-type="float" office:value="2395" calcext:value-type="float">
            <text:p>2395</text:p>
          </table:table-cell>
          <table:table-cell office:value-type="float" office:value="7099" calcext:value-type="float">
            <text:p>7099</text:p>
          </table:table-cell>
          <table:table-cell office:value-type="float" office:value="5758" calcext:value-type="float">
            <text:p>5758</text:p>
          </table:table-cell>
          <table:table-cell office:value-type="float" office:value="119817" calcext:value-type="float">
            <text:p>119817</text:p>
          </table:table-cell>
          <table:table-cell office:value-type="float" office:value="5494" calcext:value-type="float">
            <text:p>5494</text:p>
          </table:table-cell>
          <table:table-cell office:value-type="float" office:value="20563" calcext:value-type="float">
            <text:p>20563</text:p>
          </table:table-cell>
          <table:table-cell office:value-type="float" office:value="10576" calcext:value-type="float">
            <text:p>10576</text:p>
          </table:table-cell>
          <table:table-cell office:value-type="float" office:value="14540" calcext:value-type="float">
            <text:p>14540</text:p>
          </table:table-cell>
          <table:table-cell office:value-type="float" office:value="11215" calcext:value-type="float">
            <text:p>11215</text:p>
          </table:table-cell>
          <table:table-cell office:value-type="float" office:value="124259" calcext:value-type="float">
            <text:p>124259</text:p>
          </table:table-cell>
          <table:table-cell office:value-type="float" office:value="3115" calcext:value-type="float">
            <text:p>3115</text:p>
          </table:table-cell>
          <table:table-cell office:value-type="float" office:value="25242" calcext:value-type="float">
            <text:p>25242</text:p>
          </table:table-cell>
          <table:table-cell office:value-type="float" office:value="36447" calcext:value-type="float">
            <text:p>36447</text:p>
          </table:table-cell>
          <table:table-cell office:value-type="float" office:value="3539" calcext:value-type="float">
            <text:p>3539</text:p>
          </table:table-cell>
          <table:table-cell office:value-type="float" office:value="2820" calcext:value-type="float">
            <text:p>2820</text:p>
          </table:table-cell>
          <table:table-cell office:value-type="float" office:value="13784" calcext:value-type="float">
            <text:p>13784</text:p>
          </table:table-cell>
          <table:table-cell office:value-type="float" office:value="3249" calcext:value-type="float">
            <text:p>3249</text:p>
          </table:table-cell>
          <table:table-cell office:value-type="float" office:value="4544" calcext:value-type="float">
            <text:p>4544</text:p>
          </table:table-cell>
          <table:table-cell office:value-type="float" office:value="10849" calcext:value-type="float">
            <text:p>10849</text:p>
          </table:table-cell>
          <table:table-cell office:value-type="float" office:value="45313" calcext:value-type="float">
            <text:p>45313</text:p>
          </table:table-cell>
          <table:table-cell office:value-type="float" office:value="2306" calcext:value-type="float">
            <text:p>2306</text:p>
          </table:table-cell>
          <table:table-cell office:value-type="float" office:value="6944" calcext:value-type="float">
            <text:p>6944</text:p>
          </table:table-cell>
          <table:table-cell office:value-type="float" office:value="125845" calcext:value-type="float">
            <text:p>125845</text:p>
          </table:table-cell>
          <table:table-cell office:value-type="float" office:value="11360" calcext:value-type="float">
            <text:p>11360</text:p>
          </table:table-cell>
          <table:table-cell office:value-type="float" office:value="20130" calcext:value-type="float">
            <text:p>20130</text:p>
          </table:table-cell>
          <table:table-cell office:value-type="float" office:value="70975" calcext:value-type="float">
            <text:p>70975</text:p>
          </table:table-cell>
          <table:table-cell office:value-type="float" office:value="2258" calcext:value-type="float">
            <text:p>2258</text:p>
          </table:table-cell>
          <table:table-cell office:value-type="float" office:value="2346" calcext:value-type="float">
            <text:p>2346</text:p>
          </table:table-cell>
          <table:table-cell office:value-type="float" office:value="24602" calcext:value-type="float">
            <text:p>24602</text:p>
          </table:table-cell>
          <table:table-cell office:value-type="float" office:value="7691" calcext:value-type="float">
            <text:p>7691</text:p>
          </table:table-cell>
          <table:table-cell office:value-type="float" office:value="13124" calcext:value-type="float">
            <text:p>13124</text:p>
          </table:table-cell>
          <table:table-cell office:value-type="float" office:value="3395" calcext:value-type="float">
            <text:p>3395</text:p>
          </table:table-cell>
          <table:table-cell office:value-type="float" office:value="18741" calcext:value-type="float">
            <text:p>18741</text:p>
          </table:table-cell>
          <table:table-cell office:value-type="float" office:value="2897" calcext:value-type="float">
            <text:p>2897</text:p>
          </table:table-cell>
          <table:table-cell office:value-type="float" office:value="11376" calcext:value-type="float">
            <text:p>11376</text:p>
          </table:table-cell>
          <table:table-cell office:value-type="float" office:value="58566" calcext:value-type="float">
            <text:p>58566</text:p>
          </table:table-cell>
          <table:table-cell office:value-type="float" office:value="5385" calcext:value-type="float">
            <text:p>5385</text:p>
          </table:table-cell>
          <table:table-cell office:value-type="float" office:value="37059" calcext:value-type="float">
            <text:p>37059</text:p>
          </table:table-cell>
          <table:table-cell office:value-type="float" office:value="16581" calcext:value-type="float">
            <text:p>16581</text:p>
          </table:table-cell>
          <table:table-cell office:value-type="float" office:value="11324" calcext:value-type="float">
            <text:p>11324</text:p>
          </table:table-cell>
          <table:table-cell office:value-type="float" office:value="50514" calcext:value-type="float">
            <text:p>50514</text:p>
          </table:table-cell>
          <table:table-cell office:value-type="float" office:value="4984" calcext:value-type="float">
            <text:p>4984</text:p>
          </table:table-cell>
          <table:table-cell office:value-type="float" office:value="2742" calcext:value-type="float">
            <text:p>2742</text:p>
          </table:table-cell>
          <table:table-cell office:value-type="float" office:value="48440" calcext:value-type="float">
            <text:p>48440</text:p>
          </table:table-cell>
          <table:table-cell office:value-type="float" office:value="2120" calcext:value-type="float">
            <text:p>2120</text:p>
          </table:table-cell>
          <table:table-cell office:value-type="float" office:value="18768" calcext:value-type="float">
            <text:p>18768</text:p>
          </table:table-cell>
          <table:table-cell office:value-type="float" office:value="12469" calcext:value-type="float">
            <text:p>12469</text:p>
          </table:table-cell>
          <table:table-cell office:value-type="float" office:value="52238" calcext:value-type="float">
            <text:p>52238</text:p>
          </table:table-cell>
          <table:table-cell office:value-type="float" office:value="2216" calcext:value-type="float">
            <text:p>2216</text:p>
          </table:table-cell>
          <table:table-cell office:value-type="float" office:value="9212" calcext:value-type="float">
            <text:p>9212</text:p>
          </table:table-cell>
          <table:table-cell office:value-type="float" office:value="50247" calcext:value-type="float">
            <text:p>50247</text:p>
          </table:table-cell>
          <table:table-cell office:value-type="float" office:value="51130" calcext:value-type="float">
            <text:p>51130</text:p>
          </table:table-cell>
          <table:table-cell office:value-type="float" office:value="2789" calcext:value-type="float">
            <text:p>2789</text:p>
          </table:table-cell>
          <table:table-cell office:value-type="float" office:value="6941" calcext:value-type="float">
            <text:p>6941</text:p>
          </table:table-cell>
          <table:table-cell office:value-type="float" office:value="22987" calcext:value-type="float">
            <text:p>22987</text:p>
          </table:table-cell>
          <table:table-cell office:value-type="float" office:value="5754" calcext:value-type="float">
            <text:p>5754</text:p>
          </table:table-cell>
          <table:table-cell office:value-type="float" office:value="3648" calcext:value-type="float">
            <text:p>3648</text:p>
          </table:table-cell>
          <table:table-cell office:value-type="float" office:value="6257" calcext:value-type="float">
            <text:p>6257</text:p>
          </table:table-cell>
          <table:table-cell office:value-type="float" office:value="2518" calcext:value-type="float">
            <text:p>2518</text:p>
          </table:table-cell>
          <table:table-cell office:value-type="float" office:value="7284" calcext:value-type="float">
            <text:p>7284</text:p>
          </table:table-cell>
          <table:table-cell office:value-type="float" office:value="30771" calcext:value-type="float">
            <text:p>30771</text:p>
          </table:table-cell>
          <table:table-cell office:value-type="float" office:value="9024" calcext:value-type="float">
            <text:p>9024</text:p>
          </table:table-cell>
          <table:table-cell office:value-type="float" office:value="10523" calcext:value-type="float">
            <text:p>10523</text:p>
          </table:table-cell>
          <table:table-cell office:value-type="float" office:value="6045" calcext:value-type="float">
            <text:p>6045</text:p>
          </table:table-cell>
          <table:table-cell office:value-type="float" office:value="4069" calcext:value-type="float">
            <text:p>4069</text:p>
          </table:table-cell>
          <table:table-cell office:value-type="float" office:value="24868" calcext:value-type="float">
            <text:p>24868</text:p>
          </table:table-cell>
          <table:table-cell office:value-type="float" office:value="22628" calcext:value-type="float">
            <text:p>22628</text:p>
          </table:table-cell>
          <table:table-cell office:value-type="float" office:value="5067" calcext:value-type="float">
            <text:p>5067</text:p>
          </table:table-cell>
          <table:table-cell office:value-type="float" office:value="9582" calcext:value-type="float">
            <text:p>9582</text:p>
          </table:table-cell>
          <table:table-cell office:value-type="float" office:value="50787" calcext:value-type="float">
            <text:p>50787</text:p>
          </table:table-cell>
          <table:table-cell office:value-type="float" office:value="4252" calcext:value-type="float">
            <text:p>4252</text:p>
          </table:table-cell>
          <table:table-cell office:value-type="float" office:value="51889" calcext:value-type="float">
            <text:p>51889</text:p>
          </table:table-cell>
          <table:table-cell office:value-type="float" office:value="6011" calcext:value-type="float">
            <text:p>6011</text:p>
          </table:table-cell>
          <table:table-cell office:value-type="float" office:value="3750" calcext:value-type="float">
            <text:p>3750</text:p>
          </table:table-cell>
          <table:table-cell office:value-type="float" office:value="16713" calcext:value-type="float">
            <text:p>16713</text:p>
          </table:table-cell>
          <table:table-cell office:value-type="float" office:value="51640" calcext:value-type="float">
            <text:p>51640</text:p>
          </table:table-cell>
          <table:table-cell office:value-type="float" office:value="2281" calcext:value-type="float">
            <text:p>2281</text:p>
          </table:table-cell>
          <table:table-cell office:value-type="float" office:value="18893" calcext:value-type="float">
            <text:p>18893</text:p>
          </table:table-cell>
          <table:table-cell office:value-type="float" office:value="13767" calcext:value-type="float">
            <text:p>13767</text:p>
          </table:table-cell>
          <table:table-cell office:value-type="float" office:value="1271" calcext:value-type="float">
            <text:p>1271</text:p>
          </table:table-cell>
          <table:table-cell office:value-type="float" office:value="12072" calcext:value-type="float">
            <text:p>12072</text:p>
          </table:table-cell>
          <table:table-cell office:value-type="float" office:value="2173" calcext:value-type="float">
            <text:p>2173</text:p>
          </table:table-cell>
          <table:table-cell office:value-type="float" office:value="50322" calcext:value-type="float">
            <text:p>50322</text:p>
          </table:table-cell>
          <table:table-cell office:value-type="float" office:value="48153" calcext:value-type="float">
            <text:p>48153</text:p>
          </table:table-cell>
          <table:table-cell office:value-type="float" office:value="14800" calcext:value-type="float">
            <text:p>14800</text:p>
          </table:table-cell>
          <table:table-cell office:value-type="float" office:value="48560" calcext:value-type="float">
            <text:p>48560</text:p>
          </table:table-cell>
          <table:table-cell office:value-type="float" office:value="6105" calcext:value-type="float">
            <text:p>6105</text:p>
          </table:table-cell>
          <table:table-cell office:value-type="float" office:value="13252" calcext:value-type="float">
            <text:p>13252</text:p>
          </table:table-cell>
          <table:table-cell office:value-type="float" office:value="2260" calcext:value-type="float">
            <text:p>2260</text:p>
          </table:table-cell>
          <table:table-cell office:value-type="float" office:value="1805" calcext:value-type="float">
            <text:p>1805</text:p>
          </table:table-cell>
          <table:table-cell office:value-type="float" office:value="51567" calcext:value-type="float">
            <text:p>51567</text:p>
          </table:table-cell>
          <table:table-cell office:value-type="float" office:value="51283" calcext:value-type="float">
            <text:p>51283</text:p>
          </table:table-cell>
          <table:table-cell office:value-type="float" office:value="2394" calcext:value-type="float">
            <text:p>2394</text:p>
          </table:table-cell>
          <table:table-cell office:value-type="float" office:value="2651" calcext:value-type="float">
            <text:p>2651</text:p>
          </table:table-cell>
          <table:table-cell office:value-type="float" office:value="4315" calcext:value-type="float">
            <text:p>4315</text:p>
          </table:table-cell>
          <table:table-cell office:value-type="float" office:value="2043" calcext:value-type="float">
            <text:p>2043</text:p>
          </table:table-cell>
          <table:table-cell office:value-type="float" office:value="2442" calcext:value-type="float">
            <text:p>2442</text:p>
          </table:table-cell>
          <table:table-cell office:value-type="float" office:value="1813" calcext:value-type="float">
            <text:p>1813</text:p>
          </table:table-cell>
          <table:table-cell office:value-type="float" office:value="18928" calcext:value-type="float">
            <text:p>18928</text:p>
          </table:table-cell>
          <table:table-cell office:value-type="float" office:value="49915" calcext:value-type="float">
            <text:p>49915</text:p>
          </table:table-cell>
          <table:table-cell office:value-type="float" office:value="51004" calcext:value-type="float">
            <text:p>51004</text:p>
          </table:table-cell>
          <table:table-cell office:value-type="float" office:value="93938" calcext:value-type="float">
            <text:p>93938</text:p>
          </table:table-cell>
          <table:table-cell office:value-type="float" office:value="10151" calcext:value-type="float">
            <text:p>10151</text:p>
          </table:table-cell>
          <table:table-cell office:value-type="float" office:value="2132" calcext:value-type="float">
            <text:p>2132</text:p>
          </table:table-cell>
          <table:table-cell office:value-type="float" office:value="49326" calcext:value-type="float">
            <text:p>49326</text:p>
          </table:table-cell>
          <table:table-cell office:value-type="float" office:value="50598" calcext:value-type="float">
            <text:p>50598</text:p>
          </table:table-cell>
          <table:table-cell office:value-type="float" office:value="28728" calcext:value-type="float">
            <text:p>28728</text:p>
          </table:table-cell>
          <table:table-cell office:value-type="float" office:value="18815" calcext:value-type="float">
            <text:p>18815</text:p>
          </table:table-cell>
          <table:table-cell office:value-type="float" office:value="51387" calcext:value-type="float">
            <text:p>51387</text:p>
          </table:table-cell>
          <table:table-cell office:value-type="float" office:value="18364" calcext:value-type="float">
            <text:p>18364</text:p>
          </table:table-cell>
          <table:table-cell office:value-type="float" office:value="2376" calcext:value-type="float">
            <text:p>2376</text:p>
          </table:table-cell>
          <table:table-cell office:value-type="float" office:value="49785" calcext:value-type="float">
            <text:p>49785</text:p>
          </table:table-cell>
          <table:table-cell office:value-type="float" office:value="6966" calcext:value-type="float">
            <text:p>6966</text:p>
          </table:table-cell>
          <table:table-cell office:value-type="float" office:value="27775" calcext:value-type="float">
            <text:p>27775</text:p>
          </table:table-cell>
          <table:table-cell office:value-type="float" office:value="49593" calcext:value-type="float">
            <text:p>49593</text:p>
          </table:table-cell>
          <table:table-cell office:value-type="float" office:value="15960" calcext:value-type="float">
            <text:p>15960</text:p>
          </table:table-cell>
          <table:table-cell office:value-type="float" office:value="49225" calcext:value-type="float">
            <text:p>49225</text:p>
          </table:table-cell>
          <table:table-cell office:value-type="float" office:value="2435" calcext:value-type="float">
            <text:p>2435</text:p>
          </table:table-cell>
          <table:table-cell office:value-type="float" office:value="51920" calcext:value-type="float">
            <text:p>51920</text:p>
          </table:table-cell>
          <table:table-cell office:value-type="float" office:value="10802" calcext:value-type="float">
            <text:p>10802</text:p>
          </table:table-cell>
          <table:table-cell office:value-type="float" office:value="8438" calcext:value-type="float">
            <text:p>8438</text:p>
          </table:table-cell>
          <table:table-cell office:value-type="float" office:value="51493" calcext:value-type="float">
            <text:p>51493</text:p>
          </table:table-cell>
          <table:table-cell office:value-type="float" office:value="2098" calcext:value-type="float">
            <text:p>2098</text:p>
          </table:table-cell>
          <table:table-cell office:value-type="float" office:value="6215" calcext:value-type="float">
            <text:p>6215</text:p>
          </table:table-cell>
          <table:table-cell office:value-type="float" office:value="16763" calcext:value-type="float">
            <text:p>16763</text:p>
          </table:table-cell>
          <table:table-cell office:value-type="float" office:value="44403" calcext:value-type="float">
            <text:p>44403</text:p>
          </table:table-cell>
          <table:table-cell office:value-type="float" office:value="2149" calcext:value-type="float">
            <text:p>2149</text:p>
          </table:table-cell>
          <table:table-cell office:value-type="float" office:value="2132" calcext:value-type="float">
            <text:p>2132</text:p>
          </table:table-cell>
          <table:table-cell office:value-type="float" office:value="19482" calcext:value-type="float">
            <text:p>19482</text:p>
          </table:table-cell>
          <table:table-cell office:value-type="float" office:value="7376" calcext:value-type="float">
            <text:p>7376</text:p>
          </table:table-cell>
          <table:table-cell office:value-type="float" office:value="14158" calcext:value-type="float">
            <text:p>14158</text:p>
          </table:table-cell>
          <table:table-cell office:value-type="float" office:value="3436" calcext:value-type="float">
            <text:p>3436</text:p>
          </table:table-cell>
          <table:table-cell office:value-type="float" office:value="13760" calcext:value-type="float">
            <text:p>13760</text:p>
          </table:table-cell>
          <table:table-cell office:value-type="float" office:value="1461" calcext:value-type="float">
            <text:p>1461</text:p>
          </table:table-cell>
          <table:table-cell office:value-type="float" office:value="4761" calcext:value-type="float">
            <text:p>4761</text:p>
          </table:table-cell>
          <table:table-cell office:value-type="float" office:value="49391" calcext:value-type="float">
            <text:p>49391</text:p>
          </table:table-cell>
          <table:table-cell office:value-type="float" office:value="6358" calcext:value-type="float">
            <text:p>6358</text:p>
          </table:table-cell>
          <table:table-cell office:value-type="float" office:value="35124" calcext:value-type="float">
            <text:p>35124</text:p>
          </table:table-cell>
          <table:table-cell office:value-type="float" office:value="19441" calcext:value-type="float">
            <text:p>19441</text:p>
          </table:table-cell>
          <table:table-cell office:value-type="float" office:value="12505" calcext:value-type="float">
            <text:p>12505</text:p>
          </table:table-cell>
          <table:table-cell office:value-type="float" office:value="45239" calcext:value-type="float">
            <text:p>45239</text:p>
          </table:table-cell>
          <table:table-cell office:value-type="float" office:value="5515" calcext:value-type="float">
            <text:p>5515</text:p>
          </table:table-cell>
          <table:table-cell office:value-type="float" office:value="2365" calcext:value-type="float">
            <text:p>2365</text:p>
          </table:table-cell>
          <table:table-cell office:value-type="float" office:value="42103" calcext:value-type="float">
            <text:p>42103</text:p>
          </table:table-cell>
          <table:table-cell office:value-type="float" office:value="1952" calcext:value-type="float">
            <text:p>1952</text:p>
          </table:table-cell>
          <table:table-cell office:value-type="float" office:value="15162" calcext:value-type="float">
            <text:p>15162</text:p>
          </table:table-cell>
          <table:table-cell office:value-type="float" office:value="11481" calcext:value-type="float">
            <text:p>11481</text:p>
          </table:table-cell>
          <table:table-cell office:value-type="float" office:value="40601" calcext:value-type="float">
            <text:p>40601</text:p>
          </table:table-cell>
          <table:table-cell office:value-type="float" office:value="2463" calcext:value-type="float">
            <text:p>2463</text:p>
          </table:table-cell>
          <table:table-cell office:value-type="float" office:value="8403" calcext:value-type="float">
            <text:p>8403</text:p>
          </table:table-cell>
          <table:table-cell office:value-type="float" office:value="56476" calcext:value-type="float">
            <text:p>56476</text:p>
          </table:table-cell>
          <table:table-cell office:value-type="float" office:value="81213" calcext:value-type="float">
            <text:p>81213</text:p>
          </table:table-cell>
          <table:table-cell office:value-type="float" office:value="7606" calcext:value-type="float">
            <text:p>7606</text:p>
          </table:table-cell>
          <table:table-cell office:value-type="float" office:value="6826" calcext:value-type="float">
            <text:p>6826</text:p>
          </table:table-cell>
          <table:table-cell office:value-type="float" office:value="18146" calcext:value-type="float">
            <text:p>18146</text:p>
          </table:table-cell>
          <table:table-cell office:value-type="float" office:value="5210" calcext:value-type="float">
            <text:p>5210</text:p>
          </table:table-cell>
          <table:table-cell office:value-type="float" office:value="2586" calcext:value-type="float">
            <text:p>2586</text:p>
          </table:table-cell>
          <table:table-cell office:value-type="float" office:value="4498" calcext:value-type="float">
            <text:p>4498</text:p>
          </table:table-cell>
          <table:table-cell office:value-type="float" office:value="2259" calcext:value-type="float">
            <text:p>2259</text:p>
          </table:table-cell>
          <table:table-cell office:value-type="float" office:value="5894" calcext:value-type="float">
            <text:p>5894</text:p>
          </table:table-cell>
          <table:table-cell office:value-type="float" office:value="25312" calcext:value-type="float">
            <text:p>25312</text:p>
          </table:table-cell>
          <table:table-cell office:value-type="float" office:value="7998" calcext:value-type="float">
            <text:p>7998</text:p>
          </table:table-cell>
          <table:table-cell office:value-type="float" office:value="10010" calcext:value-type="float">
            <text:p>10010</text:p>
          </table:table-cell>
          <table:table-cell office:value-type="float" office:value="5267" calcext:value-type="float">
            <text:p>5267</text:p>
          </table:table-cell>
          <table:table-cell office:value-type="float" office:value="4522" calcext:value-type="float">
            <text:p>4522</text:p>
          </table:table-cell>
          <table:table-cell office:value-type="float" office:value="22227" calcext:value-type="float">
            <text:p>22227</text:p>
          </table:table-cell>
          <table:table-cell office:value-type="float" office:value="14518" calcext:value-type="float">
            <text:p>14518</text:p>
          </table:table-cell>
          <table:table-cell office:value-type="float" office:value="2208" calcext:value-type="float">
            <text:p>2208</text:p>
          </table:table-cell>
          <table:table-cell office:value-type="float" office:value="8631" calcext:value-type="float">
            <text:p>8631</text:p>
          </table:table-cell>
          <table:table-cell office:value-type="float" office:value="44320" calcext:value-type="float">
            <text:p>44320</text:p>
          </table:table-cell>
          <table:table-cell office:value-type="float" office:value="3740" calcext:value-type="float">
            <text:p>3740</text:p>
          </table:table-cell>
          <table:table-cell office:value-type="float" office:value="65332" calcext:value-type="float">
            <text:p>65332</text:p>
          </table:table-cell>
          <table:table-cell office:value-type="float" office:value="5871" calcext:value-type="float">
            <text:p>5871</text:p>
          </table:table-cell>
          <table:table-cell office:value-type="float" office:value="3506" calcext:value-type="float">
            <text:p>3506</text:p>
          </table:table-cell>
          <table:table-cell office:value-type="float" office:value="13967" calcext:value-type="float">
            <text:p>13967</text:p>
          </table:table-cell>
          <table:table-cell office:value-type="float" office:value="41964" calcext:value-type="float">
            <text:p>41964</text:p>
          </table:table-cell>
          <table:table-cell office:value-type="float" office:value="2157" calcext:value-type="float">
            <text:p>2157</text:p>
          </table:table-cell>
          <table:table-cell office:value-type="float" office:value="17853" calcext:value-type="float">
            <text:p>17853</text:p>
          </table:table-cell>
          <table:table-cell office:value-type="float" office:value="12358" calcext:value-type="float">
            <text:p>12358</text:p>
          </table:table-cell>
          <table:table-cell office:value-type="float" office:value="1279" calcext:value-type="float">
            <text:p>1279</text:p>
          </table:table-cell>
          <table:table-cell office:value-type="float" office:value="11256" calcext:value-type="float">
            <text:p>11256</text:p>
          </table:table-cell>
          <table:table-cell office:value-type="float" office:value="2089" calcext:value-type="float">
            <text:p>2089</text:p>
          </table:table-cell>
          <table:table-cell office:value-type="float" office:value="42735" calcext:value-type="float">
            <text:p>42735</text:p>
          </table:table-cell>
          <table:table-cell office:value-type="float" office:value="42663" calcext:value-type="float">
            <text:p>42663</text:p>
          </table:table-cell>
          <table:table-cell office:value-type="float" office:value="13170" calcext:value-type="float">
            <text:p>13170</text:p>
          </table:table-cell>
          <table:table-cell office:value-type="float" office:value="41838" calcext:value-type="float">
            <text:p>41838</text:p>
          </table:table-cell>
          <table:table-cell office:value-type="float" office:value="6031" calcext:value-type="float">
            <text:p>6031</text:p>
          </table:table-cell>
          <table:table-cell office:value-type="float" office:value="12184" calcext:value-type="float">
            <text:p>12184</text:p>
          </table:table-cell>
          <table:table-cell office:value-type="float" office:value="2327" calcext:value-type="float">
            <text:p>2327</text:p>
          </table:table-cell>
          <table:table-cell office:value-type="float" office:value="1859" calcext:value-type="float">
            <text:p>1859</text:p>
          </table:table-cell>
          <table:table-cell office:value-type="float" office:value="40470" calcext:value-type="float">
            <text:p>40470</text:p>
          </table:table-cell>
          <table:table-cell office:value-type="float" office:value="42623" calcext:value-type="float">
            <text:p>42623</text:p>
          </table:table-cell>
          <table:table-cell office:value-type="float" office:value="2245" calcext:value-type="float">
            <text:p>2245</text:p>
          </table:table-cell>
          <table:table-cell office:value-type="float" office:value="2313" calcext:value-type="float">
            <text:p>2313</text:p>
          </table:table-cell>
          <table:table-cell office:value-type="float" office:value="4235" calcext:value-type="float">
            <text:p>4235</text:p>
          </table:table-cell>
          <table:table-cell office:value-type="float" office:value="1958" calcext:value-type="float">
            <text:p>1958</text:p>
          </table:table-cell>
          <table:table-cell office:value-type="float" office:value="2321" calcext:value-type="float">
            <text:p>2321</text:p>
          </table:table-cell>
          <table:table-cell office:value-type="float" office:value="1855" calcext:value-type="float">
            <text:p>1855</text:p>
          </table:table-cell>
          <table:table-cell office:value-type="float" office:value="16977" calcext:value-type="float">
            <text:p>16977</text:p>
          </table:table-cell>
          <table:table-cell office:value-type="float" office:value="42178" calcext:value-type="float">
            <text:p>42178</text:p>
          </table:table-cell>
          <table:table-cell office:value-type="float" office:value="40389" calcext:value-type="float">
            <text:p>40389</text:p>
          </table:table-cell>
          <table:table-cell office:value-type="float" office:value="39547" calcext:value-type="float">
            <text:p>39547</text:p>
          </table:table-cell>
          <table:table-cell office:value-type="float" office:value="10333" calcext:value-type="float">
            <text:p>10333</text:p>
          </table:table-cell>
          <table:table-cell office:value-type="float" office:value="1975" calcext:value-type="float">
            <text:p>1975</text:p>
          </table:table-cell>
          <table:table-cell office:value-type="float" office:value="42864" calcext:value-type="float">
            <text:p>42864</text:p>
          </table:table-cell>
          <table:table-cell office:value-type="float" office:value="40288" calcext:value-type="float">
            <text:p>40288</text:p>
          </table:table-cell>
          <table:table-cell office:value-type="float" office:value="25342" calcext:value-type="float">
            <text:p>25342</text:p>
          </table:table-cell>
          <table:table-cell office:value-type="float" office:value="16291" calcext:value-type="float">
            <text:p>16291</text:p>
          </table:table-cell>
          <table:table-cell office:value-type="float" office:value="41504" calcext:value-type="float">
            <text:p>41504</text:p>
          </table:table-cell>
          <table:table-cell office:value-type="float" office:value="16230" calcext:value-type="float">
            <text:p>16230</text:p>
          </table:table-cell>
          <table:table-cell office:value-type="float" office:value="2430" calcext:value-type="float">
            <text:p>2430</text:p>
          </table:table-cell>
          <table:table-cell office:value-type="float" office:value="42794" calcext:value-type="float">
            <text:p>42794</text:p>
          </table:table-cell>
          <table:table-cell office:value-type="float" office:value="6422" calcext:value-type="float">
            <text:p>6422</text:p>
          </table:table-cell>
          <table:table-cell office:value-type="float" office:value="23596" calcext:value-type="float">
            <text:p>23596</text:p>
          </table:table-cell>
          <table:table-cell office:value-type="float" office:value="42743" calcext:value-type="float">
            <text:p>42743</text:p>
          </table:table-cell>
          <table:table-cell office:value-type="float" office:value="13675" calcext:value-type="float">
            <text:p>13675</text:p>
          </table:table-cell>
          <table:table-cell office:value-type="float" office:value="41924" calcext:value-type="float">
            <text:p>41924</text:p>
          </table:table-cell>
          <table:table-cell office:value-type="float" office:value="2540" calcext:value-type="float">
            <text:p>2540</text:p>
          </table:table-cell>
          <table:table-cell office:value-type="float" office:value="40644" calcext:value-type="float">
            <text:p>40644</text:p>
          </table:table-cell>
          <table:table-cell office:value-type="float" office:value="4433" calcext:value-type="float">
            <text:p>4433</text:p>
          </table:table-cell>
          <table:table-cell office:value-type="float" office:value="5386" calcext:value-type="float">
            <text:p>5386</text:p>
          </table:table-cell>
          <table:table-cell office:value-type="float" office:value="40817" calcext:value-type="float">
            <text:p>40817</text:p>
          </table:table-cell>
          <table:table-cell office:value-type="float" office:value="1958" calcext:value-type="float">
            <text:p>1958</text:p>
          </table:table-cell>
          <table:table-cell/>
          <table:table-cell table:formula="of:=AVERAGE([.A14:.KN14])" office:value-type="float" office:value="22071.56" calcext:value-type="float">
            <text:p>22071,56</text:p>
          </table:table-cell>
          <table:table-cell table:formula="of:=GEOMEAN([.A14:.KN14])" office:value-type="float" office:value="10780.3988998562" calcext:value-type="float">
            <text:p>10780,3988998562</text:p>
          </table:table-cell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float" office:value="10385" calcext:value-type="float">
            <text:p>10385</text:p>
          </table:table-cell>
          <table:table-cell office:value-type="float" office:value="4040" calcext:value-type="float">
            <text:p>4040</text:p>
          </table:table-cell>
          <table:table-cell office:value-type="float" office:value="3053" calcext:value-type="float">
            <text:p>3053</text:p>
          </table:table-cell>
          <table:table-cell office:value-type="float" office:value="21797" calcext:value-type="float">
            <text:p>21797</text:p>
          </table:table-cell>
          <table:table-cell office:value-type="float" office:value="4952" calcext:value-type="float">
            <text:p>4952</text:p>
          </table:table-cell>
          <table:table-cell office:value-type="float" office:value="38637" calcext:value-type="float">
            <text:p>386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77" calcext:value-type="float">
            <text:p>2977</text:p>
          </table:table-cell>
          <table:table-cell office:value-type="float" office:value="3260" calcext:value-type="float">
            <text:p>3260</text:p>
          </table:table-cell>
          <table:table-cell office:value-type="float" office:value="8388" calcext:value-type="float">
            <text:p>8388</text:p>
          </table:table-cell>
          <table:table-cell office:value-type="float" office:value="3158" calcext:value-type="float">
            <text:p>3158</text:p>
          </table:table-cell>
          <table:table-cell office:value-type="float" office:value="6038" calcext:value-type="float">
            <text:p>6038</text:p>
          </table:table-cell>
          <table:table-cell office:value-type="float" office:value="27921" calcext:value-type="float">
            <text:p>27921</text:p>
          </table:table-cell>
          <table:table-cell office:value-type="float" office:value="5712" calcext:value-type="float">
            <text:p>5712</text:p>
          </table:table-cell>
          <table:table-cell office:value-type="float" office:value="4374" calcext:value-type="float">
            <text:p>4374</text:p>
          </table:table-cell>
          <table:table-cell office:value-type="float" office:value="2985" calcext:value-type="float">
            <text:p>2985</text:p>
          </table:table-cell>
          <table:table-cell office:value-type="float" office:value="1242" calcext:value-type="float">
            <text:p>1242</text:p>
          </table:table-cell>
          <table:table-cell office:value-type="float" office:value="83305" calcext:value-type="float">
            <text:p>83305</text:p>
          </table:table-cell>
          <table:table-cell office:value-type="float" office:value="5042" calcext:value-type="float">
            <text:p>5042</text:p>
          </table:table-cell>
          <table:table-cell office:value-type="float" office:value="2685" calcext:value-type="float">
            <text:p>2685</text:p>
          </table:table-cell>
          <table:table-cell office:value-type="float" office:value="22871" calcext:value-type="float">
            <text:p>22871</text:p>
          </table:table-cell>
          <table:table-cell office:value-type="float" office:value="59377" calcext:value-type="float">
            <text:p>59377</text:p>
          </table:table-cell>
          <table:table-cell office:value-type="float" office:value="2382" calcext:value-type="float">
            <text:p>2382</text:p>
          </table:table-cell>
          <table:table-cell office:value-type="float" office:value="59410" calcext:value-type="float">
            <text:p>59410</text:p>
          </table:table-cell>
          <table:table-cell office:value-type="float" office:value="50263" calcext:value-type="float">
            <text:p>50263</text:p>
          </table:table-cell>
          <table:table-cell office:value-type="float" office:value="3830" calcext:value-type="float">
            <text:p>3830</text:p>
          </table:table-cell>
          <table:table-cell office:value-type="float" office:value="225622" calcext:value-type="float">
            <text:p>225622</text:p>
          </table:table-cell>
          <table:table-cell office:value-type="float" office:value="151346" calcext:value-type="float">
            <text:p>151346</text:p>
          </table:table-cell>
          <table:table-cell office:value-type="float" office:value="23150" calcext:value-type="float">
            <text:p>23150</text:p>
          </table:table-cell>
          <table:table-cell office:value-type="float" office:value="126858" calcext:value-type="float">
            <text:p>126858</text:p>
          </table:table-cell>
          <table:table-cell office:value-type="float" office:value="5133" calcext:value-type="float">
            <text:p>5133</text:p>
          </table:table-cell>
          <table:table-cell office:value-type="float" office:value="54232" calcext:value-type="float">
            <text:p>54232</text:p>
          </table:table-cell>
          <table:table-cell office:value-type="float" office:value="56862" calcext:value-type="float">
            <text:p>56862</text:p>
          </table:table-cell>
          <table:table-cell office:value-type="float" office:value="7339" calcext:value-type="float">
            <text:p>7339</text:p>
          </table:table-cell>
          <table:table-cell office:value-type="float" office:value="51456" calcext:value-type="float">
            <text:p>51456</text:p>
          </table:table-cell>
          <table:table-cell office:value-type="float" office:value="40577" calcext:value-type="float">
            <text:p>40577</text:p>
          </table:table-cell>
          <table:table-cell office:value-type="float" office:value="4618" calcext:value-type="float">
            <text:p>4618</text:p>
          </table:table-cell>
          <table:table-cell office:value-type="float" office:value="32423" calcext:value-type="float">
            <text:p>32423</text:p>
          </table:table-cell>
          <table:table-cell office:value-type="float" office:value="15746" calcext:value-type="float">
            <text:p>15746</text:p>
          </table:table-cell>
          <table:table-cell office:value-type="float" office:value="3428" calcext:value-type="float">
            <text:p>3428</text:p>
          </table:table-cell>
          <table:table-cell office:value-type="float" office:value="2958" calcext:value-type="float">
            <text:p>2958</text:p>
          </table:table-cell>
          <table:table-cell office:value-type="float" office:value="18676" calcext:value-type="float">
            <text:p>18676</text:p>
          </table:table-cell>
          <table:table-cell office:value-type="float" office:value="40748" calcext:value-type="float">
            <text:p>40748</text:p>
          </table:table-cell>
          <table:table-cell office:value-type="float" office:value="2397" calcext:value-type="float">
            <text:p>2397</text:p>
          </table:table-cell>
          <table:table-cell office:value-type="float" office:value="2898" calcext:value-type="float">
            <text:p>2898</text:p>
          </table:table-cell>
          <table:table-cell office:value-type="float" office:value="9493" calcext:value-type="float">
            <text:p>9493</text:p>
          </table:table-cell>
          <table:table-cell office:value-type="float" office:value="34468" calcext:value-type="float">
            <text:p>34468</text:p>
          </table:table-cell>
          <table:table-cell office:value-type="float" office:value="3517" calcext:value-type="float">
            <text:p>3517</text:p>
          </table:table-cell>
          <table:table-cell office:value-type="float" office:value="2023" calcext:value-type="float">
            <text:p>2023</text:p>
          </table:table-cell>
          <table:table-cell office:value-type="float" office:value="5437" calcext:value-type="float">
            <text:p>5437</text:p>
          </table:table-cell>
          <table:table-cell office:value-type="float" office:value="14278" calcext:value-type="float">
            <text:p>14278</text:p>
          </table:table-cell>
          <table:table-cell office:value-type="float" office:value="3004" calcext:value-type="float">
            <text:p>3004</text:p>
          </table:table-cell>
          <table:table-cell office:value-type="float" office:value="2187" calcext:value-type="float">
            <text:p>2187</text:p>
          </table:table-cell>
          <table:table-cell office:value-type="float" office:value="1678" calcext:value-type="float">
            <text:p>1678</text:p>
          </table:table-cell>
          <table:table-cell office:value-type="float" office:value="7915" calcext:value-type="float">
            <text:p>7915</text:p>
          </table:table-cell>
          <table:table-cell office:value-type="float" office:value="133845" calcext:value-type="float">
            <text:p>133845</text:p>
          </table:table-cell>
          <table:table-cell office:value-type="float" office:value="2920" calcext:value-type="float">
            <text:p>2920</text:p>
          </table:table-cell>
          <table:table-cell office:value-type="float" office:value="1225" calcext:value-type="float">
            <text:p>1225</text:p>
          </table:table-cell>
          <table:table-cell office:value-type="float" office:value="1968" calcext:value-type="float">
            <text:p>1968</text:p>
          </table:table-cell>
          <table:table-cell office:value-type="float" office:value="120042" calcext:value-type="float">
            <text:p>120042</text:p>
          </table:table-cell>
          <table:table-cell office:value-type="float" office:value="124340" calcext:value-type="float">
            <text:p>124340</text:p>
          </table:table-cell>
          <table:table-cell office:value-type="float" office:value="3481" calcext:value-type="float">
            <text:p>3481</text:p>
          </table:table-cell>
          <table:table-cell office:value-type="float" office:value="37238" calcext:value-type="float">
            <text:p>37238</text:p>
          </table:table-cell>
          <table:table-cell office:value-type="float" office:value="13855" calcext:value-type="float">
            <text:p>13855</text:p>
          </table:table-cell>
          <table:table-cell office:value-type="float" office:value="9795" calcext:value-type="float">
            <text:p>9795</text:p>
          </table:table-cell>
          <table:table-cell office:value-type="float" office:value="27670" calcext:value-type="float">
            <text:p>27670</text:p>
          </table:table-cell>
          <table:table-cell office:value-type="float" office:value="5520" calcext:value-type="float">
            <text:p>5520</text:p>
          </table:table-cell>
          <table:table-cell office:value-type="float" office:value="7277" calcext:value-type="float">
            <text:p>7277</text:p>
          </table:table-cell>
          <table:table-cell office:value-type="float" office:value="25071" calcext:value-type="float">
            <text:p>25071</text:p>
          </table:table-cell>
          <table:table-cell office:value-type="float" office:value="5566" calcext:value-type="float">
            <text:p>5566</text:p>
          </table:table-cell>
          <table:table-cell office:value-type="float" office:value="146922" calcext:value-type="float">
            <text:p>146922</text:p>
          </table:table-cell>
          <table:table-cell office:value-type="float" office:value="3079" calcext:value-type="float">
            <text:p>3079</text:p>
          </table:table-cell>
          <table:table-cell office:value-type="float" office:value="7412" calcext:value-type="float">
            <text:p>7412</text:p>
          </table:table-cell>
          <table:table-cell office:value-type="float" office:value="56369" calcext:value-type="float">
            <text:p>56369</text:p>
          </table:table-cell>
          <table:table-cell office:value-type="float" office:value="3023" calcext:value-type="float">
            <text:p>3023</text:p>
          </table:table-cell>
          <table:table-cell office:value-type="float" office:value="3126" calcext:value-type="float">
            <text:p>3126</text:p>
          </table:table-cell>
          <table:table-cell office:value-type="float" office:value="2128" calcext:value-type="float">
            <text:p>2128</text:p>
          </table:table-cell>
          <table:table-cell office:value-type="float" office:value="6089" calcext:value-type="float">
            <text:p>6089</text:p>
          </table:table-cell>
          <table:table-cell office:value-type="float" office:value="5620" calcext:value-type="float">
            <text:p>5620</text:p>
          </table:table-cell>
          <table:table-cell office:value-type="float" office:value="117510" calcext:value-type="float">
            <text:p>117510</text:p>
          </table:table-cell>
          <table:table-cell office:value-type="float" office:value="6189" calcext:value-type="float">
            <text:p>6189</text:p>
          </table:table-cell>
          <table:table-cell office:value-type="float" office:value="22296" calcext:value-type="float">
            <text:p>22296</text:p>
          </table:table-cell>
          <table:table-cell office:value-type="float" office:value="8023" calcext:value-type="float">
            <text:p>8023</text:p>
          </table:table-cell>
          <table:table-cell office:value-type="float" office:value="3550" calcext:value-type="float">
            <text:p>3550</text:p>
          </table:table-cell>
          <table:table-cell office:value-type="float" office:value="10587" calcext:value-type="float">
            <text:p>10587</text:p>
          </table:table-cell>
          <table:table-cell office:value-type="float" office:value="125315" calcext:value-type="float">
            <text:p>125315</text:p>
          </table:table-cell>
          <table:table-cell office:value-type="float" office:value="3310" calcext:value-type="float">
            <text:p>3310</text:p>
          </table:table-cell>
          <table:table-cell office:value-type="float" office:value="19030" calcext:value-type="float">
            <text:p>19030</text:p>
          </table:table-cell>
          <table:table-cell office:value-type="float" office:value="31843" calcext:value-type="float">
            <text:p>31843</text:p>
          </table:table-cell>
          <table:table-cell office:value-type="float" office:value="3875" calcext:value-type="float">
            <text:p>3875</text:p>
          </table:table-cell>
          <table:table-cell office:value-type="float" office:value="2791" calcext:value-type="float">
            <text:p>2791</text:p>
          </table:table-cell>
          <table:table-cell office:value-type="float" office:value="13792" calcext:value-type="float">
            <text:p>13792</text:p>
          </table:table-cell>
          <table:table-cell office:value-type="float" office:value="9558" calcext:value-type="float">
            <text:p>9558</text:p>
          </table:table-cell>
          <table:table-cell office:value-type="float" office:value="10523" calcext:value-type="float">
            <text:p>10523</text:p>
          </table:table-cell>
          <table:table-cell office:value-type="float" office:value="10624" calcext:value-type="float">
            <text:p>10624</text:p>
          </table:table-cell>
          <table:table-cell office:value-type="float" office:value="193184" calcext:value-type="float">
            <text:p>193184</text:p>
          </table:table-cell>
          <table:table-cell office:value-type="float" office:value="2719" calcext:value-type="float">
            <text:p>2719</text:p>
          </table:table-cell>
          <table:table-cell office:value-type="float" office:value="7484" calcext:value-type="float">
            <text:p>7484</text:p>
          </table:table-cell>
          <table:table-cell office:value-type="float" office:value="188849" calcext:value-type="float">
            <text:p>188849</text:p>
          </table:table-cell>
          <table:table-cell office:value-type="float" office:value="22210" calcext:value-type="float">
            <text:p>22210</text:p>
          </table:table-cell>
          <table:table-cell office:value-type="float" office:value="21284" calcext:value-type="float">
            <text:p>21284</text:p>
          </table:table-cell>
          <table:table-cell office:value-type="float" office:value="107653" calcext:value-type="float">
            <text:p>107653</text:p>
          </table:table-cell>
          <table:table-cell office:value-type="float" office:value="2780" calcext:value-type="float">
            <text:p>2780</text:p>
          </table:table-cell>
          <table:table-cell office:value-type="float" office:value="2778" calcext:value-type="float">
            <text:p>2778</text:p>
          </table:table-cell>
          <table:table-cell office:value-type="float" office:value="32161" calcext:value-type="float">
            <text:p>32161</text:p>
          </table:table-cell>
          <table:table-cell office:value-type="float" office:value="8415" calcext:value-type="float">
            <text:p>8415</text:p>
          </table:table-cell>
          <table:table-cell office:value-type="float" office:value="15014" calcext:value-type="float">
            <text:p>15014</text:p>
          </table:table-cell>
          <table:table-cell office:value-type="float" office:value="3520" calcext:value-type="float">
            <text:p>3520</text:p>
          </table:table-cell>
          <table:table-cell office:value-type="float" office:value="15795" calcext:value-type="float">
            <text:p>15795</text:p>
          </table:table-cell>
          <table:table-cell office:value-type="float" office:value="3559" calcext:value-type="float">
            <text:p>3559</text:p>
          </table:table-cell>
          <table:table-cell office:value-type="float" office:value="4377" calcext:value-type="float">
            <text:p>4377</text:p>
          </table:table-cell>
          <table:table-cell office:value-type="float" office:value="81594" calcext:value-type="float">
            <text:p>81594</text:p>
          </table:table-cell>
          <table:table-cell office:value-type="float" office:value="19014" calcext:value-type="float">
            <text:p>19014</text:p>
          </table:table-cell>
          <table:table-cell office:value-type="float" office:value="64530" calcext:value-type="float">
            <text:p>64530</text:p>
          </table:table-cell>
          <table:table-cell office:value-type="float" office:value="19202" calcext:value-type="float">
            <text:p>19202</text:p>
          </table:table-cell>
          <table:table-cell office:value-type="float" office:value="20816" calcext:value-type="float">
            <text:p>20816</text:p>
          </table:table-cell>
          <table:table-cell office:value-type="float" office:value="69934" calcext:value-type="float">
            <text:p>69934</text:p>
          </table:table-cell>
          <table:table-cell office:value-type="float" office:value="5750" calcext:value-type="float">
            <text:p>5750</text:p>
          </table:table-cell>
          <table:table-cell office:value-type="float" office:value="2836" calcext:value-type="float">
            <text:p>2836</text:p>
          </table:table-cell>
          <table:table-cell office:value-type="float" office:value="61701" calcext:value-type="float">
            <text:p>61701</text:p>
          </table:table-cell>
          <table:table-cell office:value-type="float" office:value="10250" calcext:value-type="float">
            <text:p>10250</text:p>
          </table:table-cell>
          <table:table-cell office:value-type="float" office:value="35453" calcext:value-type="float">
            <text:p>35453</text:p>
          </table:table-cell>
          <table:table-cell office:value-type="float" office:value="12690" calcext:value-type="float">
            <text:p>12690</text:p>
          </table:table-cell>
          <table:table-cell office:value-type="float" office:value="75548" calcext:value-type="float">
            <text:p>75548</text:p>
          </table:table-cell>
          <table:table-cell office:value-type="float" office:value="2358" calcext:value-type="float">
            <text:p>2358</text:p>
          </table:table-cell>
          <table:table-cell office:value-type="float" office:value="9326" calcext:value-type="float">
            <text:p>9326</text:p>
          </table:table-cell>
          <table:table-cell office:value-type="float" office:value="56646" calcext:value-type="float">
            <text:p>56646</text:p>
          </table:table-cell>
          <table:table-cell office:value-type="float" office:value="103060" calcext:value-type="float">
            <text:p>103060</text:p>
          </table:table-cell>
          <table:table-cell office:value-type="float" office:value="3200" calcext:value-type="float">
            <text:p>3200</text:p>
          </table:table-cell>
          <table:table-cell office:value-type="float" office:value="8410" calcext:value-type="float">
            <text:p>8410</text:p>
          </table:table-cell>
          <table:table-cell office:value-type="float" office:value="27308" calcext:value-type="float">
            <text:p>27308</text:p>
          </table:table-cell>
          <table:table-cell office:value-type="float" office:value="5459" calcext:value-type="float">
            <text:p>5459</text:p>
          </table:table-cell>
          <table:table-cell office:value-type="float" office:value="2834" calcext:value-type="float">
            <text:p>2834</text:p>
          </table:table-cell>
          <table:table-cell office:value-type="float" office:value="6187" calcext:value-type="float">
            <text:p>6187</text:p>
          </table:table-cell>
          <table:table-cell office:value-type="float" office:value="2947" calcext:value-type="float">
            <text:p>2947</text:p>
          </table:table-cell>
          <table:table-cell office:value-type="float" office:value="49252" calcext:value-type="float">
            <text:p>49252</text:p>
          </table:table-cell>
          <table:table-cell office:value-type="float" office:value="53631" calcext:value-type="float">
            <text:p>53631</text:p>
          </table:table-cell>
          <table:table-cell office:value-type="float" office:value="9963" calcext:value-type="float">
            <text:p>9963</text:p>
          </table:table-cell>
          <table:table-cell office:value-type="float" office:value="14403" calcext:value-type="float">
            <text:p>14403</text:p>
          </table:table-cell>
          <table:table-cell office:value-type="float" office:value="6978" calcext:value-type="float">
            <text:p>6978</text:p>
          </table:table-cell>
          <table:table-cell office:value-type="float" office:value="4726" calcext:value-type="float">
            <text:p>4726</text:p>
          </table:table-cell>
          <table:table-cell office:value-type="float" office:value="27421" calcext:value-type="float">
            <text:p>27421</text:p>
          </table:table-cell>
          <table:table-cell office:value-type="float" office:value="22474" calcext:value-type="float">
            <text:p>22474</text:p>
          </table:table-cell>
          <table:table-cell office:value-type="float" office:value="2812" calcext:value-type="float">
            <text:p>2812</text:p>
          </table:table-cell>
          <table:table-cell office:value-type="float" office:value="10840" calcext:value-type="float">
            <text:p>10840</text:p>
          </table:table-cell>
          <table:table-cell office:value-type="float" office:value="54167" calcext:value-type="float">
            <text:p>54167</text:p>
          </table:table-cell>
          <table:table-cell office:value-type="float" office:value="4386" calcext:value-type="float">
            <text:p>4386</text:p>
          </table:table-cell>
          <table:table-cell office:value-type="float" office:value="84975" calcext:value-type="float">
            <text:p>84975</text:p>
          </table:table-cell>
          <table:table-cell office:value-type="float" office:value="7080" calcext:value-type="float">
            <text:p>7080</text:p>
          </table:table-cell>
          <table:table-cell office:value-type="float" office:value="3914" calcext:value-type="float">
            <text:p>3914</text:p>
          </table:table-cell>
          <table:table-cell office:value-type="float" office:value="20758" calcext:value-type="float">
            <text:p>20758</text:p>
          </table:table-cell>
          <table:table-cell office:value-type="float" office:value="52624" calcext:value-type="float">
            <text:p>52624</text:p>
          </table:table-cell>
          <table:table-cell office:value-type="float" office:value="2249" calcext:value-type="float">
            <text:p>2249</text:p>
          </table:table-cell>
          <table:table-cell office:value-type="float" office:value="27741" calcext:value-type="float">
            <text:p>27741</text:p>
          </table:table-cell>
          <table:table-cell office:value-type="float" office:value="17216" calcext:value-type="float">
            <text:p>17216</text:p>
          </table:table-cell>
          <table:table-cell office:value-type="float" office:value="1342" calcext:value-type="float">
            <text:p>1342</text:p>
          </table:table-cell>
          <table:table-cell office:value-type="float" office:value="12474" calcext:value-type="float">
            <text:p>12474</text:p>
          </table:table-cell>
          <table:table-cell office:value-type="float" office:value="2352" calcext:value-type="float">
            <text:p>2352</text:p>
          </table:table-cell>
          <table:table-cell office:value-type="float" office:value="51283" calcext:value-type="float">
            <text:p>51283</text:p>
          </table:table-cell>
          <table:table-cell office:value-type="float" office:value="48245" calcext:value-type="float">
            <text:p>48245</text:p>
          </table:table-cell>
          <table:table-cell office:value-type="float" office:value="19890" calcext:value-type="float">
            <text:p>19890</text:p>
          </table:table-cell>
          <table:table-cell office:value-type="float" office:value="49038" calcext:value-type="float">
            <text:p>49038</text:p>
          </table:table-cell>
          <table:table-cell office:value-type="float" office:value="7031" calcext:value-type="float">
            <text:p>7031</text:p>
          </table:table-cell>
          <table:table-cell office:value-type="float" office:value="14231" calcext:value-type="float">
            <text:p>14231</text:p>
          </table:table-cell>
          <table:table-cell office:value-type="float" office:value="2573" calcext:value-type="float">
            <text:p>2573</text:p>
          </table:table-cell>
          <table:table-cell office:value-type="float" office:value="2168" calcext:value-type="float">
            <text:p>2168</text:p>
          </table:table-cell>
          <table:table-cell office:value-type="float" office:value="52092" calcext:value-type="float">
            <text:p>52092</text:p>
          </table:table-cell>
          <table:table-cell office:value-type="float" office:value="115776" calcext:value-type="float">
            <text:p>115776</text:p>
          </table:table-cell>
          <table:table-cell office:value-type="float" office:value="2908" calcext:value-type="float">
            <text:p>2908</text:p>
          </table:table-cell>
          <table:table-cell office:value-type="float" office:value="2957" calcext:value-type="float">
            <text:p>2957</text:p>
          </table:table-cell>
          <table:table-cell office:value-type="float" office:value="16747" calcext:value-type="float">
            <text:p>16747</text:p>
          </table:table-cell>
          <table:table-cell office:value-type="float" office:value="2766" calcext:value-type="float">
            <text:p>2766</text:p>
          </table:table-cell>
          <table:table-cell office:value-type="float" office:value="3374" calcext:value-type="float">
            <text:p>3374</text:p>
          </table:table-cell>
          <table:table-cell office:value-type="float" office:value="2118" calcext:value-type="float">
            <text:p>2118</text:p>
          </table:table-cell>
          <table:table-cell office:value-type="float" office:value="71161" calcext:value-type="float">
            <text:p>71161</text:p>
          </table:table-cell>
          <table:table-cell office:value-type="float" office:value="72590" calcext:value-type="float">
            <text:p>72590</text:p>
          </table:table-cell>
          <table:table-cell office:value-type="float" office:value="53256" calcext:value-type="float">
            <text:p>53256</text:p>
          </table:table-cell>
          <table:table-cell office:value-type="float" office:value="53978" calcext:value-type="float">
            <text:p>53978</text:p>
          </table:table-cell>
          <table:table-cell office:value-type="float" office:value="14620" calcext:value-type="float">
            <text:p>14620</text:p>
          </table:table-cell>
          <table:table-cell office:value-type="float" office:value="2312" calcext:value-type="float">
            <text:p>2312</text:p>
          </table:table-cell>
          <table:table-cell office:value-type="float" office:value="51590" calcext:value-type="float">
            <text:p>51590</text:p>
          </table:table-cell>
          <table:table-cell office:value-type="float" office:value="52645" calcext:value-type="float">
            <text:p>52645</text:p>
          </table:table-cell>
          <table:table-cell office:value-type="float" office:value="42490" calcext:value-type="float">
            <text:p>42490</text:p>
          </table:table-cell>
          <table:table-cell office:value-type="float" office:value="22735" calcext:value-type="float">
            <text:p>22735</text:p>
          </table:table-cell>
          <table:table-cell office:value-type="float" office:value="53708" calcext:value-type="float">
            <text:p>53708</text:p>
          </table:table-cell>
          <table:table-cell office:value-type="float" office:value="18203" calcext:value-type="float">
            <text:p>18203</text:p>
          </table:table-cell>
          <table:table-cell office:value-type="float" office:value="2742" calcext:value-type="float">
            <text:p>2742</text:p>
          </table:table-cell>
          <table:table-cell office:value-type="float" office:value="51934" calcext:value-type="float">
            <text:p>51934</text:p>
          </table:table-cell>
          <table:table-cell office:value-type="float" office:value="10352" calcext:value-type="float">
            <text:p>10352</text:p>
          </table:table-cell>
          <table:table-cell office:value-type="float" office:value="33458" calcext:value-type="float">
            <text:p>33458</text:p>
          </table:table-cell>
          <table:table-cell office:value-type="float" office:value="50664" calcext:value-type="float">
            <text:p>50664</text:p>
          </table:table-cell>
          <table:table-cell office:value-type="float" office:value="52135" calcext:value-type="float">
            <text:p>52135</text:p>
          </table:table-cell>
          <table:table-cell office:value-type="float" office:value="50698" calcext:value-type="float">
            <text:p>50698</text:p>
          </table:table-cell>
          <table:table-cell office:value-type="float" office:value="2581" calcext:value-type="float">
            <text:p>2581</text:p>
          </table:table-cell>
          <table:table-cell office:value-type="float" office:value="52996" calcext:value-type="float">
            <text:p>52996</text:p>
          </table:table-cell>
          <table:table-cell office:value-type="float" office:value="6325" calcext:value-type="float">
            <text:p>6325</text:p>
          </table:table-cell>
          <table:table-cell office:value-type="float" office:value="7081" calcext:value-type="float">
            <text:p>7081</text:p>
          </table:table-cell>
          <table:table-cell office:value-type="float" office:value="52832" calcext:value-type="float">
            <text:p>52832</text:p>
          </table:table-cell>
          <table:table-cell office:value-type="float" office:value="2478" calcext:value-type="float">
            <text:p>2478</text:p>
          </table:table-cell>
          <table:table-cell office:value-type="float" office:value="6798" calcext:value-type="float">
            <text:p>6798</text:p>
          </table:table-cell>
          <table:table-cell office:value-type="float" office:value="20250" calcext:value-type="float">
            <text:p>20250</text:p>
          </table:table-cell>
          <table:table-cell office:value-type="float" office:value="45472" calcext:value-type="float">
            <text:p>45472</text:p>
          </table:table-cell>
          <table:table-cell office:value-type="float" office:value="2349" calcext:value-type="float">
            <text:p>2349</text:p>
          </table:table-cell>
          <table:table-cell office:value-type="float" office:value="2176" calcext:value-type="float">
            <text:p>2176</text:p>
          </table:table-cell>
          <table:table-cell office:value-type="float" office:value="18145" calcext:value-type="float">
            <text:p>18145</text:p>
          </table:table-cell>
          <table:table-cell office:value-type="float" office:value="9067" calcext:value-type="float">
            <text:p>9067</text:p>
          </table:table-cell>
          <table:table-cell office:value-type="float" office:value="13040" calcext:value-type="float">
            <text:p>13040</text:p>
          </table:table-cell>
          <table:table-cell office:value-type="float" office:value="2882" calcext:value-type="float">
            <text:p>2882</text:p>
          </table:table-cell>
          <table:table-cell office:value-type="float" office:value="11322" calcext:value-type="float">
            <text:p>11322</text:p>
          </table:table-cell>
          <table:table-cell office:value-type="float" office:value="1339" calcext:value-type="float">
            <text:p>1339</text:p>
          </table:table-cell>
          <table:table-cell office:value-type="float" office:value="4166" calcext:value-type="float">
            <text:p>4166</text:p>
          </table:table-cell>
          <table:table-cell office:value-type="float" office:value="44988" calcext:value-type="float">
            <text:p>44988</text:p>
          </table:table-cell>
          <table:table-cell office:value-type="float" office:value="5458" calcext:value-type="float">
            <text:p>5458</text:p>
          </table:table-cell>
          <table:table-cell office:value-type="float" office:value="61065" calcext:value-type="float">
            <text:p>61065</text:p>
          </table:table-cell>
          <table:table-cell office:value-type="float" office:value="34095" calcext:value-type="float">
            <text:p>34095</text:p>
          </table:table-cell>
          <table:table-cell office:value-type="float" office:value="10976" calcext:value-type="float">
            <text:p>10976</text:p>
          </table:table-cell>
          <table:table-cell office:value-type="float" office:value="58300" calcext:value-type="float">
            <text:p>58300</text:p>
          </table:table-cell>
          <table:table-cell office:value-type="float" office:value="5964" calcext:value-type="float">
            <text:p>5964</text:p>
          </table:table-cell>
          <table:table-cell office:value-type="float" office:value="2580" calcext:value-type="float">
            <text:p>2580</text:p>
          </table:table-cell>
          <table:table-cell office:value-type="float" office:value="57409" calcext:value-type="float">
            <text:p>57409</text:p>
          </table:table-cell>
          <table:table-cell office:value-type="float" office:value="3880" calcext:value-type="float">
            <text:p>3880</text:p>
          </table:table-cell>
          <table:table-cell office:value-type="float" office:value="18712" calcext:value-type="float">
            <text:p>18712</text:p>
          </table:table-cell>
          <table:table-cell office:value-type="float" office:value="12122" calcext:value-type="float">
            <text:p>12122</text:p>
          </table:table-cell>
          <table:table-cell office:value-type="float" office:value="51398" calcext:value-type="float">
            <text:p>51398</text:p>
          </table:table-cell>
          <table:table-cell office:value-type="float" office:value="2566" calcext:value-type="float">
            <text:p>2566</text:p>
          </table:table-cell>
          <table:table-cell office:value-type="float" office:value="8517" calcext:value-type="float">
            <text:p>8517</text:p>
          </table:table-cell>
          <table:table-cell office:value-type="float" office:value="53325" calcext:value-type="float">
            <text:p>53325</text:p>
          </table:table-cell>
          <table:table-cell office:value-type="float" office:value="46637" calcext:value-type="float">
            <text:p>46637</text:p>
          </table:table-cell>
          <table:table-cell office:value-type="float" office:value="2949" calcext:value-type="float">
            <text:p>2949</text:p>
          </table:table-cell>
          <table:table-cell office:value-type="float" office:value="7002" calcext:value-type="float">
            <text:p>7002</text:p>
          </table:table-cell>
          <table:table-cell office:value-type="float" office:value="18281" calcext:value-type="float">
            <text:p>18281</text:p>
          </table:table-cell>
          <table:table-cell office:value-type="float" office:value="5530" calcext:value-type="float">
            <text:p>5530</text:p>
          </table:table-cell>
          <table:table-cell office:value-type="float" office:value="2797" calcext:value-type="float">
            <text:p>2797</text:p>
          </table:table-cell>
          <table:table-cell office:value-type="float" office:value="4826" calcext:value-type="float">
            <text:p>4826</text:p>
          </table:table-cell>
          <table:table-cell office:value-type="float" office:value="2343" calcext:value-type="float">
            <text:p>2343</text:p>
          </table:table-cell>
          <table:table-cell office:value-type="float" office:value="6613" calcext:value-type="float">
            <text:p>6613</text:p>
          </table:table-cell>
          <table:table-cell office:value-type="float" office:value="25795" calcext:value-type="float">
            <text:p>25795</text:p>
          </table:table-cell>
          <table:table-cell office:value-type="float" office:value="9912" calcext:value-type="float">
            <text:p>9912</text:p>
          </table:table-cell>
          <table:table-cell office:value-type="float" office:value="11756" calcext:value-type="float">
            <text:p>11756</text:p>
          </table:table-cell>
          <table:table-cell office:value-type="float" office:value="8064" calcext:value-type="float">
            <text:p>8064</text:p>
          </table:table-cell>
          <table:table-cell office:value-type="float" office:value="4767" calcext:value-type="float">
            <text:p>4767</text:p>
          </table:table-cell>
          <table:table-cell office:value-type="float" office:value="23020" calcext:value-type="float">
            <text:p>23020</text:p>
          </table:table-cell>
          <table:table-cell office:value-type="float" office:value="15948" calcext:value-type="float">
            <text:p>15948</text:p>
          </table:table-cell>
          <table:table-cell office:value-type="float" office:value="2484" calcext:value-type="float">
            <text:p>2484</text:p>
          </table:table-cell>
          <table:table-cell office:value-type="float" office:value="8938" calcext:value-type="float">
            <text:p>8938</text:p>
          </table:table-cell>
          <table:table-cell office:value-type="float" office:value="343912" calcext:value-type="float">
            <text:p>343912</text:p>
          </table:table-cell>
          <table:table-cell office:value-type="float" office:value="5820" calcext:value-type="float">
            <text:p>5820</text:p>
          </table:table-cell>
          <table:table-cell office:value-type="float" office:value="43694" calcext:value-type="float">
            <text:p>43694</text:p>
          </table:table-cell>
          <table:table-cell office:value-type="float" office:value="6794" calcext:value-type="float">
            <text:p>6794</text:p>
          </table:table-cell>
          <table:table-cell office:value-type="float" office:value="3845" calcext:value-type="float">
            <text:p>3845</text:p>
          </table:table-cell>
          <table:table-cell office:value-type="float" office:value="21141" calcext:value-type="float">
            <text:p>21141</text:p>
          </table:table-cell>
          <table:table-cell office:value-type="float" office:value="43838" calcext:value-type="float">
            <text:p>43838</text:p>
          </table:table-cell>
          <table:table-cell office:value-type="float" office:value="2302" calcext:value-type="float">
            <text:p>2302</text:p>
          </table:table-cell>
          <table:table-cell office:value-type="float" office:value="28934" calcext:value-type="float">
            <text:p>28934</text:p>
          </table:table-cell>
          <table:table-cell office:value-type="float" office:value="14794" calcext:value-type="float">
            <text:p>14794</text:p>
          </table:table-cell>
          <table:table-cell office:value-type="float" office:value="1355" calcext:value-type="float">
            <text:p>1355</text:p>
          </table:table-cell>
          <table:table-cell office:value-type="float" office:value="11517" calcext:value-type="float">
            <text:p>11517</text:p>
          </table:table-cell>
          <table:table-cell office:value-type="float" office:value="2207" calcext:value-type="float">
            <text:p>2207</text:p>
          </table:table-cell>
          <table:table-cell office:value-type="float" office:value="45579" calcext:value-type="float">
            <text:p>45579</text:p>
          </table:table-cell>
          <table:table-cell office:value-type="float" office:value="60403" calcext:value-type="float">
            <text:p>60403</text:p>
          </table:table-cell>
          <table:table-cell office:value-type="float" office:value="19600" calcext:value-type="float">
            <text:p>19600</text:p>
          </table:table-cell>
          <table:table-cell office:value-type="float" office:value="44033" calcext:value-type="float">
            <text:p>44033</text:p>
          </table:table-cell>
          <table:table-cell office:value-type="float" office:value="7488" calcext:value-type="float">
            <text:p>7488</text:p>
          </table:table-cell>
          <table:table-cell office:value-type="float" office:value="13769" calcext:value-type="float">
            <text:p>13769</text:p>
          </table:table-cell>
          <table:table-cell office:value-type="float" office:value="3005" calcext:value-type="float">
            <text:p>3005</text:p>
          </table:table-cell>
          <table:table-cell office:value-type="float" office:value="2214" calcext:value-type="float">
            <text:p>2214</text:p>
          </table:table-cell>
          <table:table-cell office:value-type="float" office:value="43482" calcext:value-type="float">
            <text:p>43482</text:p>
          </table:table-cell>
          <table:table-cell office:value-type="float" office:value="45055" calcext:value-type="float">
            <text:p>45055</text:p>
          </table:table-cell>
          <table:table-cell office:value-type="float" office:value="2817" calcext:value-type="float">
            <text:p>2817</text:p>
          </table:table-cell>
          <table:table-cell office:value-type="float" office:value="2903" calcext:value-type="float">
            <text:p>2903</text:p>
          </table:table-cell>
          <table:table-cell office:value-type="float" office:value="5961" calcext:value-type="float">
            <text:p>5961</text:p>
          </table:table-cell>
          <table:table-cell office:value-type="float" office:value="2217" calcext:value-type="float">
            <text:p>2217</text:p>
          </table:table-cell>
          <table:table-cell office:value-type="float" office:value="2769" calcext:value-type="float">
            <text:p>2769</text:p>
          </table:table-cell>
          <table:table-cell office:value-type="float" office:value="2118" calcext:value-type="float">
            <text:p>2118</text:p>
          </table:table-cell>
          <table:table-cell office:value-type="float" office:value="23056" calcext:value-type="float">
            <text:p>23056</text:p>
          </table:table-cell>
          <table:table-cell office:value-type="float" office:value="53809" calcext:value-type="float">
            <text:p>53809</text:p>
          </table:table-cell>
          <table:table-cell office:value-type="float" office:value="42070" calcext:value-type="float">
            <text:p>42070</text:p>
          </table:table-cell>
          <table:table-cell office:value-type="float" office:value="41250" calcext:value-type="float">
            <text:p>41250</text:p>
          </table:table-cell>
          <table:table-cell office:value-type="float" office:value="14120" calcext:value-type="float">
            <text:p>14120</text:p>
          </table:table-cell>
          <table:table-cell office:value-type="float" office:value="2312" calcext:value-type="float">
            <text:p>2312</text:p>
          </table:table-cell>
          <table:table-cell office:value-type="float" office:value="44284" calcext:value-type="float">
            <text:p>44284</text:p>
          </table:table-cell>
          <table:table-cell office:value-type="float" office:value="41571" calcext:value-type="float">
            <text:p>41571</text:p>
          </table:table-cell>
          <table:table-cell office:value-type="float" office:value="34833" calcext:value-type="float">
            <text:p>34833</text:p>
          </table:table-cell>
          <table:table-cell office:value-type="float" office:value="58749" calcext:value-type="float">
            <text:p>58749</text:p>
          </table:table-cell>
          <table:table-cell office:value-type="float" office:value="43382" calcext:value-type="float">
            <text:p>43382</text:p>
          </table:table-cell>
          <table:table-cell office:value-type="float" office:value="21408" calcext:value-type="float">
            <text:p>21408</text:p>
          </table:table-cell>
          <table:table-cell office:value-type="float" office:value="2704" calcext:value-type="float">
            <text:p>2704</text:p>
          </table:table-cell>
          <table:table-cell office:value-type="float" office:value="44872" calcext:value-type="float">
            <text:p>44872</text:p>
          </table:table-cell>
          <table:table-cell office:value-type="float" office:value="8452" calcext:value-type="float">
            <text:p>8452</text:p>
          </table:table-cell>
          <table:table-cell office:value-type="float" office:value="29005" calcext:value-type="float">
            <text:p>29005</text:p>
          </table:table-cell>
          <table:table-cell office:value-type="float" office:value="56477" calcext:value-type="float">
            <text:p>56477</text:p>
          </table:table-cell>
          <table:table-cell office:value-type="float" office:value="21312" calcext:value-type="float">
            <text:p>21312</text:p>
          </table:table-cell>
          <table:table-cell office:value-type="float" office:value="44331" calcext:value-type="float">
            <text:p>44331</text:p>
          </table:table-cell>
          <table:table-cell office:value-type="float" office:value="2774" calcext:value-type="float">
            <text:p>2774</text:p>
          </table:table-cell>
          <table:table-cell office:value-type="float" office:value="42242" calcext:value-type="float">
            <text:p>42242</text:p>
          </table:table-cell>
          <table:table-cell office:value-type="float" office:value="15629" calcext:value-type="float">
            <text:p>15629</text:p>
          </table:table-cell>
          <table:table-cell office:value-type="float" office:value="7144" calcext:value-type="float">
            <text:p>7144</text:p>
          </table:table-cell>
          <table:table-cell office:value-type="float" office:value="45062" calcext:value-type="float">
            <text:p>45062</text:p>
          </table:table-cell>
          <table:table-cell office:value-type="float" office:value="2656" calcext:value-type="float">
            <text:p>2656</text:p>
          </table:table-cell>
          <table:table-cell/>
          <table:table-cell table:formula="of:=AVERAGE([.A15:.KN15])" office:value-type="float" office:value="26786.5966666667" calcext:value-type="float">
            <text:p>26786,5966666667</text:p>
          </table:table-cell>
          <table:table-cell table:formula="of:=GEOMEAN([.A15:.KN15])" office:value-type="float" office:value="12389.3992741544" calcext:value-type="float">
            <text:p>12389,3992741544</text:p>
          </table:table-cell>
        </table:table-row>
        <table:table-row table:style-name="ro1" table:number-rows-repeated="2">
          <table:table-cell table:number-columns-repeated="303"/>
        </table:table-row>
        <table:table-row table:style-name="ro1">
          <table:table-cell table:number-columns-repeated="301"/>
          <table:table-cell table:formula="of:=AVERAGE([.KP1:.KP15])" office:value-type="float" office:value="24312.0511111111" calcext:value-type="float">
            <text:p>24312,0511111111</text:p>
          </table:table-cell>
          <table:table-cell table:formula="of:=GEOMEAN([.KQ1:.KQ15])" office:value-type="float" office:value="11706.5646476167" calcext:value-type="float">
            <text:p>11706,5646476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1:40:20.198881172</dc:date>
    <dc:creator>flacombe </dc:creator>
    <meta:editing-duration>PT15M58S</meta:editing-duration>
    <meta:editing-cycles>1</meta:editing-cycles>
    <meta:document-statistic meta:table-count="1" meta:cell-count="4532" meta:object-count="0"/>
    <meta:generator>LibreOffice/5.1.4.2$Linux_X86_64 LibreOffice_project/10m0$Build-2</meta:generator>
  </office:meta>
</office:document-meta>
</file>